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fo:font-weight="bold" officeooo:paragraph-rsid="30e3e9c0" style:font-weight-asian="bold" style:font-weight-complex="bold"/>
    </style:style>
    <style:style style:name="P34" style:family="paragraph" style:parent-style-name="Text_20_body">
      <style:text-properties officeooo:rsid="2b92bc72" officeooo:paragraph-rsid="2b92bc72"/>
    </style:style>
    <style:style style:name="P35" style:family="paragraph" style:parent-style-name="Text_20_body">
      <style:text-properties style:font-name="Georgia3" fo:font-size="18pt" officeooo:rsid="25dfe54b" style:font-size-asian="18pt" style:font-size-complex="18pt"/>
    </style:style>
    <style:style style:name="P36" style:family="paragraph" style:parent-style-name="Text_20_body">
      <style:text-properties officeooo:paragraph-rsid="2b9995d8"/>
    </style:style>
    <style:style style:name="P37" style:family="paragraph" style:parent-style-name="Text_20_body">
      <style:text-properties officeooo:paragraph-rsid="2b9a50b8"/>
    </style:style>
    <style:style style:name="P38" style:family="paragraph" style:parent-style-name="Text_20_body">
      <style:text-properties officeooo:rsid="2b9a50b8" officeooo:paragraph-rsid="2b9a50b8"/>
    </style:style>
    <style:style style:name="P39" style:family="paragraph" style:parent-style-name="Text_20_body">
      <style:text-properties officeooo:paragraph-rsid="2b9fc56a"/>
    </style:style>
    <style:style style:name="P40" style:family="paragraph" style:parent-style-name="Text_20_body">
      <style:text-properties officeooo:paragraph-rsid="2ba6c530"/>
    </style:style>
    <style:style style:name="P41" style:family="paragraph" style:parent-style-name="Text_20_body">
      <style:text-properties officeooo:rsid="2ba79455" officeooo:paragraph-rsid="2ba79455"/>
    </style:style>
    <style:style style:name="P42" style:family="paragraph" style:parent-style-name="Text_20_body">
      <style:text-properties officeooo:paragraph-rsid="2ba79455"/>
    </style:style>
    <style:style style:name="P43" style:family="paragraph" style:parent-style-name="Text_20_body">
      <style:text-properties officeooo:paragraph-rsid="2ba7d54f"/>
    </style:style>
    <style:style style:name="P44" style:family="paragraph" style:parent-style-name="Text_20_body">
      <style:text-properties officeooo:paragraph-rsid="2ba9166b"/>
    </style:style>
    <style:style style:name="P45" style:family="paragraph" style:parent-style-name="Text_20_body">
      <style:text-properties officeooo:paragraph-rsid="2bacda3a"/>
    </style:style>
    <style:style style:name="P46" style:family="paragraph" style:parent-style-name="Text_20_body">
      <style:text-properties officeooo:rsid="2baeecc3" officeooo:paragraph-rsid="2bb06401"/>
    </style:style>
    <style:style style:name="P47" style:family="paragraph" style:parent-style-name="Text_20_body">
      <style:text-properties officeooo:paragraph-rsid="2bb41f57"/>
    </style:style>
    <style:style style:name="P48" style:family="paragraph" style:parent-style-name="Text_20_body">
      <style:text-properties officeooo:rsid="2b9b72b7" officeooo:paragraph-rsid="2ba6c530"/>
    </style:style>
    <style:style style:name="P49" style:family="paragraph" style:parent-style-name="Text_20_body">
      <style:text-properties officeooo:rsid="2bb74245" officeooo:paragraph-rsid="2bb74245"/>
    </style:style>
    <style:style style:name="P50" style:family="paragraph" style:parent-style-name="Text_20_body">
      <style:text-properties officeooo:paragraph-rsid="2bba4cd0"/>
    </style:style>
    <style:style style:name="P51" style:family="paragraph" style:parent-style-name="Text_20_body">
      <style:text-properties officeooo:paragraph-rsid="2bbcb077"/>
    </style:style>
    <style:style style:name="P52" style:family="paragraph" style:parent-style-name="Text_20_body">
      <style:text-properties officeooo:rsid="2bca5b60" officeooo:paragraph-rsid="2bca5b60"/>
    </style:style>
    <style:style style:name="P53" style:family="paragraph" style:parent-style-name="Text_20_body">
      <style:text-properties officeooo:paragraph-rsid="2bca5b60"/>
    </style:style>
    <style:style style:name="P54" style:family="paragraph" style:parent-style-name="Text_20_body">
      <style:text-properties officeooo:paragraph-rsid="2bcf9c3b"/>
    </style:style>
    <style:style style:name="P55" style:family="paragraph" style:parent-style-name="Text_20_body">
      <style:text-properties officeooo:paragraph-rsid="2bd16ab3"/>
    </style:style>
    <style:style style:name="P56" style:family="paragraph" style:parent-style-name="Text_20_body">
      <style:text-properties officeooo:paragraph-rsid="2bdc79e8"/>
    </style:style>
    <style:style style:name="P57" style:family="paragraph" style:parent-style-name="Text_20_body">
      <style:text-properties officeooo:paragraph-rsid="2bdf96d1"/>
    </style:style>
    <style:style style:name="P58" style:family="paragraph" style:parent-style-name="Text_20_body">
      <style:text-properties officeooo:paragraph-rsid="2be594ff"/>
    </style:style>
    <style:style style:name="P59" style:family="paragraph" style:parent-style-name="Text_20_body">
      <style:text-properties officeooo:paragraph-rsid="2be9d552"/>
    </style:style>
    <style:style style:name="P60" style:family="paragraph" style:parent-style-name="Text_20_body">
      <style:text-properties officeooo:paragraph-rsid="2bf084a8"/>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paragraph-rsid="30940385" style:font-style-asian="italic" style:font-style-complex="italic"/>
    </style:style>
    <style:style style:name="P89" style:family="paragraph" style:parent-style-name="Text_20_body">
      <style:text-properties fo:font-style="italic" fo:font-weight="bold" style:font-style-asian="italic" style:font-weight-asian="bold" style:font-style-complex="italic" style:font-weight-complex="bold"/>
    </style:style>
    <style:style style:name="P90"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Text_20_body">
      <style:text-properties officeooo:rsid="2f07c93a" officeooo:paragraph-rsid="2f07c93a"/>
    </style:style>
    <style:style style:name="P170" style:family="paragraph" style:parent-style-name="Text_20_body">
      <style:text-properties officeooo:rsid="2d8ca3f4" officeooo:paragraph-rsid="2d8ca3f4"/>
    </style:style>
    <style:style style:name="P171" style:family="paragraph" style:parent-style-name="Text_20_body">
      <style:text-properties officeooo:rsid="2f4f822c" officeooo:paragraph-rsid="2f4f822c"/>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Text_20_body">
      <style:text-properties officeooo:paragraph-rsid="2f5f500f"/>
    </style:style>
    <style:style style:name="P175" style:family="paragraph" style:parent-style-name="Text_20_body">
      <style:text-properties officeooo:rsid="2f2b062b" officeooo:paragraph-rsid="2f2b062b"/>
    </style:style>
    <style:style style:name="P176" style:family="paragraph" style:parent-style-name="Text_20_body">
      <style:text-properties officeooo:rsid="458ffa75" officeooo:paragraph-rsid="2f98c31b"/>
    </style:style>
    <style:style style:name="P177" style:family="paragraph" style:parent-style-name="Text_20_body">
      <style:text-properties officeooo:rsid="2f98c31b" officeooo:paragraph-rsid="2f98c31b"/>
    </style:style>
    <style:style style:name="P178" style:family="paragraph" style:parent-style-name="Text_20_body">
      <style:text-properties officeooo:rsid="2fc643c3" officeooo:paragraph-rsid="2fc643c3"/>
    </style:style>
    <style:style style:name="P179" style:family="paragraph" style:parent-style-name="Text_20_body">
      <style:text-properties officeooo:rsid="2fe3ca87" officeooo:paragraph-rsid="2fe3ca87"/>
    </style:style>
    <style:style style:name="P180" style:family="paragraph" style:parent-style-name="Text_20_body">
      <style:text-properties fo:font-size="15pt" fo:font-weight="bold" style:font-size-asian="15pt" style:font-weight-asian="bold" style:font-size-complex="15pt" style:font-weight-complex="bold"/>
    </style:style>
    <style:style style:name="P181"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2"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3" style:family="paragraph" style:parent-style-name="Text_20_body">
      <style:text-properties fo:font-size="13pt" fo:font-weight="bold" style:font-size-asian="13pt" style:font-weight-asian="bold" style:font-size-complex="13pt" style:font-weight-complex="bold"/>
    </style:style>
    <style:style style:name="P184" style:family="paragraph" style:parent-style-name="Text_20_body">
      <style:text-properties officeooo:rsid="2fed4c6d" officeooo:paragraph-rsid="2fed4c6d"/>
    </style:style>
    <style:style style:name="P185" style:family="paragraph" style:parent-style-name="Text_20_body">
      <style:text-properties officeooo:paragraph-rsid="2c0e5fab"/>
    </style:style>
    <style:style style:name="P186" style:family="paragraph" style:parent-style-name="Text_20_body">
      <style:text-properties officeooo:paragraph-rsid="30189d06"/>
    </style:style>
    <style:style style:name="P18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8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3" style:family="paragraph" style:parent-style-name="Text_20_body">
      <style:text-properties officeooo:paragraph-rsid="305a04d9"/>
    </style:style>
    <style:style style:name="P204" style:family="paragraph" style:parent-style-name="Text_20_body">
      <style:text-properties officeooo:rsid="30519c39" officeooo:paragraph-rsid="30519c39"/>
    </style:style>
    <style:style style:name="P205" style:family="paragraph" style:parent-style-name="Text_20_body">
      <style:text-properties officeooo:paragraph-rsid="307d065c"/>
    </style:style>
    <style:style style:name="P206" style:family="paragraph" style:parent-style-name="Text_20_body">
      <style:text-properties officeooo:paragraph-rsid="307ec870"/>
    </style:style>
    <style:style style:name="P207" style:family="paragraph" style:parent-style-name="Text_20_body">
      <style:text-properties officeooo:paragraph-rsid="30881042"/>
    </style:style>
    <style:style style:name="P208" style:family="paragraph" style:parent-style-name="Text_20_body">
      <style:text-properties officeooo:paragraph-rsid="30abfd50"/>
    </style:style>
    <style:style style:name="P209" style:family="paragraph" style:parent-style-name="Text_20_body">
      <style:text-properties officeooo:paragraph-rsid="30b64dd1"/>
    </style:style>
    <style:style style:name="P210" style:family="paragraph" style:parent-style-name="Text_20_body">
      <style:text-properties officeooo:paragraph-rsid="30d6dcbb"/>
    </style:style>
    <style:style style:name="P211" style:family="paragraph" style:parent-style-name="Text_20_body">
      <style:text-properties officeooo:paragraph-rsid="30d8dd53"/>
    </style:style>
    <style:style style:name="P212" style:family="paragraph" style:parent-style-name="Text_20_body">
      <style:text-properties officeooo:paragraph-rsid="30d95fe8"/>
    </style:style>
    <style:style style:name="P213" style:family="paragraph" style:parent-style-name="Text_20_body">
      <style:text-properties officeooo:paragraph-rsid="30da8e70"/>
    </style:style>
    <style:style style:name="P214" style:family="paragraph" style:parent-style-name="Text_20_body">
      <style:text-properties officeooo:paragraph-rsid="30dbbd87"/>
    </style:style>
    <style:style style:name="P215" style:family="paragraph" style:parent-style-name="Text_20_body">
      <style:text-properties officeooo:paragraph-rsid="30d1332d"/>
    </style:style>
    <style:style style:name="P216" style:family="paragraph" style:parent-style-name="Text_20_body">
      <style:text-properties officeooo:paragraph-rsid="30e089bb"/>
    </style:style>
    <style:style style:name="P217" style:family="paragraph" style:parent-style-name="Text_20_body">
      <style:text-properties officeooo:paragraph-rsid="30e19bdb"/>
    </style:style>
    <style:style style:name="P218" style:family="paragraph" style:parent-style-name="Text_20_body">
      <style:text-properties officeooo:paragraph-rsid="30e3e9c0"/>
    </style:style>
    <style:style style:name="P219" style:family="paragraph" style:parent-style-name="Text_20_body">
      <style:text-properties officeooo:paragraph-rsid="30e45c19"/>
    </style:style>
    <style:style style:name="P220" style:family="paragraph" style:parent-style-name="Text_20_body">
      <style:text-properties officeooo:paragraph-rsid="30e5e58e"/>
    </style:style>
    <style:style style:name="P221" style:family="paragraph" style:parent-style-name="Text_20_body">
      <style:text-properties officeooo:paragraph-rsid="30e712b0"/>
    </style:style>
    <style:style style:name="P222" style:family="paragraph" style:parent-style-name="Text_20_body">
      <style:text-properties officeooo:paragraph-rsid="30e859ca"/>
    </style:style>
    <style:style style:name="P223" style:family="paragraph" style:parent-style-name="Text_20_body">
      <style:text-properties officeooo:paragraph-rsid="30cd132d"/>
    </style:style>
    <style:style style:name="P2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26" style:family="paragraph" style:parent-style-name="Table_20_Contents">
      <style:text-properties fo:font-style="normal" officeooo:rsid="24596855" officeooo:paragraph-rsid="272cb78a" style:font-style-asian="normal" style:font-style-complex="normal"/>
    </style:style>
    <style:style style:name="P22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2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2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3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3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32" style:family="paragraph" style:parent-style-name="Table_20_Contents">
      <style:text-properties fo:language="cs" fo:country="CZ" fo:font-style="normal" officeooo:rsid="24596855" officeooo:paragraph-rsid="272cb78a" style:font-style-asian="normal" style:font-style-complex="normal"/>
    </style:style>
    <style:style style:name="P233" style:family="paragraph" style:parent-style-name="Table_20_Contents">
      <style:paragraph-properties fo:text-align="center" style:justify-single-word="false"/>
      <style:text-properties fo:language="cs" fo:country="CZ" officeooo:rsid="272cb78a" officeooo:paragraph-rsid="2b90c701"/>
    </style:style>
    <style:style style:name="P234" style:family="paragraph" style:parent-style-name="Table_20_Contents">
      <style:paragraph-properties fo:text-align="center" style:justify-single-word="false"/>
      <style:text-properties fo:language="cs" fo:country="CZ" officeooo:rsid="2b944982" officeooo:paragraph-rsid="2b944982"/>
    </style:style>
    <style:style style:name="P235" style:family="paragraph" style:parent-style-name="Table_20_Contents">
      <style:paragraph-properties fo:text-align="center" style:justify-single-word="false"/>
      <style:text-properties officeooo:rsid="272cb78a" officeooo:paragraph-rsid="2b90c701"/>
    </style:style>
    <style:style style:name="P236" style:family="paragraph" style:parent-style-name="Table_20_Contents">
      <style:paragraph-properties fo:text-align="center" style:justify-single-word="false"/>
      <style:text-properties officeooo:rsid="295b4878" officeooo:paragraph-rsid="2b90c701"/>
    </style:style>
    <style:style style:name="P237" style:family="paragraph" style:parent-style-name="Table_20_Contents">
      <style:paragraph-properties fo:text-align="center" style:justify-single-word="false"/>
      <style:text-properties officeooo:rsid="2b944982" officeooo:paragraph-rsid="2b944982"/>
    </style:style>
    <style:style style:name="P238" style:family="paragraph" style:parent-style-name="Table_20_Contents">
      <style:text-properties officeooo:paragraph-rsid="2bfc0601"/>
    </style:style>
    <style:style style:name="P239" style:family="paragraph" style:parent-style-name="Standalone_20_Property">
      <style:paragraph-properties fo:margin-left="1.251cm" fo:margin-right="0cm" fo:text-indent="-0.4cm" style:auto-text-indent="false"/>
    </style:style>
    <style:style style:name="P240" style:family="paragraph" style:parent-style-name="Standalone_20_Property">
      <style:paragraph-properties fo:margin-left="1.251cm" fo:margin-right="0cm" fo:text-indent="-0.4cm" style:auto-text-indent="false"/>
      <style:text-properties officeooo:paragraph-rsid="2b9a50b8"/>
    </style:style>
    <style:style style:name="P241" style:family="paragraph" style:parent-style-name="Standalone_20_Property">
      <style:paragraph-properties fo:margin-left="1.251cm" fo:margin-right="0cm" fo:text-indent="-0.4cm" style:auto-text-indent="false"/>
      <style:text-properties officeooo:paragraph-rsid="2bbe54a2"/>
    </style:style>
    <style:style style:name="P242" style:family="paragraph" style:parent-style-name="Standalone_20_Property">
      <style:paragraph-properties fo:margin-left="1.251cm" fo:margin-right="0cm" fo:text-indent="-0.4cm" style:auto-text-indent="false"/>
      <style:text-properties officeooo:paragraph-rsid="2bc3c6ea"/>
    </style:style>
    <style:style style:name="P24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4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4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4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4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4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4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5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51" style:family="paragraph" style:parent-style-name="Standalone_20_Property">
      <style:paragraph-properties fo:margin-left="1.251cm" fo:margin-right="0cm" fo:text-indent="-0.4cm" style:auto-text-indent="false"/>
      <style:text-properties officeooo:paragraph-rsid="2dc33a59"/>
    </style:style>
    <style:style style:name="P252" style:family="paragraph" style:parent-style-name="Standalone_20_Property">
      <style:paragraph-properties fo:margin-left="1.251cm" fo:margin-right="0cm" fo:text-indent="-0.4cm" style:auto-text-indent="false"/>
      <style:text-properties officeooo:paragraph-rsid="2de11937"/>
    </style:style>
    <style:style style:name="P253" style:family="paragraph" style:parent-style-name="Property_20_level_20_0">
      <style:paragraph-properties fo:margin-left="1.251cm" fo:margin-right="0cm" fo:text-indent="-0.4cm" style:auto-text-indent="false"/>
      <style:text-properties officeooo:paragraph-rsid="2b9a50b8"/>
    </style:style>
    <style:style style:name="P254" style:family="paragraph" style:parent-style-name="Property_20_level_20_0">
      <style:paragraph-properties fo:margin-left="1.251cm" fo:margin-right="0cm" fo:text-indent="-0.4cm" style:auto-text-indent="false"/>
      <style:text-properties officeooo:paragraph-rsid="2bbe54a2"/>
    </style:style>
    <style:style style:name="P255" style:family="paragraph" style:parent-style-name="Property_20_level_20_0">
      <style:paragraph-properties fo:margin-left="1.251cm" fo:margin-right="0cm" fo:text-indent="-0.4cm" style:auto-text-indent="false"/>
      <style:text-properties officeooo:paragraph-rsid="2bc3c6ea"/>
    </style:style>
    <style:style style:name="P256" style:family="paragraph" style:parent-style-name="Property_20_level_20_0">
      <style:paragraph-properties fo:margin-left="1.251cm" fo:margin-right="0cm" fo:text-indent="-0.4cm" style:auto-text-indent="false"/>
      <style:text-properties officeooo:paragraph-rsid="2dc33a59"/>
    </style:style>
    <style:style style:name="P257" style:family="paragraph" style:parent-style-name="Property_20_level_20_0">
      <style:paragraph-properties fo:margin-left="1.251cm" fo:margin-right="0cm" fo:text-indent="-0.4cm" style:auto-text-indent="false"/>
      <style:text-properties officeooo:rsid="2dc4a356" officeooo:paragraph-rsid="2dc4a356"/>
    </style:style>
    <style:style style:name="P258" style:family="paragraph" style:parent-style-name="Property_20_level_20_0">
      <style:paragraph-properties fo:margin-left="1.251cm" fo:margin-right="0cm" fo:text-indent="-0.4cm" style:auto-text-indent="false"/>
      <style:text-properties officeooo:paragraph-rsid="2de11937"/>
    </style:style>
    <style:style style:name="P259" style:family="paragraph" style:parent-style-name="Property_20_level_20_1">
      <style:paragraph-properties fo:margin-left="1.251cm" fo:margin-right="0cm" fo:text-indent="-0.4cm" style:auto-text-indent="false"/>
      <style:text-properties officeooo:paragraph-rsid="2d7a1f5e"/>
    </style:style>
    <style:style style:name="P260" style:family="paragraph" style:parent-style-name="Property_20_level_20_1">
      <style:paragraph-properties fo:margin-left="1.251cm" fo:margin-right="0cm" fo:text-indent="-0.4cm" style:auto-text-indent="false"/>
      <style:text-properties officeooo:paragraph-rsid="2d7f7a89"/>
    </style:style>
    <style:style style:name="P26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62" style:family="paragraph" style:parent-style-name="Contents_20_1">
      <style:paragraph-properties>
        <style:tab-stops>
          <style:tab-stop style:position="14.801cm" style:type="right" style:leader-style="dotted" style:leader-text="."/>
        </style:tab-stops>
      </style:paragraph-properties>
    </style:style>
    <style:style style:name="P263" style:family="paragraph" style:parent-style-name="Contents_20_2">
      <style:paragraph-properties>
        <style:tab-stops>
          <style:tab-stop style:position="14.801cm" style:type="right" style:leader-style="dotted" style:leader-text="."/>
        </style:tab-stops>
      </style:paragraph-properties>
    </style:style>
    <style:style style:name="P26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65" style:family="paragraph" style:parent-style-name="Text_20_body">
      <style:paragraph-properties fo:margin-top="0cm" fo:margin-bottom="0cm" loext:contextual-spacing="false"/>
      <style:text-properties officeooo:paragraph-rsid="2bfc0601"/>
    </style:style>
    <style:style style:name="P26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67" style:family="paragraph" style:parent-style-name="Text_20_body">
      <style:paragraph-properties fo:margin-left="1.251cm" fo:margin-right="0cm" fo:text-indent="0cm" style:auto-text-indent="false"/>
      <style:text-properties officeooo:rsid="2d693de4" officeooo:paragraph-rsid="2d693de4"/>
    </style:style>
    <style:style style:name="P268" style:family="paragraph" style:parent-style-name="Example_20_Header">
      <style:text-properties officeooo:paragraph-rsid="2cc27d39"/>
    </style:style>
    <style:style style:name="P269" style:family="paragraph" style:parent-style-name="Example_20_Header">
      <style:text-properties officeooo:rsid="2cc784fd" officeooo:paragraph-rsid="2cc784fd"/>
    </style:style>
    <style:style style:name="P270" style:family="paragraph" style:parent-style-name="Property_20_level_20_1">
      <style:text-properties officeooo:paragraph-rsid="2d7a1f5e"/>
    </style:style>
    <style:style style:name="P271" style:family="paragraph" style:parent-style-name="Property_20_level_20_1">
      <style:text-properties officeooo:paragraph-rsid="2d7f7a89"/>
    </style:style>
    <style:style style:name="P272" style:family="paragraph" style:parent-style-name="Property_20_level_20_0">
      <style:text-properties officeooo:paragraph-rsid="2d7a1f5e"/>
    </style:style>
    <style:style style:name="P273" style:family="paragraph" style:parent-style-name="Standalone_20_Property">
      <style:text-properties officeooo:paragraph-rsid="2d7a1f5e"/>
    </style:style>
    <style:style style:name="P274" style:family="paragraph" style:parent-style-name="Standalone_20_Property">
      <style:text-properties officeooo:paragraph-rsid="2df00d68"/>
    </style:style>
    <style:style style:name="P275" style:family="paragraph" style:parent-style-name="Standalone_20_Property">
      <style:text-properties officeooo:paragraph-rsid="2df350ff"/>
    </style:style>
    <style:style style:name="P276" style:family="paragraph" style:parent-style-name="Standalone_20_Property">
      <style:text-properties officeooo:paragraph-rsid="2e5b448b"/>
    </style:style>
    <style:style style:name="P277" style:family="paragraph" style:parent-style-name="Standalone_20_Property">
      <style:text-properties officeooo:paragraph-rsid="2e6285c5"/>
    </style:style>
    <style:style style:name="P278" style:family="paragraph" style:parent-style-name="Standalone_20_Property">
      <style:text-properties officeooo:paragraph-rsid="2e662700"/>
    </style:style>
    <style:style style:name="P279" style:family="paragraph" style:parent-style-name="Standalone_20_Property">
      <style:text-properties fo:color="#1841ce"/>
    </style:style>
    <style:style style:name="P280" style:family="paragraph" style:parent-style-name="Standalone_20_Property">
      <style:text-properties fo:color="#1841ce" fo:font-weight="bold" style:font-weight-asian="bold" style:font-weight-complex="bold"/>
    </style:style>
    <style:style style:name="P281" style:family="paragraph" style:parent-style-name="Standalone_20_Property">
      <style:text-properties officeooo:paragraph-rsid="2e709a3a"/>
    </style:style>
    <style:style style:name="P282" style:family="paragraph" style:parent-style-name="Standalone_20_Property">
      <style:text-properties officeooo:paragraph-rsid="2e862898"/>
    </style:style>
    <style:style style:name="P283" style:family="paragraph" style:parent-style-name="Standalone_20_Property">
      <style:text-properties fo:font-weight="bold" style:font-weight-asian="bold" style:font-weight-complex="bold"/>
    </style:style>
    <style:style style:name="P284" style:family="paragraph" style:parent-style-name="Standalone_20_Property">
      <style:text-properties officeooo:paragraph-rsid="2eb00aed"/>
    </style:style>
    <style:style style:name="P285" style:family="paragraph" style:parent-style-name="Standalone_20_Property">
      <style:text-properties officeooo:paragraph-rsid="2fa42f9a"/>
    </style:style>
    <style:style style:name="P286" style:family="paragraph" style:parent-style-name="Standalone_20_Property">
      <style:text-properties officeooo:paragraph-rsid="2fc06ab8"/>
    </style:style>
    <style:style style:name="P287" style:family="paragraph" style:parent-style-name="Standalone_20_Property">
      <style:text-properties officeooo:paragraph-rsid="2fd0e1a4"/>
    </style:style>
    <style:style style:name="P288" style:family="paragraph" style:parent-style-name="Standalone_20_Property">
      <style:text-properties officeooo:paragraph-rsid="2fd9f8b2"/>
    </style:style>
    <style:style style:name="P289" style:family="paragraph" style:parent-style-name="Standalone_20_Property">
      <style:text-properties officeooo:paragraph-rsid="301ef6b2"/>
    </style:style>
    <style:style style:name="P290" style:family="paragraph" style:parent-style-name="Standalone_20_Property">
      <style:text-properties officeooo:paragraph-rsid="304e5034"/>
    </style:style>
    <style:style style:name="P291" style:family="paragraph" style:parent-style-name="Standalone_20_Property">
      <style:text-properties officeooo:rsid="3074e248" officeooo:paragraph-rsid="30940385"/>
    </style:style>
    <style:style style:name="P292" style:family="paragraph" style:parent-style-name="Standalone_20_Property">
      <style:text-properties officeooo:paragraph-rsid="310c25cb"/>
    </style:style>
    <style:style style:name="P293"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294" style:family="paragraph" style:parent-style-name="Standalone_20_Property">
      <style:text-properties officeooo:paragraph-rsid="310f6242"/>
    </style:style>
    <style:style style:name="P295" style:family="paragraph" style:parent-style-name="Standalone_20_Property">
      <style:text-properties officeooo:paragraph-rsid="31151d77"/>
    </style:style>
    <style:style style:name="P296" style:family="paragraph" style:parent-style-name="Standalone_20_Property">
      <style:text-properties officeooo:paragraph-rsid="3116238e"/>
    </style:style>
    <style:style style:name="P297" style:family="paragraph" style:parent-style-name="Standalone_20_Property">
      <style:text-properties officeooo:paragraph-rsid="3117868c"/>
    </style:style>
    <style:style style:name="P298" style:family="paragraph" style:parent-style-name="Standalone_20_Property">
      <style:text-properties officeooo:paragraph-rsid="31225b42"/>
    </style:style>
    <style:style style:name="P299" style:family="paragraph" style:parent-style-name="Property_20_Header">
      <style:text-properties officeooo:paragraph-rsid="2d7a1f5e"/>
    </style:style>
    <style:style style:name="P300" style:family="paragraph" style:parent-style-name="Property_20_Header">
      <style:text-properties officeooo:paragraph-rsid="2d7f7a89"/>
    </style:style>
    <style:style style:name="P301" style:family="paragraph" style:parent-style-name="Standalone_20_Property">
      <style:paragraph-properties fo:margin-left="0cm" fo:margin-right="0cm" fo:text-indent="0cm" style:auto-text-indent="false"/>
      <style:text-properties officeooo:paragraph-rsid="2e06aabe"/>
    </style:style>
    <style:style style:name="P302" style:family="paragraph" style:parent-style-name="Standalone_20_Property">
      <style:paragraph-properties fo:margin-left="0cm" fo:margin-right="0cm" fo:text-indent="0cm" style:auto-text-indent="false"/>
      <style:text-properties officeooo:paragraph-rsid="2fd0e1a4"/>
    </style:style>
    <style:style style:name="P303" style:family="paragraph" style:parent-style-name="Standalone_20_Property">
      <style:paragraph-properties fo:margin-left="1.27cm" fo:margin-right="0cm" fo:text-indent="-0.4cm" style:auto-text-indent="false"/>
      <style:text-properties officeooo:paragraph-rsid="31029abf"/>
    </style:style>
    <style:style style:name="P304" style:family="paragraph" style:parent-style-name="Body_20_Text_20__28_Rules_29_" style:list-style-name="L65">
      <style:paragraph-properties style:line-height-at-least="0.6cm">
        <style:tab-stops>
          <style:tab-stop style:position="0.499cm"/>
        </style:tab-stops>
      </style:paragraph-properties>
    </style:style>
    <style:style style:name="P305"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06" style:family="paragraph" style:parent-style-name="Heading_20_1">
      <style:text-properties officeooo:rsid="26716ded" officeooo:paragraph-rsid="26716ded"/>
    </style:style>
    <style:style style:name="P307" style:family="paragraph" style:parent-style-name="Heading_20_1">
      <style:text-properties officeooo:rsid="2bf7dfae" officeooo:paragraph-rsid="2bf7dfae"/>
    </style:style>
    <style:style style:name="P308" style:family="paragraph" style:parent-style-name="Heading_20_1">
      <style:text-properties officeooo:rsid="2bf4c6f4" officeooo:paragraph-rsid="2bf4c6f4"/>
    </style:style>
    <style:style style:name="P309" style:family="paragraph" style:parent-style-name="Heading_20_1">
      <style:text-properties officeooo:rsid="2ea3793b" officeooo:paragraph-rsid="2ea3793b"/>
    </style:style>
    <style:style style:name="P310" style:family="paragraph" style:parent-style-name="Heading_20_2">
      <style:text-properties officeooo:rsid="2f03d6c0" officeooo:paragraph-rsid="2f03d6c0"/>
    </style:style>
    <style:style style:name="P311" style:family="paragraph" style:parent-style-name="Heading_20_2">
      <style:text-properties officeooo:paragraph-rsid="2bfa470a"/>
    </style:style>
    <style:style style:name="P312" style:family="paragraph" style:parent-style-name="Heading_20_2">
      <style:text-properties officeooo:paragraph-rsid="2bf9c65f"/>
    </style:style>
    <style:style style:name="P313" style:family="paragraph" style:parent-style-name="Heading_20_2">
      <style:text-properties officeooo:paragraph-rsid="2bf084a8"/>
    </style:style>
    <style:style style:name="P314" style:family="paragraph" style:parent-style-name="Heading_20_2">
      <style:text-properties officeooo:paragraph-rsid="2bfb1099"/>
    </style:style>
    <style:style style:name="P315" style:family="paragraph" style:parent-style-name="Heading_20_2">
      <style:text-properties officeooo:paragraph-rsid="2c007857"/>
    </style:style>
    <style:style style:name="P316" style:family="paragraph" style:parent-style-name="Heading_20_2">
      <style:text-properties officeooo:rsid="2d79ddc6" officeooo:paragraph-rsid="2d79ddc6"/>
    </style:style>
    <style:style style:name="P317" style:family="paragraph" style:parent-style-name="Heading_20_2">
      <style:text-properties officeooo:paragraph-rsid="2bfc0601"/>
    </style:style>
    <style:style style:name="P318" style:family="paragraph" style:parent-style-name="Heading_20_2">
      <style:text-properties officeooo:rsid="2b98908f" officeooo:paragraph-rsid="2b98908f"/>
    </style:style>
    <style:style style:name="P319" style:family="paragraph" style:parent-style-name="Heading_20_3">
      <style:text-properties officeooo:paragraph-rsid="2f4fdfca"/>
    </style:style>
    <style:style style:name="P320" style:family="paragraph" style:parent-style-name="Heading_20_3">
      <style:text-properties officeooo:paragraph-rsid="2f5501eb"/>
    </style:style>
    <style:style style:name="P321" style:family="paragraph" style:parent-style-name="Heading_20_3">
      <style:text-properties officeooo:paragraph-rsid="2f52e2f6"/>
    </style:style>
    <style:style style:name="P322" style:family="paragraph" style:parent-style-name="Heading_20_3">
      <style:text-properties officeooo:rsid="2c6d5fd0" officeooo:paragraph-rsid="2c6d5fd0"/>
    </style:style>
    <style:style style:name="P323" style:family="paragraph" style:parent-style-name="Heading_20_3">
      <style:text-properties officeooo:rsid="2c007857" officeooo:paragraph-rsid="2c007857"/>
    </style:style>
    <style:style style:name="P324" style:family="paragraph" style:parent-style-name="Heading_20_3">
      <style:text-properties officeooo:paragraph-rsid="2bfda84f"/>
    </style:style>
    <style:style style:name="P325" style:family="paragraph" style:parent-style-name="Heading_20_3">
      <style:text-properties officeooo:paragraph-rsid="2c01d9d7"/>
    </style:style>
    <style:style style:name="P326" style:family="paragraph" style:parent-style-name="Heading_20_3">
      <style:text-properties officeooo:paragraph-rsid="2c007857"/>
    </style:style>
    <style:style style:name="P327" style:family="paragraph" style:parent-style-name="Heading_20_4">
      <style:text-properties officeooo:paragraph-rsid="2bfc0601"/>
    </style:style>
    <style:style style:name="P328" style:family="paragraph" style:parent-style-name="Heading_20_4">
      <style:text-properties officeooo:rsid="44bcafe2"/>
    </style:style>
    <style:style style:name="P329" style:family="paragraph" style:parent-style-name="Heading_20_5">
      <style:text-properties officeooo:paragraph-rsid="2bb06401"/>
    </style:style>
    <style:style style:name="P330" style:family="paragraph" style:parent-style-name="Heading_20_5">
      <style:text-properties officeooo:rsid="2c6def8a" officeooo:paragraph-rsid="2c6def8a"/>
    </style:style>
    <style:style style:name="P331" style:family="paragraph" style:parent-style-name="Heading_20_5">
      <style:text-properties officeooo:paragraph-rsid="2cb47170"/>
    </style:style>
    <style:style style:name="P332" style:family="paragraph" style:parent-style-name="Heading_20_6">
      <style:text-properties officeooo:paragraph-rsid="2cee8599"/>
    </style:style>
    <style:style style:name="P333" style:family="paragraph" style:parent-style-name="Property_20_Header" style:list-style-name="L14">
      <style:text-properties officeooo:paragraph-rsid="2f34f9eb"/>
    </style:style>
    <style:style style:name="P334" style:family="paragraph" style:parent-style-name="Property_20_Header" style:list-style-name="L16">
      <style:text-properties officeooo:paragraph-rsid="2f24f113"/>
    </style:style>
    <style:style style:name="P335" style:family="paragraph" style:parent-style-name="Property_20_Header" style:list-style-name="L19">
      <style:text-properties officeooo:paragraph-rsid="2d89328c"/>
    </style:style>
    <style:style style:name="P336" style:family="paragraph" style:parent-style-name="Property_20_Header" style:list-style-name="L40">
      <style:text-properties officeooo:paragraph-rsid="2de58670"/>
    </style:style>
    <style:style style:name="P337" style:family="paragraph" style:parent-style-name="Property_20_Header" style:list-style-name="L40">
      <style:text-properties officeooo:paragraph-rsid="2de51bf9"/>
    </style:style>
    <style:style style:name="P338" style:family="paragraph" style:parent-style-name="Property_20_Header" style:list-style-name="L46"/>
    <style:style style:name="P339" style:family="paragraph" style:parent-style-name="Property_20_Header" style:list-style-name="L46">
      <style:text-properties officeooo:paragraph-rsid="30452d68"/>
    </style:style>
    <style:style style:name="P340" style:family="paragraph" style:parent-style-name="Property_20_Header" style:list-style-name="L82">
      <style:text-properties officeooo:paragraph-rsid="2f9b36fe"/>
    </style:style>
    <style:style style:name="P341" style:family="paragraph" style:parent-style-name="Property_20_Header" style:list-style-name="L147">
      <style:text-properties officeooo:paragraph-rsid="2cc474b2"/>
    </style:style>
    <style:style style:name="P342" style:family="paragraph" style:parent-style-name="Property_20_level_20_0" style:list-style-name="L4">
      <style:text-properties style:text-line-through-style="none" style:text-line-through-type="none" style:text-underline-style="none" officeooo:paragraph-rsid="2c854c83"/>
    </style:style>
    <style:style style:name="P343" style:family="paragraph" style:parent-style-name="Property_20_level_20_0" style:list-style-name="L14">
      <style:text-properties officeooo:paragraph-rsid="2f34f9eb"/>
    </style:style>
    <style:style style:name="P344" style:family="paragraph" style:parent-style-name="Property_20_level_20_0" style:list-style-name="L14">
      <style:text-properties officeooo:rsid="51d7a411" officeooo:paragraph-rsid="2f439211"/>
    </style:style>
    <style:style style:name="P345" style:family="paragraph" style:parent-style-name="Property_20_level_20_0" style:list-style-name="L16">
      <style:text-properties officeooo:paragraph-rsid="2f24f113"/>
    </style:style>
    <style:style style:name="P346"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47" style:family="paragraph" style:parent-style-name="Property_20_level_20_0" style:list-style-name="L19">
      <style:text-properties officeooo:paragraph-rsid="2d943ddd"/>
    </style:style>
    <style:style style:name="P348" style:family="paragraph" style:parent-style-name="Property_20_level_20_0" style:list-style-name="L19">
      <style:text-properties officeooo:paragraph-rsid="2e9a0a70"/>
    </style:style>
    <style:style style:name="P349" style:family="paragraph" style:parent-style-name="Property_20_level_20_0" style:list-style-name="L24">
      <style:text-properties officeooo:paragraph-rsid="2e95a0be"/>
    </style:style>
    <style:style style:name="P350" style:family="paragraph" style:parent-style-name="Property_20_level_20_0" style:list-style-name="L27">
      <style:text-properties officeooo:paragraph-rsid="2c343530"/>
    </style:style>
    <style:style style:name="P351" style:family="paragraph" style:parent-style-name="Property_20_level_20_0" style:list-style-name="L40">
      <style:text-properties fo:font-style="italic" officeooo:rsid="511538e7" officeooo:paragraph-rsid="2de58670" style:font-style-asian="italic" style:font-style-complex="italic"/>
    </style:style>
    <style:style style:name="P352" style:family="paragraph" style:parent-style-name="Property_20_level_20_0" style:list-style-name="L59">
      <style:text-properties style:font-name="Cambria" officeooo:paragraph-rsid="2ff27b9b" fo:background-color="transparent"/>
    </style:style>
    <style:style style:name="P353" style:family="paragraph" style:parent-style-name="Property_20_level_20_0" style:list-style-name="L59">
      <style:text-properties style:font-name="Cambria" officeooo:paragraph-rsid="2ff1f608" fo:background-color="transparent"/>
    </style:style>
    <style:style style:name="P354" style:family="paragraph" style:parent-style-name="Property_20_level_20_0" style:list-style-name="L60">
      <style:text-properties style:font-name="Cambria" officeooo:paragraph-rsid="2ff27b9b" fo:background-color="transparent"/>
    </style:style>
    <style:style style:name="P355" style:family="paragraph" style:parent-style-name="Property_20_level_20_0" style:list-style-name="L60">
      <style:text-properties style:font-name="Cambria" officeooo:paragraph-rsid="2ff4bd08" fo:background-color="transparent"/>
    </style:style>
    <style:style style:name="P356" style:family="paragraph" style:parent-style-name="Property_20_level_20_0" style:list-style-name="L60">
      <style:text-properties style:font-name="Cambria" officeooo:paragraph-rsid="3001e794" fo:background-color="transparent"/>
    </style:style>
    <style:style style:name="P357" style:family="paragraph" style:parent-style-name="Property_20_level_20_0" style:list-style-name="L60">
      <style:text-properties style:font-name="Cambria" officeooo:paragraph-rsid="30472dc5" fo:background-color="transparent"/>
    </style:style>
    <style:style style:name="P358" style:family="paragraph" style:parent-style-name="Property_20_level_20_0" style:list-style-name="L60">
      <style:text-properties style:font-name="Cambria" officeooo:paragraph-rsid="3047fc77" fo:background-color="transparent"/>
    </style:style>
    <style:style style:name="P359" style:family="paragraph" style:parent-style-name="Property_20_level_20_0" style:list-style-name="L60">
      <style:text-properties style:font-name="Cambria" officeooo:paragraph-rsid="304847ad" fo:background-color="transparent"/>
    </style:style>
    <style:style style:name="P360"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61" style:family="paragraph" style:parent-style-name="Property_20_level_20_0" style:list-style-name="L60">
      <style:text-properties officeooo:paragraph-rsid="3001e794"/>
    </style:style>
    <style:style style:name="P362" style:family="paragraph" style:parent-style-name="Property_20_level_20_0" style:list-style-name="L76">
      <style:text-properties officeooo:paragraph-rsid="2bc853ba"/>
    </style:style>
    <style:style style:name="P363" style:family="paragraph" style:parent-style-name="Property_20_level_20_0" style:list-style-name="L82">
      <style:text-properties officeooo:paragraph-rsid="2f62fb48"/>
    </style:style>
    <style:style style:name="P364" style:family="paragraph" style:parent-style-name="Property_20_level_20_0" style:list-style-name="L82">
      <style:text-properties officeooo:paragraph-rsid="2f646e7c"/>
    </style:style>
    <style:style style:name="P365" style:family="paragraph" style:parent-style-name="Property_20_level_20_0" style:list-style-name="L90">
      <style:text-properties officeooo:paragraph-rsid="2f5b5974"/>
    </style:style>
    <style:style style:name="P366" style:family="paragraph" style:parent-style-name="Property_20_level_20_0" style:list-style-name="L92">
      <style:text-properties officeooo:paragraph-rsid="2faa342f"/>
    </style:style>
    <style:style style:name="P367" style:family="paragraph" style:parent-style-name="Property_20_level_20_0" style:list-style-name="L97">
      <style:text-properties officeooo:paragraph-rsid="2fbde9cc"/>
    </style:style>
    <style:style style:name="P368" style:family="paragraph" style:parent-style-name="Property_20_level_20_0" style:list-style-name="L99">
      <style:text-properties officeooo:paragraph-rsid="2fc0a669"/>
    </style:style>
    <style:style style:name="P369" style:family="paragraph" style:parent-style-name="Property_20_level_20_0" style:list-style-name="L99">
      <style:text-properties officeooo:paragraph-rsid="2fc0c66f"/>
    </style:style>
    <style:style style:name="P370" style:family="paragraph" style:parent-style-name="Property_20_level_20_0" style:list-style-name="L99">
      <style:text-properties officeooo:paragraph-rsid="2fc444f8"/>
    </style:style>
    <style:style style:name="P371" style:family="paragraph" style:parent-style-name="Property_20_level_20_0" style:list-style-name="L100">
      <style:text-properties officeooo:paragraph-rsid="2fce751d"/>
    </style:style>
    <style:style style:name="P372" style:family="paragraph" style:parent-style-name="Property_20_level_20_0" style:list-style-name="L147">
      <style:text-properties officeooo:paragraph-rsid="2cc474b2"/>
    </style:style>
    <style:style style:name="P373" style:family="paragraph" style:parent-style-name="Property_20_level_20_1" style:list-style-name="L16">
      <style:text-properties officeooo:paragraph-rsid="2f24f113"/>
    </style:style>
    <style:style style:name="P374" style:family="paragraph" style:parent-style-name="Property_20_level_20_1" style:list-style-name="L16">
      <style:text-properties officeooo:rsid="2ee47530" officeooo:paragraph-rsid="2f24f113"/>
    </style:style>
    <style:style style:name="P375" style:family="paragraph" style:parent-style-name="Property_20_level_20_1" style:list-style-name="L19">
      <style:text-properties officeooo:paragraph-rsid="2d89328c"/>
    </style:style>
    <style:style style:name="P376" style:family="paragraph" style:parent-style-name="Property_20_level_20_1" style:list-style-name="L40"/>
    <style:style style:name="P377" style:family="paragraph" style:parent-style-name="Property_20_level_20_1" style:list-style-name="L46"/>
    <style:style style:name="P378" style:family="paragraph" style:parent-style-name="Property_20_level_20_1" style:list-style-name="L46">
      <style:text-properties officeooo:rsid="2e12f8b3" officeooo:paragraph-rsid="2e140440"/>
    </style:style>
    <style:style style:name="P379" style:family="paragraph" style:parent-style-name="Property_20_level_20_1" style:list-style-name="L65"/>
    <style:style style:name="P380" style:family="paragraph" style:parent-style-name="Property_20_level_20_1" style:list-style-name="L65">
      <style:text-properties officeooo:paragraph-rsid="30b5e209"/>
    </style:style>
    <style:style style:name="P381" style:family="paragraph" style:parent-style-name="Property_20_level_20_1" style:list-style-name="L90">
      <style:text-properties officeooo:paragraph-rsid="2f5b5974"/>
    </style:style>
    <style:style style:name="P382" style:family="paragraph" style:parent-style-name="Property_20_level_20_1" style:list-style-name="L147">
      <style:text-properties officeooo:paragraph-rsid="2cc474b2"/>
    </style:style>
    <style:style style:name="P383" style:family="paragraph" style:parent-style-name="Property_20_level_20_1" style:list-style-name="L19">
      <style:paragraph-properties fo:margin-left="1.251cm" fo:margin-right="0cm" fo:text-indent="-0.4cm" style:auto-text-indent="false"/>
      <style:text-properties officeooo:paragraph-rsid="2d89328c"/>
    </style:style>
    <style:style style:name="P384" style:family="paragraph" style:parent-style-name="Standalone_20_Property" style:list-style-name="L4">
      <style:text-properties officeooo:paragraph-rsid="2c854c83"/>
    </style:style>
    <style:style style:name="P385" style:family="paragraph" style:parent-style-name="Standalone_20_Property" style:list-style-name="L4">
      <style:text-properties style:text-line-through-style="none" style:text-line-through-type="none" style:text-underline-style="none" officeooo:paragraph-rsid="2c854c83"/>
    </style:style>
    <style:style style:name="P386" style:family="paragraph" style:parent-style-name="Standalone_20_Property" style:list-style-name="L14"/>
    <style:style style:name="P387" style:family="paragraph" style:parent-style-name="Standalone_20_Property" style:list-style-name="L14">
      <style:text-properties officeooo:paragraph-rsid="2f2d3dfc"/>
    </style:style>
    <style:style style:name="P388" style:family="paragraph" style:parent-style-name="Standalone_20_Property" style:list-style-name="L14">
      <style:text-properties officeooo:paragraph-rsid="2f34f9eb"/>
    </style:style>
    <style:style style:name="P389" style:family="paragraph" style:parent-style-name="Standalone_20_Property" style:list-style-name="L14">
      <style:text-properties officeooo:paragraph-rsid="2f38db1e"/>
    </style:style>
    <style:style style:name="P390" style:family="paragraph" style:parent-style-name="Standalone_20_Property" style:list-style-name="L14">
      <style:text-properties officeooo:paragraph-rsid="2f439211"/>
    </style:style>
    <style:style style:name="P391" style:family="paragraph" style:parent-style-name="Standalone_20_Property" style:list-style-name="L14">
      <style:text-properties fo:font-style="italic" officeooo:rsid="511538e7" officeooo:paragraph-rsid="2f2d3dfc" style:font-style-asian="italic" style:font-style-complex="italic"/>
    </style:style>
    <style:style style:name="P392" style:family="paragraph" style:parent-style-name="Standalone_20_Property" style:list-style-name="L16">
      <style:text-properties fo:font-style="italic" officeooo:rsid="511538e7" officeooo:paragraph-rsid="2f24f113" style:font-style-asian="italic" style:font-style-complex="italic"/>
    </style:style>
    <style:style style:name="P393" style:family="paragraph" style:parent-style-name="Standalone_20_Property" style:list-style-name="L40">
      <style:text-properties fo:font-style="italic" officeooo:rsid="511538e7" officeooo:paragraph-rsid="2de51bf9" style:font-style-asian="italic" style:font-style-complex="italic"/>
    </style:style>
    <style:style style:name="P394" style:family="paragraph" style:parent-style-name="Standalone_20_Property" style:list-style-name="L82">
      <style:text-properties fo:font-style="italic" officeooo:rsid="511538e7" officeooo:paragraph-rsid="2f9b36fe" style:font-style-asian="italic" style:font-style-complex="italic"/>
    </style:style>
    <style:style style:name="P395" style:family="paragraph" style:parent-style-name="Standalone_20_Property" style:list-style-name="L94">
      <style:text-properties fo:font-style="italic" officeooo:rsid="511538e7" officeooo:paragraph-rsid="2faea777" style:font-style-asian="italic" style:font-style-complex="italic"/>
    </style:style>
    <style:style style:name="P396" style:family="paragraph" style:parent-style-name="Standalone_20_Property" style:list-style-name="L103">
      <style:text-properties fo:font-style="italic" officeooo:rsid="511538e7" officeooo:paragraph-rsid="2fc9c77f" style:font-style-asian="italic" style:font-style-complex="italic"/>
    </style:style>
    <style:style style:name="P397" style:family="paragraph" style:parent-style-name="Standalone_20_Property" style:list-style-name="L82">
      <style:text-properties fo:font-style="italic" fo:font-weight="normal" officeooo:paragraph-rsid="2f646e7c" style:font-style-asian="italic" style:font-weight-asian="normal" style:font-style-complex="italic" style:font-weight-complex="normal"/>
    </style:style>
    <style:style style:name="P398" style:family="paragraph" style:parent-style-name="Standalone_20_Property" style:list-style-name="L14">
      <style:text-properties officeooo:rsid="2f2d3dfc" officeooo:paragraph-rsid="2f2d3dfc"/>
    </style:style>
    <style:style style:name="P399" style:family="paragraph" style:parent-style-name="Standalone_20_Property" style:list-style-name="L15"/>
    <style:style style:name="P400" style:family="paragraph" style:parent-style-name="Standalone_20_Property" style:list-style-name="L14">
      <style:text-properties officeooo:rsid="2f38db1e" officeooo:paragraph-rsid="2f38db1e"/>
    </style:style>
    <style:style style:name="P401" style:family="paragraph" style:parent-style-name="Standalone_20_Property" style:list-style-name="L16"/>
    <style:style style:name="P402" style:family="paragraph" style:parent-style-name="Standalone_20_Property" style:list-style-name="L16">
      <style:text-properties officeooo:paragraph-rsid="2f24f113"/>
    </style:style>
    <style:style style:name="P403" style:family="paragraph" style:parent-style-name="Standalone_20_Property" style:list-style-name="L16">
      <style:text-properties officeooo:rsid="2f24f113" officeooo:paragraph-rsid="2f24f113"/>
    </style:style>
    <style:style style:name="P404"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05" style:family="paragraph" style:parent-style-name="Standalone_20_Property" style:list-style-name="L19">
      <style:text-properties fo:font-style="normal" officeooo:rsid="2d92599d" officeooo:paragraph-rsid="2d943ddd" style:font-style-asian="normal" style:font-style-complex="normal"/>
    </style:style>
    <style:style style:name="P406" style:family="paragraph" style:parent-style-name="Standalone_20_Property" style:list-style-name="L19">
      <style:text-properties fo:font-style="normal" officeooo:rsid="2d92599d" officeooo:paragraph-rsid="2d9b6e7f" style:font-style-asian="normal" style:font-style-complex="normal"/>
    </style:style>
    <style:style style:name="P407" style:family="paragraph" style:parent-style-name="Standalone_20_Property" style:list-style-name="L16">
      <style:text-properties officeooo:rsid="2edbde94" officeooo:paragraph-rsid="2f24f113"/>
    </style:style>
    <style:style style:name="P408" style:family="paragraph" style:parent-style-name="Standalone_20_Property" style:list-style-name="L19"/>
    <style:style style:name="P409" style:family="paragraph" style:parent-style-name="Standalone_20_Property" style:list-style-name="L19">
      <style:text-properties officeooo:paragraph-rsid="2d943ddd"/>
    </style:style>
    <style:style style:name="P410" style:family="paragraph" style:parent-style-name="Standalone_20_Property" style:list-style-name="L19">
      <style:text-properties officeooo:paragraph-rsid="2d89328c"/>
    </style:style>
    <style:style style:name="P411" style:family="paragraph" style:parent-style-name="Standalone_20_Property" style:list-style-name="L19">
      <style:text-properties officeooo:paragraph-rsid="2e9a0a70"/>
    </style:style>
    <style:style style:name="P412" style:family="paragraph" style:parent-style-name="Standalone_20_Property" style:list-style-name="L19">
      <style:text-properties officeooo:paragraph-rsid="2e9b1689"/>
    </style:style>
    <style:style style:name="P413" style:family="paragraph" style:parent-style-name="Standalone_20_Property" style:list-style-name="L19">
      <style:text-properties officeooo:paragraph-rsid="2e864252"/>
    </style:style>
    <style:style style:name="P414" style:family="paragraph" style:parent-style-name="Standalone_20_Property" style:list-style-name="L24">
      <style:text-properties officeooo:paragraph-rsid="2e95a0be"/>
    </style:style>
    <style:style style:name="P415" style:family="paragraph" style:parent-style-name="Standalone_20_Property" style:list-style-name="L19">
      <style:text-properties officeooo:rsid="516d15c5" officeooo:paragraph-rsid="2e9b1689"/>
    </style:style>
    <style:style style:name="P416" style:family="paragraph" style:parent-style-name="Standalone_20_Property" style:list-style-name="L82">
      <style:text-properties officeooo:rsid="516d15c5" officeooo:paragraph-rsid="2f62fb48"/>
    </style:style>
    <style:style style:name="P417" style:family="paragraph" style:parent-style-name="Standalone_20_Property" style:list-style-name="L27">
      <style:text-properties officeooo:paragraph-rsid="2c343530"/>
    </style:style>
    <style:style style:name="P418" style:family="paragraph" style:parent-style-name="Standalone_20_Property" style:list-style-name="L35">
      <style:text-properties officeooo:rsid="2dc83137" officeooo:paragraph-rsid="2ded40d3"/>
    </style:style>
    <style:style style:name="P419" style:family="paragraph" style:parent-style-name="Standalone_20_Property" style:list-style-name="L40">
      <style:text-properties officeooo:paragraph-rsid="2de51bf9"/>
    </style:style>
    <style:style style:name="P420" style:family="paragraph" style:parent-style-name="Standalone_20_Property" style:list-style-name="L46"/>
    <style:style style:name="P421" style:family="paragraph" style:parent-style-name="Standalone_20_Property" style:list-style-name="L46">
      <style:text-properties officeooo:paragraph-rsid="2e0f0fe2"/>
    </style:style>
    <style:style style:name="P422" style:family="paragraph" style:parent-style-name="Standalone_20_Property" style:list-style-name="L50"/>
    <style:style style:name="P423" style:family="paragraph" style:parent-style-name="Standalone_20_Property" style:list-style-name="L59">
      <style:text-properties style:font-name="Cambria" officeooo:paragraph-rsid="2ff1f608" fo:background-color="transparent"/>
    </style:style>
    <style:style style:name="P424" style:family="paragraph" style:parent-style-name="Standalone_20_Property" style:list-style-name="L60">
      <style:text-properties style:font-name="Cambria" officeooo:paragraph-rsid="2ff27b9b" fo:background-color="transparent"/>
    </style:style>
    <style:style style:name="P425" style:family="paragraph" style:parent-style-name="Standalone_20_Property" style:list-style-name="L60">
      <style:text-properties style:font-name="Cambria" officeooo:paragraph-rsid="3047fc77" fo:background-color="transparent"/>
    </style:style>
    <style:style style:name="P426" style:family="paragraph" style:parent-style-name="Standalone_20_Property" style:list-style-name="L60">
      <style:text-properties style:font-name="Cambria" officeooo:paragraph-rsid="304847ad" fo:background-color="transparent"/>
    </style:style>
    <style:style style:name="P427" style:family="paragraph" style:parent-style-name="Standalone_20_Property" style:list-style-name="L60">
      <style:text-properties style:font-name="Cambria" officeooo:rsid="302e0832" officeooo:paragraph-rsid="30472dc5" fo:background-color="transparent"/>
    </style:style>
    <style:style style:name="P428"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29" style:family="paragraph" style:parent-style-name="Standalone_20_Property" style:list-style-name="L60">
      <style:text-properties officeooo:paragraph-rsid="3001e794"/>
    </style:style>
    <style:style style:name="P430" style:family="paragraph" style:parent-style-name="Standalone_20_Property" style:list-style-name="L60">
      <style:text-properties officeooo:paragraph-rsid="30472dc5"/>
    </style:style>
    <style:style style:name="P431" style:family="paragraph" style:parent-style-name="Standalone_20_Property" style:list-style-name="L60">
      <style:text-properties officeooo:paragraph-rsid="3047fc77"/>
    </style:style>
    <style:style style:name="P432" style:family="paragraph" style:parent-style-name="Standalone_20_Property" style:list-style-name="L60">
      <style:text-properties officeooo:paragraph-rsid="304847ad"/>
    </style:style>
    <style:style style:name="P433" style:family="paragraph" style:parent-style-name="Standalone_20_Property" style:list-style-name="L70">
      <style:text-properties officeooo:paragraph-rsid="310c25cb"/>
    </style:style>
    <style:style style:name="P434" style:family="paragraph" style:parent-style-name="Standalone_20_Property" style:list-style-name="L73">
      <style:text-properties officeooo:paragraph-rsid="304e5034"/>
    </style:style>
    <style:style style:name="P435" style:family="paragraph" style:parent-style-name="Standalone_20_Property" style:list-style-name="L76">
      <style:text-properties officeooo:paragraph-rsid="2bc853ba"/>
    </style:style>
    <style:style style:name="P436" style:family="paragraph" style:parent-style-name="Standalone_20_Property" style:list-style-name="L82">
      <style:text-properties officeooo:paragraph-rsid="2f65d8c1"/>
    </style:style>
    <style:style style:name="P437" style:family="paragraph" style:parent-style-name="Standalone_20_Property" style:list-style-name="L82">
      <style:text-properties officeooo:paragraph-rsid="2f62fb48"/>
    </style:style>
    <style:style style:name="P438" style:family="paragraph" style:parent-style-name="Standalone_20_Property" style:list-style-name="L82">
      <style:text-properties officeooo:paragraph-rsid="2f646e7c"/>
    </style:style>
    <style:style style:name="P439" style:family="paragraph" style:parent-style-name="Standalone_20_Property" style:list-style-name="L82">
      <style:text-properties officeooo:rsid="2f7712eb" officeooo:paragraph-rsid="2f9b36fe"/>
    </style:style>
    <style:style style:name="P440" style:family="paragraph" style:parent-style-name="Standalone_20_Property" style:list-style-name="L82">
      <style:text-properties officeooo:rsid="50d5cab6" officeooo:paragraph-rsid="2f65d8c1"/>
    </style:style>
    <style:style style:name="P441" style:family="paragraph" style:parent-style-name="Standalone_20_Property" style:list-style-name="L90">
      <style:text-properties officeooo:paragraph-rsid="2f5b5974"/>
    </style:style>
    <style:style style:name="P442" style:family="paragraph" style:parent-style-name="Standalone_20_Property" style:list-style-name="L92">
      <style:text-properties officeooo:paragraph-rsid="2faa342f"/>
    </style:style>
    <style:style style:name="P443" style:family="paragraph" style:parent-style-name="Standalone_20_Property" style:list-style-name="L92">
      <style:text-properties officeooo:rsid="2fab0604" officeooo:paragraph-rsid="2fab0604"/>
    </style:style>
    <style:style style:name="P444" style:family="paragraph" style:parent-style-name="Standalone_20_Property" style:list-style-name="L94">
      <style:text-properties officeooo:paragraph-rsid="2fdd037d"/>
    </style:style>
    <style:style style:name="P445" style:family="paragraph" style:parent-style-name="Standalone_20_Property" style:list-style-name="L97">
      <style:text-properties officeooo:paragraph-rsid="2fbde9cc"/>
    </style:style>
    <style:style style:name="P446" style:family="paragraph" style:parent-style-name="Standalone_20_Property" style:list-style-name="L97">
      <style:text-properties officeooo:rsid="2fbd8ba7" officeooo:paragraph-rsid="2fbde9cc"/>
    </style:style>
    <style:style style:name="P447" style:family="paragraph" style:parent-style-name="Standalone_20_Property" style:list-style-name="L99">
      <style:text-properties officeooo:paragraph-rsid="2fc0a669"/>
    </style:style>
    <style:style style:name="P448" style:family="paragraph" style:parent-style-name="Standalone_20_Property" style:list-style-name="L99">
      <style:text-properties officeooo:paragraph-rsid="2fc444f8"/>
    </style:style>
    <style:style style:name="P449" style:family="paragraph" style:parent-style-name="Standalone_20_Property" style:list-style-name="L99">
      <style:text-properties officeooo:rsid="2fc25e15" officeooo:paragraph-rsid="2fc444f8"/>
    </style:style>
    <style:style style:name="P450" style:family="paragraph" style:parent-style-name="Standalone_20_Property" style:list-style-name="L100">
      <style:text-properties officeooo:paragraph-rsid="2fce751d"/>
    </style:style>
    <style:style style:name="P451" style:family="paragraph" style:parent-style-name="Standalone_20_Property" style:list-style-name="L102">
      <style:text-properties officeooo:paragraph-rsid="2fd0e1a4"/>
    </style:style>
    <style:style style:name="P452" style:family="paragraph" style:parent-style-name="Standalone_20_Property" style:list-style-name="L104">
      <style:text-properties officeooo:paragraph-rsid="2fdb2b8a"/>
    </style:style>
    <style:style style:name="P453" style:family="paragraph" style:parent-style-name="Standalone_20_Property" style:list-style-name="L104">
      <style:text-properties officeooo:paragraph-rsid="2fda70e0"/>
    </style:style>
    <style:style style:name="P454" style:family="paragraph" style:parent-style-name="Standalone_20_Property" style:list-style-name="L147">
      <style:text-properties officeooo:paragraph-rsid="2cc474b2"/>
    </style:style>
    <style:style style:name="P455"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56"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57" style:family="paragraph" style:parent-style-name="Text_20_body" style:list-style-name="L1">
      <style:text-properties officeooo:rsid="2f060a62" officeooo:paragraph-rsid="2f087c71"/>
    </style:style>
    <style:style style:name="P458" style:family="paragraph" style:parent-style-name="Text_20_body" style:list-style-name="L3">
      <style:text-properties officeooo:rsid="2f060a62" officeooo:paragraph-rsid="2f060a62"/>
    </style:style>
    <style:style style:name="P459" style:family="paragraph" style:parent-style-name="Text_20_body" style:list-style-name="L2">
      <style:text-properties officeooo:rsid="2f0274b6" officeooo:paragraph-rsid="2f0274b6"/>
    </style:style>
    <style:style style:name="P46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61"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62" style:family="paragraph" style:parent-style-name="Text_20_body" style:list-style-name="L82">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63" style:family="paragraph" style:parent-style-name="Text_20_body" style:list-style-name="L82">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64"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5" style:family="paragraph" style:parent-style-name="Text_20_body" style:list-style-name="L14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6" style:family="paragraph" style:parent-style-name="Text_20_body" style:list-style-name="L11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7" style:family="paragraph" style:parent-style-name="Text_20_body" style:list-style-name="L11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8" style:family="paragraph" style:parent-style-name="Text_20_body" style:list-style-name="L11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9" style:family="paragraph" style:parent-style-name="Text_20_body" style:list-style-name="L12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0" style:family="paragraph" style:parent-style-name="Text_20_body" style:list-style-name="L13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1" style:family="paragraph" style:parent-style-name="Text_20_body" style:list-style-name="L12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2" style:family="paragraph" style:parent-style-name="Text_20_body" style:list-style-name="L12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3" style:family="paragraph" style:parent-style-name="Text_20_body" style:list-style-name="L12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4" style:family="paragraph" style:parent-style-name="Text_20_body" style:list-style-name="L13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5" style:family="paragraph" style:parent-style-name="Text_20_body" style:list-style-name="L13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6" style:family="paragraph" style:parent-style-name="Text_20_body" style:list-style-name="L146">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7" style:family="paragraph" style:parent-style-name="Text_20_body" style:list-style-name="L13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8" style:family="paragraph" style:parent-style-name="Text_20_body" style:list-style-name="L13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9" style:family="paragraph" style:parent-style-name="Text_20_body" style:list-style-name="L13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Text_20_body" style:list-style-name="L13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1" style:family="paragraph" style:parent-style-name="Text_20_body" style:list-style-name="L13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2" style:family="paragraph" style:parent-style-name="Text_20_body" style:list-style-name="L14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3" style:family="paragraph" style:parent-style-name="Text_20_body" style:list-style-name="L14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4" style:family="paragraph" style:parent-style-name="Text_20_body" style:list-style-name="L14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5" style:family="paragraph" style:parent-style-name="Text_20_body" style:list-style-name="L14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6" style:family="paragraph" style:parent-style-name="Text_20_body" style:list-style-name="L14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7" style:family="paragraph" style:parent-style-name="Text_20_body" style:list-style-name="L14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8" style:family="paragraph" style:parent-style-name="Text_20_body" style:list-style-name="L14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9" style:family="paragraph" style:parent-style-name="Text_20_body" style:list-style-name="L14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0" style:family="paragraph" style:parent-style-name="Text_20_body" style:list-style-name="L14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1" style:family="paragraph" style:parent-style-name="Text_20_body" style:list-style-name="L14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2" style:family="paragraph" style:parent-style-name="Text_20_body" style:list-style-name="L14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3" style:family="paragraph" style:parent-style-name="Text_20_body" style:list-style-name="L14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4" style:family="paragraph" style:parent-style-name="Text_20_body" style:list-style-name="L14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7" style:family="paragraph" style:parent-style-name="Text_20_body" style:list-style-name="L3">
      <style:text-properties officeooo:rsid="2f0a5d8e" officeooo:paragraph-rsid="2f0a5d8e"/>
    </style:style>
    <style:style style:name="P498" style:family="paragraph" style:parent-style-name="Text_20_body" style:list-style-name="L4">
      <style:text-properties officeooo:paragraph-rsid="2c30b1aa"/>
    </style:style>
    <style:style style:name="P499" style:family="paragraph" style:parent-style-name="Text_20_body" style:list-style-name="L4">
      <style:text-properties officeooo:paragraph-rsid="2c3e40fa"/>
    </style:style>
    <style:style style:name="P500" style:family="paragraph" style:parent-style-name="Text_20_body" style:list-style-name="L5">
      <style:text-properties fo:font-style="italic" fo:font-weight="bold" style:font-style-asian="italic" style:font-weight-asian="bold" style:font-style-complex="italic" style:font-weight-complex="bold"/>
    </style:style>
    <style:style style:name="P501" style:family="paragraph" style:parent-style-name="Text_20_body" style:list-style-name="L6">
      <style:text-properties fo:font-style="italic" fo:font-weight="bold" style:font-style-asian="italic" style:font-weight-asian="bold" style:font-style-complex="italic" style:font-weight-complex="bold"/>
    </style:style>
    <style:style style:name="P502" style:family="paragraph" style:parent-style-name="Text_20_body" style:list-style-name="L7">
      <style:text-properties fo:font-style="italic" fo:font-weight="bold" style:font-style-asian="italic" style:font-weight-asian="bold" style:font-style-complex="italic" style:font-weight-complex="bold"/>
    </style:style>
    <style:style style:name="P50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0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05" style:family="paragraph" style:parent-style-name="Text_20_body" style:list-style-name="L14">
      <style:text-properties fo:font-style="italic" fo:font-weight="bold" style:font-style-asian="italic" style:font-weight-asian="bold" style:font-style-complex="italic" style:font-weight-complex="bold"/>
    </style:style>
    <style:style style:name="P50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0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0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0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10"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11" style:family="paragraph" style:parent-style-name="Text_20_body" style:list-style-name="L66">
      <style:text-properties fo:font-style="italic" fo:font-weight="bold" style:font-style-asian="italic" style:font-weight-asian="bold" style:font-style-complex="italic" style:font-weight-complex="bold"/>
    </style:style>
    <style:style style:name="P512" style:family="paragraph" style:parent-style-name="Text_20_body" style:list-style-name="L82">
      <style:text-properties fo:font-style="italic" fo:font-weight="bold" officeooo:rsid="2f9c54ec" officeooo:paragraph-rsid="2f9c54ec" style:font-style-asian="italic" style:font-weight-asian="bold" style:font-style-complex="italic" style:font-weight-complex="bold"/>
    </style:style>
    <style:style style:name="P513" style:family="paragraph" style:parent-style-name="Text_20_body" style:list-style-name="L82">
      <style:text-properties fo:font-style="italic" fo:font-weight="bold" style:font-style-asian="italic" style:font-weight-asian="bold" style:font-style-complex="italic" style:font-weight-complex="bold"/>
    </style:style>
    <style:style style:name="P514" style:family="paragraph" style:parent-style-name="Text_20_body" style:list-style-name="L82">
      <style:text-properties fo:font-style="italic" fo:font-weight="bold" officeooo:paragraph-rsid="2f62fb48" style:font-style-asian="italic" style:font-weight-asian="bold" style:font-style-complex="italic" style:font-weight-complex="bold"/>
    </style:style>
    <style:style style:name="P515" style:family="paragraph" style:parent-style-name="Text_20_body" style:list-style-name="L82">
      <style:text-properties fo:font-style="italic" fo:font-weight="bold" officeooo:rsid="2f62fb48" officeooo:paragraph-rsid="2f62fb48" style:font-style-asian="italic" style:font-weight-asian="bold" style:font-style-complex="italic" style:font-weight-complex="bold"/>
    </style:style>
    <style:style style:name="P516" style:family="paragraph" style:parent-style-name="Text_20_body" style:list-style-name="L90">
      <style:text-properties fo:font-style="italic" fo:font-weight="bold" officeooo:rsid="2f5b5974" officeooo:paragraph-rsid="2f5b5974" style:font-style-asian="italic" style:font-weight-asian="bold" style:font-style-complex="italic" style:font-weight-complex="bold"/>
    </style:style>
    <style:style style:name="P517" style:family="paragraph" style:parent-style-name="Text_20_body" style:list-style-name="L91">
      <style:text-properties fo:font-style="italic" fo:font-weight="bold" officeooo:rsid="2fab0604" officeooo:paragraph-rsid="2fab0604" style:font-style-asian="italic" style:font-weight-asian="bold" style:font-style-complex="italic" style:font-weight-complex="bold"/>
    </style:style>
    <style:style style:name="P518" style:family="paragraph" style:parent-style-name="Text_20_body" style:list-style-name="L96">
      <style:text-properties fo:font-style="italic" fo:font-weight="bold" officeooo:rsid="2fbd8ba7" officeooo:paragraph-rsid="2fbd8ba7" style:font-style-asian="italic" style:font-weight-asian="bold" style:font-style-complex="italic" style:font-weight-complex="bold"/>
    </style:style>
    <style:style style:name="P519" style:family="paragraph" style:parent-style-name="Text_20_body" style:list-style-name="L97">
      <style:text-properties fo:font-style="italic" fo:font-weight="bold" officeooo:rsid="2fbd8ba7" officeooo:paragraph-rsid="2fe0e7ff" style:font-style-asian="italic" style:font-weight-asian="bold" style:font-style-complex="italic" style:font-weight-complex="bold"/>
    </style:style>
    <style:style style:name="P520" style:family="paragraph" style:parent-style-name="Text_20_body" style:list-style-name="L99">
      <style:text-properties fo:font-style="italic" fo:font-weight="bold" officeooo:rsid="2fc0a669" style:font-style-asian="italic" style:font-weight-asian="bold" style:font-style-complex="italic" style:font-weight-complex="bold"/>
    </style:style>
    <style:style style:name="P521" style:family="paragraph" style:parent-style-name="Text_20_body" style:list-style-name="L100">
      <style:text-properties fo:font-style="italic" fo:font-weight="bold" officeooo:rsid="2fce751d" officeooo:paragraph-rsid="2fce751d" style:font-style-asian="italic" style:font-weight-asian="bold" style:font-style-complex="italic" style:font-weight-complex="bold"/>
    </style:style>
    <style:style style:name="P522" style:family="paragraph" style:parent-style-name="Text_20_body" style:list-style-name="L101">
      <style:text-properties fo:font-style="italic" fo:font-weight="bold" officeooo:rsid="2fd0e1a4" officeooo:paragraph-rsid="2fd0e1a4" style:font-style-asian="italic" style:font-weight-asian="bold" style:font-style-complex="italic" style:font-weight-complex="bold"/>
    </style:style>
    <style:style style:name="P523" style:family="paragraph" style:parent-style-name="Text_20_body" style:list-style-name="L103">
      <style:text-properties fo:font-style="italic" fo:font-weight="bold" officeooo:rsid="2fd1f8c9" officeooo:paragraph-rsid="2fd1f8c9" style:font-style-asian="italic" style:font-weight-asian="bold" style:font-style-complex="italic" style:font-weight-complex="bold"/>
    </style:style>
    <style:style style:name="P524"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25"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26"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27" style:family="paragraph" style:parent-style-name="Text_20_body" style:list-style-name="L19">
      <style:text-properties fo:font-style="italic" officeooo:rsid="2d92599d" officeooo:paragraph-rsid="2d92599d" style:font-style-asian="italic" style:font-style-complex="italic"/>
    </style:style>
    <style:style style:name="P528" style:family="paragraph" style:parent-style-name="Text_20_body" style:list-style-name="L19">
      <style:text-properties fo:font-style="italic" officeooo:rsid="2d89328c" officeooo:paragraph-rsid="2d89328c" style:font-style-asian="italic" style:font-style-complex="italic"/>
    </style:style>
    <style:style style:name="P529" style:family="paragraph" style:parent-style-name="Text_20_body" style:list-style-name="L24">
      <style:text-properties fo:font-style="italic" officeooo:rsid="2e99f5e8" officeooo:paragraph-rsid="2e99f5e8" style:font-style-asian="italic" style:font-style-complex="italic"/>
    </style:style>
    <style:style style:name="P530" style:family="paragraph" style:parent-style-name="Text_20_body" style:list-style-name="L25">
      <style:text-properties fo:font-style="italic" officeooo:paragraph-rsid="2f235fff" style:font-style-asian="italic" style:font-style-complex="italic"/>
    </style:style>
    <style:style style:name="P531" style:family="paragraph" style:parent-style-name="Text_20_body" style:list-style-name="L57">
      <style:text-properties fo:font-style="italic" officeooo:paragraph-rsid="3012f45a" style:font-style-asian="italic" style:font-style-complex="italic"/>
    </style:style>
    <style:style style:name="P532" style:family="paragraph" style:parent-style-name="Text_20_body" style:list-style-name="L83">
      <style:text-properties fo:font-style="italic" style:font-style-asian="italic" style:font-style-complex="italic"/>
    </style:style>
    <style:style style:name="P533" style:family="paragraph" style:parent-style-name="Text_20_body" style:list-style-name="L84">
      <style:text-properties fo:font-style="italic" style:font-style-asian="italic" style:font-style-complex="italic"/>
    </style:style>
    <style:style style:name="P534" style:family="paragraph" style:parent-style-name="Text_20_body" style:list-style-name="L85">
      <style:text-properties fo:font-style="italic" style:font-style-asian="italic" style:font-style-complex="italic"/>
    </style:style>
    <style:style style:name="P535" style:family="paragraph" style:parent-style-name="Text_20_body" style:list-style-name="L86">
      <style:text-properties fo:font-style="italic" style:font-style-asian="italic" style:font-style-complex="italic"/>
    </style:style>
    <style:style style:name="P536" style:family="paragraph" style:parent-style-name="Text_20_body" style:list-style-name="L87">
      <style:text-properties fo:font-style="italic" style:font-style-asian="italic" style:font-style-complex="italic"/>
    </style:style>
    <style:style style:name="P537" style:family="paragraph" style:parent-style-name="Text_20_body" style:list-style-name="L88">
      <style:text-properties fo:font-style="italic" style:font-style-asian="italic" style:font-style-complex="italic"/>
    </style:style>
    <style:style style:name="P538" style:family="paragraph" style:parent-style-name="Text_20_body" style:list-style-name="L89">
      <style:text-properties fo:font-style="italic" style:font-style-asian="italic" style:font-style-complex="italic"/>
    </style:style>
    <style:style style:name="P539" style:family="paragraph" style:parent-style-name="Text_20_body" style:list-style-name="L149">
      <style:text-properties fo:font-style="italic" officeooo:paragraph-rsid="2cbe6177" style:font-style-asian="italic" style:font-style-complex="italic"/>
    </style:style>
    <style:style style:name="P540" style:family="paragraph" style:parent-style-name="Text_20_body" style:list-style-name="L25">
      <style:text-properties fo:font-style="italic" officeooo:rsid="31287c80" officeooo:paragraph-rsid="31287c80" style:font-style-asian="italic" style:font-style-complex="italic"/>
    </style:style>
    <style:style style:name="P541" style:family="paragraph" style:parent-style-name="Text_20_body" style:list-style-name="L27">
      <style:text-properties fo:font-style="italic" officeooo:rsid="312b0242" officeooo:paragraph-rsid="312b0242" style:font-style-asian="italic" style:font-style-complex="italic"/>
    </style:style>
    <style:style style:name="P542" style:family="paragraph" style:parent-style-name="Text_20_body" style:list-style-name="L5">
      <style:text-properties officeooo:rsid="2e3add85" officeooo:paragraph-rsid="2e3add85"/>
    </style:style>
    <style:style style:name="P543" style:family="paragraph" style:parent-style-name="Text_20_body" style:list-style-name="L6">
      <style:text-properties officeooo:rsid="2e3add85" officeooo:paragraph-rsid="2e3add85"/>
    </style:style>
    <style:style style:name="P544" style:family="paragraph" style:parent-style-name="Text_20_body" style:list-style-name="L6">
      <style:text-properties officeooo:rsid="2e392998" officeooo:paragraph-rsid="2e392998"/>
    </style:style>
    <style:style style:name="P545" style:family="paragraph" style:parent-style-name="Text_20_body" style:list-style-name="L4">
      <style:text-properties officeooo:rsid="2e35c073" officeooo:paragraph-rsid="2e35c073"/>
    </style:style>
    <style:style style:name="P546" style:family="paragraph" style:parent-style-name="Text_20_body" style:list-style-name="L4">
      <style:text-properties officeooo:rsid="2e34e093" officeooo:paragraph-rsid="2f8297f2"/>
    </style:style>
    <style:style style:name="P547" style:family="paragraph" style:parent-style-name="Text_20_body" style:list-style-name="L4">
      <style:text-properties officeooo:rsid="2e3f2b59" officeooo:paragraph-rsid="2e3f2b59"/>
    </style:style>
    <style:style style:name="P548" style:family="paragraph" style:parent-style-name="Text_20_body" style:list-style-name="L4">
      <style:text-properties officeooo:rsid="2e375532" officeooo:paragraph-rsid="2e375532"/>
    </style:style>
    <style:style style:name="P549" style:family="paragraph" style:parent-style-name="Text_20_body" style:list-style-name="L8">
      <style:text-properties officeooo:rsid="2f8b7fd6" officeooo:paragraph-rsid="2f8b7fd6"/>
    </style:style>
    <style:style style:name="P550" style:family="paragraph" style:parent-style-name="Text_20_body" style:list-style-name="L4">
      <style:text-properties style:text-line-through-style="none" style:text-line-through-type="none" style:text-underline-style="none" officeooo:paragraph-rsid="2c854c83"/>
    </style:style>
    <style:style style:name="P551" style:family="paragraph" style:parent-style-name="Text_20_body" style:list-style-name="L4">
      <style:text-properties style:text-line-through-style="none" style:text-line-through-type="none" style:text-underline-style="none" officeooo:rsid="2c4cd8a3" officeooo:paragraph-rsid="2c854c83"/>
    </style:style>
    <style:style style:name="P552" style:family="paragraph" style:parent-style-name="Text_20_body" style:list-style-name="L4">
      <style:text-properties style:text-line-through-style="none" style:text-line-through-type="none" style:text-underline-style="none" officeooo:rsid="2d1994e4" officeooo:paragraph-rsid="2d1994e4"/>
    </style:style>
    <style:style style:name="P553" style:family="paragraph" style:parent-style-name="Text_20_body" style:list-style-name="L4">
      <style:text-properties style:text-line-through-style="none" style:text-line-through-type="none" style:text-underline-style="none" officeooo:rsid="2d19cc00" officeooo:paragraph-rsid="2d19cc00"/>
    </style:style>
    <style:style style:name="P554" style:family="paragraph" style:parent-style-name="Text_20_body" style:list-style-name="L9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55" style:family="paragraph" style:parent-style-name="Text_20_body" style:list-style-name="L10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56" style:family="paragraph" style:parent-style-name="Text_20_body" style:list-style-name="L147">
      <style:text-properties style:text-line-through-style="none" style:text-line-through-type="none" officeooo:paragraph-rsid="2cc6471e"/>
    </style:style>
    <style:style style:name="P557" style:family="paragraph" style:parent-style-name="Text_20_body" style:list-style-name="L147">
      <style:text-properties style:text-line-through-style="none" style:text-line-through-type="none" officeooo:rsid="2cc6471e" officeooo:paragraph-rsid="2cc6471e"/>
    </style:style>
    <style:style style:name="P558" style:family="paragraph" style:parent-style-name="Text_20_body" style:list-style-name="L4">
      <style:text-properties officeooo:rsid="2d1994e4" officeooo:paragraph-rsid="2d1994e4"/>
    </style:style>
    <style:style style:name="P559" style:family="paragraph" style:parent-style-name="Text_20_body" style:list-style-name="L4">
      <style:text-properties officeooo:rsid="2d19cc00" officeooo:paragraph-rsid="2d19cc00"/>
    </style:style>
    <style:style style:name="P560" style:family="paragraph" style:parent-style-name="Text_20_body" style:list-style-name="L9">
      <style:text-properties officeooo:paragraph-rsid="2bf4c6f4"/>
    </style:style>
    <style:style style:name="P561" style:family="paragraph" style:parent-style-name="Text_20_body" style:list-style-name="L10"/>
    <style:style style:name="P562" style:family="paragraph" style:parent-style-name="Text_20_body" style:list-style-name="L11"/>
    <style:style style:name="P563" style:family="paragraph" style:parent-style-name="Text_20_body" style:list-style-name="L12"/>
    <style:style style:name="P564" style:family="paragraph" style:parent-style-name="Text_20_body" style:list-style-name="L13">
      <style:text-properties officeooo:paragraph-rsid="2f49173c"/>
    </style:style>
    <style:style style:name="P565" style:family="paragraph" style:parent-style-name="Text_20_body" style:list-style-name="L13">
      <style:text-properties officeooo:rsid="2f4b13b5" officeooo:paragraph-rsid="2f4b13b5"/>
    </style:style>
    <style:style style:name="P566" style:family="paragraph" style:parent-style-name="Text_20_body" style:list-style-name="L13">
      <style:text-properties officeooo:rsid="2f4b13b5" officeooo:paragraph-rsid="2f4fdfca"/>
    </style:style>
    <style:style style:name="P567" style:family="paragraph" style:parent-style-name="Text_20_body" style:list-style-name="L13">
      <style:text-properties officeooo:rsid="2f4b13b5" officeooo:paragraph-rsid="2f52e2f6"/>
    </style:style>
    <style:style style:name="P568" style:family="paragraph" style:parent-style-name="Text_20_body" style:list-style-name="L18">
      <style:text-properties officeooo:rsid="2f4b13b5" officeooo:paragraph-rsid="2f5501eb"/>
    </style:style>
    <style:style style:name="P569" style:family="paragraph" style:parent-style-name="Text_20_body" style:list-style-name="L13">
      <style:text-properties officeooo:rsid="2f49173c" officeooo:paragraph-rsid="2f49173c"/>
    </style:style>
    <style:style style:name="P570" style:family="paragraph" style:parent-style-name="Text_20_body" style:list-style-name="L14">
      <style:text-properties officeooo:paragraph-rsid="2bf00e6e"/>
    </style:style>
    <style:style style:name="P571" style:family="paragraph" style:parent-style-name="Text_20_body" style:list-style-name="L14">
      <style:text-properties officeooo:paragraph-rsid="2f3b28f4"/>
    </style:style>
    <style:style style:name="P572" style:family="paragraph" style:parent-style-name="Text_20_body" style:list-style-name="L14">
      <style:text-properties officeooo:rsid="2f24f113" officeooo:paragraph-rsid="2f2bddd6"/>
    </style:style>
    <style:style style:name="P573" style:family="paragraph" style:parent-style-name="Text_20_body" style:list-style-name="L16">
      <style:text-properties officeooo:rsid="2f24f113" officeooo:paragraph-rsid="2f24f113"/>
    </style:style>
    <style:style style:name="P574" style:family="paragraph" style:parent-style-name="Text_20_body" style:list-style-name="L14">
      <style:text-properties officeooo:paragraph-rsid="2bf00e6e" fo:background-color="transparent"/>
    </style:style>
    <style:style style:name="P575" style:family="paragraph" style:parent-style-name="Text_20_body" style:list-style-name="L14">
      <style:text-properties officeooo:rsid="2f2ee20c" officeooo:paragraph-rsid="2f2ee20c"/>
    </style:style>
    <style:style style:name="P576" style:family="paragraph" style:parent-style-name="Text_20_body" style:list-style-name="L14">
      <style:text-properties officeooo:rsid="2f2ee20c" officeooo:paragraph-rsid="2f38db1e"/>
    </style:style>
    <style:style style:name="P577" style:family="paragraph" style:parent-style-name="Text_20_body" style:list-style-name="L14">
      <style:text-properties officeooo:rsid="2f2d3dfc" officeooo:paragraph-rsid="2f30b49f"/>
    </style:style>
    <style:style style:name="P578" style:family="paragraph" style:parent-style-name="Text_20_body" style:list-style-name="L14">
      <style:text-properties officeooo:rsid="2f3b28f4" officeooo:paragraph-rsid="2f3b28f4"/>
    </style:style>
    <style:style style:name="P579" style:family="paragraph" style:parent-style-name="Text_20_body" style:list-style-name="L13">
      <style:text-properties officeooo:rsid="2f4fdfca" officeooo:paragraph-rsid="2f4fdfca"/>
    </style:style>
    <style:style style:name="P580" style:family="paragraph" style:parent-style-name="Text_20_body" style:list-style-name="L13">
      <style:text-properties officeooo:rsid="2f4fdfca" officeooo:paragraph-rsid="2f52e2f6"/>
    </style:style>
    <style:style style:name="P581" style:family="paragraph" style:parent-style-name="Text_20_body" style:list-style-name="L18">
      <style:text-properties officeooo:rsid="2f4fdfca" officeooo:paragraph-rsid="2f5501eb"/>
    </style:style>
    <style:style style:name="P582" style:family="paragraph" style:parent-style-name="Text_20_body" style:list-style-name="L13">
      <style:text-properties officeooo:rsid="2f5634dd" officeooo:paragraph-rsid="2f5634dd"/>
    </style:style>
    <style:style style:name="P583" style:family="paragraph" style:parent-style-name="Text_20_body" style:list-style-name="L13">
      <style:text-properties officeooo:rsid="2f1412ff" officeooo:paragraph-rsid="2f5634dd"/>
    </style:style>
    <style:style style:name="P584" style:family="paragraph" style:parent-style-name="Text_20_body" style:list-style-name="L16">
      <style:text-properties officeooo:paragraph-rsid="2f24f113"/>
    </style:style>
    <style:style style:name="P585" style:family="paragraph" style:parent-style-name="Text_20_body" style:list-style-name="L16">
      <style:text-properties officeooo:rsid="2f14ad99" officeooo:paragraph-rsid="2f24f113"/>
    </style:style>
    <style:style style:name="P586" style:family="paragraph" style:parent-style-name="Text_20_body" style:list-style-name="L16">
      <style:text-properties officeooo:rsid="2ef55f54" officeooo:paragraph-rsid="2f24f113"/>
    </style:style>
    <style:style style:name="P587" style:family="paragraph" style:parent-style-name="Text_20_body" style:list-style-name="L16">
      <style:text-properties officeooo:rsid="2ef76aa4" officeooo:paragraph-rsid="2f24f113"/>
    </style:style>
    <style:style style:name="P588" style:family="paragraph" style:parent-style-name="Text_20_body" style:list-style-name="L17">
      <style:text-properties officeooo:paragraph-rsid="2f24f113"/>
    </style:style>
    <style:style style:name="P589" style:family="paragraph" style:parent-style-name="Text_20_body" style:list-style-name="L17">
      <style:text-properties officeooo:rsid="2ef80bec" officeooo:paragraph-rsid="2f24f113"/>
    </style:style>
    <style:style style:name="P590" style:family="paragraph" style:parent-style-name="Text_20_body" style:list-style-name="L16">
      <style:text-properties officeooo:rsid="2efcf662" officeooo:paragraph-rsid="2f24f113"/>
    </style:style>
    <style:style style:name="P591" style:family="paragraph" style:parent-style-name="Text_20_body" style:list-style-name="L18">
      <style:text-properties officeooo:rsid="2f5501eb" officeooo:paragraph-rsid="2f5501eb"/>
    </style:style>
    <style:style style:name="P592" style:family="paragraph" style:parent-style-name="Text_20_body" style:list-style-name="L19"/>
    <style:style style:name="P593" style:family="paragraph" style:parent-style-name="Text_20_body" style:list-style-name="L19">
      <style:text-properties officeooo:paragraph-rsid="2f19b27e"/>
    </style:style>
    <style:style style:name="P594" style:family="paragraph" style:parent-style-name="Text_20_body" style:list-style-name="L19">
      <style:text-properties officeooo:paragraph-rsid="2d90f701"/>
    </style:style>
    <style:style style:name="P595" style:family="paragraph" style:parent-style-name="Text_20_body" style:list-style-name="L19">
      <style:text-properties officeooo:paragraph-rsid="2bf9c65f"/>
    </style:style>
    <style:style style:name="P596" style:family="paragraph" style:parent-style-name="Text_20_body" style:list-style-name="L19">
      <style:text-properties officeooo:paragraph-rsid="2f1b08cb"/>
    </style:style>
    <style:style style:name="P597" style:family="paragraph" style:parent-style-name="Text_20_body" style:list-style-name="L19">
      <style:text-properties officeooo:paragraph-rsid="2e9a0a70"/>
    </style:style>
    <style:style style:name="P598" style:family="paragraph" style:parent-style-name="Text_20_body" style:list-style-name="L20">
      <style:text-properties officeooo:rsid="2f17426c" officeooo:paragraph-rsid="2f17426c"/>
    </style:style>
    <style:style style:name="P599" style:family="paragraph" style:parent-style-name="Text_20_body" style:list-style-name="L21">
      <style:text-properties officeooo:rsid="2d8b0dfd" officeooo:paragraph-rsid="2d90f701"/>
    </style:style>
    <style:style style:name="P600" style:family="paragraph" style:parent-style-name="Text_20_body" style:list-style-name="L19">
      <style:text-properties officeooo:rsid="2d8b0dfd" officeooo:paragraph-rsid="2d992d80"/>
    </style:style>
    <style:style style:name="P601" style:family="paragraph" style:parent-style-name="Text_20_body" style:list-style-name="L22">
      <style:text-properties officeooo:rsid="2d8b0dfd" officeooo:paragraph-rsid="2d992d80"/>
    </style:style>
    <style:style style:name="P602" style:family="paragraph" style:parent-style-name="Text_20_body" style:list-style-name="L154">
      <style:text-properties officeooo:rsid="2d8b0dfd" officeooo:paragraph-rsid="2e864252"/>
    </style:style>
    <style:style style:name="P603" style:family="paragraph" style:parent-style-name="Text_20_body" style:list-style-name="L19">
      <style:text-properties fo:font-style="normal" officeooo:rsid="2d946029" officeooo:paragraph-rsid="2d946029" style:font-style-asian="normal" style:font-style-complex="normal"/>
    </style:style>
    <style:style style:name="P604" style:family="paragraph" style:parent-style-name="Text_20_body" style:list-style-name="L19">
      <style:text-properties fo:font-style="normal" officeooo:rsid="2d946029" officeooo:paragraph-rsid="2d9abcf7" style:font-style-asian="normal" style:font-style-complex="normal"/>
    </style:style>
    <style:style style:name="P605" style:family="paragraph" style:parent-style-name="Text_20_body" style:list-style-name="L122">
      <style:text-properties fo:font-style="normal" officeooo:rsid="2c0d2125" officeooo:paragraph-rsid="2c0d2125" style:font-style-asian="normal" style:font-style-complex="normal"/>
    </style:style>
    <style:style style:name="P606" style:family="paragraph" style:parent-style-name="Text_20_body" style:list-style-name="L99">
      <style:text-properties fo:font-style="normal" fo:font-weight="normal" officeooo:rsid="2fc0a669" officeooo:paragraph-rsid="2fc0c66f" style:font-style-asian="normal" style:font-weight-asian="normal" style:font-style-complex="normal" style:font-weight-complex="normal"/>
    </style:style>
    <style:style style:name="P607" style:family="paragraph" style:parent-style-name="Text_20_body" style:list-style-name="L100">
      <style:text-properties fo:font-style="normal" fo:font-weight="normal" officeooo:rsid="2fce751d" officeooo:paragraph-rsid="2fce751d" style:font-style-asian="normal" style:font-weight-asian="normal" style:font-style-complex="normal" style:font-weight-complex="normal"/>
    </style:style>
    <style:style style:name="P608" style:family="paragraph" style:parent-style-name="Text_20_body" style:list-style-name="L23">
      <style:text-properties officeooo:paragraph-rsid="2f1cb79f"/>
    </style:style>
    <style:style style:name="P609" style:family="paragraph" style:parent-style-name="Text_20_body" style:list-style-name="L23">
      <style:text-properties officeooo:paragraph-rsid="2bf9c65f"/>
    </style:style>
    <style:style style:name="P610" style:family="paragraph" style:parent-style-name="Text_20_body" style:list-style-name="L19">
      <style:text-properties officeooo:rsid="2d89328c" officeooo:paragraph-rsid="2d89328c"/>
    </style:style>
    <style:style style:name="P611" style:family="paragraph" style:parent-style-name="Text_20_body" style:list-style-name="L19">
      <style:text-properties officeooo:rsid="2d89328c" officeooo:paragraph-rsid="2e8e13bc"/>
    </style:style>
    <style:style style:name="P612" style:family="paragraph" style:parent-style-name="Text_20_body" style:list-style-name="L19">
      <style:text-properties officeooo:rsid="2dc83137" officeooo:paragraph-rsid="2e8c30f4"/>
    </style:style>
    <style:style style:name="P613" style:family="paragraph" style:parent-style-name="Text_20_body" style:list-style-name="L35">
      <style:text-properties officeooo:rsid="2dc83137" officeooo:paragraph-rsid="2dcc7533"/>
    </style:style>
    <style:style style:name="P614" style:family="paragraph" style:parent-style-name="Text_20_body" style:list-style-name="L19">
      <style:text-properties officeooo:rsid="2e99c0c1" officeooo:paragraph-rsid="2e99c0c1"/>
    </style:style>
    <style:style style:name="P615" style:family="paragraph" style:parent-style-name="Text_20_body" style:list-style-name="L19">
      <style:text-properties officeooo:rsid="2e8e13bc" officeooo:paragraph-rsid="2e8e13bc"/>
    </style:style>
    <style:style style:name="P616" style:family="paragraph" style:parent-style-name="Text_20_body" style:list-style-name="L24">
      <style:text-properties officeooo:paragraph-rsid="2e95a0be"/>
    </style:style>
    <style:style style:name="P617" style:family="paragraph" style:parent-style-name="Text_20_body" style:list-style-name="L24">
      <style:text-properties officeooo:rsid="2e8ffbb2" officeooo:paragraph-rsid="2e8ffbb2"/>
    </style:style>
    <style:style style:name="P618" style:family="paragraph" style:parent-style-name="Text_20_body" style:list-style-name="L24">
      <style:text-properties officeooo:rsid="2e95a0be" officeooo:paragraph-rsid="2e95a0be"/>
    </style:style>
    <style:style style:name="P619" style:family="paragraph" style:parent-style-name="Text_20_body" style:list-style-name="L19">
      <style:text-properties officeooo:rsid="2f1eb7e3" officeooo:paragraph-rsid="2f235fff"/>
    </style:style>
    <style:style style:name="P620" style:family="paragraph" style:parent-style-name="Text_20_body" style:list-style-name="L19">
      <style:text-properties officeooo:rsid="2e9a0a70" officeooo:paragraph-rsid="2bf9c65f"/>
    </style:style>
    <style:style style:name="P621" style:family="paragraph" style:parent-style-name="Text_20_body" style:list-style-name="L19">
      <style:text-properties style:text-line-through-style="solid" style:text-line-through-type="single" officeooo:paragraph-rsid="2e94311a"/>
    </style:style>
    <style:style style:name="P622" style:family="paragraph" style:parent-style-name="Text_20_body" style:list-style-name="L19">
      <style:text-properties style:text-line-through-style="solid" style:text-line-through-type="single" officeooo:paragraph-rsid="2e9264c4"/>
    </style:style>
    <style:style style:name="P623" style:family="paragraph" style:parent-style-name="Text_20_body" style:list-style-name="L27">
      <style:text-properties style:text-line-through-style="solid" style:text-line-through-type="single" officeooo:rsid="2b98908f" officeooo:paragraph-rsid="2c2d6ec4"/>
    </style:style>
    <style:style style:name="P624" style:family="paragraph" style:parent-style-name="Text_20_body" style:list-style-name="L113">
      <style:text-properties style:text-line-through-style="solid" style:text-line-through-type="single" officeooo:paragraph-rsid="2c390c31"/>
    </style:style>
    <style:style style:name="P625" style:family="paragraph" style:parent-style-name="Text_20_body" style:list-style-name="L113">
      <style:text-properties style:text-line-through-style="solid" style:text-line-through-type="single" officeooo:paragraph-rsid="2c30b1aa"/>
    </style:style>
    <style:style style:name="P626" style:family="paragraph" style:parent-style-name="Text_20_body" style:list-style-name="L13">
      <style:text-properties officeooo:rsid="2f503d72" officeooo:paragraph-rsid="2f52e2f6"/>
    </style:style>
    <style:style style:name="P627" style:family="paragraph" style:parent-style-name="Text_20_body" style:list-style-name="L25">
      <style:text-properties officeooo:paragraph-rsid="2f235fff"/>
    </style:style>
    <style:style style:name="P628" style:family="paragraph" style:parent-style-name="Text_20_body" style:list-style-name="L26">
      <style:text-properties officeooo:paragraph-rsid="2f235fff"/>
    </style:style>
    <style:style style:name="P629" style:family="paragraph" style:parent-style-name="Text_20_body" style:list-style-name="L25">
      <style:text-properties officeooo:rsid="2c1e16cf" officeooo:paragraph-rsid="2f235fff"/>
    </style:style>
    <style:style style:name="P630" style:family="paragraph" style:parent-style-name="Text_20_body" style:list-style-name="L27">
      <style:text-properties officeooo:paragraph-rsid="2bee3468"/>
    </style:style>
    <style:style style:name="P631" style:family="paragraph" style:parent-style-name="Text_20_body" style:list-style-name="L27">
      <style:text-properties officeooo:paragraph-rsid="2f235fff"/>
    </style:style>
    <style:style style:name="P632" style:family="paragraph" style:parent-style-name="Text_20_body" style:list-style-name="L27">
      <style:text-properties officeooo:paragraph-rsid="312b0242"/>
    </style:style>
    <style:style style:name="P633" style:family="paragraph" style:parent-style-name="Text_20_body" style:list-style-name="L27">
      <style:text-properties officeooo:paragraph-rsid="31346b0b"/>
    </style:style>
    <style:style style:name="P634" style:family="paragraph" style:parent-style-name="Text_20_body" style:list-style-name="L27">
      <style:text-properties officeooo:paragraph-rsid="31381d48"/>
    </style:style>
    <style:style style:name="P635" style:family="paragraph" style:parent-style-name="Text_20_body" style:list-style-name="L27">
      <style:text-properties officeooo:rsid="2b98908f" officeooo:paragraph-rsid="2bee3468"/>
    </style:style>
    <style:style style:name="P636" style:family="paragraph" style:parent-style-name="Text_20_body" style:list-style-name="L27">
      <style:text-properties officeooo:rsid="2c7af555" officeooo:paragraph-rsid="2c7af555"/>
    </style:style>
    <style:style style:name="P637" style:family="paragraph" style:parent-style-name="Text_20_body" style:list-style-name="L28">
      <style:text-properties officeooo:paragraph-rsid="2d693de4"/>
    </style:style>
    <style:style style:name="P638" style:family="paragraph" style:parent-style-name="Text_20_body" style:list-style-name="L29">
      <style:text-properties officeooo:paragraph-rsid="2db4722c"/>
    </style:style>
    <style:style style:name="P639" style:family="paragraph" style:parent-style-name="Text_20_body" style:list-style-name="L29">
      <style:text-properties officeooo:rsid="2d693de4" officeooo:paragraph-rsid="2d693de4"/>
    </style:style>
    <style:style style:name="P640" style:family="paragraph" style:parent-style-name="Text_20_body" style:list-style-name="L29">
      <style:text-properties officeooo:rsid="2d693de4" officeooo:paragraph-rsid="2db4722c"/>
    </style:style>
    <style:style style:name="P641" style:family="paragraph" style:parent-style-name="Text_20_body" style:list-style-name="L29">
      <style:text-properties officeooo:rsid="2d693de4" officeooo:paragraph-rsid="2d9f807f"/>
    </style:style>
    <style:style style:name="P642" style:family="paragraph" style:parent-style-name="Text_20_body" style:list-style-name="L30">
      <style:text-properties officeooo:rsid="2d693de4" officeooo:paragraph-rsid="2d693de4"/>
    </style:style>
    <style:style style:name="P643" style:family="paragraph" style:parent-style-name="Text_20_body" style:list-style-name="L31">
      <style:text-properties officeooo:rsid="2d62ea8d" officeooo:paragraph-rsid="2d62ea8d"/>
    </style:style>
    <style:style style:name="P644" style:family="paragraph" style:parent-style-name="Text_20_body" style:list-style-name="L32">
      <style:text-properties officeooo:paragraph-rsid="2f8d0bb6"/>
    </style:style>
    <style:style style:name="P645" style:family="paragraph" style:parent-style-name="Text_20_body" style:list-style-name="L32">
      <style:text-properties officeooo:paragraph-rsid="2f9262fc"/>
    </style:style>
    <style:style style:name="P646" style:family="paragraph" style:parent-style-name="Text_20_body" style:list-style-name="L32">
      <style:text-properties officeooo:rsid="2da111e9" officeooo:paragraph-rsid="2da111e9"/>
    </style:style>
    <style:style style:name="P647" style:family="paragraph" style:parent-style-name="Text_20_body" style:list-style-name="L32">
      <style:text-properties officeooo:rsid="2f8d0bb6" officeooo:paragraph-rsid="2f8d0bb6"/>
    </style:style>
    <style:style style:name="P648" style:family="paragraph" style:parent-style-name="Text_20_body" style:list-style-name="L32">
      <style:text-properties officeooo:rsid="2f90b1d0" officeooo:paragraph-rsid="2f90b1d0"/>
    </style:style>
    <style:style style:name="P649" style:family="paragraph" style:parent-style-name="Text_20_body" style:list-style-name="L33">
      <style:text-properties officeooo:rsid="2d8e7578" officeooo:paragraph-rsid="2d8e7578"/>
    </style:style>
    <style:style style:name="P650" style:family="paragraph" style:parent-style-name="Text_20_body" style:list-style-name="L33">
      <style:text-properties officeooo:rsid="2d8e7578" officeooo:paragraph-rsid="2d8f7e6a"/>
    </style:style>
    <style:style style:name="P651" style:family="paragraph" style:parent-style-name="Text_20_body" style:list-style-name="L34">
      <style:text-properties fo:language="cs" fo:country="CZ" officeooo:rsid="2e269220" officeooo:paragraph-rsid="2e269220"/>
    </style:style>
    <style:style style:name="P652" style:family="paragraph" style:parent-style-name="Text_20_body" style:list-style-name="L135">
      <style:text-properties fo:language="cs" fo:country="CZ" officeooo:rsid="2c5b1123" officeooo:paragraph-rsid="2cc8ec30"/>
    </style:style>
    <style:style style:name="P653" style:family="paragraph" style:parent-style-name="Text_20_body" style:list-style-name="L135">
      <style:text-properties fo:language="cs" fo:country="CZ" officeooo:rsid="2c5cf113" officeooo:paragraph-rsid="2c82759d"/>
    </style:style>
    <style:style style:name="P654" style:family="paragraph" style:parent-style-name="Text_20_body" style:list-style-name="L36">
      <style:text-properties officeooo:paragraph-rsid="2e2b7947"/>
    </style:style>
    <style:style style:name="P655" style:family="paragraph" style:parent-style-name="Text_20_body" style:list-style-name="L37">
      <style:text-properties officeooo:paragraph-rsid="2dd33f0d"/>
    </style:style>
    <style:style style:name="P656" style:family="paragraph" style:parent-style-name="Text_20_body" style:list-style-name="L38">
      <style:text-properties officeooo:paragraph-rsid="2e2f781f"/>
    </style:style>
    <style:style style:name="P657" style:family="paragraph" style:parent-style-name="Text_20_body" style:list-style-name="L39">
      <style:text-properties officeooo:paragraph-rsid="2e3389d8"/>
    </style:style>
    <style:style style:name="P658" style:family="paragraph" style:parent-style-name="Text_20_body" style:list-style-name="L39">
      <style:text-properties officeooo:rsid="2e3389d8" officeooo:paragraph-rsid="2e3389d8"/>
    </style:style>
    <style:style style:name="P659" style:family="paragraph" style:parent-style-name="Text_20_body" style:list-style-name="L40">
      <style:text-properties officeooo:paragraph-rsid="2de51bf9"/>
    </style:style>
    <style:style style:name="P660" style:family="paragraph" style:parent-style-name="Text_20_body" style:list-style-name="L40">
      <style:text-properties officeooo:rsid="2e49b8cc" officeooo:paragraph-rsid="2e49b8cc"/>
    </style:style>
    <style:style style:name="P661" style:family="paragraph" style:parent-style-name="Text_20_body" style:list-style-name="L41">
      <style:text-properties officeooo:paragraph-rsid="2de2c4a9"/>
    </style:style>
    <style:style style:name="P662" style:family="paragraph" style:parent-style-name="Text_20_body" style:list-style-name="L42">
      <style:text-properties officeooo:paragraph-rsid="2bf084a8"/>
    </style:style>
    <style:style style:name="P663" style:family="paragraph" style:parent-style-name="Text_20_body" style:list-style-name="L42">
      <style:text-properties officeooo:rsid="2e4bc4f0" officeooo:paragraph-rsid="2e4bc4f0"/>
    </style:style>
    <style:style style:name="P664" style:family="paragraph" style:parent-style-name="Text_20_body" style:list-style-name="L43">
      <style:text-properties officeooo:paragraph-rsid="2dfbf69c"/>
    </style:style>
    <style:style style:name="P665" style:family="paragraph" style:parent-style-name="Text_20_body" style:list-style-name="L43">
      <style:text-properties officeooo:rsid="2dfb3720" officeooo:paragraph-rsid="2dfdcb9e"/>
    </style:style>
    <style:style style:name="P666" style:family="paragraph" style:parent-style-name="Text_20_body" style:list-style-name="L43">
      <style:text-properties officeooo:rsid="2dfdcb9e" officeooo:paragraph-rsid="2dfdcb9e"/>
    </style:style>
    <style:style style:name="P667" style:family="paragraph" style:parent-style-name="Text_20_body" style:list-style-name="L43">
      <style:text-properties officeooo:rsid="2df8dc0f" officeooo:paragraph-rsid="2df8dc0f"/>
    </style:style>
    <style:style style:name="P668" style:family="paragraph" style:parent-style-name="Text_20_body" style:list-style-name="L43">
      <style:text-properties officeooo:rsid="2df8dc0f" officeooo:paragraph-rsid="2dfbf69c"/>
    </style:style>
    <style:style style:name="P669" style:family="paragraph" style:parent-style-name="Text_20_body" style:list-style-name="L43">
      <style:text-properties officeooo:rsid="30279643" officeooo:paragraph-rsid="30279643"/>
    </style:style>
    <style:style style:name="P670" style:family="paragraph" style:parent-style-name="Text_20_body" style:list-style-name="L44">
      <style:text-properties officeooo:paragraph-rsid="2bf084a8"/>
    </style:style>
    <style:style style:name="P671" style:family="paragraph" style:parent-style-name="Text_20_body" style:list-style-name="L45">
      <style:text-properties officeooo:rsid="2e52833f" officeooo:paragraph-rsid="2e52833f"/>
    </style:style>
    <style:style style:name="P672" style:family="paragraph" style:parent-style-name="Text_20_body" style:list-style-name="L46">
      <style:text-properties officeooo:paragraph-rsid="2e0f0fe2"/>
    </style:style>
    <style:style style:name="P673" style:family="paragraph" style:parent-style-name="Text_20_body" style:list-style-name="L46">
      <style:text-properties officeooo:rsid="3043b47e" officeooo:paragraph-rsid="3043b47e"/>
    </style:style>
    <style:style style:name="P674" style:family="paragraph" style:parent-style-name="Text_20_body" style:list-style-name="L47">
      <style:text-properties officeooo:paragraph-rsid="2bf084a8"/>
    </style:style>
    <style:style style:name="P675" style:family="paragraph" style:parent-style-name="Text_20_body" style:list-style-name="L48">
      <style:text-properties fo:color="#1841ce" officeooo:rsid="2e6e0a48" officeooo:paragraph-rsid="2e6e0a48"/>
    </style:style>
    <style:style style:name="P676" style:family="paragraph" style:parent-style-name="Text_20_body" style:list-style-name="L49">
      <style:text-properties officeooo:paragraph-rsid="2bf084a8"/>
    </style:style>
    <style:style style:name="P677" style:family="paragraph" style:parent-style-name="Text_20_body" style:list-style-name="L51"/>
    <style:style style:name="P678" style:family="paragraph" style:parent-style-name="Text_20_body" style:list-style-name="L51">
      <style:text-properties officeooo:paragraph-rsid="2e7dcae7"/>
    </style:style>
    <style:style style:name="P679" style:family="paragraph" style:parent-style-name="Text_20_body" style:list-style-name="L52">
      <style:text-properties officeooo:paragraph-rsid="2dc6397c"/>
    </style:style>
    <style:style style:name="P680" style:family="paragraph" style:parent-style-name="Text_20_body" style:list-style-name="L53">
      <style:text-properties officeooo:rsid="2dbe4f85" officeooo:paragraph-rsid="2dbe4f85"/>
    </style:style>
    <style:style style:name="P681" style:family="paragraph" style:parent-style-name="Text_20_body" style:list-style-name="L54">
      <style:text-properties officeooo:rsid="2e44778a" officeooo:paragraph-rsid="2e44778a"/>
    </style:style>
    <style:style style:name="P682" style:family="paragraph" style:parent-style-name="Text_20_body" style:list-style-name="L55"/>
    <style:style style:name="P683" style:family="paragraph" style:parent-style-name="Text_20_body" style:list-style-name="L55">
      <style:text-properties officeooo:rsid="2d27ee33" officeooo:paragraph-rsid="2d27ee33"/>
    </style:style>
    <style:style style:name="P684" style:family="paragraph" style:parent-style-name="Text_20_body" style:list-style-name="L56">
      <style:text-properties officeooo:rsid="457fa2ff" officeooo:paragraph-rsid="2bf512a0"/>
    </style:style>
    <style:style style:name="P685" style:family="paragraph" style:parent-style-name="Text_20_body" style:list-style-name="L56">
      <style:text-properties officeooo:rsid="2be964fe" officeooo:paragraph-rsid="2bf512a0"/>
    </style:style>
    <style:style style:name="P686" style:family="paragraph" style:parent-style-name="Text_20_body" style:list-style-name="L60">
      <style:text-properties officeooo:paragraph-rsid="30472dc5"/>
    </style:style>
    <style:style style:name="P687" style:family="paragraph" style:parent-style-name="Text_20_body" style:list-style-name="L60">
      <style:text-properties officeooo:paragraph-rsid="3047fc77"/>
    </style:style>
    <style:style style:name="P688"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89"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90"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91"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92" style:family="paragraph" style:parent-style-name="Text_20_body" style:list-style-name="L60">
      <style:text-properties style:font-name="Cambria" officeooo:paragraph-rsid="2ff27b9b" fo:background-color="transparent"/>
    </style:style>
    <style:style style:name="P693" style:family="paragraph" style:parent-style-name="Text_20_body" style:list-style-name="L60">
      <style:text-properties style:font-name="Cambria" officeooo:paragraph-rsid="2ff4bd08" fo:background-color="transparent"/>
    </style:style>
    <style:style style:name="P694" style:family="paragraph" style:parent-style-name="Text_20_body" style:list-style-name="L60">
      <style:text-properties style:font-name="Cambria" officeooo:paragraph-rsid="3001e794" fo:background-color="transparent"/>
    </style:style>
    <style:style style:name="P695" style:family="paragraph" style:parent-style-name="Text_20_body" style:list-style-name="L60">
      <style:text-properties style:font-name="Cambria" officeooo:paragraph-rsid="30472dc5" fo:background-color="transparent"/>
    </style:style>
    <style:style style:name="P696" style:family="paragraph" style:parent-style-name="Text_20_body" style:list-style-name="L60">
      <style:text-properties style:font-name="Cambria" officeooo:paragraph-rsid="3047fc77" fo:background-color="transparent"/>
    </style:style>
    <style:style style:name="P697" style:family="paragraph" style:parent-style-name="Text_20_body" style:list-style-name="L60">
      <style:text-properties style:font-name="Cambria" officeooo:paragraph-rsid="304847ad" fo:background-color="transparent"/>
    </style:style>
    <style:style style:name="P698" style:family="paragraph" style:parent-style-name="Text_20_body" style:list-style-name="L61">
      <style:text-properties officeooo:paragraph-rsid="308a2cbb"/>
    </style:style>
    <style:style style:name="P699" style:family="paragraph" style:parent-style-name="Text_20_body" style:list-style-name="L62"/>
    <style:style style:name="P700" style:family="paragraph" style:parent-style-name="Text_20_body" style:list-style-name="L62">
      <style:text-properties officeooo:paragraph-rsid="30bb18d6"/>
    </style:style>
    <style:style style:name="P701" style:family="paragraph" style:parent-style-name="Text_20_body" style:list-style-name="L62">
      <style:text-properties officeooo:paragraph-rsid="30bdcb44"/>
    </style:style>
    <style:style style:name="P702" style:family="paragraph" style:parent-style-name="Text_20_body" style:list-style-name="L62">
      <style:text-properties officeooo:paragraph-rsid="2ff9d73a"/>
    </style:style>
    <style:style style:name="P703" style:family="paragraph" style:parent-style-name="Text_20_body" style:list-style-name="L62">
      <style:text-properties officeooo:rsid="2ff9d73a" officeooo:paragraph-rsid="2ff9d73a"/>
    </style:style>
    <style:style style:name="P704" style:family="paragraph" style:parent-style-name="Text_20_body" style:list-style-name="L62">
      <style:text-properties officeooo:rsid="2ffb2068" officeooo:paragraph-rsid="30bdcb44"/>
    </style:style>
    <style:style style:name="P705" style:family="paragraph" style:parent-style-name="Text_20_body" style:list-style-name="L62">
      <style:text-properties officeooo:rsid="2ffc655e" officeooo:paragraph-rsid="30bdcb44"/>
    </style:style>
    <style:style style:name="P706" style:family="paragraph" style:parent-style-name="Text_20_body" style:list-style-name="L63">
      <style:text-properties officeooo:paragraph-rsid="30b64dd1"/>
    </style:style>
    <style:style style:name="P707" style:family="paragraph" style:parent-style-name="Text_20_body" style:list-style-name="L63">
      <style:text-properties officeooo:rsid="30b64dd1" officeooo:paragraph-rsid="30b64dd1"/>
    </style:style>
    <style:style style:name="P708" style:family="paragraph" style:parent-style-name="Text_20_body" style:list-style-name="L65"/>
    <style:style style:name="P709" style:family="paragraph" style:parent-style-name="Text_20_body" style:list-style-name="L67"/>
    <style:style style:name="P710" style:family="paragraph" style:parent-style-name="Text_20_body" style:list-style-name="L67">
      <style:text-properties officeooo:paragraph-rsid="304a1cdd"/>
    </style:style>
    <style:style style:name="P711" style:family="paragraph" style:parent-style-name="Text_20_body" style:list-style-name="L68"/>
    <style:style style:name="P712" style:family="paragraph" style:parent-style-name="Text_20_body">
      <style:text-properties fo:font-weight="bold" officeooo:rsid="3100d386" officeooo:paragraph-rsid="3100d386" style:font-weight-asian="bold" style:font-weight-complex="bold"/>
    </style:style>
    <style:style style:name="P713" style:family="paragraph" style:parent-style-name="Text_20_body" style:list-style-name="L27">
      <style:text-properties fo:font-weight="bold" officeooo:rsid="312b0242" officeooo:paragraph-rsid="312b0242" style:font-weight-asian="bold" style:font-weight-complex="bold"/>
    </style:style>
    <style:style style:name="P714" style:family="paragraph" style:parent-style-name="Text_20_body" style:list-style-name="L69">
      <style:text-properties officeooo:rsid="31056f47" officeooo:paragraph-rsid="31056f47"/>
    </style:style>
    <style:style style:name="P715" style:family="paragraph" style:parent-style-name="Text_20_body" style:list-style-name="L69">
      <style:text-properties officeooo:rsid="310740e2" officeooo:paragraph-rsid="310740e2"/>
    </style:style>
    <style:style style:name="P716" style:family="paragraph" style:parent-style-name="Text_20_body" style:list-style-name="L70">
      <style:text-properties officeooo:paragraph-rsid="310c25cb"/>
    </style:style>
    <style:style style:name="P717" style:family="paragraph" style:parent-style-name="Text_20_body" style:list-style-name="L71">
      <style:text-properties officeooo:rsid="3124511e" officeooo:paragraph-rsid="3124511e"/>
    </style:style>
    <style:style style:name="P718" style:family="paragraph" style:parent-style-name="Text_20_body" style:list-style-name="L72"/>
    <style:style style:name="P719" style:family="paragraph" style:parent-style-name="Text_20_body" style:list-style-name="L74">
      <style:text-properties officeooo:paragraph-rsid="2c37d9b4"/>
    </style:style>
    <style:style style:name="P720" style:family="paragraph" style:parent-style-name="Text_20_body" style:list-style-name="L74">
      <style:text-properties officeooo:paragraph-rsid="2c240468"/>
    </style:style>
    <style:style style:name="P721" style:family="paragraph" style:parent-style-name="Text_20_body" style:list-style-name="L74">
      <style:text-properties officeooo:paragraph-rsid="3055f5bf"/>
    </style:style>
    <style:style style:name="P722" style:family="paragraph" style:parent-style-name="Text_20_body" style:list-style-name="L74">
      <style:text-properties officeooo:rsid="3055f5bf" officeooo:paragraph-rsid="3055f5bf"/>
    </style:style>
    <style:style style:name="P723" style:family="paragraph" style:parent-style-name="Text_20_body" style:list-style-name="L75">
      <style:text-properties officeooo:paragraph-rsid="2bacda3a"/>
    </style:style>
    <style:style style:name="P724" style:family="paragraph" style:parent-style-name="Text_20_body" style:list-style-name="L76">
      <style:text-properties officeooo:paragraph-rsid="2bc954a0"/>
    </style:style>
    <style:style style:name="P725" style:family="paragraph" style:parent-style-name="Text_20_body" style:list-style-name="L76">
      <style:text-properties officeooo:rsid="2bc853ba" officeooo:paragraph-rsid="2bc853ba"/>
    </style:style>
    <style:style style:name="P726" style:family="paragraph" style:parent-style-name="Text_20_body" style:list-style-name="L77">
      <style:text-properties officeooo:paragraph-rsid="2baeecc3"/>
    </style:style>
    <style:style style:name="P727" style:family="paragraph" style:parent-style-name="Text_20_body" style:list-style-name="L78">
      <style:text-properties officeooo:rsid="2d369bed" officeooo:paragraph-rsid="2d47d820"/>
    </style:style>
    <style:style style:name="P728" style:family="paragraph" style:parent-style-name="Text_20_body" style:list-style-name="L110">
      <style:text-properties officeooo:rsid="2d369bed" officeooo:paragraph-rsid="2d50fccf"/>
    </style:style>
    <style:style style:name="P729" style:family="paragraph" style:parent-style-name="Text_20_body" style:list-style-name="L78">
      <style:text-properties officeooo:rsid="2d3a2fe2" officeooo:paragraph-rsid="2d47d820"/>
    </style:style>
    <style:style style:name="P730" style:family="paragraph" style:parent-style-name="Text_20_body" style:list-style-name="L79">
      <style:text-properties officeooo:paragraph-rsid="2d7bf0b1"/>
    </style:style>
    <style:style style:name="P731" style:family="paragraph" style:parent-style-name="Text_20_body" style:list-style-name="L80">
      <style:text-properties officeooo:rsid="2d8508d2" officeooo:paragraph-rsid="2d8508d2"/>
    </style:style>
    <style:style style:name="P732" style:family="paragraph" style:parent-style-name="Text_20_body" style:list-style-name="L81">
      <style:text-properties officeooo:paragraph-rsid="2d84afa8"/>
    </style:style>
    <style:style style:name="P733" style:family="paragraph" style:parent-style-name="Text_20_body" style:list-style-name="L81">
      <style:text-properties officeooo:rsid="2d841b89" officeooo:paragraph-rsid="2d841b89"/>
    </style:style>
    <style:style style:name="P734" style:family="paragraph" style:parent-style-name="Text_20_body" style:list-style-name="L81">
      <style:text-properties officeooo:rsid="2d84afa8" officeooo:paragraph-rsid="2d84afa8"/>
    </style:style>
    <style:style style:name="P735" style:family="paragraph" style:parent-style-name="Text_20_body" style:list-style-name="L82"/>
    <style:style style:name="P736" style:family="paragraph" style:parent-style-name="Text_20_body" style:list-style-name="L82">
      <style:text-properties officeooo:paragraph-rsid="2f9b36fe"/>
    </style:style>
    <style:style style:name="P737" style:family="paragraph" style:parent-style-name="Text_20_body" style:list-style-name="L82">
      <style:text-properties officeooo:paragraph-rsid="2f5f500f"/>
    </style:style>
    <style:style style:name="P738" style:family="paragraph" style:parent-style-name="Text_20_body" style:list-style-name="L82">
      <style:text-properties officeooo:paragraph-rsid="2f65d8c1"/>
    </style:style>
    <style:style style:name="P739" style:family="paragraph" style:parent-style-name="Text_20_body" style:list-style-name="L82">
      <style:text-properties officeooo:paragraph-rsid="2f6ca673"/>
    </style:style>
    <style:style style:name="P740" style:family="paragraph" style:parent-style-name="Text_20_body" style:list-style-name="L82">
      <style:text-properties officeooo:paragraph-rsid="2f62fb48"/>
    </style:style>
    <style:style style:name="P741" style:family="paragraph" style:parent-style-name="Text_20_body" style:list-style-name="L82">
      <style:text-properties officeooo:paragraph-rsid="2f646e7c"/>
    </style:style>
    <style:style style:name="P742" style:family="paragraph" style:parent-style-name="Text_20_body" style:list-style-name="L82">
      <style:text-properties officeooo:rsid="2f5f500f" officeooo:paragraph-rsid="2f5f500f"/>
    </style:style>
    <style:style style:name="P743" style:family="paragraph" style:parent-style-name="Text_20_body" style:list-style-name="L82">
      <style:text-properties officeooo:rsid="510e477b" officeooo:paragraph-rsid="2f65d8c1"/>
    </style:style>
    <style:style style:name="P744" style:family="paragraph" style:parent-style-name="Text_20_body" style:list-style-name="L82">
      <style:text-properties officeooo:rsid="2f70bd45" officeooo:paragraph-rsid="2f70bd45"/>
    </style:style>
    <style:style style:name="P745" style:family="paragraph" style:parent-style-name="Text_20_body" style:list-style-name="L82">
      <style:text-properties officeooo:rsid="2f6fcf85" officeooo:paragraph-rsid="2f6fcf85"/>
    </style:style>
    <style:style style:name="P746" style:family="paragraph" style:parent-style-name="Text_20_body" style:list-style-name="L90">
      <style:text-properties officeooo:paragraph-rsid="2f5b5974"/>
    </style:style>
    <style:style style:name="P747" style:family="paragraph" style:parent-style-name="Text_20_body" style:list-style-name="L92">
      <style:text-properties officeooo:paragraph-rsid="2faa342f"/>
    </style:style>
    <style:style style:name="P748" style:family="paragraph" style:parent-style-name="Text_20_body" style:list-style-name="L93">
      <style:text-properties officeooo:paragraph-rsid="2fadc193"/>
    </style:style>
    <style:style style:name="P749" style:family="paragraph" style:parent-style-name="Text_20_body" style:list-style-name="L93">
      <style:text-properties officeooo:paragraph-rsid="2fe0e7ff"/>
    </style:style>
    <style:style style:name="P750" style:family="paragraph" style:parent-style-name="Text_20_body" style:list-style-name="L94"/>
    <style:style style:name="P751" style:family="paragraph" style:parent-style-name="Text_20_body" style:list-style-name="L94">
      <style:text-properties officeooo:paragraph-rsid="2faea777"/>
    </style:style>
    <style:style style:name="P752" style:family="paragraph" style:parent-style-name="Text_20_body" style:list-style-name="L94">
      <style:text-properties officeooo:paragraph-rsid="2fc9c77f"/>
    </style:style>
    <style:style style:name="P753" style:family="paragraph" style:parent-style-name="Text_20_body" style:list-style-name="L94">
      <style:text-properties officeooo:paragraph-rsid="2fdd037d"/>
    </style:style>
    <style:style style:name="P754" style:family="paragraph" style:parent-style-name="Text_20_body" style:list-style-name="L94">
      <style:text-properties officeooo:rsid="2fdf29cf" officeooo:paragraph-rsid="2fdf29cf"/>
    </style:style>
    <style:style style:name="P755" style:family="paragraph" style:parent-style-name="Text_20_body" style:list-style-name="L95">
      <style:text-properties officeooo:paragraph-rsid="2fafad22"/>
    </style:style>
    <style:style style:name="P756" style:family="paragraph" style:parent-style-name="Text_20_body" style:list-style-name="L97">
      <style:text-properties officeooo:paragraph-rsid="2fbd8ba7"/>
    </style:style>
    <style:style style:name="P757" style:family="paragraph" style:parent-style-name="Text_20_body" style:list-style-name="L97">
      <style:text-properties officeooo:paragraph-rsid="2fbde9cc"/>
    </style:style>
    <style:style style:name="P758" style:family="paragraph" style:parent-style-name="Text_20_body" style:list-style-name="L98">
      <style:text-properties officeooo:rsid="2fbfcbc4" officeooo:paragraph-rsid="2fc06ab8"/>
    </style:style>
    <style:style style:name="P759" style:family="paragraph" style:parent-style-name="Text_20_body" style:list-style-name="L99">
      <style:text-properties officeooo:paragraph-rsid="2fc0a669"/>
    </style:style>
    <style:style style:name="P760" style:family="paragraph" style:parent-style-name="Text_20_body" style:list-style-name="L99">
      <style:text-properties officeooo:paragraph-rsid="2fc444f8"/>
    </style:style>
    <style:style style:name="P761" style:family="paragraph" style:parent-style-name="Text_20_body" style:list-style-name="L99">
      <style:text-properties officeooo:rsid="2fc25e15" officeooo:paragraph-rsid="2fc25e15"/>
    </style:style>
    <style:style style:name="P762" style:family="paragraph" style:parent-style-name="Text_20_body" style:list-style-name="L100">
      <style:text-properties officeooo:rsid="2fc25e15" officeooo:paragraph-rsid="2fce751d"/>
    </style:style>
    <style:style style:name="P763" style:family="paragraph" style:parent-style-name="Text_20_body" style:list-style-name="L99">
      <style:text-properties officeooo:rsid="4f4b5fb5" officeooo:paragraph-rsid="2fc444f8"/>
    </style:style>
    <style:style style:name="P764" style:family="paragraph" style:parent-style-name="Text_20_body" style:list-style-name="L100">
      <style:text-properties officeooo:paragraph-rsid="2fce751d"/>
    </style:style>
    <style:style style:name="P765" style:family="paragraph" style:parent-style-name="Text_20_body" style:list-style-name="L103">
      <style:text-properties officeooo:paragraph-rsid="2fc9c77f"/>
    </style:style>
    <style:style style:name="P766" style:family="paragraph" style:parent-style-name="Text_20_body" style:list-style-name="L103">
      <style:text-properties officeooo:rsid="2fd1f8c9" officeooo:paragraph-rsid="2fd1f8c9"/>
    </style:style>
    <style:style style:name="P767" style:family="paragraph" style:parent-style-name="Text_20_body" style:list-style-name="L103">
      <style:text-properties officeooo:rsid="2fd2235a" officeooo:paragraph-rsid="2fd36304"/>
    </style:style>
    <style:style style:name="P768" style:family="paragraph" style:parent-style-name="Text_20_body" style:list-style-name="L104">
      <style:text-properties officeooo:paragraph-rsid="2fd9f8b2"/>
    </style:style>
    <style:style style:name="P769" style:family="paragraph" style:parent-style-name="Text_20_body" style:list-style-name="L104">
      <style:text-properties officeooo:rsid="2fdb2b8a" officeooo:paragraph-rsid="2fdc8fdf"/>
    </style:style>
    <style:style style:name="P770" style:family="paragraph" style:parent-style-name="Text_20_body" style:list-style-name="L105">
      <style:text-properties officeooo:rsid="4588b715" officeooo:paragraph-rsid="2c007857"/>
    </style:style>
    <style:style style:name="P771" style:family="paragraph" style:parent-style-name="Text_20_body" style:list-style-name="L105">
      <style:text-properties officeooo:rsid="4589fbf6" officeooo:paragraph-rsid="2c007857"/>
    </style:style>
    <style:style style:name="P772" style:family="paragraph" style:parent-style-name="Text_20_body" style:list-style-name="L106">
      <style:text-properties officeooo:paragraph-rsid="2c007857"/>
    </style:style>
    <style:style style:name="P773" style:family="paragraph" style:parent-style-name="Text_20_body" style:list-style-name="L106">
      <style:text-properties officeooo:rsid="458d9c32" officeooo:paragraph-rsid="2c007857"/>
    </style:style>
    <style:style style:name="P774" style:family="paragraph" style:parent-style-name="Text_20_body" style:list-style-name="L107">
      <style:text-properties officeooo:rsid="2fed4c6d" officeooo:paragraph-rsid="2fed4c6d"/>
    </style:style>
    <style:style style:name="P775" style:family="paragraph" style:parent-style-name="Text_20_body" style:list-style-name="L108">
      <style:text-properties officeooo:paragraph-rsid="2d53ff92"/>
    </style:style>
    <style:style style:name="P776" style:family="paragraph" style:parent-style-name="Text_20_body" style:list-style-name="L108">
      <style:text-properties officeooo:rsid="2d525afc" officeooo:paragraph-rsid="2d534fb0"/>
    </style:style>
    <style:style style:name="P777" style:family="paragraph" style:parent-style-name="Text_20_body" style:list-style-name="L109">
      <style:text-properties officeooo:rsid="2d3f6243" officeooo:paragraph-rsid="2d3f6243"/>
    </style:style>
    <style:style style:name="P778" style:family="paragraph" style:parent-style-name="Text_20_body" style:list-style-name="L109">
      <style:text-properties officeooo:rsid="2d454cab" officeooo:paragraph-rsid="2d454cab"/>
    </style:style>
    <style:style style:name="P779" style:family="paragraph" style:parent-style-name="Text_20_body" style:list-style-name="L110">
      <style:text-properties officeooo:paragraph-rsid="2d369bed"/>
    </style:style>
    <style:style style:name="P780" style:family="paragraph" style:parent-style-name="Text_20_body" style:list-style-name="L111">
      <style:text-properties officeooo:paragraph-rsid="2c3f1791"/>
    </style:style>
    <style:style style:name="P781" style:family="paragraph" style:parent-style-name="Text_20_body" style:list-style-name="L112">
      <style:text-properties officeooo:rsid="2c390c31" officeooo:paragraph-rsid="2c3f1791"/>
    </style:style>
    <style:style style:name="P782" style:family="paragraph" style:parent-style-name="Text_20_body" style:list-style-name="L114">
      <style:text-properties officeooo:paragraph-rsid="2bed3183"/>
    </style:style>
    <style:style style:name="P783" style:family="paragraph" style:parent-style-name="Text_20_body" style:list-style-name="L115">
      <style:text-properties officeooo:paragraph-rsid="2cd7e1f2"/>
    </style:style>
    <style:style style:name="P784" style:family="paragraph" style:parent-style-name="Text_20_body" style:list-style-name="L115">
      <style:text-properties officeooo:paragraph-rsid="2c8a7ed7"/>
    </style:style>
    <style:style style:name="P785" style:family="paragraph" style:parent-style-name="Text_20_body" style:list-style-name="L116">
      <style:text-properties officeooo:paragraph-rsid="2fb6b151"/>
    </style:style>
    <style:style style:name="P786" style:family="paragraph" style:parent-style-name="Text_20_body" style:list-style-name="L116">
      <style:text-properties officeooo:rsid="2c07aafa" officeooo:paragraph-rsid="2c07aafa"/>
    </style:style>
    <style:style style:name="P787" style:family="paragraph" style:parent-style-name="Text_20_body" style:list-style-name="L116">
      <style:text-properties officeooo:rsid="2c06749f" officeooo:paragraph-rsid="2c06749f"/>
    </style:style>
    <style:style style:name="P788" style:family="paragraph" style:parent-style-name="Text_20_body" style:list-style-name="L116">
      <style:text-properties officeooo:rsid="2c06749f" officeooo:paragraph-rsid="2fbb4bb1"/>
    </style:style>
    <style:style style:name="P789" style:family="paragraph" style:parent-style-name="Text_20_body" style:list-style-name="L116">
      <style:text-properties officeooo:rsid="2c06749f" officeooo:paragraph-rsid="2fb6b151"/>
    </style:style>
    <style:style style:name="P790" style:family="paragraph" style:parent-style-name="Text_20_body" style:list-style-name="L118">
      <style:text-properties officeooo:rsid="2c48be07" officeooo:paragraph-rsid="2c48be07"/>
    </style:style>
    <style:style style:name="P791" style:family="paragraph" style:parent-style-name="Text_20_body" style:list-style-name="L119">
      <style:text-properties officeooo:rsid="2c48e1be" officeooo:paragraph-rsid="2c48e1be"/>
    </style:style>
    <style:style style:name="P792" style:family="paragraph" style:parent-style-name="Text_20_body" style:list-style-name="L119">
      <style:text-properties officeooo:rsid="2c48e1be" officeooo:paragraph-rsid="2c495bf9"/>
    </style:style>
    <style:style style:name="P793" style:family="paragraph" style:parent-style-name="Text_20_body" style:list-style-name="L120">
      <style:text-properties officeooo:rsid="2c48e1be" officeooo:paragraph-rsid="2c495bf9"/>
    </style:style>
    <style:style style:name="P794" style:family="paragraph" style:parent-style-name="Text_20_body" style:list-style-name="L121">
      <style:text-properties officeooo:paragraph-rsid="2f8401dc"/>
    </style:style>
    <style:style style:name="P795" style:family="paragraph" style:parent-style-name="Text_20_body" style:list-style-name="L122"/>
    <style:style style:name="P796" style:family="paragraph" style:parent-style-name="Text_20_body" style:list-style-name="L123">
      <style:text-properties officeooo:paragraph-rsid="2c007857"/>
    </style:style>
    <style:style style:name="P797" style:family="paragraph" style:parent-style-name="Text_20_body" style:list-style-name="L123">
      <style:text-properties officeooo:rsid="2c5e6aff" officeooo:paragraph-rsid="2c5e6aff"/>
    </style:style>
    <style:style style:name="P798" style:family="paragraph" style:parent-style-name="Text_20_body" style:list-style-name="L123">
      <style:text-properties officeooo:rsid="450d2fc9" officeooo:paragraph-rsid="2c007857"/>
    </style:style>
    <style:style style:name="P799" style:family="paragraph" style:parent-style-name="Text_20_body" style:list-style-name="L123">
      <style:text-properties officeooo:rsid="2c71a7b1" officeooo:paragraph-rsid="2c71a7b1"/>
    </style:style>
    <style:style style:name="P800" style:family="paragraph" style:parent-style-name="Text_20_body" style:list-style-name="L124">
      <style:text-properties officeooo:rsid="2c71a7b1" officeooo:paragraph-rsid="2c71a7b1"/>
    </style:style>
    <style:style style:name="P801" style:family="paragraph" style:parent-style-name="Text_20_body" style:list-style-name="L124">
      <style:text-properties officeooo:rsid="2c6def8a" officeooo:paragraph-rsid="2c6def8a"/>
    </style:style>
    <style:style style:name="P802" style:family="paragraph" style:parent-style-name="Text_20_body" style:list-style-name="L124">
      <style:text-properties officeooo:rsid="2d3fd467" officeooo:paragraph-rsid="2d3fd467"/>
    </style:style>
    <style:style style:name="P803" style:family="paragraph" style:parent-style-name="Text_20_body" style:list-style-name="L124">
      <style:text-properties officeooo:rsid="2d417bfa" officeooo:paragraph-rsid="2d417bfa"/>
    </style:style>
    <style:style style:name="P804" style:family="paragraph" style:parent-style-name="Text_20_body" style:list-style-name="L125">
      <style:text-properties officeooo:rsid="2c6fa4e1" officeooo:paragraph-rsid="2c6fa4e1"/>
    </style:style>
    <style:style style:name="P805" style:family="paragraph" style:parent-style-name="Text_20_body" style:list-style-name="L125">
      <style:text-properties officeooo:rsid="2c7790e9" officeooo:paragraph-rsid="2c7790e9"/>
    </style:style>
    <style:style style:name="P806" style:family="paragraph" style:parent-style-name="Text_20_body" style:list-style-name="L125">
      <style:text-properties officeooo:rsid="2c70c4df" officeooo:paragraph-rsid="2c70c4df"/>
    </style:style>
    <style:style style:name="P807" style:family="paragraph" style:parent-style-name="Text_20_body" style:list-style-name="L125">
      <style:text-properties officeooo:rsid="2c74dfee" officeooo:paragraph-rsid="2c74dfee"/>
    </style:style>
    <style:style style:name="P808" style:family="paragraph" style:parent-style-name="Text_20_body" style:list-style-name="L126">
      <style:text-properties fo:language="en" fo:country="US" officeooo:rsid="2cac2e6a" officeooo:paragraph-rsid="2cac2e6a"/>
    </style:style>
    <style:style style:name="P809" style:family="paragraph" style:parent-style-name="Text_20_body" style:list-style-name="L126">
      <style:text-properties officeooo:rsid="2c659d00" officeooo:paragraph-rsid="2c659d00"/>
    </style:style>
    <style:style style:name="P810" style:family="paragraph" style:parent-style-name="Text_20_body" style:list-style-name="L127">
      <style:text-properties officeooo:rsid="44f54ae5" officeooo:paragraph-rsid="2c007857"/>
    </style:style>
    <style:style style:name="P811" style:family="paragraph" style:parent-style-name="Text_20_body" style:list-style-name="L128">
      <style:text-properties officeooo:paragraph-rsid="2cee8599"/>
    </style:style>
    <style:style style:name="P812" style:family="paragraph" style:parent-style-name="Text_20_body" style:list-style-name="L128">
      <style:text-properties officeooo:rsid="2c8e5df4" officeooo:paragraph-rsid="2cee8599"/>
    </style:style>
    <style:style style:name="P813" style:family="paragraph" style:parent-style-name="Text_20_body" style:list-style-name="L129">
      <style:text-properties officeooo:rsid="2cae2371" officeooo:paragraph-rsid="2cb6b463"/>
    </style:style>
    <style:style style:name="P814" style:family="paragraph" style:parent-style-name="Text_20_body" style:list-style-name="L130">
      <style:text-properties officeooo:rsid="2cb6b463" officeooo:paragraph-rsid="2cb6b463"/>
    </style:style>
    <style:style style:name="P815" style:family="paragraph" style:parent-style-name="Text_20_body" style:list-style-name="L131">
      <style:text-properties officeooo:paragraph-rsid="2cd96a13"/>
    </style:style>
    <style:style style:name="P816" style:family="paragraph" style:parent-style-name="Text_20_body" style:list-style-name="L133">
      <style:text-properties officeooo:paragraph-rsid="2c007857"/>
    </style:style>
    <style:style style:name="P817" style:family="paragraph" style:parent-style-name="Text_20_body" style:list-style-name="L133">
      <style:text-properties officeooo:rsid="44e6fd76" officeooo:paragraph-rsid="2c007857"/>
    </style:style>
    <style:style style:name="P818" style:family="paragraph" style:parent-style-name="Text_20_body" style:list-style-name="L133">
      <style:text-properties officeooo:rsid="44eae54a" officeooo:paragraph-rsid="2c007857"/>
    </style:style>
    <style:style style:name="P819" style:family="paragraph" style:parent-style-name="Text_20_body" style:list-style-name="L133">
      <style:text-properties officeooo:rsid="44eb46c6" officeooo:paragraph-rsid="2c007857"/>
    </style:style>
    <style:style style:name="P820" style:family="paragraph" style:parent-style-name="Text_20_body" style:list-style-name="L133">
      <style:text-properties officeooo:rsid="2cb7772a" officeooo:paragraph-rsid="2c007857"/>
    </style:style>
    <style:style style:name="P821" style:family="paragraph" style:parent-style-name="Text_20_body" style:list-style-name="L134">
      <style:text-properties officeooo:paragraph-rsid="2c8397d5"/>
    </style:style>
    <style:style style:name="P822" style:family="paragraph" style:parent-style-name="Text_20_body" style:list-style-name="L135">
      <style:text-properties officeooo:rsid="2c5cf113" officeooo:paragraph-rsid="2c82759d"/>
    </style:style>
    <style:style style:name="P823" style:family="paragraph" style:parent-style-name="Text_20_body" style:list-style-name="L136">
      <style:text-properties officeooo:rsid="2cb2aa48" officeooo:paragraph-rsid="2cb2aa48"/>
    </style:style>
    <style:style style:name="P824" style:family="paragraph" style:parent-style-name="Text_20_body" style:list-style-name="L137">
      <style:text-properties officeooo:rsid="2cb53ccb" officeooo:paragraph-rsid="2cb53ccb"/>
    </style:style>
    <style:style style:name="P825" style:family="paragraph" style:parent-style-name="Text_20_body" style:list-style-name="L138">
      <style:text-properties officeooo:rsid="2c58ed67" officeooo:paragraph-rsid="2c58ed67"/>
    </style:style>
    <style:style style:name="P826" style:family="paragraph" style:parent-style-name="Text_20_body" style:list-style-name="L139">
      <style:text-properties officeooo:paragraph-rsid="2c5cf113"/>
    </style:style>
    <style:style style:name="P827" style:family="paragraph" style:parent-style-name="Text_20_body" style:list-style-name="L140">
      <style:text-properties officeooo:paragraph-rsid="2c007857"/>
    </style:style>
    <style:style style:name="P828" style:family="paragraph" style:parent-style-name="Text_20_body" style:list-style-name="L140">
      <style:text-properties officeooo:rsid="2c5cb6cd" officeooo:paragraph-rsid="2c5cb6cd"/>
    </style:style>
    <style:style style:name="P829" style:family="paragraph" style:parent-style-name="Text_20_body" style:list-style-name="L141">
      <style:text-properties officeooo:rsid="2c9e0dd4" officeooo:paragraph-rsid="2c9e0dd4"/>
    </style:style>
    <style:style style:name="P830" style:family="paragraph" style:parent-style-name="Text_20_body" style:list-style-name="L143">
      <style:text-properties officeooo:paragraph-rsid="2c007857"/>
    </style:style>
    <style:style style:name="P831" style:family="paragraph" style:parent-style-name="Text_20_body" style:list-style-name="L144">
      <style:text-properties officeooo:paragraph-rsid="2d18aad7"/>
    </style:style>
    <style:style style:name="P832" style:family="paragraph" style:parent-style-name="Text_20_body" style:list-style-name="L146">
      <style:text-properties officeooo:paragraph-rsid="2c007857"/>
    </style:style>
    <style:style style:name="P833" style:family="paragraph" style:parent-style-name="Text_20_body" style:list-style-name="L147">
      <style:text-properties officeooo:paragraph-rsid="2c30b1aa"/>
    </style:style>
    <style:style style:name="P834" style:family="paragraph" style:parent-style-name="Text_20_body" style:list-style-name="L147">
      <style:text-properties officeooo:paragraph-rsid="2cca6be2"/>
    </style:style>
    <style:style style:name="P835" style:family="paragraph" style:parent-style-name="Text_20_body" style:list-style-name="L148">
      <style:text-properties officeooo:rsid="44e442b7" officeooo:paragraph-rsid="2cc27d39"/>
    </style:style>
    <style:style style:name="P836" style:family="paragraph" style:parent-style-name="Text_20_body" style:list-style-name="L149">
      <style:text-properties officeooo:paragraph-rsid="2cbe6177"/>
    </style:style>
    <style:style style:name="P837" style:family="paragraph" style:parent-style-name="Text_20_body" style:list-style-name="L150">
      <style:text-properties officeooo:paragraph-rsid="2bfda84f"/>
    </style:style>
    <style:style style:name="P838" style:family="paragraph" style:parent-style-name="Text_20_body" style:list-style-name="L151">
      <style:text-properties officeooo:paragraph-rsid="2bfda84f"/>
    </style:style>
    <style:style style:name="P839" style:family="paragraph" style:parent-style-name="Text_20_body" style:list-style-name="L152">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40" style:family="paragraph" style:parent-style-name="Text_20_body" style:list-style-name="L152">
      <style:paragraph-properties fo:orphans="2" fo:widows="2"/>
      <style:text-properties officeooo:paragraph-rsid="2bf6ed61"/>
    </style:style>
    <style:style style:name="P841" style:family="paragraph" style:parent-style-name="Text_20_body" style:list-style-name="L152">
      <style:paragraph-properties fo:orphans="2" fo:widows="2"/>
      <style:text-properties officeooo:paragraph-rsid="2f897113"/>
    </style:style>
    <style:style style:name="P842" style:family="paragraph" style:parent-style-name="Text_20_body" style:list-style-name="L153">
      <style:paragraph-properties fo:orphans="2" fo:widows="2"/>
      <style:text-properties officeooo:paragraph-rsid="2d75f758"/>
    </style:style>
    <style:style style:name="P843" style:family="paragraph" style:parent-style-name="Text_20_body" style:list-style-name="L153">
      <style:paragraph-properties fo:orphans="2" fo:widows="2"/>
      <style:text-properties officeooo:rsid="2d72aaa6" officeooo:paragraph-rsid="2d72aaa6"/>
    </style:style>
    <style:style style:name="P844" style:family="paragraph" style:parent-style-name="Text_20_body" style:list-style-name="L153">
      <style:paragraph-properties fo:orphans="2" fo:widows="2"/>
      <style:text-properties officeooo:rsid="45856b88" officeooo:paragraph-rsid="2d75f758"/>
    </style:style>
    <style:style style:name="P845" style:family="paragraph" style:parent-style-name="Text_20_body" style:list-style-name="L155">
      <style:text-properties officeooo:paragraph-rsid="2c01d9d7"/>
    </style:style>
    <style:style style:name="P846" style:family="paragraph" style:parent-style-name="Text_20_body" style:list-style-name="L25">
      <style:text-properties officeooo:rsid="31286c72" officeooo:paragraph-rsid="31286c72"/>
    </style:style>
    <style:style style:name="P847" style:family="paragraph" style:parent-style-name="Text_20_body" style:list-style-name="L27">
      <style:text-properties officeooo:rsid="312b0242" officeooo:paragraph-rsid="312b0242"/>
    </style:style>
    <style:style style:name="P848" style:family="paragraph" style:parent-style-name="Text_20_body" style:list-style-name="L27">
      <style:text-properties officeooo:rsid="3131d3bf" officeooo:paragraph-rsid="313314dd"/>
    </style:style>
    <style:style style:name="P849" style:family="paragraph" style:parent-style-name="Text_20_body" style:list-style-name="L27">
      <style:text-properties officeooo:rsid="313314dd" officeooo:paragraph-rsid="313314dd"/>
    </style:style>
    <style:style style:name="P850" style:family="paragraph" style:parent-style-name="Text_20_body" style:list-style-name="L27">
      <style:text-properties officeooo:rsid="3138e568" officeooo:paragraph-rsid="3138e568"/>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normal" style:font-weight-asian="normal" style:font-weight-complex="normal"/>
    </style:style>
    <style:style style:name="T152" style:family="text">
      <style:text-properties fo:language="cs" fo:country="CZ" fo:font-weight="normal" officeooo:rsid="2ce71b3a" style:font-weight-asian="normal" style:font-weight-complex="normal"/>
    </style:style>
    <style:style style:name="T153" style:family="text">
      <style:text-properties fo:language="cs" fo:country="CZ" fo:font-weight="normal" officeooo:rsid="2de46560" style:font-weight-asian="normal" style:font-weight-complex="normal"/>
    </style:style>
    <style:style style:name="T154" style:family="text">
      <style:text-properties fo:language="cs" fo:country="CZ" fo:font-weight="normal" officeooo:rsid="2df56763" style:font-weight-asian="normal" style:font-weight-complex="normal"/>
    </style:style>
    <style:style style:name="T155" style:family="text">
      <style:text-properties fo:language="cs" fo:country="CZ" fo:font-weight="normal" officeooo:rsid="2fbce079" style:font-weight-asian="normal" style:font-weight-complex="normal"/>
    </style:style>
    <style:style style:name="T156" style:family="text">
      <style:text-properties fo:language="cs" fo:country="CZ" officeooo:rsid="2ce9720a"/>
    </style:style>
    <style:style style:name="T157" style:family="text">
      <style:text-properties fo:language="cs" fo:country="CZ" fo:font-style="italic" style:font-style-asian="italic" style:font-style-complex="italic"/>
    </style:style>
    <style:style style:name="T158" style:family="text">
      <style:text-properties fo:language="cs" fo:country="CZ" fo:font-style="italic" officeooo:rsid="2bdf96d1" style:font-style-asian="italic" style:font-style-complex="italic"/>
    </style:style>
    <style:style style:name="T159" style:family="text">
      <style:text-properties fo:language="cs" fo:country="CZ" fo:font-style="italic" style:language-asian="zxx" style:country-asian="none" style:font-style-asian="italic" style:language-complex="ar" style:country-complex="SA" style:font-style-complex="italic"/>
    </style:style>
    <style:style style:name="T160" style:family="text">
      <style:text-properties fo:language="cs" fo:country="CZ" fo:font-style="italic" officeooo:rsid="30119579" style:language-asian="zxx" style:country-asian="none" style:font-style-asian="italic" style:language-complex="ar" style:country-complex="SA" style:font-style-complex="italic"/>
    </style:style>
    <style:style style:name="T161" style:family="text">
      <style:text-properties fo:language="cs" fo:country="CZ" fo:font-style="italic" style:language-asian="cs" style:country-asian="CZ" style:font-style-asian="italic" style:language-complex="ar" style:country-complex="SA" style:font-style-complex="italic"/>
    </style:style>
    <style:style style:name="T162" style:family="text">
      <style:text-properties fo:language="cs" fo:country="CZ" fo:font-style="italic" style:language-asian="cs" style:country-asian="CZ" style:font-style-asian="italic" style:font-style-complex="italic"/>
    </style:style>
    <style:style style:name="T163" style:family="text">
      <style:text-properties fo:language="cs" fo:country="CZ" fo:font-style="italic" officeooo:rsid="2e1e63e1" style:language-asian="cs" style:country-asian="CZ" style:font-style-asian="italic" style:font-style-complex="italic"/>
    </style:style>
    <style:style style:name="T164" style:family="text">
      <style:text-properties fo:language="cs" fo:country="CZ" fo:font-style="normal" officeooo:rsid="2bdf96d1" style:font-style-asian="normal" style:font-style-complex="normal"/>
    </style:style>
    <style:style style:name="T165" style:family="text">
      <style:text-properties fo:language="cs" fo:country="CZ" fo:font-style="normal" officeooo:rsid="2bdfc203" style:font-style-asian="normal" style:font-style-complex="normal"/>
    </style:style>
    <style:style style:name="T166" style:family="text">
      <style:text-properties fo:language="cs" fo:country="CZ" fo:font-style="normal" officeooo:rsid="2d84afa8" style:font-style-asian="normal" style:font-style-complex="normal"/>
    </style:style>
    <style:style style:name="T167" style:family="text">
      <style:text-properties fo:language="cs" fo:country="CZ" fo:font-style="normal" style:language-asian="zxx" style:country-asian="none" style:font-style-asian="normal" style:language-complex="ar" style:country-complex="SA" style:font-style-complex="normal"/>
    </style:style>
    <style:style style:name="T168" style:family="text">
      <style:text-properties fo:language="cs" fo:country="CZ" fo:font-style="normal" style:language-asian="cs" style:country-asian="CZ" style:font-style-asian="normal" style:language-complex="ar" style:country-complex="SA" style:font-style-complex="normal"/>
    </style:style>
    <style:style style:name="T169" style:family="text">
      <style:text-properties fo:language="cs" fo:country="CZ" fo:font-style="normal" officeooo:rsid="2ffd8f91" style:language-asian="cs" style:country-asian="CZ" style:font-style-asian="normal" style:language-complex="ar" style:country-complex="SA" style:font-style-complex="normal"/>
    </style:style>
    <style:style style:name="T170" style:family="text">
      <style:text-properties fo:language="cs" fo:country="CZ" fo:font-style="normal" officeooo:rsid="3052621c" style:language-asian="cs" style:country-asian="CZ" style:font-style-asian="normal" style:language-complex="ar" style:country-complex="SA" style:font-style-complex="normal"/>
    </style:style>
    <style:style style:name="T171" style:family="text">
      <style:text-properties fo:language="cs" fo:country="CZ" fo:font-style="normal" style:language-asian="cs" style:country-asian="CZ" style:font-style-asian="normal" style:font-style-complex="normal"/>
    </style:style>
    <style:style style:name="T172" style:family="text">
      <style:text-properties fo:language="cs" fo:country="CZ" officeooo:rsid="2cee8d5d"/>
    </style:style>
    <style:style style:name="T173" style:family="text">
      <style:text-properties fo:language="cs" fo:country="CZ" officeooo:rsid="2cf30dac"/>
    </style:style>
    <style:style style:name="T174" style:family="text">
      <style:text-properties fo:language="cs" fo:country="CZ" officeooo:rsid="2cf4dcba"/>
    </style:style>
    <style:style style:name="T175" style:family="text">
      <style:text-properties fo:language="cs" fo:country="CZ" officeooo:rsid="2cf7b45a"/>
    </style:style>
    <style:style style:name="T176" style:family="text">
      <style:text-properties fo:language="cs" fo:country="CZ" officeooo:rsid="2cf9799d"/>
    </style:style>
    <style:style style:name="T177" style:family="text">
      <style:text-properties fo:language="cs" fo:country="CZ" officeooo:rsid="2d0a878d"/>
    </style:style>
    <style:style style:name="T178" style:family="text">
      <style:text-properties fo:language="cs" fo:country="CZ" officeooo:rsid="2d0b6f52"/>
    </style:style>
    <style:style style:name="T179" style:family="text">
      <style:text-properties fo:language="cs" fo:country="CZ" officeooo:rsid="2d1994e4"/>
    </style:style>
    <style:style style:name="T180" style:family="text">
      <style:text-properties fo:language="cs" fo:country="CZ" officeooo:rsid="2d2b66a0"/>
    </style:style>
    <style:style style:name="T181" style:family="text">
      <style:text-properties fo:language="cs" fo:country="CZ" officeooo:rsid="2d2d3ef0"/>
    </style:style>
    <style:style style:name="T182" style:family="text">
      <style:text-properties fo:language="cs" fo:country="CZ" officeooo:rsid="2d369bed"/>
    </style:style>
    <style:style style:name="T183" style:family="text">
      <style:text-properties fo:language="cs" fo:country="CZ" officeooo:rsid="2d3a20e2"/>
    </style:style>
    <style:style style:name="T184" style:family="text">
      <style:text-properties fo:language="cs" fo:country="CZ" officeooo:rsid="2d3a2fe2"/>
    </style:style>
    <style:style style:name="T185" style:family="text">
      <style:text-properties fo:language="cs" fo:country="CZ" officeooo:rsid="2d3abe17"/>
    </style:style>
    <style:style style:name="T186" style:family="text">
      <style:text-properties fo:language="cs" fo:country="CZ" officeooo:rsid="2d3c10fa"/>
    </style:style>
    <style:style style:name="T187" style:family="text">
      <style:text-properties fo:language="cs" fo:country="CZ" officeooo:rsid="2d45fda9"/>
    </style:style>
    <style:style style:name="T188" style:family="text">
      <style:text-properties fo:language="cs" fo:country="CZ" officeooo:rsid="2d47af22"/>
    </style:style>
    <style:style style:name="T189" style:family="text">
      <style:text-properties fo:language="cs" fo:country="CZ" officeooo:rsid="2d494420"/>
    </style:style>
    <style:style style:name="T190" style:family="text">
      <style:text-properties fo:language="cs" fo:country="CZ" officeooo:rsid="2d4cfada"/>
    </style:style>
    <style:style style:name="T191" style:family="text">
      <style:text-properties fo:language="cs" fo:country="CZ" officeooo:rsid="2d4e9031"/>
    </style:style>
    <style:style style:name="T192" style:family="text">
      <style:text-properties fo:language="cs" fo:country="CZ" officeooo:rsid="2d4f0029"/>
    </style:style>
    <style:style style:name="T193" style:family="text">
      <style:text-properties fo:language="cs" fo:country="CZ" officeooo:rsid="2d6299e2"/>
    </style:style>
    <style:style style:name="T194" style:family="text">
      <style:text-properties fo:language="cs" fo:country="CZ" officeooo:rsid="2d9f807f"/>
    </style:style>
    <style:style style:name="T195" style:family="text">
      <style:text-properties fo:language="cs" fo:country="CZ" officeooo:rsid="2d669438"/>
    </style:style>
    <style:style style:name="T196" style:family="text">
      <style:text-properties fo:language="cs" fo:country="CZ" officeooo:rsid="2db4cd4f"/>
    </style:style>
    <style:style style:name="T197" style:family="text">
      <style:text-properties fo:language="cs" fo:country="CZ" officeooo:rsid="2dd33f0d"/>
    </style:style>
    <style:style style:name="T198" style:family="text">
      <style:text-properties fo:language="cs" fo:country="CZ" officeooo:rsid="2dd34059"/>
    </style:style>
    <style:style style:name="T199" style:family="text">
      <style:text-properties fo:language="cs" fo:country="CZ" officeooo:rsid="2dd418fa"/>
    </style:style>
    <style:style style:name="T200" style:family="text">
      <style:text-properties fo:language="cs" fo:country="CZ" officeooo:rsid="2df350ff"/>
    </style:style>
    <style:style style:name="T201" style:family="text">
      <style:text-properties fo:language="cs" fo:country="CZ" officeooo:rsid="2dfb3720"/>
    </style:style>
    <style:style style:name="T202" style:family="text">
      <style:text-properties fo:language="cs" fo:country="CZ" style:language-asian="cs" style:country-asian="CZ"/>
    </style:style>
    <style:style style:name="T203" style:family="text">
      <style:text-properties fo:language="cs" fo:country="CZ" style:language-asian="cs" style:country-asian="CZ" style:language-complex="ar" style:country-complex="SA"/>
    </style:style>
    <style:style style:name="T204" style:family="text">
      <style:text-properties fo:language="cs" fo:country="CZ" officeooo:rsid="2e2d8f9c"/>
    </style:style>
    <style:style style:name="T205" style:family="text">
      <style:text-properties fo:language="cs" fo:country="CZ" style:text-underline-style="none" officeooo:rsid="2e329540"/>
    </style:style>
    <style:style style:name="T206" style:family="text">
      <style:text-properties fo:language="cs" fo:country="CZ" style:text-underline-style="none" officeooo:rsid="2e60d11e"/>
    </style:style>
    <style:style style:name="T207" style:family="text">
      <style:text-properties fo:language="cs" fo:country="CZ" officeooo:rsid="2e5bd9d6"/>
    </style:style>
    <style:style style:name="T208" style:family="text">
      <style:text-properties fo:language="cs" fo:country="CZ" officeooo:rsid="2e7dcae7"/>
    </style:style>
    <style:style style:name="T209" style:family="text">
      <style:text-properties fo:language="cs" fo:country="CZ" officeooo:rsid="2ea87936"/>
    </style:style>
    <style:style style:name="T210" style:family="text">
      <style:text-properties fo:language="cs" fo:country="CZ" officeooo:rsid="2f1b08cb"/>
    </style:style>
    <style:style style:name="T211" style:family="text">
      <style:text-properties fo:language="cs" fo:country="CZ" officeooo:rsid="2f235fff"/>
    </style:style>
    <style:style style:name="T212" style:family="text">
      <style:text-properties fo:language="cs" fo:country="CZ" officeooo:rsid="2ce71b3a"/>
    </style:style>
    <style:style style:name="T213" style:family="text">
      <style:text-properties fo:language="cs" fo:country="CZ" officeooo:rsid="311dc0cb"/>
    </style:style>
    <style:style style:name="T214" style:family="text">
      <style:text-properties fo:language="cs" fo:country="CZ" officeooo:rsid="312b41d1"/>
    </style:style>
    <style:style style:name="T215" style:family="text">
      <style:text-properties fo:language="cs" fo:country="CZ" officeooo:rsid="312c80f6"/>
    </style:style>
    <style:style style:name="T216" style:family="text">
      <style:text-properties fo:language="cs" fo:country="CZ" officeooo:rsid="312e4d20"/>
    </style:style>
    <style:style style:name="T217" style:family="text">
      <style:text-properties fo:language="cs" fo:country="CZ" officeooo:rsid="312ea22c"/>
    </style:style>
    <style:style style:name="T218" style:family="text">
      <style:text-properties fo:language="cs" fo:country="CZ" officeooo:rsid="313314dd"/>
    </style:style>
    <style:style style:name="T219" style:family="text">
      <style:text-properties fo:language="cs" fo:country="CZ" officeooo:rsid="31346b0b"/>
    </style:style>
    <style:style style:name="T220" style:family="text">
      <style:text-properties fo:language="cs" fo:country="CZ" style:text-underline-style="solid" style:text-underline-width="auto" style:text-underline-color="font-color"/>
    </style:style>
    <style:style style:name="T221" style:family="text">
      <style:text-properties fo:language="cs" fo:country="CZ" style:text-underline-style="solid" style:text-underline-width="auto" style:text-underline-color="font-color" officeooo:rsid="313314dd"/>
    </style:style>
    <style:style style:name="T222" style:family="text">
      <style:text-properties fo:language="cs" fo:country="CZ" style:text-underline-style="solid" style:text-underline-width="auto" style:text-underline-color="font-color" officeooo:rsid="3137b239"/>
    </style:style>
    <style:style style:name="T223" style:family="text">
      <style:text-properties fo:language="cs" fo:country="CZ" style:text-underline-style="solid" style:text-underline-width="auto" style:text-underline-color="font-color" officeooo:rsid="31381d48"/>
    </style:style>
    <style:style style:name="T224" style:family="text">
      <style:text-properties fo:language="cs" fo:country="CZ" officeooo:rsid="3137b239"/>
    </style:style>
    <style:style style:name="T225" style:family="text">
      <style:text-properties fo:language="cs" fo:country="CZ" officeooo:rsid="2c21a43d"/>
    </style:style>
    <style:style style:name="T226" style:family="text">
      <style:text-properties fo:language="cs" fo:country="CZ" officeooo:rsid="31381d48"/>
    </style:style>
    <style:style style:name="T227" style:family="text">
      <style:text-properties fo:font-style="italic" style:font-style-asian="italic" style:font-style-complex="italic"/>
    </style:style>
    <style:style style:name="T228" style:family="text">
      <style:text-properties fo:font-style="italic" officeooo:rsid="2bb06401" style:font-style-asian="italic" style:font-style-complex="italic"/>
    </style:style>
    <style:style style:name="T229" style:family="text">
      <style:text-properties fo:font-style="italic" officeooo:rsid="2bdad164" style:font-style-asian="italic" style:font-style-complex="italic"/>
    </style:style>
    <style:style style:name="T230" style:family="text">
      <style:text-properties fo:font-style="italic" officeooo:rsid="2bdf96d1" style:font-style-asian="italic" style:font-style-complex="italic"/>
    </style:style>
    <style:style style:name="T231" style:family="text">
      <style:text-properties fo:font-style="italic" officeooo:rsid="4588b715" style:font-style-asian="italic" style:font-style-complex="italic"/>
    </style:style>
    <style:style style:name="T232" style:family="text">
      <style:text-properties fo:font-style="italic" officeooo:rsid="2c5cf113" style:font-style-asian="italic" style:font-style-complex="italic"/>
    </style:style>
    <style:style style:name="T233" style:family="text">
      <style:text-properties fo:font-style="italic" officeooo:rsid="2c99992c" style:font-style-asian="italic" style:font-style-complex="italic"/>
    </style:style>
    <style:style style:name="T234" style:family="text">
      <style:text-properties fo:font-style="italic" officeooo:rsid="2d525afc" style:font-style-asian="italic" style:font-style-complex="italic"/>
    </style:style>
    <style:style style:name="T235" style:family="text">
      <style:text-properties fo:font-style="italic" officeooo:rsid="2d534fb0" style:font-style-asian="italic" style:font-style-complex="italic"/>
    </style:style>
    <style:style style:name="T236" style:family="text">
      <style:text-properties fo:font-style="italic" officeooo:rsid="503dc632" style:font-style-asian="italic" style:font-style-complex="italic"/>
    </style:style>
    <style:style style:name="T237" style:family="text">
      <style:text-properties fo:font-style="italic" officeooo:rsid="45703752" style:font-style-asian="italic" style:font-style-complex="italic"/>
    </style:style>
    <style:style style:name="T238" style:family="text">
      <style:text-properties fo:font-style="italic" officeooo:rsid="2d8b0dfd" style:font-style-asian="italic" style:font-style-complex="italic"/>
    </style:style>
    <style:style style:name="T239" style:family="text">
      <style:text-properties fo:font-style="italic" officeooo:rsid="2d90f701" style:font-style-asian="italic" style:font-style-complex="italic"/>
    </style:style>
    <style:style style:name="T240" style:family="text">
      <style:text-properties fo:font-style="italic" officeooo:rsid="2dcd463e" style:font-style-asian="italic" style:font-style-complex="italic"/>
    </style:style>
    <style:style style:name="T241" style:family="text">
      <style:text-properties fo:font-style="italic" officeooo:rsid="2dce3e15" style:font-style-asian="italic" style:font-style-complex="italic"/>
    </style:style>
    <style:style style:name="T242" style:family="text">
      <style:text-properties fo:font-style="italic" officeooo:rsid="2dcf42e9" style:font-style-asian="italic" style:font-style-complex="italic"/>
    </style:style>
    <style:style style:name="T243" style:family="text">
      <style:text-properties fo:font-style="italic" officeooo:rsid="2decc4d6" style:font-style-asian="italic" style:font-style-complex="italic"/>
    </style:style>
    <style:style style:name="T244" style:family="text">
      <style:text-properties fo:font-style="italic" officeooo:rsid="2e1e63e1" style:font-style-asian="italic" style:font-style-complex="italic"/>
    </style:style>
    <style:style style:name="T245" style:family="text">
      <style:text-properties fo:font-style="italic" officeooo:rsid="2e329540" style:font-style-asian="italic" style:font-style-complex="italic"/>
    </style:style>
    <style:style style:name="T246" style:family="text">
      <style:text-properties fo:font-style="italic" officeooo:rsid="2e4380c6" style:font-style-asian="italic" style:font-style-complex="italic"/>
    </style:style>
    <style:style style:name="T247" style:family="text">
      <style:text-properties fo:font-style="italic" officeooo:rsid="2e791353" style:font-style-asian="italic" style:font-style-complex="italic"/>
    </style:style>
    <style:style style:name="T248" style:family="text">
      <style:text-properties fo:font-style="italic" officeooo:rsid="2d6299e2" style:font-style-asian="italic" style:font-style-complex="italic"/>
    </style:style>
    <style:style style:name="T249" style:family="text">
      <style:text-properties fo:font-style="italic" officeooo:rsid="2e7dcae7" style:font-style-asian="italic" style:font-style-complex="italic"/>
    </style:style>
    <style:style style:name="T250" style:family="text">
      <style:text-properties fo:font-style="italic" officeooo:rsid="4fafaa48" style:font-style-asian="italic" style:font-style-complex="italic"/>
    </style:style>
    <style:style style:name="T251" style:family="text">
      <style:text-properties fo:font-style="italic" officeooo:rsid="2ef9e020" style:font-style-asian="italic" style:font-style-complex="italic"/>
    </style:style>
    <style:style style:name="T252" style:family="text">
      <style:text-properties fo:font-style="italic" officeooo:rsid="2efb8c0f" style:font-style-asian="italic" style:font-style-complex="italic"/>
    </style:style>
    <style:style style:name="T253" style:family="text">
      <style:text-properties fo:font-style="italic" officeooo:rsid="500da72b" style:font-style-asian="italic" style:font-style-complex="italic"/>
    </style:style>
    <style:style style:name="T254" style:family="text">
      <style:text-properties fo:font-style="italic" officeooo:rsid="3f23ef29" style:font-style-asian="italic" style:font-style-complex="italic"/>
    </style:style>
    <style:style style:name="T255" style:family="text">
      <style:text-properties fo:font-style="italic" officeooo:rsid="3ecd1329" style:font-style-asian="italic" style:font-style-complex="italic"/>
    </style:style>
    <style:style style:name="T256" style:family="text">
      <style:text-properties fo:font-style="italic" officeooo:rsid="3ed19b7b" style:font-style-asian="italic" style:font-style-complex="italic"/>
    </style:style>
    <style:style style:name="T257" style:family="text">
      <style:text-properties fo:font-style="italic" officeooo:rsid="3f253ee7" style:font-style-asian="italic" style:font-style-complex="italic"/>
    </style:style>
    <style:style style:name="T258" style:family="text">
      <style:text-properties fo:font-style="italic" officeooo:rsid="3eda7c58" style:font-style-asian="italic" style:font-style-complex="italic"/>
    </style:style>
    <style:style style:name="T259" style:family="text">
      <style:text-properties fo:font-style="italic" officeooo:rsid="4ee3fc97" style:font-style-asian="italic" style:font-style-complex="italic"/>
    </style:style>
    <style:style style:name="T260" style:family="text">
      <style:text-properties fo:font-style="italic" officeooo:rsid="4e7fda3f" style:font-style-asian="italic" style:font-style-complex="italic"/>
    </style:style>
    <style:style style:name="T261" style:family="text">
      <style:text-properties fo:font-style="italic" officeooo:rsid="4e446939" style:font-style-asian="italic" style:font-style-complex="italic"/>
    </style:style>
    <style:style style:name="T262" style:family="text">
      <style:text-properties fo:font-style="italic" officeooo:rsid="16077e11" style:font-style-asian="italic" style:font-style-complex="italic"/>
    </style:style>
    <style:style style:name="T263" style:family="text">
      <style:text-properties fo:font-style="italic" officeooo:rsid="16282f48" style:font-style-asian="italic" style:font-style-complex="italic"/>
    </style:style>
    <style:style style:name="T264" style:family="text">
      <style:text-properties fo:font-style="italic" officeooo:rsid="4a67efe2" style:font-style-asian="italic" style:font-style-complex="italic"/>
    </style:style>
    <style:style style:name="T265" style:family="text">
      <style:text-properties fo:font-style="italic" officeooo:rsid="50d891c3" style:font-style-asian="italic" style:font-style-complex="italic"/>
    </style:style>
    <style:style style:name="T266" style:family="text">
      <style:text-properties fo:font-style="italic" officeooo:rsid="2f67fb10" style:font-style-asian="italic" style:font-style-complex="italic"/>
    </style:style>
    <style:style style:name="T267" style:family="text">
      <style:text-properties fo:font-style="italic" officeooo:rsid="2f7880f5" style:font-style-asian="italic" style:font-style-complex="italic"/>
    </style:style>
    <style:style style:name="T268" style:family="text">
      <style:text-properties fo:font-style="italic" officeooo:rsid="2fbfaede" style:font-style-asian="italic" style:font-style-complex="italic"/>
    </style:style>
    <style:style style:name="T269" style:family="text">
      <style:text-properties fo:font-style="italic" officeooo:rsid="2fac9a7d" style:font-style-asian="italic" style:font-style-complex="italic"/>
    </style:style>
    <style:style style:name="T270" style:family="text">
      <style:text-properties fo:font-style="italic" officeooo:rsid="3004c7b2" style:font-style-asian="italic" style:font-style-complex="italic"/>
    </style:style>
    <style:style style:name="T271" style:family="text">
      <style:text-properties fo:font-style="italic" officeooo:rsid="304126e4" style:font-style-asian="italic" style:font-style-complex="italic"/>
    </style:style>
    <style:style style:name="T272" style:family="text">
      <style:text-properties fo:font-style="italic" officeooo:rsid="304e13f0" style:font-style-asian="italic" style:font-style-complex="italic"/>
    </style:style>
    <style:style style:name="T273" style:family="text">
      <style:text-properties fo:font-style="italic" officeooo:rsid="30abfd50" style:font-style-asian="italic" style:font-style-complex="italic"/>
    </style:style>
    <style:style style:name="T274" style:family="text">
      <style:text-properties fo:font-style="italic" officeooo:rsid="31089f2d"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bold" style:font-style-asian="italic" style:font-weight-asian="bold" style:font-style-complex="italic" style:font-weight-complex="bold"/>
    </style:style>
    <style:style style:name="T277" style:family="text">
      <style:text-properties fo:font-style="italic" fo:font-weight="bold" officeooo:rsid="2bbba14c" style:font-style-asian="italic" style:font-weight-asian="bold" style:font-style-complex="italic" style:font-weight-complex="bold"/>
    </style:style>
    <style:style style:name="T278" style:family="text">
      <style:text-properties fo:font-style="italic" fo:font-weight="bold" officeooo:rsid="2fc06ab8" style:font-style-asian="italic" style:font-weight-asian="bold" style:font-style-complex="italic" style:font-weight-complex="bold"/>
    </style:style>
    <style:style style:name="T279" style:family="text">
      <style:text-properties fo:font-style="italic" style:text-underline-style="solid" style:text-underline-width="auto" style:text-underline-color="font-color" style:font-style-asian="italic" style:font-style-complex="italic"/>
    </style:style>
    <style:style style:name="T280" style:family="text">
      <style:text-properties fo:font-style="italic" style:text-underline-style="none" style:font-style-asian="italic" style:font-style-complex="italic"/>
    </style:style>
    <style:style style:name="T281" style:family="text">
      <style:text-properties fo:font-style="normal" style:font-style-asian="normal" style:font-style-complex="normal"/>
    </style:style>
    <style:style style:name="T282" style:family="text">
      <style:text-properties fo:font-style="normal" officeooo:rsid="2b98908f" style:font-style-asian="normal" style:font-style-complex="normal"/>
    </style:style>
    <style:style style:name="T283" style:family="text">
      <style:text-properties fo:font-style="normal" officeooo:rsid="2b9fc56a" style:font-style-asian="normal" style:font-style-complex="normal"/>
    </style:style>
    <style:style style:name="T284" style:family="text">
      <style:text-properties fo:font-style="normal" officeooo:rsid="2ba10d87" style:font-style-asian="normal" style:font-style-complex="normal"/>
    </style:style>
    <style:style style:name="T285" style:family="text">
      <style:text-properties fo:font-style="normal" officeooo:rsid="2ba358bb" style:font-style-asian="normal" style:font-style-complex="normal"/>
    </style:style>
    <style:style style:name="T286" style:family="text">
      <style:text-properties fo:font-style="normal" officeooo:rsid="2bacda3a" style:font-style-asian="normal" style:font-style-complex="normal"/>
    </style:style>
    <style:style style:name="T287" style:family="text">
      <style:text-properties fo:font-style="normal" officeooo:rsid="2baeecc3" style:font-style-asian="normal" style:font-style-complex="normal"/>
    </style:style>
    <style:style style:name="T288" style:family="text">
      <style:text-properties fo:font-style="normal" officeooo:rsid="2bb06401" style:font-style-asian="normal" style:font-style-complex="normal"/>
    </style:style>
    <style:style style:name="T289" style:family="text">
      <style:text-properties fo:font-style="normal" officeooo:rsid="2bb1a8ac" style:font-style-asian="normal" style:font-style-complex="normal"/>
    </style:style>
    <style:style style:name="T290" style:family="text">
      <style:text-properties fo:font-style="normal" officeooo:rsid="2bb2d558" style:font-style-asian="normal" style:font-style-complex="normal"/>
    </style:style>
    <style:style style:name="T291" style:family="text">
      <style:text-properties fo:font-style="normal" officeooo:rsid="2bb41f57" style:font-style-asian="normal" style:font-style-complex="normal"/>
    </style:style>
    <style:style style:name="T292" style:family="text">
      <style:text-properties fo:font-style="normal" officeooo:rsid="2bc6b18b" style:font-style-asian="normal" style:font-style-complex="normal"/>
    </style:style>
    <style:style style:name="T293" style:family="text">
      <style:text-properties fo:font-style="normal" officeooo:rsid="2bce39a6" style:font-style-asian="normal" style:font-style-complex="normal"/>
    </style:style>
    <style:style style:name="T294" style:family="text">
      <style:text-properties fo:font-style="normal" officeooo:rsid="2bdad164" style:font-style-asian="normal" style:font-style-complex="normal"/>
    </style:style>
    <style:style style:name="T295" style:family="text">
      <style:text-properties fo:font-style="normal" officeooo:rsid="2bdc79e8" style:font-style-asian="normal" style:font-style-complex="normal"/>
    </style:style>
    <style:style style:name="T296" style:family="text">
      <style:text-properties fo:font-style="normal" officeooo:rsid="2bdf96d1" style:font-style-asian="normal" style:font-style-complex="normal"/>
    </style:style>
    <style:style style:name="T297" style:family="text">
      <style:text-properties fo:font-style="normal" officeooo:rsid="2be1890c" style:font-style-asian="normal" style:font-style-complex="normal"/>
    </style:style>
    <style:style style:name="T298" style:family="text">
      <style:text-properties fo:font-style="normal" officeooo:rsid="2be23750" style:font-style-asian="normal" style:font-style-complex="normal"/>
    </style:style>
    <style:style style:name="T299" style:family="text">
      <style:text-properties fo:font-style="normal" officeooo:rsid="2d1b6126" style:font-style-asian="normal" style:font-style-complex="normal"/>
    </style:style>
    <style:style style:name="T300" style:family="text">
      <style:text-properties fo:font-style="normal" officeooo:rsid="503dc632" style:font-style-asian="normal" style:font-style-complex="normal"/>
    </style:style>
    <style:style style:name="T301" style:family="text">
      <style:text-properties fo:font-style="normal" officeooo:rsid="503cf89e" style:font-style-asian="normal" style:font-style-complex="normal"/>
    </style:style>
    <style:style style:name="T302" style:family="text">
      <style:text-properties fo:font-style="normal" officeooo:rsid="504650d2" style:font-style-asian="normal" style:font-style-complex="normal"/>
    </style:style>
    <style:style style:name="T303" style:family="text">
      <style:text-properties fo:font-style="normal" officeooo:rsid="45df761a" style:font-style-asian="normal" style:font-style-complex="normal"/>
    </style:style>
    <style:style style:name="T304" style:family="text">
      <style:text-properties fo:font-style="normal" officeooo:rsid="45703752" style:font-style-asian="normal" style:font-style-complex="normal"/>
    </style:style>
    <style:style style:name="T305" style:family="text">
      <style:text-properties fo:font-style="normal" officeooo:rsid="2d84afa8" style:font-style-asian="normal" style:font-style-complex="normal"/>
    </style:style>
    <style:style style:name="T306" style:family="text">
      <style:text-properties fo:font-style="normal" officeooo:rsid="2d8b0dfd" style:font-style-asian="normal" style:font-style-complex="normal"/>
    </style:style>
    <style:style style:name="T307" style:family="text">
      <style:text-properties fo:font-style="normal" officeooo:rsid="2dce3e15" style:font-style-asian="normal" style:font-style-complex="normal"/>
    </style:style>
    <style:style style:name="T308" style:family="text">
      <style:text-properties fo:font-style="normal" officeooo:rsid="2dce6318" style:font-style-asian="normal" style:font-style-complex="normal"/>
    </style:style>
    <style:style style:name="T309" style:family="text">
      <style:text-properties fo:font-style="normal" officeooo:rsid="2dcd463e" style:font-style-asian="normal" style:font-style-complex="normal"/>
    </style:style>
    <style:style style:name="T310" style:family="text">
      <style:text-properties fo:font-style="normal" officeooo:rsid="2decc4d6" style:font-style-asian="normal" style:font-style-complex="normal"/>
    </style:style>
    <style:style style:name="T311" style:family="text">
      <style:text-properties fo:font-style="normal" officeooo:rsid="2e2be1b5" style:font-style-asian="normal" style:font-style-complex="normal"/>
    </style:style>
    <style:style style:name="T312" style:family="text">
      <style:text-properties fo:font-style="normal" officeooo:rsid="2e791353" style:font-style-asian="normal" style:font-style-complex="normal"/>
    </style:style>
    <style:style style:name="T313" style:family="text">
      <style:text-properties fo:font-style="normal" officeooo:rsid="4f83fff4" style:font-style-asian="normal" style:font-style-complex="normal"/>
    </style:style>
    <style:style style:name="T314" style:family="text">
      <style:text-properties fo:font-style="normal" officeooo:rsid="516d15c5" style:font-style-asian="normal" style:font-style-complex="normal"/>
    </style:style>
    <style:style style:name="T315" style:family="text">
      <style:text-properties fo:font-style="normal" officeooo:rsid="516e30ab" style:font-style-asian="normal" style:font-style-complex="normal"/>
    </style:style>
    <style:style style:name="T316" style:family="text">
      <style:text-properties fo:font-style="normal" officeooo:rsid="2ef9e020" style:font-style-asian="normal" style:font-style-complex="normal"/>
    </style:style>
    <style:style style:name="T317" style:family="text">
      <style:text-properties fo:font-style="normal" officeooo:rsid="3ecd1329" style:font-style-asian="normal" style:font-style-complex="normal"/>
    </style:style>
    <style:style style:name="T318" style:family="text">
      <style:text-properties fo:font-style="normal" officeooo:rsid="3ecf313d" style:font-style-asian="normal" style:font-style-complex="normal"/>
    </style:style>
    <style:style style:name="T319" style:family="text">
      <style:text-properties fo:font-style="normal" officeooo:rsid="3f231cec" style:font-style-asian="normal" style:font-style-complex="normal"/>
    </style:style>
    <style:style style:name="T320" style:family="text">
      <style:text-properties fo:font-style="normal" officeooo:rsid="51716728" style:font-style-asian="normal" style:font-style-complex="normal"/>
    </style:style>
    <style:style style:name="T321" style:family="text">
      <style:text-properties fo:font-style="normal" officeooo:rsid="510a2795" style:font-style-asian="normal" style:font-style-complex="normal"/>
    </style:style>
    <style:style style:name="T322" style:family="text">
      <style:text-properties fo:font-style="normal" officeooo:rsid="510b14e4" style:font-style-asian="normal" style:font-style-complex="normal"/>
    </style:style>
    <style:style style:name="T323" style:family="text">
      <style:text-properties fo:font-style="normal" officeooo:rsid="16282f48" style:font-style-asian="normal" style:font-style-complex="normal"/>
    </style:style>
    <style:style style:name="T324" style:family="text">
      <style:text-properties fo:font-style="normal" officeooo:rsid="50d891c3" style:font-style-asian="normal" style:font-style-complex="normal"/>
    </style:style>
    <style:style style:name="T325" style:family="text">
      <style:text-properties fo:font-style="normal" officeooo:rsid="2f7880f5" style:font-style-asian="normal" style:font-style-complex="normal"/>
    </style:style>
    <style:style style:name="T326" style:family="text">
      <style:text-properties fo:font-style="normal" officeooo:rsid="3012f45a" style:font-style-asian="normal" style:font-style-complex="normal"/>
    </style:style>
    <style:style style:name="T327" style:family="text">
      <style:text-properties fo:font-style="normal" officeooo:rsid="303988d6" style:font-style-asian="normal" style:font-style-complex="normal"/>
    </style:style>
    <style:style style:name="T328" style:family="text">
      <style:text-properties fo:font-style="normal" officeooo:rsid="303bb0bd" style:font-style-asian="normal" style:font-style-complex="normal"/>
    </style:style>
    <style:style style:name="T329" style:family="text">
      <style:text-properties fo:font-style="normal" officeooo:rsid="3124511e" style:font-style-asian="normal" style:font-style-complex="normal"/>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2bdf96d1" style:font-style-asian="normal" style:font-weight-asian="normal" style:font-style-complex="normal" style:font-weight-complex="normal"/>
    </style:style>
    <style:style style:name="T333" style:family="text">
      <style:text-properties fo:font-style="normal" style:text-underline-style="solid" style:text-underline-width="auto" style:text-underline-color="font-color" officeooo:rsid="2bb41f57" style:font-style-asian="normal" style:font-style-complex="normal"/>
    </style:style>
    <style:style style:name="T334" style:family="text">
      <style:text-properties fo:font-style="normal" style:text-underline-style="solid" style:text-underline-width="auto" style:text-underline-color="font-color" officeooo:rsid="2bce39a6" style:font-style-asian="normal" style:font-style-complex="normal"/>
    </style:style>
    <style:style style:name="T335" style:family="text">
      <style:text-properties fo:font-weight="bold" style:font-weight-asian="bold" style:font-weight-complex="bold"/>
    </style:style>
    <style:style style:name="T336" style:family="text">
      <style:text-properties fo:font-weight="bold" officeooo:rsid="2bb1a8ac" style:font-weight-asian="bold" style:font-weight-complex="bold"/>
    </style:style>
    <style:style style:name="T337" style:family="text">
      <style:text-properties fo:font-weight="bold" officeooo:rsid="2bc6b18b" style:font-weight-asian="bold" style:font-weight-complex="bold"/>
    </style:style>
    <style:style style:name="T338" style:family="text">
      <style:text-properties fo:font-weight="bold" officeooo:rsid="2ba79455" style:font-weight-asian="bold" style:font-weight-complex="bold"/>
    </style:style>
    <style:style style:name="T339" style:family="text">
      <style:text-properties fo:font-weight="bold" officeooo:rsid="2be98962" style:font-weight-asian="bold" style:font-weight-complex="bold"/>
    </style:style>
    <style:style style:name="T340" style:family="text">
      <style:text-properties fo:font-weight="bold" officeooo:rsid="2c37d9b4" style:font-weight-asian="bold" style:font-weight-complex="bold"/>
    </style:style>
    <style:style style:name="T341" style:family="text">
      <style:text-properties fo:font-weight="bold" officeooo:rsid="2c141b9b" style:font-weight-asian="bold" style:font-weight-complex="bold"/>
    </style:style>
    <style:style style:name="T342" style:family="text">
      <style:text-properties fo:font-weight="bold" officeooo:rsid="2c13e078" style:font-weight-asian="bold" style:font-weight-complex="bold"/>
    </style:style>
    <style:style style:name="T343" style:family="text">
      <style:text-properties fo:font-weight="bold" officeooo:rsid="2c480505" style:font-weight-asian="bold" style:font-weight-complex="bold"/>
    </style:style>
    <style:style style:name="T344" style:family="text">
      <style:text-properties fo:font-weight="bold" officeooo:rsid="2c152ac4" style:font-weight-asian="bold" style:font-weight-complex="bold"/>
    </style:style>
    <style:style style:name="T345" style:family="text">
      <style:text-properties fo:font-weight="bold" officeooo:rsid="2cfc463c" style:font-weight-asian="bold" style:font-weight-complex="bold"/>
    </style:style>
    <style:style style:name="T346" style:family="text">
      <style:text-properties fo:font-weight="bold" officeooo:rsid="2d7bf0b1" style:font-weight-asian="bold" style:font-weight-complex="bold"/>
    </style:style>
    <style:style style:name="T347" style:family="text">
      <style:text-properties fo:font-weight="bold" officeooo:rsid="2d8508d2" style:font-weight-asian="bold" style:font-weight-complex="bold"/>
    </style:style>
    <style:style style:name="T348" style:family="text">
      <style:text-properties fo:font-weight="bold" officeooo:rsid="2dc1b7e5" style:font-weight-asian="bold" style:font-weight-complex="bold"/>
    </style:style>
    <style:style style:name="T349" style:family="text">
      <style:text-properties fo:font-weight="bold" officeooo:rsid="2dd34059" style:font-weight-asian="bold" style:font-weight-complex="bold"/>
    </style:style>
    <style:style style:name="T350" style:family="text">
      <style:text-properties fo:font-weight="bold" officeooo:rsid="2ddaf02d" style:font-weight-asian="bold" style:font-weight-complex="bold"/>
    </style:style>
    <style:style style:name="T351" style:family="text">
      <style:text-properties fo:font-weight="bold" officeooo:rsid="2decc4d6" style:font-weight-asian="bold" style:font-weight-complex="bold"/>
    </style:style>
    <style:style style:name="T352" style:family="text">
      <style:text-properties fo:font-weight="bold" officeooo:rsid="2df4dc04" style:font-weight-asian="bold" style:font-weight-complex="bold"/>
    </style:style>
    <style:style style:name="T353" style:family="text">
      <style:text-properties fo:font-weight="bold" officeooo:rsid="2df57239" style:font-weight-asian="bold" style:font-weight-complex="bold"/>
    </style:style>
    <style:style style:name="T354" style:family="text">
      <style:text-properties fo:font-weight="bold" officeooo:rsid="2df5adf1" style:font-weight-asian="bold" style:font-weight-complex="bold"/>
    </style:style>
    <style:style style:name="T355" style:family="text">
      <style:text-properties fo:font-weight="bold" officeooo:rsid="2df8dc0f" style:font-weight-asian="bold" style:font-weight-complex="bold"/>
    </style:style>
    <style:style style:name="T356" style:family="text">
      <style:text-properties fo:font-weight="bold" officeooo:rsid="2dfb3720" style:font-weight-asian="bold" style:font-weight-complex="bold"/>
    </style:style>
    <style:style style:name="T357" style:family="text">
      <style:text-properties fo:font-weight="bold" officeooo:rsid="2dfdcb9e" style:font-weight-asian="bold" style:font-weight-complex="bold"/>
    </style:style>
    <style:style style:name="T358" style:family="text">
      <style:text-properties fo:font-weight="bold" officeooo:rsid="2e025ec8" style:font-weight-asian="bold" style:font-weight-complex="bold"/>
    </style:style>
    <style:style style:name="T359" style:family="text">
      <style:text-properties fo:font-weight="bold" officeooo:rsid="2e199b7f" style:font-weight-asian="bold" style:font-weight-complex="bold"/>
    </style:style>
    <style:style style:name="T360" style:family="text">
      <style:text-properties fo:font-weight="bold" officeooo:rsid="2e3389d8" style:font-weight-asian="bold" style:font-weight-complex="bold"/>
    </style:style>
    <style:style style:name="T361" style:family="text">
      <style:text-properties fo:font-weight="bold" officeooo:rsid="2e42079e" style:font-weight-asian="bold" style:font-weight-complex="bold"/>
    </style:style>
    <style:style style:name="T362" style:family="text">
      <style:text-properties fo:font-weight="bold" officeooo:rsid="2e4e1492" style:font-weight-asian="bold" style:font-weight-complex="bold"/>
    </style:style>
    <style:style style:name="T363" style:family="text">
      <style:text-properties fo:font-weight="bold" officeooo:rsid="2e545b54" style:font-weight-asian="bold" style:font-weight-complex="bold"/>
    </style:style>
    <style:style style:name="T364" style:family="text">
      <style:text-properties fo:font-weight="bold" officeooo:rsid="2dbd0347" style:font-weight-asian="bold" style:font-weight-complex="bold"/>
    </style:style>
    <style:style style:name="T365" style:family="text">
      <style:text-properties fo:font-weight="bold" officeooo:rsid="2e59694c" style:font-weight-asian="bold" style:font-weight-complex="bold"/>
    </style:style>
    <style:style style:name="T366" style:family="text">
      <style:text-properties fo:font-weight="bold" officeooo:rsid="2e662700" style:font-weight-asian="bold" style:font-weight-complex="bold"/>
    </style:style>
    <style:style style:name="T367" style:family="text">
      <style:text-properties fo:font-weight="bold" officeooo:rsid="2e7fff42" style:font-weight-asian="bold" style:font-weight-complex="bold"/>
    </style:style>
    <style:style style:name="T368" style:family="text">
      <style:text-properties fo:font-weight="bold" officeooo:rsid="2e84e8bd" style:font-weight-asian="bold" style:font-weight-complex="bold"/>
    </style:style>
    <style:style style:name="T369" style:family="text">
      <style:text-properties fo:font-weight="bold" officeooo:rsid="2e857c32" style:font-weight-asian="bold" style:font-weight-complex="bold"/>
    </style:style>
    <style:style style:name="T370" style:family="text">
      <style:text-properties fo:font-weight="bold" officeooo:rsid="2ea88bac" style:font-weight-asian="bold" style:font-weight-complex="bold"/>
    </style:style>
    <style:style style:name="T371" style:family="text">
      <style:text-properties fo:font-weight="bold" officeooo:rsid="2ebd2a05" style:font-weight-asian="bold" style:font-weight-complex="bold"/>
    </style:style>
    <style:style style:name="T372" style:family="text">
      <style:text-properties fo:font-weight="bold" officeooo:rsid="2ec548ae" style:font-weight-asian="bold" style:font-weight-complex="bold"/>
    </style:style>
    <style:style style:name="T373" style:family="text">
      <style:text-properties fo:font-weight="bold" officeooo:rsid="2ec939ea" style:font-weight-asian="bold" style:font-weight-complex="bold"/>
    </style:style>
    <style:style style:name="T374" style:family="text">
      <style:text-properties fo:font-weight="bold" officeooo:rsid="2fac9a7d" style:font-weight-asian="bold" style:font-weight-complex="bold"/>
    </style:style>
    <style:style style:name="T375" style:family="text">
      <style:text-properties fo:font-weight="bold" officeooo:rsid="2fd1f8c9" style:font-weight-asian="bold" style:font-weight-complex="bold"/>
    </style:style>
    <style:style style:name="T376" style:family="text">
      <style:text-properties fo:font-weight="bold" officeooo:rsid="30519c39" style:font-weight-asian="bold" style:font-weight-complex="bold"/>
    </style:style>
    <style:style style:name="T377" style:family="text">
      <style:text-properties fo:font-weight="bold" officeooo:rsid="30b9879e" style:font-weight-asian="bold" style:font-weight-complex="bold"/>
    </style:style>
    <style:style style:name="T378" style:family="text">
      <style:text-properties fo:font-weight="bold" officeooo:rsid="30c65228" style:font-weight-asian="bold" style:font-weight-complex="bold"/>
    </style:style>
    <style:style style:name="T379" style:family="text">
      <style:text-properties fo:font-weight="bold" officeooo:rsid="310a3848" style:font-weight-asian="bold" style:font-weight-complex="bold"/>
    </style:style>
    <style:style style:name="T380" style:family="text">
      <style:text-properties fo:font-weight="bold" officeooo:rsid="31171adb" style:font-weight-asian="bold" style:font-weight-complex="bold"/>
    </style:style>
    <style:style style:name="T381" style:family="text">
      <style:text-properties fo:font-weight="bold" officeooo:rsid="311921e9" style:font-weight-asian="bold" style:font-weight-complex="bold"/>
    </style:style>
    <style:style style:name="T382" style:family="text">
      <style:text-properties fo:font-weight="bold" officeooo:rsid="311a24c4" style:font-weight-asian="bold" style:font-weight-complex="bold"/>
    </style:style>
    <style:style style:name="T383" style:family="text">
      <style:text-properties fo:font-weight="normal" style:font-weight-asian="normal" style:font-weight-complex="normal"/>
    </style:style>
    <style:style style:name="T384" style:family="text">
      <style:text-properties fo:font-weight="normal" officeooo:rsid="2bcdcece" style:font-weight-asian="normal" style:font-weight-complex="normal"/>
    </style:style>
    <style:style style:name="T385" style:family="text">
      <style:text-properties fo:font-weight="normal" officeooo:rsid="2bd654ba" style:font-weight-asian="normal" style:font-weight-complex="normal"/>
    </style:style>
    <style:style style:name="T386" style:family="text">
      <style:text-properties fo:font-weight="normal" officeooo:rsid="2bdf96d1" style:font-weight-asian="normal" style:font-weight-complex="normal"/>
    </style:style>
    <style:style style:name="T387" style:family="text">
      <style:text-properties fo:font-weight="normal" officeooo:rsid="2be26839" style:font-weight-asian="normal" style:font-weight-complex="normal"/>
    </style:style>
    <style:style style:name="T388" style:family="text">
      <style:text-properties fo:font-weight="normal" officeooo:rsid="2ce71b3a" style:font-weight-asian="normal" style:font-weight-complex="normal"/>
    </style:style>
    <style:style style:name="T389" style:family="text">
      <style:text-properties fo:font-weight="normal" officeooo:rsid="2ce9720a" style:font-weight-asian="normal" style:font-weight-complex="normal"/>
    </style:style>
    <style:style style:name="T390" style:family="text">
      <style:text-properties fo:font-weight="normal" officeooo:rsid="2ddaf02d" style:font-weight-asian="normal" style:font-weight-complex="normal"/>
    </style:style>
    <style:style style:name="T391" style:family="text">
      <style:text-properties fo:font-weight="normal" officeooo:rsid="2dd158b3" style:font-weight-asian="normal" style:font-weight-complex="normal"/>
    </style:style>
    <style:style style:name="T392" style:family="text">
      <style:text-properties fo:font-weight="normal" officeooo:rsid="2e020dad" style:font-weight-asian="normal" style:font-weight-complex="normal"/>
    </style:style>
    <style:style style:name="T393" style:family="text">
      <style:text-properties fo:font-weight="normal" officeooo:rsid="2e545b54" style:font-weight-asian="normal" style:font-weight-complex="normal"/>
    </style:style>
    <style:style style:name="T394" style:family="text">
      <style:text-properties fo:font-weight="normal" officeooo:rsid="2e64a1f7" style:font-weight-asian="normal" style:font-weight-complex="normal"/>
    </style:style>
    <style:style style:name="T395" style:family="text">
      <style:text-properties fo:font-weight="normal" officeooo:rsid="2e83110c" style:font-weight-asian="normal" style:font-weight-complex="normal"/>
    </style:style>
    <style:style style:name="T396" style:family="text">
      <style:text-properties fo:font-weight="normal" officeooo:rsid="2fb0a86d" style:font-weight-asian="normal" style:font-weight-complex="normal"/>
    </style:style>
    <style:style style:name="T397" style:family="text">
      <style:text-properties fo:font-weight="normal" officeooo:rsid="2fb1f9c6" style:font-weight-asian="normal" style:font-weight-complex="normal"/>
    </style:style>
    <style:style style:name="T398" style:family="text">
      <style:text-properties fo:font-weight="normal" officeooo:rsid="2fc65596" style:font-weight-asian="normal" style:font-weight-complex="normal"/>
    </style:style>
    <style:style style:name="T399" style:family="text">
      <style:text-properties fo:font-weight="normal" officeooo:rsid="2fca2650" style:font-weight-asian="normal" style:font-weight-complex="normal"/>
    </style:style>
    <style:style style:name="T400" style:family="text">
      <style:text-properties fo:font-weight="normal" officeooo:rsid="2fd77956" style:font-weight-asian="normal" style:font-weight-complex="normal"/>
    </style:style>
    <style:style style:name="T401" style:family="text">
      <style:text-properties fo:font-weight="normal" officeooo:rsid="306e56d9" style:font-weight-asian="normal" style:font-weight-complex="normal"/>
    </style:style>
    <style:style style:name="T402" style:family="text">
      <style:text-properties fo:font-weight="normal" officeooo:rsid="30711cdb" style:font-weight-asian="normal" style:font-weight-complex="normal"/>
    </style:style>
    <style:style style:name="T403" style:family="text">
      <style:text-properties fo:font-weight="normal" officeooo:rsid="307244fc" style:font-weight-asian="normal" style:font-weight-complex="normal"/>
    </style:style>
    <style:style style:name="T404" style:family="text">
      <style:text-properties fo:font-weight="normal" officeooo:rsid="3074e248" style:font-weight-asian="normal" style:font-weight-complex="normal"/>
    </style:style>
    <style:style style:name="T405" style:family="text">
      <style:text-properties fo:font-weight="normal" officeooo:rsid="30519c39" style:font-weight-asian="normal" style:font-weight-complex="normal"/>
    </style:style>
    <style:style style:name="T406" style:family="text">
      <style:text-properties fo:font-weight="normal" officeooo:rsid="3097ecbd" style:font-weight-asian="normal" style:font-weight-complex="normal"/>
    </style:style>
    <style:style style:name="T407" style:family="text">
      <style:text-properties fo:font-weight="normal" officeooo:rsid="3099e798" style:font-weight-asian="normal" style:font-weight-complex="normal"/>
    </style:style>
    <style:style style:name="T408" style:family="text">
      <style:text-properties fo:font-weight="normal" officeooo:rsid="309ea8de" style:font-weight-asian="normal" style:font-weight-complex="normal"/>
    </style:style>
    <style:style style:name="T409" style:family="text">
      <style:text-properties fo:font-weight="normal" officeooo:rsid="309f93f0" style:font-weight-asian="normal" style:font-weight-complex="normal"/>
    </style:style>
    <style:style style:name="T410" style:family="text">
      <style:text-properties fo:font-weight="normal" officeooo:rsid="30a0a169" style:font-weight-asian="normal" style:font-weight-complex="normal"/>
    </style:style>
    <style:style style:name="T411" style:family="text">
      <style:text-properties fo:font-weight="normal" officeooo:rsid="30a1a625" style:font-weight-asian="normal" style:font-weight-complex="normal"/>
    </style:style>
    <style:style style:name="T412" style:family="text">
      <style:text-properties fo:font-weight="normal" officeooo:rsid="30a3681b" style:font-weight-asian="normal" style:font-weight-complex="normal"/>
    </style:style>
    <style:style style:name="T413" style:family="text">
      <style:text-properties fo:font-weight="normal" officeooo:rsid="30af6544" style:font-weight-asian="normal" style:font-weight-complex="normal"/>
    </style:style>
    <style:style style:name="T414" style:family="text">
      <style:text-properties fo:font-weight="normal" officeooo:rsid="30c9bc5e" style:font-weight-asian="normal" style:font-weight-complex="normal"/>
    </style:style>
    <style:style style:name="T415" style:family="text">
      <style:text-properties fo:font-weight="normal" officeooo:rsid="30cafee3" style:font-weight-asian="normal" style:font-weight-complex="normal"/>
    </style:style>
    <style:style style:name="T416" style:family="text">
      <style:text-properties fo:font-weight="normal" officeooo:rsid="30cf343e" style:font-weight-asian="normal" style:font-weight-complex="normal"/>
    </style:style>
    <style:style style:name="T417" style:family="text">
      <style:text-properties fo:font-weight="normal" officeooo:rsid="30d6dcbb" style:font-weight-asian="normal" style:font-weight-complex="normal"/>
    </style:style>
    <style:style style:name="T418" style:family="text">
      <style:text-properties fo:font-weight="normal" officeooo:rsid="30b64dd1" style:font-weight-asian="normal" style:font-weight-complex="normal"/>
    </style:style>
    <style:style style:name="T419" style:family="text">
      <style:text-properties fo:font-weight="normal" officeooo:rsid="30f9655f" style:font-weight-asian="normal" style:font-weight-complex="normal"/>
    </style:style>
    <style:style style:name="T420" style:family="text">
      <style:text-properties fo:font-weight="normal" officeooo:rsid="3116238e" style:font-weight-asian="normal" style:font-weight-complex="normal"/>
    </style:style>
    <style:style style:name="T421" style:family="text">
      <style:text-properties fo:font-weight="normal" officeooo:rsid="31171adb" style:font-weight-asian="normal" style:font-weight-complex="normal"/>
    </style:style>
    <style:style style:name="T422" style:family="text">
      <style:text-properties fo:font-weight="normal" officeooo:rsid="31209fdc" style:font-weight-asian="normal" style:font-weight-complex="normal"/>
    </style:style>
    <style:style style:name="T423" style:family="text">
      <style:text-properties fo:font-weight="normal" officeooo:rsid="30365feb" style:font-weight-asian="normal" style:font-weight-complex="normal"/>
    </style:style>
    <style:style style:name="T424" style:family="text">
      <style:text-properties fo:font-weight="normal" officeooo:rsid="2ed40992" fo:background-color="transparent" loext:char-shading-value="0" style:font-weight-asian="normal" style:font-weight-complex="normal"/>
    </style:style>
    <style:style style:name="T425" style:family="text">
      <style:text-properties fo:font-weight="normal" officeooo:rsid="2f0cc567" fo:background-color="transparent" loext:char-shading-value="0" style:font-weight-asian="normal" style:font-weight-complex="normal"/>
    </style:style>
    <style:style style:name="T426" style:family="text">
      <style:text-properties fo:language="en" fo:country="US"/>
    </style:style>
    <style:style style:name="T427" style:family="text">
      <style:text-properties fo:language="en" fo:country="US" officeooo:rsid="202b4e26"/>
    </style:style>
    <style:style style:name="T428" style:family="text">
      <style:text-properties fo:language="en" fo:country="US" officeooo:rsid="2be98962"/>
    </style:style>
    <style:style style:name="T429" style:family="text">
      <style:text-properties fo:language="en" fo:country="US" officeooo:rsid="2be9d552"/>
    </style:style>
    <style:style style:name="T430" style:family="text">
      <style:text-properties fo:language="en" fo:country="US" officeooo:rsid="2c1b0dac"/>
    </style:style>
    <style:style style:name="T431" style:family="text">
      <style:text-properties fo:language="en" fo:country="US" officeooo:rsid="2c480505"/>
    </style:style>
    <style:style style:name="T432" style:family="text">
      <style:text-properties fo:language="en" fo:country="US" style:language-asian="zxx" style:country-asian="none" style:language-complex="ar" style:country-complex="SA"/>
    </style:style>
    <style:style style:name="T433" style:family="text">
      <style:text-properties fo:language="en" fo:country="US" officeooo:rsid="44ee1dce"/>
    </style:style>
    <style:style style:name="T434" style:family="text">
      <style:text-properties fo:language="en" fo:country="US" officeooo:rsid="2ce53766"/>
    </style:style>
    <style:style style:name="T435" style:family="text">
      <style:text-properties fo:language="en" fo:country="US" fo:font-weight="normal" style:font-weight-asian="normal" style:font-weight-complex="normal"/>
    </style:style>
    <style:style style:name="T436" style:family="text">
      <style:text-properties fo:language="en" fo:country="US" fo:font-weight="normal" officeooo:rsid="2ce9720a" style:font-weight-asian="normal" style:font-weight-complex="normal"/>
    </style:style>
    <style:style style:name="T437" style:family="text">
      <style:text-properties fo:language="en" fo:country="US" fo:font-weight="normal" officeooo:rsid="2de46560" style:font-weight-asian="normal" style:font-weight-complex="normal"/>
    </style:style>
    <style:style style:name="T438" style:family="text">
      <style:text-properties fo:language="en" fo:country="US" fo:font-weight="normal" officeooo:rsid="2fbce079" style:font-weight-asian="normal" style:font-weight-complex="normal"/>
    </style:style>
    <style:style style:name="T439" style:family="text">
      <style:text-properties fo:language="en" fo:country="US" officeooo:rsid="2cf3f9d9"/>
    </style:style>
    <style:style style:name="T440" style:family="text">
      <style:text-properties fo:language="en" fo:country="US" officeooo:rsid="2d369bed"/>
    </style:style>
    <style:style style:name="T441" style:family="text">
      <style:text-properties fo:language="en" fo:country="US" officeooo:rsid="2d6299e2"/>
    </style:style>
    <style:style style:name="T442" style:family="text">
      <style:text-properties fo:language="en" fo:country="US" officeooo:rsid="2d841b89"/>
    </style:style>
    <style:style style:name="T443" style:family="text">
      <style:text-properties fo:language="en" fo:country="US" fo:font-style="normal" officeooo:rsid="2d84afa8" style:font-style-asian="normal" style:font-style-complex="normal"/>
    </style:style>
    <style:style style:name="T444" style:family="text">
      <style:text-properties fo:language="en" fo:country="US" officeooo:rsid="2db4722c"/>
    </style:style>
    <style:style style:name="T445" style:family="text">
      <style:text-properties fo:language="en" fo:country="US" officeooo:rsid="2db4cd4f"/>
    </style:style>
    <style:style style:name="T446" style:family="text">
      <style:text-properties fo:language="en" fo:country="US" officeooo:rsid="2dd33f0d"/>
    </style:style>
    <style:style style:name="T447" style:family="text">
      <style:text-properties fo:language="en" fo:country="US" style:text-underline-style="none"/>
    </style:style>
    <style:style style:name="T448" style:family="text">
      <style:text-properties fo:language="en" fo:country="US" style:text-underline-style="none" officeooo:rsid="2df350ff"/>
    </style:style>
    <style:style style:name="T449" style:family="text">
      <style:text-properties fo:language="en" fo:country="US" style:text-underline-style="none" officeooo:rsid="2e329540"/>
    </style:style>
    <style:style style:name="T450" style:family="text">
      <style:text-properties fo:language="en" fo:country="US" officeooo:rsid="2df8dc0f"/>
    </style:style>
    <style:style style:name="T451" style:family="text">
      <style:text-properties fo:language="en" fo:country="US" officeooo:rsid="2e5bd9d6"/>
    </style:style>
    <style:style style:name="T452" style:family="text">
      <style:text-properties fo:language="en" fo:country="US" officeooo:rsid="2e66edb4"/>
    </style:style>
    <style:style style:name="T453" style:family="text">
      <style:text-properties fo:language="en" fo:country="US" officeooo:rsid="2f19b27e"/>
    </style:style>
    <style:style style:name="T454" style:family="text">
      <style:text-properties fo:language="en" fo:country="US" officeooo:rsid="2f1b08cb"/>
    </style:style>
    <style:style style:name="T455" style:family="text">
      <style:text-properties fo:language="en" fo:country="US" fo:font-weight="bold" style:font-weight-asian="bold" style:font-weight-complex="bold"/>
    </style:style>
    <style:style style:name="T456" style:family="text">
      <style:text-properties fo:language="en" fo:country="US" fo:font-weight="bold" officeooo:rsid="311d9717" style:font-weight-asian="bold" style:font-weight-complex="bold"/>
    </style:style>
    <style:style style:name="T457" style:family="text">
      <style:text-properties fo:language="en" fo:country="US" officeooo:rsid="311dc0cb"/>
    </style:style>
    <style:style style:name="T458" style:family="text">
      <style:text-properties fo:language="en" fo:country="US" officeooo:rsid="312b41d1"/>
    </style:style>
    <style:style style:name="T459" style:family="text">
      <style:text-properties fo:language="en" fo:country="US" officeooo:rsid="312b0242"/>
    </style:style>
    <style:style style:name="T460" style:family="text">
      <style:text-properties fo:language="en" fo:country="US" officeooo:rsid="313314dd"/>
    </style:style>
    <style:style style:name="T461" style:family="text">
      <style:text-properties fo:language="en" fo:country="US" officeooo:rsid="31346b0b"/>
    </style:style>
    <style:style style:name="T462" style:family="text">
      <style:text-properties fo:language="en" fo:country="US" officeooo:rsid="31381d48"/>
    </style:style>
    <style:style style:name="T463" style:family="text">
      <style:text-properties style:text-underline-style="solid" style:text-underline-width="auto" style:text-underline-color="font-color"/>
    </style:style>
    <style:style style:name="T464" style:family="text">
      <style:text-properties style:text-underline-style="solid" style:text-underline-width="auto" style:text-underline-color="font-color" officeooo:rsid="2ce9720a"/>
    </style:style>
    <style:style style:name="T465" style:family="text">
      <style:text-properties style:text-underline-style="solid" style:text-underline-width="auto" style:text-underline-color="font-color" fo:font-weight="normal" style:font-weight-asian="normal" style:font-weight-complex="normal"/>
    </style:style>
    <style:style style:name="T466" style:family="text">
      <style:text-properties style:text-underline-style="solid" style:text-underline-width="auto" style:text-underline-color="font-color" fo:font-weight="normal" officeooo:rsid="2ce9720a" style:font-weight-asian="normal" style:font-weight-complex="normal"/>
    </style:style>
    <style:style style:name="T467" style:family="text">
      <style:text-properties style:text-underline-style="solid" style:text-underline-width="auto" style:text-underline-color="font-color" fo:font-weight="normal" officeooo:rsid="2dd158b3" style:font-weight-asian="normal" style:font-weight-complex="normal"/>
    </style:style>
    <style:style style:name="T468" style:family="text">
      <style:text-properties style:text-underline-style="solid" style:text-underline-width="auto" style:text-underline-color="font-color" officeooo:rsid="2ddaf02d"/>
    </style:style>
    <style:style style:name="T469" style:family="text">
      <style:text-properties style:text-underline-style="solid" style:text-underline-width="auto" style:text-underline-color="font-color" officeooo:rsid="2dec2f3d"/>
    </style:style>
    <style:style style:name="T470" style:family="text">
      <style:text-properties style:text-underline-style="solid" style:text-underline-width="auto" style:text-underline-color="font-color" officeooo:rsid="2deb3456"/>
    </style:style>
    <style:style style:name="T471" style:family="text">
      <style:text-properties style:text-underline-style="solid" style:text-underline-width="auto" style:text-underline-color="font-color" officeooo:rsid="2e329540"/>
    </style:style>
    <style:style style:name="T472" style:family="text">
      <style:text-properties style:text-underline-style="solid" style:text-underline-width="auto" style:text-underline-color="font-color" officeooo:rsid="305b5843"/>
    </style:style>
    <style:style style:name="T473" style:family="text">
      <style:text-properties style:text-underline-style="solid" style:text-underline-width="auto" style:text-underline-color="font-color" officeooo:rsid="30881042"/>
    </style:style>
    <style:style style:name="T474" style:family="text">
      <style:text-properties fo:font-variant="normal" fo:text-transform="none" fo:color="#222222" fo:letter-spacing="normal" fo:language="cs" fo:country="CZ" fo:font-style="normal" officeooo:rsid="1d1a7fb6" style:font-style-asian="normal" style:font-style-complex="normal"/>
    </style:style>
    <style:style style:name="T475" style:family="text">
      <style:text-properties fo:font-variant="normal" fo:text-transform="none" fo:color="#222222" fo:letter-spacing="normal" fo:language="cs" fo:country="CZ" fo:font-style="normal" officeooo:rsid="2df350ff" style:font-style-asian="normal" style:font-style-complex="normal"/>
    </style:style>
    <style:style style:name="T476" style:family="text">
      <style:text-properties fo:font-variant="normal" fo:text-transform="none" fo:color="#222222" fo:letter-spacing="normal" fo:language="cs" fo:country="CZ" fo:font-style="normal" officeooo:rsid="2e06aabe" style:font-style-asian="normal" style:font-style-complex="normal"/>
    </style:style>
    <style:style style:name="T477" style:family="text">
      <style:text-properties fo:font-variant="normal" fo:text-transform="none" fo:color="#222222" fo:letter-spacing="normal" fo:language="cs" fo:country="CZ" fo:font-style="normal" officeooo:rsid="2e075c25" style:font-style-asian="normal" style:font-style-complex="normal"/>
    </style:style>
    <style:style style:name="T478" style:family="text">
      <style:text-properties fo:font-variant="normal" fo:text-transform="none" fo:color="#222222" fo:letter-spacing="normal" fo:language="cs" fo:country="CZ" fo:font-style="normal" officeooo:rsid="2e07cd7a" style:font-style-asian="normal" style:font-style-complex="normal"/>
    </style:style>
    <style:style style:name="T479" style:family="text">
      <style:text-properties fo:font-variant="normal" fo:text-transform="none" fo:color="#222222" fo:letter-spacing="normal" fo:language="cs" fo:country="CZ" fo:font-style="normal" officeooo:rsid="2e0bb40e" style:font-style-asian="normal" style:font-style-complex="normal"/>
    </style:style>
    <style:style style:name="T480" style:family="text">
      <style:text-properties fo:font-variant="normal" fo:text-transform="none" fo:color="#222222" fo:letter-spacing="normal" fo:language="cs" fo:country="CZ" fo:font-style="normal" officeooo:rsid="2e0dabc4" style:font-style-asian="normal" style:font-style-complex="normal"/>
    </style:style>
    <style:style style:name="T481" style:family="text">
      <style:text-properties fo:font-variant="normal" fo:text-transform="none" fo:color="#222222" fo:letter-spacing="normal" fo:language="cs" fo:country="CZ" fo:font-style="normal" officeooo:rsid="2e5e1d38" style:font-style-asian="normal" style:font-style-complex="normal"/>
    </style:style>
    <style:style style:name="T482" style:family="text">
      <style:text-properties fo:font-variant="normal" fo:text-transform="none" fo:color="#222222" fo:letter-spacing="normal" fo:language="cs" fo:country="CZ" fo:font-style="normal" officeooo:rsid="2e709a3a" style:font-style-asian="normal" style:font-style-complex="normal"/>
    </style:style>
    <style:style style:name="T483" style:family="text">
      <style:text-properties fo:font-variant="normal" fo:text-transform="none" fo:color="#222222" fo:letter-spacing="normal" fo:language="cs" fo:country="CZ" fo:font-style="normal" officeooo:rsid="2e72668c" style:font-style-asian="normal" style:font-style-complex="normal"/>
    </style:style>
    <style:style style:name="T484" style:family="text">
      <style:text-properties fo:font-variant="normal" fo:text-transform="none" fo:color="#222222" fo:letter-spacing="normal" fo:language="cs" fo:country="CZ" fo:font-style="normal" officeooo:rsid="2e73e7c1" style:font-style-asian="normal" style:font-style-complex="normal"/>
    </style:style>
    <style:style style:name="T48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86"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87"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88" style:family="text">
      <style:text-properties fo:font-variant="normal" fo:text-transform="none" fo:color="#222222" fo:letter-spacing="normal" fo:language="cs" fo:country="CZ" fo:font-style="italic" officeooo:rsid="2ba9166b" style:font-style-asian="italic" style:font-style-complex="italic"/>
    </style:style>
    <style:style style:name="T489" style:family="text">
      <style:text-properties fo:font-variant="normal" fo:text-transform="none" fo:color="#222222" fo:letter-spacing="normal" fo:language="cs" fo:country="CZ" fo:font-style="italic" officeooo:rsid="2ba53bbf" style:font-style-asian="italic" style:font-style-complex="italic"/>
    </style:style>
    <style:style style:name="T490" style:family="text">
      <style:text-properties fo:font-variant="normal" fo:text-transform="none" fo:color="#222222" fo:letter-spacing="normal" fo:language="cs" fo:country="CZ" fo:font-style="italic" officeooo:rsid="2b9fc56a" style:font-style-asian="italic" style:font-style-complex="italic"/>
    </style:style>
    <style:style style:name="T491" style:family="text">
      <style:text-properties fo:font-variant="normal" fo:text-transform="none" fo:color="#222222" fo:letter-spacing="normal" fo:language="cs" fo:country="CZ" fo:font-style="italic" officeooo:rsid="2bacda3a" style:font-style-asian="italic" style:font-style-complex="italic"/>
    </style:style>
    <style:style style:name="T492"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9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9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95"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496"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497"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498"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499"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0"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1"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6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6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6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6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6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68"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69"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7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71" style:family="text">
      <style:text-properties fo:font-variant="normal" fo:text-transform="none" fo:color="#000000" fo:letter-spacing="normal" fo:language="cs" fo:country="CZ" fo:font-style="normal" style:text-underline-style="none" style:font-style-asian="normal" style:font-style-complex="normal"/>
    </style:style>
    <style:style style:name="T5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7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7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7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7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79"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80"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81"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89"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90"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91"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92"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93"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94"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fo:color="#333333" style:font-name="CharisSILW" fo:font-size="9pt" fo:letter-spacing="normal" fo:font-style="normal" fo:font-weight="normal"/>
    </style:style>
    <style:style style:name="T601" style:family="text">
      <style:text-properties fo:font-variant="normal" fo:text-transform="none" fo:color="#333333" style:font-name="CharisSILW" fo:font-size="9pt" fo:letter-spacing="normal" fo:font-style="normal" fo:font-weight="normal" officeooo:rsid="45869e7b"/>
    </style:style>
    <style:style style:name="T602" style:family="text">
      <style:text-properties fo:font-variant="normal" fo:text-transform="none" fo:color="#333333" style:font-name="CharisSILW" fo:font-size="9pt" fo:letter-spacing="normal" fo:font-style="normal" fo:font-weight="normal" officeooo:rsid="2f897113"/>
    </style:style>
    <style:style style:name="T603"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60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0"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1"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2"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7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3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5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55"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5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57"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58"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59"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60"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61"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2"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3"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5"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66"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7"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8"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9"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0"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1"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2" style:family="text">
      <style:text-properties fo:font-variant="normal" fo:text-transform="none" fo:color="#242729" fo:letter-spacing="normal" fo:font-weight="bold" style:font-weight-asian="bold" style:font-weight-complex="bold"/>
    </style:style>
    <style:style style:name="T77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202124" fo:letter-spacing="normal"/>
    </style:style>
    <style:style style:name="T783" style:family="text">
      <style:text-properties officeooo:rsid="24543bc7"/>
    </style:style>
    <style:style style:name="T784" style:family="text">
      <style:text-properties officeooo:rsid="29a1bf74"/>
    </style:style>
    <style:style style:name="T785" style:family="text">
      <style:text-properties officeooo:rsid="2b944982"/>
    </style:style>
    <style:style style:name="T786" style:family="text">
      <style:text-properties officeooo:rsid="2b985cc7"/>
    </style:style>
    <style:style style:name="T787" style:family="text">
      <style:text-properties officeooo:rsid="2b9a50b8"/>
    </style:style>
    <style:style style:name="T78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7"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8"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9"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0"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1"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2"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3"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4"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5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1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01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02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02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022"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02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6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7"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78"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79"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4"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5"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6" style:family="text">
      <style:text-properties style:use-window-font-color="true" style:text-line-through-style="none" style:text-line-through-type="none" officeooo:rsid="4b875a34" fo:background-color="transparent" loext:char-shading-value="0"/>
    </style:style>
    <style:style style:name="T1087"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08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3"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4"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36"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37"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38"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39"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0"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1"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2"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3"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4"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5"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6"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4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48"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249"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250"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256"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257"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258"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259"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260"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261"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262"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263"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64"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65"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66"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72"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73"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74"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75"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76"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77"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78"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79"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80"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81"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82"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83"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84"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285"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286"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287"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288"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289"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290"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291"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292"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293"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294"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295"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296"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297"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298"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299"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300"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301"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302"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303"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304"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305"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06"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07"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08"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09"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10"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11"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12"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3"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4"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5"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6"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1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1"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327" style:family="text">
      <style:text-properties officeooo:rsid="2ba53bbf"/>
    </style:style>
    <style:style style:name="T1328" style:family="text">
      <style:text-properties officeooo:rsid="2ba6128a"/>
    </style:style>
    <style:style style:name="T1329" style:family="text">
      <style:text-properties officeooo:rsid="2ba65874"/>
    </style:style>
    <style:style style:name="T1330" style:family="text">
      <style:text-properties officeooo:rsid="2ba6c530"/>
    </style:style>
    <style:style style:name="T1331" style:family="text">
      <style:text-properties officeooo:rsid="2ba79455"/>
    </style:style>
    <style:style style:name="T1332" style:family="text">
      <style:text-properties officeooo:rsid="2ba81b5a"/>
    </style:style>
    <style:style style:name="T1333" style:family="text">
      <style:text-properties officeooo:rsid="2ba9166b"/>
    </style:style>
    <style:style style:name="T1334" style:family="text">
      <style:text-properties officeooo:rsid="2bacda3a"/>
    </style:style>
    <style:style style:name="T1335" style:family="text">
      <style:text-properties fo:color="#0066b3"/>
    </style:style>
    <style:style style:name="T1336" style:family="text">
      <style:text-properties fo:color="#0066b3" fo:font-style="normal" style:font-style-asian="normal" style:font-style-complex="normal"/>
    </style:style>
    <style:style style:name="T1337" style:family="text">
      <style:text-properties fo:color="#0066b3" fo:font-style="normal" officeooo:rsid="2bacda3a" style:font-style-asian="normal" style:font-style-complex="normal"/>
    </style:style>
    <style:style style:name="T1338" style:family="text">
      <style:text-properties fo:color="#0066b3" fo:font-style="normal" officeooo:rsid="2baeecc3" style:font-style-asian="normal" style:font-style-complex="normal"/>
    </style:style>
    <style:style style:name="T1339" style:family="text">
      <style:text-properties fo:color="#0066b3" officeooo:rsid="2bc853ba"/>
    </style:style>
    <style:style style:name="T1340" style:family="text">
      <style:text-properties officeooo:rsid="2bd48938"/>
    </style:style>
    <style:style style:name="T1341" style:family="text">
      <style:text-properties officeooo:rsid="2bd8bdec"/>
    </style:style>
    <style:style style:name="T1342" style:family="text">
      <style:text-properties officeooo:rsid="2bd9655a"/>
    </style:style>
    <style:style style:name="T1343" style:family="text">
      <style:text-properties officeooo:rsid="2bdad164"/>
    </style:style>
    <style:style style:name="T1344" style:family="text">
      <style:text-properties officeooo:rsid="2bdda800"/>
    </style:style>
    <style:style style:name="T1345" style:family="text">
      <style:text-properties officeooo:rsid="2bde4c77"/>
    </style:style>
    <style:style style:name="T1346" style:family="text">
      <style:text-properties officeooo:rsid="2bdf96d1"/>
    </style:style>
    <style:style style:name="T1347" style:family="text">
      <style:text-properties officeooo:rsid="2bdfc203"/>
    </style:style>
    <style:style style:name="T1348" style:family="text">
      <style:text-properties officeooo:rsid="2be594ff"/>
    </style:style>
    <style:style style:name="T1349" style:family="text">
      <style:text-properties officeooo:rsid="2be8ae79"/>
    </style:style>
    <style:style style:name="T1350" style:family="text">
      <style:text-properties officeooo:rsid="2be98962"/>
    </style:style>
    <style:style style:name="T1351" style:family="text">
      <style:text-properties fo:background-color="transparent" loext:char-shading-value="0"/>
    </style:style>
    <style:style style:name="T1352" style:family="text">
      <style:text-properties officeooo:rsid="2edbde94" fo:background-color="transparent" loext:char-shading-value="0"/>
    </style:style>
    <style:style style:name="T1353" style:family="text">
      <style:text-properties officeooo:rsid="2edf1439" fo:background-color="transparent" loext:char-shading-value="0"/>
    </style:style>
    <style:style style:name="T1354" style:family="text">
      <style:text-properties officeooo:rsid="2ef2ef34" fo:background-color="transparent" loext:char-shading-value="0"/>
    </style:style>
    <style:style style:name="T1355" style:family="text">
      <style:text-properties officeooo:rsid="2eff4052" fo:background-color="transparent" loext:char-shading-value="0"/>
    </style:style>
    <style:style style:name="T1356" style:family="text">
      <style:text-properties officeooo:rsid="2f0044f6" fo:background-color="transparent" loext:char-shading-value="0"/>
    </style:style>
    <style:style style:name="T1357" style:family="text">
      <style:text-properties officeooo:rsid="2f0110de" fo:background-color="transparent" loext:char-shading-value="0"/>
    </style:style>
    <style:style style:name="T1358" style:family="text">
      <style:text-properties officeooo:rsid="2f0230f4" fo:background-color="transparent" loext:char-shading-value="0"/>
    </style:style>
    <style:style style:name="T1359" style:family="text">
      <style:text-properties officeooo:rsid="2f0cc567" fo:background-color="transparent" loext:char-shading-value="0"/>
    </style:style>
    <style:style style:name="T1360" style:family="text">
      <style:text-properties officeooo:rsid="2f2ee20c" fo:background-color="transparent" loext:char-shading-value="0"/>
    </style:style>
    <style:style style:name="T1361" style:family="text">
      <style:text-properties officeooo:rsid="2bf3b616"/>
    </style:style>
    <style:style style:name="T1362" style:family="text">
      <style:text-properties officeooo:rsid="44e8fabe"/>
    </style:style>
    <style:style style:name="T1363" style:family="text">
      <style:text-properties officeooo:rsid="459181d3"/>
    </style:style>
    <style:style style:name="T1364" style:family="text">
      <style:text-properties officeooo:rsid="458c8480"/>
    </style:style>
    <style:style style:name="T1365" style:family="text">
      <style:text-properties officeooo:rsid="458d9c32"/>
    </style:style>
    <style:style style:name="T1366" style:family="text">
      <style:text-properties officeooo:rsid="458ffa75"/>
    </style:style>
    <style:style style:name="T1367" style:family="text">
      <style:text-properties officeooo:rsid="4588b715"/>
    </style:style>
    <style:style style:name="T1368" style:family="text">
      <style:text-properties officeooo:rsid="2bf6ed61"/>
    </style:style>
    <style:style style:name="T1369" style:family="text">
      <style:text-properties officeooo:rsid="2bfda84f"/>
    </style:style>
    <style:style style:name="T1370" style:family="text">
      <style:text-properties officeooo:rsid="2c007857"/>
    </style:style>
    <style:style style:name="T1371" style:family="text">
      <style:text-properties officeooo:rsid="2c049610"/>
    </style:style>
    <style:style style:name="T1372" style:family="text">
      <style:text-properties officeooo:rsid="2c11176a"/>
    </style:style>
    <style:style style:name="T1373" style:family="text">
      <style:text-properties officeooo:rsid="2c123205"/>
    </style:style>
    <style:style style:name="T1374" style:family="text">
      <style:text-properties officeooo:rsid="2c13e078"/>
    </style:style>
    <style:style style:name="T1375" style:family="text">
      <style:text-properties officeooo:rsid="2c141b9b"/>
    </style:style>
    <style:style style:name="T1376" style:family="text">
      <style:text-properties officeooo:rsid="2c15191c"/>
    </style:style>
    <style:style style:name="T1377" style:family="text">
      <style:text-properties officeooo:rsid="2c152ac4"/>
    </style:style>
    <style:style style:name="T1378" style:family="text">
      <style:text-properties officeooo:rsid="2c16bec6"/>
    </style:style>
    <style:style style:name="T1379" style:family="text">
      <style:text-properties officeooo:rsid="2c1d7b08"/>
    </style:style>
    <style:style style:name="T1380" style:family="text">
      <style:text-properties officeooo:rsid="2c1e16cf"/>
    </style:style>
    <style:style style:name="T1381" style:family="text">
      <style:text-properties officeooo:rsid="2c1f533d"/>
    </style:style>
    <style:style style:name="T1382" style:family="text">
      <style:text-properties officeooo:rsid="2c1f9c56"/>
    </style:style>
    <style:style style:name="T1383" style:family="text">
      <style:text-properties officeooo:rsid="2c21a43d"/>
    </style:style>
    <style:style style:name="T1384" style:family="text">
      <style:text-properties officeooo:rsid="2c28c0db"/>
    </style:style>
    <style:style style:name="T1385" style:family="text">
      <style:text-properties officeooo:rsid="2c2ce9bd"/>
    </style:style>
    <style:style style:name="T1386" style:family="text">
      <style:text-properties officeooo:rsid="2c2d6ec4"/>
    </style:style>
    <style:style style:name="T1387" style:family="text">
      <style:text-properties officeooo:rsid="2c2d757d"/>
    </style:style>
    <style:style style:name="T1388" style:family="text">
      <style:text-properties officeooo:rsid="2c2f64aa"/>
    </style:style>
    <style:style style:name="T1389" style:family="text">
      <style:text-properties officeooo:rsid="2c33b6e6"/>
    </style:style>
    <style:style style:name="T1390" style:family="text">
      <style:text-properties officeooo:rsid="2c375fa9"/>
    </style:style>
    <style:style style:name="T1391" style:family="text">
      <style:text-properties officeooo:rsid="2c37d9b4"/>
    </style:style>
    <style:style style:name="T1392" style:family="text">
      <style:text-properties officeooo:rsid="2c3c4034"/>
    </style:style>
    <style:style style:name="T1393" style:family="text">
      <style:text-properties officeooo:rsid="49f9015f"/>
    </style:style>
    <style:style style:name="T1394" style:family="text">
      <style:text-properties officeooo:rsid="2c3e40fa"/>
    </style:style>
    <style:style style:name="T1395" style:family="text">
      <style:text-properties officeooo:rsid="2c42d4d9"/>
    </style:style>
    <style:style style:name="T1396" style:family="text">
      <style:text-properties officeooo:rsid="2c456ac3"/>
    </style:style>
    <style:style style:name="T1397" style:family="text">
      <style:text-properties officeooo:rsid="2c4725e4"/>
    </style:style>
    <style:style style:name="T1398" style:family="text">
      <style:text-properties officeooo:rsid="2c48e1be"/>
    </style:style>
    <style:style style:name="T1399" style:family="text">
      <style:text-properties officeooo:rsid="2c495bf9"/>
    </style:style>
    <style:style style:name="T1400" style:family="text">
      <style:text-properties officeooo:rsid="2c4a88d2"/>
    </style:style>
    <style:style style:name="T1401" style:family="text">
      <style:text-properties officeooo:rsid="2c5167e0"/>
    </style:style>
    <style:style style:name="T1402" style:family="text">
      <style:text-properties officeooo:rsid="2c538467"/>
    </style:style>
    <style:style style:name="T1403" style:family="text">
      <style:text-properties officeooo:rsid="2c58c2c8"/>
    </style:style>
    <style:style style:name="T1404" style:family="text">
      <style:text-properties officeooo:rsid="2c5cf113"/>
    </style:style>
    <style:style style:name="T1405" style:family="text">
      <style:text-properties officeooo:rsid="2c652f98"/>
    </style:style>
    <style:style style:name="T1406" style:family="text">
      <style:text-properties officeooo:rsid="2c69b5be"/>
    </style:style>
    <style:style style:name="T1407" style:family="text">
      <style:text-properties officeooo:rsid="2c6fa4e1"/>
    </style:style>
    <style:style style:name="T1408" style:family="text">
      <style:text-properties officeooo:rsid="2c71a7b1"/>
    </style:style>
    <style:style style:name="T1409" style:family="text">
      <style:text-properties officeooo:rsid="2c7343b7"/>
    </style:style>
    <style:style style:name="T1410" style:family="text">
      <style:text-properties officeooo:rsid="2c741c4d"/>
    </style:style>
    <style:style style:name="T1411" style:family="text">
      <style:text-properties officeooo:rsid="2c764851"/>
    </style:style>
    <style:style style:name="T1412" style:family="text">
      <style:text-properties officeooo:rsid="2c7951ff"/>
    </style:style>
    <style:style style:name="T1413" style:family="text">
      <style:text-properties officeooo:rsid="2c7a0231"/>
    </style:style>
    <style:style style:name="T1414" style:family="text">
      <style:text-properties officeooo:rsid="2c7b5759"/>
    </style:style>
    <style:style style:name="T1415" style:family="text">
      <style:text-properties officeooo:rsid="2c7c03cd"/>
    </style:style>
    <style:style style:name="T1416" style:family="text">
      <style:text-properties officeooo:rsid="2c7ec0da"/>
    </style:style>
    <style:style style:name="T1417" style:family="text">
      <style:text-properties officeooo:rsid="2c8037a9"/>
    </style:style>
    <style:style style:name="T1418" style:family="text">
      <style:text-properties officeooo:rsid="2c82759d"/>
    </style:style>
    <style:style style:name="T1419" style:family="text">
      <style:text-properties officeooo:rsid="2c8571e4"/>
    </style:style>
    <style:style style:name="T1420" style:family="text">
      <style:text-properties officeooo:rsid="2c8c0914"/>
    </style:style>
    <style:style style:name="T1421" style:family="text">
      <style:text-properties officeooo:rsid="2c8c563c"/>
    </style:style>
    <style:style style:name="T1422" style:family="text">
      <style:text-properties officeooo:rsid="2c8cb4a5"/>
    </style:style>
    <style:style style:name="T1423" style:family="text">
      <style:text-properties officeooo:rsid="2c8d736d"/>
    </style:style>
    <style:style style:name="T1424" style:family="text">
      <style:text-properties officeooo:rsid="2c8e9a51"/>
    </style:style>
    <style:style style:name="T1425" style:family="text">
      <style:text-properties officeooo:rsid="2c90564c"/>
    </style:style>
    <style:style style:name="T1426" style:family="text">
      <style:text-properties officeooo:rsid="2c94a64a"/>
    </style:style>
    <style:style style:name="T1427" style:family="text">
      <style:text-properties officeooo:rsid="2c958779"/>
    </style:style>
    <style:style style:name="T1428" style:family="text">
      <style:text-properties officeooo:rsid="2c97d189"/>
    </style:style>
    <style:style style:name="T1429" style:family="text">
      <style:text-properties style:text-underline-style="none" fo:font-weight="normal" style:font-weight-asian="normal" style:font-weight-complex="normal"/>
    </style:style>
    <style:style style:name="T1430" style:family="text">
      <style:text-properties style:text-underline-style="none" officeooo:rsid="2ce9720a"/>
    </style:style>
    <style:style style:name="T1431" style:family="text">
      <style:text-properties style:text-underline-style="none" officeooo:rsid="2dec2f3d"/>
    </style:style>
    <style:style style:name="T1432" style:family="text">
      <style:text-properties style:text-underline-style="none" officeooo:rsid="2ddaf02d"/>
    </style:style>
    <style:style style:name="T1433" style:family="text">
      <style:text-properties style:text-underline-style="none" officeooo:rsid="2e313b42"/>
    </style:style>
    <style:style style:name="T1434" style:family="text">
      <style:text-properties style:text-underline-style="none" officeooo:rsid="2de09fdb"/>
    </style:style>
    <style:style style:name="T1435" style:family="text">
      <style:text-properties style:text-underline-style="none" officeooo:rsid="2de46560"/>
    </style:style>
    <style:style style:name="T1436" style:family="text">
      <style:text-properties style:text-underline-style="none" officeooo:rsid="2e329540"/>
    </style:style>
    <style:style style:name="T1437" style:family="text">
      <style:text-properties officeooo:rsid="2c99f344"/>
    </style:style>
    <style:style style:name="T1438" style:family="text">
      <style:text-properties officeooo:rsid="2c9c7c29"/>
    </style:style>
    <style:style style:name="T1439" style:family="text">
      <style:text-properties officeooo:rsid="2ca212e0"/>
    </style:style>
    <style:style style:name="T1440" style:family="text">
      <style:text-properties officeooo:rsid="2ca3ae3a"/>
    </style:style>
    <style:style style:name="T1441" style:family="text">
      <style:text-properties officeooo:rsid="2ca567e1"/>
    </style:style>
    <style:style style:name="T1442" style:family="text">
      <style:text-properties officeooo:rsid="2ca628f8"/>
    </style:style>
    <style:style style:name="T1443" style:family="text">
      <style:text-properties officeooo:rsid="2ca72854"/>
    </style:style>
    <style:style style:name="T1444" style:family="text">
      <style:text-properties officeooo:rsid="2ca8329c"/>
    </style:style>
    <style:style style:name="T1445" style:family="text">
      <style:text-properties officeooo:rsid="2cae2371"/>
    </style:style>
    <style:style style:name="T1446" style:family="text">
      <style:text-properties officeooo:rsid="2caebdb6"/>
    </style:style>
    <style:style style:name="T1447" style:family="text">
      <style:text-properties officeooo:rsid="2cb47170"/>
    </style:style>
    <style:style style:name="T1448" style:family="text">
      <style:text-properties officeooo:rsid="44ee1dce"/>
    </style:style>
    <style:style style:name="T1449" style:family="text">
      <style:text-properties officeooo:rsid="2cb7658c"/>
    </style:style>
    <style:style style:name="T1450" style:family="text">
      <style:text-properties officeooo:rsid="2cba2d6a"/>
    </style:style>
    <style:style style:name="T1451" style:family="text">
      <style:text-properties officeooo:rsid="2cbd3085"/>
    </style:style>
    <style:style style:name="T1452" style:family="text">
      <style:text-properties officeooo:rsid="2cbe6177"/>
    </style:style>
    <style:style style:name="T1453" style:family="text">
      <style:text-properties officeooo:rsid="2cbeaad4"/>
    </style:style>
    <style:style style:name="T1454" style:family="text">
      <style:text-properties officeooo:rsid="2cbfa104"/>
    </style:style>
    <style:style style:name="T1455" style:family="text">
      <style:text-properties officeooo:rsid="2cc16f04"/>
    </style:style>
    <style:style style:name="T1456" style:family="text">
      <style:text-properties officeooo:rsid="2cc27d39"/>
    </style:style>
    <style:style style:name="T1457" style:family="text">
      <style:text-properties officeooo:rsid="4ce6a2d1"/>
    </style:style>
    <style:style style:name="T14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officeooo:rsid="4b875a34"/>
    </style:style>
    <style:style style:name="T1462" style:family="text">
      <style:text-properties officeooo:rsid="2cc6471e"/>
    </style:style>
    <style:style style:name="T1463" style:family="text">
      <style:text-properties officeooo:rsid="2cc784fd"/>
    </style:style>
    <style:style style:name="T1464" style:family="text">
      <style:text-properties officeooo:rsid="2cc88023"/>
    </style:style>
    <style:style style:name="T1465" style:family="text">
      <style:text-properties officeooo:rsid="2ccce5ab"/>
    </style:style>
    <style:style style:name="T1466" style:family="text">
      <style:text-properties officeooo:rsid="2ccebb41"/>
    </style:style>
    <style:style style:name="T1467" style:family="text">
      <style:text-properties officeooo:rsid="2cceffa3"/>
    </style:style>
    <style:style style:name="T1468" style:family="text">
      <style:text-properties officeooo:rsid="2cd0a796"/>
    </style:style>
    <style:style style:name="T1469" style:family="text">
      <style:text-properties officeooo:rsid="2cd2e478"/>
    </style:style>
    <style:style style:name="T1470" style:family="text">
      <style:text-properties officeooo:rsid="2cd60b06"/>
    </style:style>
    <style:style style:name="T1471" style:family="text">
      <style:text-properties officeooo:rsid="2cd7e1f2"/>
    </style:style>
    <style:style style:name="T1472" style:family="text">
      <style:text-properties officeooo:rsid="2cd96a13"/>
    </style:style>
    <style:style style:name="T1473" style:family="text">
      <style:text-properties officeooo:rsid="2cdabb55"/>
    </style:style>
    <style:style style:name="T1474" style:family="text">
      <style:text-properties officeooo:rsid="2cdb17ce"/>
    </style:style>
    <style:style style:name="T1475" style:family="text">
      <style:text-properties officeooo:rsid="2cdb972e"/>
    </style:style>
    <style:style style:name="T1476" style:family="text">
      <style:text-properties officeooo:rsid="2cdcd1a0"/>
    </style:style>
    <style:style style:name="T1477" style:family="text">
      <style:text-properties officeooo:rsid="2ce9720a"/>
    </style:style>
    <style:style style:name="T1478" style:family="text">
      <style:text-properties officeooo:rsid="2cf30dac"/>
    </style:style>
    <style:style style:name="T1479" style:family="text">
      <style:text-properties officeooo:rsid="2cf4dcba"/>
    </style:style>
    <style:style style:name="T1480" style:family="text">
      <style:text-properties officeooo:rsid="2cf5e8e0"/>
    </style:style>
    <style:style style:name="T1481" style:family="text">
      <style:text-properties officeooo:rsid="2d00adaf"/>
    </style:style>
    <style:style style:name="T1482" style:family="text">
      <style:text-properties officeooo:rsid="2d04f7ac"/>
    </style:style>
    <style:style style:name="T1483" style:family="text">
      <style:text-properties officeooo:rsid="2d06debb"/>
    </style:style>
    <style:style style:name="T1484" style:family="text">
      <style:text-properties officeooo:rsid="2d08b6f5"/>
    </style:style>
    <style:style style:name="T1485" style:family="text">
      <style:text-properties officeooo:rsid="2d0e2cbb"/>
    </style:style>
    <style:style style:name="T1486" style:family="text">
      <style:text-properties officeooo:rsid="2d0f0827"/>
    </style:style>
    <style:style style:name="T1487" style:family="text">
      <style:text-properties officeooo:rsid="2d0f0ba3"/>
    </style:style>
    <style:style style:name="T1488" style:family="text">
      <style:text-properties officeooo:rsid="2d10b9ec"/>
    </style:style>
    <style:style style:name="T1489" style:family="text">
      <style:text-properties officeooo:rsid="2d12c0ee"/>
    </style:style>
    <style:style style:name="T1490" style:family="text">
      <style:text-properties officeooo:rsid="2d137ec5"/>
    </style:style>
    <style:style style:name="T1491" style:family="text">
      <style:text-properties officeooo:rsid="2d14e225"/>
    </style:style>
    <style:style style:name="T1492" style:family="text">
      <style:text-properties officeooo:rsid="2d18aad7"/>
    </style:style>
    <style:style style:name="T1493" style:family="text">
      <style:text-properties officeooo:rsid="2d1a9696"/>
    </style:style>
    <style:style style:name="T1494" style:family="text">
      <style:text-properties officeooo:rsid="2d24af7d"/>
    </style:style>
    <style:style style:name="T1495" style:family="text">
      <style:text-properties officeooo:rsid="2d2731ef"/>
    </style:style>
    <style:style style:name="T1496" style:family="text">
      <style:text-properties officeooo:rsid="41943a51"/>
    </style:style>
    <style:style style:name="T1497" style:family="text">
      <style:text-properties officeooo:rsid="2d2a0c47"/>
    </style:style>
    <style:style style:name="T1498" style:family="text">
      <style:text-properties officeooo:rsid="2d2b66a0"/>
    </style:style>
    <style:style style:name="T1499" style:family="text">
      <style:text-properties officeooo:rsid="2d2f5903"/>
    </style:style>
    <style:style style:name="T1500" style:family="text">
      <style:text-properties officeooo:rsid="2d30adf9"/>
    </style:style>
    <style:style style:name="T1501" style:family="text">
      <style:text-properties officeooo:rsid="2d369bed"/>
    </style:style>
    <style:style style:name="T1502" style:family="text">
      <style:text-properties officeooo:rsid="2d3f6243"/>
    </style:style>
    <style:style style:name="T1503" style:family="text">
      <style:text-properties officeooo:rsid="2d47af22"/>
    </style:style>
    <style:style style:name="T1504" style:family="text">
      <style:text-properties officeooo:rsid="2d49f89f"/>
    </style:style>
    <style:style style:name="T1505" style:family="text">
      <style:text-properties officeooo:rsid="2d4b9bc0"/>
    </style:style>
    <style:style style:name="T1506" style:family="text">
      <style:text-properties officeooo:rsid="2d53ff92"/>
    </style:style>
    <style:style style:name="T1507" style:family="text">
      <style:text-properties officeooo:rsid="2d5718e3"/>
    </style:style>
    <style:style style:name="T1508" style:family="text">
      <style:text-properties officeooo:rsid="2d58e3ec"/>
    </style:style>
    <style:style style:name="T1509" style:family="text">
      <style:text-properties officeooo:rsid="2d5c0ae3"/>
    </style:style>
    <style:style style:name="T1510" style:family="text">
      <style:text-properties officeooo:rsid="2d6299e2"/>
    </style:style>
    <style:style style:name="T1511" style:family="text">
      <style:text-properties officeooo:rsid="2d68b92b"/>
    </style:style>
    <style:style style:name="T1512" style:family="text">
      <style:text-properties officeooo:rsid="2d6db9c7"/>
    </style:style>
    <style:style style:name="T1513" style:family="text">
      <style:text-properties officeooo:rsid="2d6def36"/>
    </style:style>
    <style:style style:name="T1514" style:family="text">
      <style:text-properties officeooo:rsid="2d7423ca"/>
    </style:style>
    <style:style style:name="T1515" style:family="text">
      <style:text-properties officeooo:rsid="2d794b0f"/>
    </style:style>
    <style:style style:name="T1516" style:family="text">
      <style:text-properties officeooo:rsid="2d79ddc6"/>
    </style:style>
    <style:style style:name="T1517" style:family="text">
      <style:text-properties officeooo:rsid="503dc632"/>
    </style:style>
    <style:style style:name="T1518" style:family="text">
      <style:text-properties officeooo:rsid="4ce0ade6"/>
    </style:style>
    <style:style style:name="T1519" style:family="text">
      <style:text-properties officeooo:rsid="503b24ff"/>
    </style:style>
    <style:style style:name="T1520" style:family="text">
      <style:text-properties officeooo:rsid="2d823d8d"/>
    </style:style>
    <style:style style:name="T1521" style:family="text">
      <style:text-properties officeooo:rsid="2d841b89"/>
    </style:style>
    <style:style style:name="T1522" style:family="text">
      <style:text-properties officeooo:rsid="2d84afa8"/>
    </style:style>
    <style:style style:name="T1523" style:family="text">
      <style:text-properties officeooo:rsid="2d854bcd"/>
    </style:style>
    <style:style style:name="T1524" style:family="text">
      <style:text-properties officeooo:rsid="2d862c9d"/>
    </style:style>
    <style:style style:name="T1525" style:family="text">
      <style:text-properties officeooo:rsid="2d88d4b5"/>
    </style:style>
    <style:style style:name="T1526" style:family="text">
      <style:text-properties officeooo:rsid="2d89328c"/>
    </style:style>
    <style:style style:name="T1527" style:family="text">
      <style:text-properties officeooo:rsid="2d8b0dfd"/>
    </style:style>
    <style:style style:name="T1528" style:family="text">
      <style:text-properties officeooo:rsid="2d8e7578"/>
    </style:style>
    <style:style style:name="T1529" style:family="text">
      <style:text-properties officeooo:rsid="2d8f7e6a"/>
    </style:style>
    <style:style style:name="T1530" style:family="text">
      <style:text-properties officeooo:rsid="2d90f701"/>
    </style:style>
    <style:style style:name="T1531" style:family="text">
      <style:text-properties officeooo:rsid="2d92599d"/>
    </style:style>
    <style:style style:name="T1532" style:family="text">
      <style:text-properties officeooo:rsid="2d992d80"/>
    </style:style>
    <style:style style:name="T1533" style:family="text">
      <style:text-properties officeooo:rsid="2d9f807f"/>
    </style:style>
    <style:style style:name="T1534" style:family="text">
      <style:text-properties officeooo:rsid="2da09627"/>
    </style:style>
    <style:style style:name="T1535" style:family="text">
      <style:text-properties officeooo:rsid="2daab5b0"/>
    </style:style>
    <style:style style:name="T1536" style:family="text">
      <style:text-properties officeooo:rsid="2db13f1b"/>
    </style:style>
    <style:style style:name="T1537" style:family="text">
      <style:text-properties officeooo:rsid="2db4722c"/>
    </style:style>
    <style:style style:name="T1538" style:family="text">
      <style:text-properties officeooo:rsid="2db68d28"/>
    </style:style>
    <style:style style:name="T1539" style:family="text">
      <style:text-properties officeooo:rsid="2db85677"/>
    </style:style>
    <style:style style:name="T1540" style:family="text">
      <style:text-properties officeooo:rsid="2db9fdf6"/>
    </style:style>
    <style:style style:name="T1541" style:family="text">
      <style:text-properties officeooo:rsid="2dbb04a6"/>
    </style:style>
    <style:style style:name="T1542" style:family="text">
      <style:text-properties officeooo:rsid="2dbd0347"/>
    </style:style>
    <style:style style:name="T1543" style:family="text">
      <style:text-properties officeooo:rsid="2dc01899"/>
    </style:style>
    <style:style style:name="T1544" style:family="text">
      <style:text-properties officeooo:rsid="2dc1b7e5"/>
    </style:style>
    <style:style style:name="T1545" style:family="text">
      <style:text-properties officeooo:rsid="2dcd463e"/>
    </style:style>
    <style:style style:name="T1546" style:family="text">
      <style:text-properties officeooo:rsid="2dd158b3"/>
    </style:style>
    <style:style style:name="T1547" style:family="text">
      <style:text-properties officeooo:rsid="2dd34059"/>
    </style:style>
    <style:style style:name="T1548" style:family="text">
      <style:text-properties officeooo:rsid="2dd36913"/>
    </style:style>
    <style:style style:name="T1549" style:family="text">
      <style:text-properties officeooo:rsid="2dd9f2bf"/>
    </style:style>
    <style:style style:name="T1550" style:family="text">
      <style:text-properties officeooo:rsid="2ddaf02d"/>
    </style:style>
    <style:style style:name="T1551" style:family="text">
      <style:text-properties officeooo:rsid="2de46560"/>
    </style:style>
    <style:style style:name="T1552" style:family="text">
      <style:text-properties officeooo:rsid="2de8eebc"/>
    </style:style>
    <style:style style:name="T1553" style:family="text">
      <style:text-properties officeooo:rsid="2de9675d"/>
    </style:style>
    <style:style style:name="T1554" style:family="text">
      <style:text-properties officeooo:rsid="2deb3456"/>
    </style:style>
    <style:style style:name="T1555" style:family="text">
      <style:text-properties officeooo:rsid="2dec2f3d"/>
    </style:style>
    <style:style style:name="T1556" style:family="text">
      <style:text-properties officeooo:rsid="2decc4d6"/>
    </style:style>
    <style:style style:name="T1557" style:family="text">
      <style:text-properties officeooo:rsid="2df3efee"/>
    </style:style>
    <style:style style:name="T1558" style:family="text">
      <style:text-properties officeooo:rsid="2df56763"/>
    </style:style>
    <style:style style:name="T1559" style:family="text">
      <style:text-properties officeooo:rsid="2df6eed8"/>
    </style:style>
    <style:style style:name="T1560" style:family="text">
      <style:text-properties officeooo:rsid="2df8dc0f"/>
    </style:style>
    <style:style style:name="T1561" style:family="text">
      <style:text-properties officeooo:rsid="2dffb0bf"/>
    </style:style>
    <style:style style:name="T1562" style:family="text">
      <style:text-properties officeooo:rsid="2e052e6b"/>
    </style:style>
    <style:style style:name="T1563" style:family="text">
      <style:text-properties officeooo:rsid="2e05b920"/>
    </style:style>
    <style:style style:name="T1564" style:family="text">
      <style:text-properties officeooo:rsid="2e155299"/>
    </style:style>
    <style:style style:name="T1565" style:family="text">
      <style:text-properties officeooo:rsid="2e269220"/>
    </style:style>
    <style:style style:name="T1566" style:family="text">
      <style:text-properties officeooo:rsid="2e329540"/>
    </style:style>
    <style:style style:name="T1567" style:family="text">
      <style:text-properties officeooo:rsid="2e3389d8"/>
    </style:style>
    <style:style style:name="T1568" style:family="text">
      <style:text-properties officeooo:rsid="2e35c073"/>
    </style:style>
    <style:style style:name="T1569" style:family="text">
      <style:text-properties officeooo:rsid="2e375532"/>
    </style:style>
    <style:style style:name="T1570" style:family="text">
      <style:text-properties officeooo:rsid="2e39295e"/>
    </style:style>
    <style:style style:name="T1571" style:family="text">
      <style:text-properties officeooo:rsid="2e3add85"/>
    </style:style>
    <style:style style:name="T1572" style:family="text">
      <style:text-properties officeooo:rsid="2e3cdd0a"/>
    </style:style>
    <style:style style:name="T1573" style:family="text">
      <style:text-properties officeooo:rsid="2e3d5ccf"/>
    </style:style>
    <style:style style:name="T1574" style:family="text">
      <style:text-properties officeooo:rsid="2e4380c6"/>
    </style:style>
    <style:style style:name="T1575" style:family="text">
      <style:text-properties officeooo:rsid="2e4429db"/>
    </style:style>
    <style:style style:name="T1576" style:family="text">
      <style:text-properties officeooo:rsid="2e6413c8"/>
    </style:style>
    <style:style style:name="T1577" style:family="text">
      <style:text-properties officeooo:rsid="2e66edb4"/>
    </style:style>
    <style:style style:name="T1578" style:family="text">
      <style:text-properties officeooo:rsid="2e6b1721"/>
    </style:style>
    <style:style style:name="T1579" style:family="text">
      <style:text-properties officeooo:rsid="2e6fb553"/>
    </style:style>
    <style:style style:name="T1580" style:family="text">
      <style:text-properties officeooo:rsid="2e709a3a"/>
    </style:style>
    <style:style style:name="T1581" style:family="text">
      <style:text-properties officeooo:rsid="2e74559c"/>
    </style:style>
    <style:style style:name="T1582" style:family="text">
      <style:text-properties officeooo:rsid="2e753075"/>
    </style:style>
    <style:style style:name="T1583" style:family="text">
      <style:text-properties officeooo:rsid="2e791353"/>
    </style:style>
    <style:style style:name="T1584" style:family="text">
      <style:text-properties officeooo:rsid="2e7a88ef"/>
    </style:style>
    <style:style style:name="T1585" style:family="text">
      <style:text-properties officeooo:rsid="2e7dcae7"/>
    </style:style>
    <style:style style:name="T1586" style:family="text">
      <style:text-properties officeooo:rsid="2e7ecf95"/>
    </style:style>
    <style:style style:name="T1587" style:family="text">
      <style:text-properties officeooo:rsid="2e808f65"/>
    </style:style>
    <style:style style:name="T1588" style:family="text">
      <style:text-properties officeooo:rsid="2e819ee6"/>
    </style:style>
    <style:style style:name="T1589" style:family="text">
      <style:text-properties officeooo:rsid="2e8280e7"/>
    </style:style>
    <style:style style:name="T1590" style:family="text">
      <style:text-properties officeooo:rsid="2e83110c"/>
    </style:style>
    <style:style style:name="T1591" style:family="text">
      <style:text-properties officeooo:rsid="2e858e23"/>
    </style:style>
    <style:style style:name="T1592" style:family="text">
      <style:text-properties officeooo:rsid="2e87b3ad"/>
    </style:style>
    <style:style style:name="T1593" style:family="text">
      <style:text-properties officeooo:rsid="2e899d92"/>
    </style:style>
    <style:style style:name="T1594" style:family="text">
      <style:text-properties officeooo:rsid="2e9072f8"/>
    </style:style>
    <style:style style:name="T1595" style:family="text">
      <style:text-properties officeooo:rsid="2e95a0be"/>
    </style:style>
    <style:style style:name="T1596" style:family="text">
      <style:text-properties officeooo:rsid="4ea8ed76"/>
    </style:style>
    <style:style style:name="T159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officeooo:rsid="2e95bd5e"/>
    </style:style>
    <style:style style:name="T1599" style:family="text">
      <style:text-properties officeooo:rsid="2e97f86b"/>
    </style:style>
    <style:style style:name="T1600" style:family="text">
      <style:text-properties officeooo:rsid="2e99c0c1"/>
    </style:style>
    <style:style style:name="T1601" style:family="text">
      <style:text-properties officeooo:rsid="516d15c5"/>
    </style:style>
    <style:style style:name="T1602" style:family="text">
      <style:text-properties fo:color="#c3b346" fo:font-style="normal" officeooo:rsid="4e2f1665" style:font-style-asian="normal" style:font-style-complex="normal"/>
    </style:style>
    <style:style style:name="T1603" style:family="text">
      <style:text-properties officeooo:rsid="2e9b1689"/>
    </style:style>
    <style:style style:name="T1604" style:family="text">
      <style:text-properties officeooo:rsid="2ea1ab7e"/>
    </style:style>
    <style:style style:name="T1605" style:family="text">
      <style:text-properties officeooo:rsid="2ea87936"/>
    </style:style>
    <style:style style:name="T1606" style:family="text">
      <style:text-properties officeooo:rsid="2eaee05e"/>
    </style:style>
    <style:style style:name="T1607" style:family="text">
      <style:text-properties officeooo:rsid="2eb0930f"/>
    </style:style>
    <style:style style:name="T1608" style:family="text">
      <style:text-properties fo:color="#1841ce" fo:font-weight="bold" style:font-weight-asian="bold" style:font-weight-complex="bold"/>
    </style:style>
    <style:style style:name="T1609" style:family="text">
      <style:text-properties officeooo:rsid="2eb1c375"/>
    </style:style>
    <style:style style:name="T1610" style:family="text">
      <style:text-properties officeooo:rsid="2eb3fcac"/>
    </style:style>
    <style:style style:name="T1611" style:family="text">
      <style:text-properties officeooo:rsid="2eb7eeaa"/>
    </style:style>
    <style:style style:name="T1612" style:family="text">
      <style:text-properties officeooo:rsid="2eba69c8"/>
    </style:style>
    <style:style style:name="T1613" style:family="text">
      <style:text-properties officeooo:rsid="2ebc4edd"/>
    </style:style>
    <style:style style:name="T1614" style:family="text">
      <style:text-properties officeooo:rsid="2ebccc7e"/>
    </style:style>
    <style:style style:name="T1615" style:family="text">
      <style:text-properties officeooo:rsid="2ebf4e93"/>
    </style:style>
    <style:style style:name="T1616" style:family="text">
      <style:text-properties officeooo:rsid="2ebf6885"/>
    </style:style>
    <style:style style:name="T1617" style:family="text">
      <style:text-properties officeooo:rsid="2ec08b6f"/>
    </style:style>
    <style:style style:name="T1618" style:family="text">
      <style:text-properties officeooo:rsid="2ec26a69"/>
    </style:style>
    <style:style style:name="T1619" style:family="text">
      <style:text-properties officeooo:rsid="2ec39af3"/>
    </style:style>
    <style:style style:name="T1620" style:family="text">
      <style:text-properties officeooo:rsid="2ec3ebc6"/>
    </style:style>
    <style:style style:name="T1621" style:family="text">
      <style:text-properties officeooo:rsid="2ec4b75b"/>
    </style:style>
    <style:style style:name="T1622" style:family="text">
      <style:text-properties officeooo:rsid="2ec548ae"/>
    </style:style>
    <style:style style:name="T1623" style:family="text">
      <style:text-properties officeooo:rsid="2ec939ea"/>
    </style:style>
    <style:style style:name="T1624" style:family="text">
      <style:text-properties officeooo:rsid="2eca17bc"/>
    </style:style>
    <style:style style:name="T1625" style:family="text">
      <style:text-properties officeooo:rsid="2ecb6f4e"/>
    </style:style>
    <style:style style:name="T1626" style:family="text">
      <style:text-properties officeooo:rsid="2ece1772"/>
    </style:style>
    <style:style style:name="T1627" style:family="text">
      <style:text-properties officeooo:rsid="2eceb0a7"/>
    </style:style>
    <style:style style:name="T1628" style:family="text">
      <style:text-properties officeooo:rsid="2ecf3978"/>
    </style:style>
    <style:style style:name="T1629" style:family="text">
      <style:text-properties officeooo:rsid="2ecf4527"/>
    </style:style>
    <style:style style:name="T1630" style:family="text">
      <style:text-properties officeooo:rsid="2ee15df3"/>
    </style:style>
    <style:style style:name="T1631" style:family="text">
      <style:text-properties officeooo:rsid="2ee47530"/>
    </style:style>
    <style:style style:name="T1632" style:family="text">
      <style:text-properties officeooo:rsid="2ef384de"/>
    </style:style>
    <style:style style:name="T1633" style:family="text">
      <style:text-properties officeooo:rsid="2ef41948"/>
    </style:style>
    <style:style style:name="T1634" style:family="text">
      <style:text-properties officeooo:rsid="2ef42453"/>
    </style:style>
    <style:style style:name="T1635" style:family="text">
      <style:text-properties officeooo:rsid="2ef55f54"/>
    </style:style>
    <style:style style:name="T1636" style:family="text">
      <style:text-properties officeooo:rsid="2ef5a6c5"/>
    </style:style>
    <style:style style:name="T1637" style:family="text">
      <style:text-properties officeooo:rsid="2ef6a7cd"/>
    </style:style>
    <style:style style:name="T1638" style:family="text">
      <style:text-properties officeooo:rsid="2ef80bec"/>
    </style:style>
    <style:style style:name="T1639" style:family="text">
      <style:text-properties officeooo:rsid="2ef9e020"/>
    </style:style>
    <style:style style:name="T1640" style:family="text">
      <style:text-properties officeooo:rsid="2efb8c0f"/>
    </style:style>
    <style:style style:name="T1641" style:family="text">
      <style:text-properties officeooo:rsid="500f4cb5"/>
    </style:style>
    <style:style style:name="T1642" style:family="text">
      <style:text-properties officeooo:rsid="500da72b"/>
    </style:style>
    <style:style style:name="T1643" style:family="text">
      <style:text-properties officeooo:rsid="2f087c71"/>
    </style:style>
    <style:style style:name="T1644" style:family="text">
      <style:text-properties officeooo:rsid="2f0a5d8e"/>
    </style:style>
    <style:style style:name="T1645" style:family="text">
      <style:text-properties officeooo:rsid="2ef76aa4"/>
    </style:style>
    <style:style style:name="T1646" style:family="text">
      <style:text-properties officeooo:rsid="2f13a043"/>
    </style:style>
    <style:style style:name="T1647" style:family="text">
      <style:text-properties officeooo:rsid="2f17426c"/>
    </style:style>
    <style:style style:name="T1648" style:family="text">
      <style:text-properties officeooo:rsid="2f17b2fb"/>
    </style:style>
    <style:style style:name="T1649" style:family="text">
      <style:text-properties officeooo:rsid="2f19b27e"/>
    </style:style>
    <style:style style:name="T1650" style:family="text">
      <style:text-properties officeooo:rsid="2f1f0d12"/>
    </style:style>
    <style:style style:name="T1651" style:family="text">
      <style:text-properties officeooo:rsid="2f20008c"/>
    </style:style>
    <style:style style:name="T1652" style:family="text">
      <style:text-properties officeooo:rsid="2f2275c7"/>
    </style:style>
    <style:style style:name="T1653" style:family="text">
      <style:text-properties officeooo:rsid="2f235fff"/>
    </style:style>
    <style:style style:name="T1654" style:family="text">
      <style:text-properties officeooo:rsid="2f253b88"/>
    </style:style>
    <style:style style:name="T1655" style:family="text">
      <style:text-properties officeooo:rsid="2f264c49"/>
    </style:style>
    <style:style style:name="T1656" style:family="text">
      <style:text-properties officeooo:rsid="2f2825bb"/>
    </style:style>
    <style:style style:name="T1657" style:family="text">
      <style:text-properties officeooo:rsid="2f296b45"/>
    </style:style>
    <style:style style:name="T1658" style:family="text">
      <style:text-properties officeooo:rsid="2f33ae07"/>
    </style:style>
    <style:style style:name="T1659" style:family="text">
      <style:text-properties officeooo:rsid="2f34f9eb"/>
    </style:style>
    <style:style style:name="T1660" style:family="text">
      <style:text-properties officeooo:rsid="4e732146"/>
    </style:style>
    <style:style style:name="T1661" style:family="text">
      <style:text-properties officeooo:rsid="2f37ca70"/>
    </style:style>
    <style:style style:name="T1662" style:family="text">
      <style:text-properties officeooo:rsid="2f38db1e"/>
    </style:style>
    <style:style style:name="T1663" style:family="text">
      <style:text-properties officeooo:rsid="2f3ab311"/>
    </style:style>
    <style:style style:name="T1664" style:family="text">
      <style:text-properties officeooo:rsid="2f3b28f4"/>
    </style:style>
    <style:style style:name="T1665" style:family="text">
      <style:text-properties officeooo:rsid="3ecd1329"/>
    </style:style>
    <style:style style:name="T1666" style:family="text">
      <style:text-properties officeooo:rsid="3eda7c58"/>
    </style:style>
    <style:style style:name="T1667" style:family="text">
      <style:text-properties officeooo:rsid="2f3b7755"/>
    </style:style>
    <style:style style:name="T1668" style:family="text">
      <style:text-properties officeooo:rsid="2f3e5d91"/>
    </style:style>
    <style:style style:name="T1669" style:family="text">
      <style:text-properties officeooo:rsid="2f4003fb"/>
    </style:style>
    <style:style style:name="T1670" style:family="text">
      <style:text-properties officeooo:rsid="2f418396"/>
    </style:style>
    <style:style style:name="T1671" style:family="text">
      <style:text-properties officeooo:rsid="2f42a43b"/>
    </style:style>
    <style:style style:name="T1672" style:family="text">
      <style:text-properties officeooo:rsid="2f43ae64"/>
    </style:style>
    <style:style style:name="T1673" style:family="text">
      <style:text-properties officeooo:rsid="2f450f83"/>
    </style:style>
    <style:style style:name="T1674" style:family="text">
      <style:text-properties officeooo:rsid="2f47a779"/>
    </style:style>
    <style:style style:name="T1675" style:family="text">
      <style:text-properties officeooo:rsid="2f4b13b5"/>
    </style:style>
    <style:style style:name="T1676" style:family="text">
      <style:text-properties officeooo:rsid="2f4c22c9"/>
    </style:style>
    <style:style style:name="T1677" style:family="text">
      <style:text-properties officeooo:rsid="2f4e0fc4"/>
    </style:style>
    <style:style style:name="T1678" style:family="text">
      <style:text-properties officeooo:rsid="2f4f2bdd"/>
    </style:style>
    <style:style style:name="T1679" style:family="text">
      <style:text-properties officeooo:rsid="2f4fdfca"/>
    </style:style>
    <style:style style:name="T1680" style:family="text">
      <style:text-properties officeooo:rsid="2f51f1e7"/>
    </style:style>
    <style:style style:name="T1681" style:family="text">
      <style:text-properties officeooo:rsid="2f58597d"/>
    </style:style>
    <style:style style:name="T1682" style:family="text">
      <style:text-properties officeooo:rsid="2f59e414"/>
    </style:style>
    <style:style style:name="T1683" style:family="text">
      <style:text-properties officeooo:rsid="2f5a7087"/>
    </style:style>
    <style:style style:name="T1684" style:family="text">
      <style:text-properties officeooo:rsid="4ee3fc97"/>
    </style:style>
    <style:style style:name="T1685" style:family="text">
      <style:text-properties officeooo:rsid="2f5f500f"/>
    </style:style>
    <style:style style:name="T1686" style:family="text">
      <style:text-properties officeooo:rsid="2f62fb48"/>
    </style:style>
    <style:style style:name="T1687" style:family="text">
      <style:text-properties officeooo:rsid="4fafaa48"/>
    </style:style>
    <style:style style:name="T1688" style:family="text">
      <style:text-properties officeooo:rsid="50c3a32d"/>
    </style:style>
    <style:style style:name="T1689" style:family="text">
      <style:text-properties officeooo:rsid="50d891c3"/>
    </style:style>
    <style:style style:name="T1690" style:family="text">
      <style:text-properties officeooo:rsid="16077e11"/>
    </style:style>
    <style:style style:name="T1691" style:family="text">
      <style:text-properties officeooo:rsid="48470b61"/>
    </style:style>
    <style:style style:name="T169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officeooo:rsid="4a67efe2"/>
    </style:style>
    <style:style style:name="T1695" style:family="text">
      <style:text-properties officeooo:rsid="2f76104a"/>
    </style:style>
    <style:style style:name="T1696" style:family="text">
      <style:text-properties officeooo:rsid="2f8297f2"/>
    </style:style>
    <style:style style:name="T1697" style:family="text">
      <style:text-properties officeooo:rsid="2f7df4ed"/>
    </style:style>
    <style:style style:name="T1698" style:family="text">
      <style:text-properties officeooo:rsid="2f8771aa"/>
    </style:style>
    <style:style style:name="T1699" style:family="text">
      <style:text-properties officeooo:rsid="45856b88"/>
    </style:style>
    <style:style style:name="T1700" style:family="text">
      <style:text-properties officeooo:rsid="2f8b2dab"/>
    </style:style>
    <style:style style:name="T1701" style:family="text">
      <style:text-properties officeooo:rsid="2f8d0bb6"/>
    </style:style>
    <style:style style:name="T1702" style:family="text">
      <style:text-properties officeooo:rsid="2f8ef0dc"/>
    </style:style>
    <style:style style:name="T1703" style:family="text">
      <style:text-properties officeooo:rsid="2f915d8a"/>
    </style:style>
    <style:style style:name="T1704" style:family="text">
      <style:text-properties officeooo:rsid="2f9262fc"/>
    </style:style>
    <style:style style:name="T1705" style:family="text">
      <style:text-properties officeooo:rsid="2f945c7e"/>
    </style:style>
    <style:style style:name="T1706" style:family="text">
      <style:text-properties officeooo:rsid="2f95e717"/>
    </style:style>
    <style:style style:name="T1707" style:family="text">
      <style:text-properties officeooo:rsid="2f98c31b"/>
    </style:style>
    <style:style style:name="T1708" style:family="text">
      <style:text-properties officeooo:rsid="2f9c54ec"/>
    </style:style>
    <style:style style:name="T1709" style:family="text">
      <style:text-properties officeooo:rsid="2f9da890"/>
    </style:style>
    <style:style style:name="T1710" style:family="text">
      <style:text-properties officeooo:rsid="2fa42f9a"/>
    </style:style>
    <style:style style:name="T1711" style:family="text">
      <style:text-properties officeooo:rsid="2fa62d75"/>
    </style:style>
    <style:style style:name="T1712" style:family="text">
      <style:text-properties officeooo:rsid="2fa698c1"/>
    </style:style>
    <style:style style:name="T1713" style:family="text">
      <style:text-properties officeooo:rsid="2fac9a7d"/>
    </style:style>
    <style:style style:name="T1714" style:family="text">
      <style:text-properties officeooo:rsid="2fb3c982"/>
    </style:style>
    <style:style style:name="T1715" style:family="text">
      <style:text-properties officeooo:rsid="2fb727e0"/>
    </style:style>
    <style:style style:name="T1716" style:family="text">
      <style:text-properties officeooo:rsid="2fbc9dc5"/>
    </style:style>
    <style:style style:name="T1717" style:family="text">
      <style:text-properties officeooo:rsid="2fbce079"/>
    </style:style>
    <style:style style:name="T1718" style:family="text">
      <style:text-properties officeooo:rsid="2fbde9cc"/>
    </style:style>
    <style:style style:name="T1719" style:family="text">
      <style:text-properties officeooo:rsid="2fbf7a1f"/>
    </style:style>
    <style:style style:name="T1720" style:family="text">
      <style:text-properties officeooo:rsid="2fbfaede"/>
    </style:style>
    <style:style style:name="T1721" style:family="text">
      <style:text-properties officeooo:rsid="2fc06ab8"/>
    </style:style>
    <style:style style:name="T1722" style:family="text">
      <style:text-properties officeooo:rsid="2fc643c3"/>
    </style:style>
    <style:style style:name="T1723" style:family="text">
      <style:text-properties officeooo:rsid="2fc8158e"/>
    </style:style>
    <style:style style:name="T1724" style:family="text">
      <style:text-properties officeooo:rsid="2fcaecbf"/>
    </style:style>
    <style:style style:name="T1725" style:family="text">
      <style:text-properties officeooo:rsid="2fccbc43"/>
    </style:style>
    <style:style style:name="T1726" style:family="text">
      <style:text-properties officeooo:rsid="2fcf6b44"/>
    </style:style>
    <style:style style:name="T1727" style:family="text">
      <style:text-properties officeooo:rsid="2fd08784"/>
    </style:style>
    <style:style style:name="T1728" style:family="text">
      <style:text-properties officeooo:rsid="2fd0e1a4"/>
    </style:style>
    <style:style style:name="T1729" style:family="text">
      <style:text-properties officeooo:rsid="2fd5c4f0"/>
    </style:style>
    <style:style style:name="T1730" style:family="text">
      <style:text-properties officeooo:rsid="2fda70e0"/>
    </style:style>
    <style:style style:name="T1731" style:family="text">
      <style:text-properties officeooo:rsid="2fde1f3d"/>
    </style:style>
    <style:style style:name="T1732" style:family="text">
      <style:text-properties officeooo:rsid="2fe0e7ff"/>
    </style:style>
    <style:style style:name="T1733" style:family="text">
      <style:text-properties fo:font-size="12pt" style:font-size-asian="12pt" style:font-size-complex="12pt"/>
    </style:style>
    <style:style style:name="T1734" style:family="text">
      <style:text-properties fo:font-size="12pt" fo:font-weight="bold" style:font-size-asian="12pt" style:font-weight-asian="bold" style:font-size-complex="12pt" style:font-weight-complex="bold"/>
    </style:style>
    <style:style style:name="T1735" style:family="text">
      <style:text-properties fo:font-size="12pt" fo:font-weight="bold" officeooo:rsid="2eff3757" style:font-size-asian="12pt" style:font-weight-asian="bold" style:font-size-complex="12pt" style:font-weight-complex="bold"/>
    </style:style>
    <style:style style:name="T1736" style:family="text">
      <style:text-properties fo:font-size="12pt" fo:font-style="normal" fo:font-weight="bold" style:font-size-asian="12pt" style:font-style-asian="normal" style:font-weight-asian="bold" style:font-size-complex="12pt" style:font-style-complex="normal" style:font-weight-complex="bold"/>
    </style:style>
    <style:style style:name="T1737" style:family="text">
      <style:text-properties fo:font-size="15pt" fo:font-weight="bold" style:font-size-asian="15pt" style:font-weight-asian="bold" style:font-size-complex="15pt" style:font-weight-complex="bold"/>
    </style:style>
    <style:style style:name="T1738" style:family="text">
      <style:text-properties officeooo:rsid="2fec1bf0"/>
    </style:style>
    <style:style style:name="T1739" style:family="text">
      <style:text-properties officeooo:rsid="2ff03861"/>
    </style:style>
    <style:style style:name="T1740" style:family="text">
      <style:text-properties officeooo:rsid="2ff9d73a"/>
    </style:style>
    <style:style style:name="T1741" style:family="text">
      <style:text-properties officeooo:rsid="3003209d"/>
    </style:style>
    <style:style style:name="T1742" style:family="text">
      <style:text-properties officeooo:rsid="3004c7b2"/>
    </style:style>
    <style:style style:name="T1743" style:family="text">
      <style:text-properties officeooo:rsid="2ffb2068"/>
    </style:style>
    <style:style style:name="T1744" style:family="text">
      <style:text-properties officeooo:rsid="300c607e"/>
    </style:style>
    <style:style style:name="T1745" style:family="text">
      <style:text-properties officeooo:rsid="3012f45a"/>
    </style:style>
    <style:style style:name="T1746" style:family="text">
      <style:text-properties officeooo:rsid="301bf578"/>
    </style:style>
    <style:style style:name="T1747" style:family="text">
      <style:text-properties officeooo:rsid="301d6a54"/>
    </style:style>
    <style:style style:name="T1748" style:family="text">
      <style:text-properties officeooo:rsid="301ef572"/>
    </style:style>
    <style:style style:name="T1749" style:family="text">
      <style:text-properties officeooo:rsid="3020bbfb"/>
    </style:style>
    <style:style style:name="T1750" style:family="text">
      <style:text-properties officeooo:rsid="30213d66"/>
    </style:style>
    <style:style style:name="T1751" style:family="text">
      <style:text-properties officeooo:rsid="302aee03"/>
    </style:style>
    <style:style style:name="T1752" style:family="text">
      <style:text-properties officeooo:rsid="3030b227"/>
    </style:style>
    <style:style style:name="T1753" style:family="text">
      <style:text-properties officeooo:rsid="303d4ed7"/>
    </style:style>
    <style:style style:name="T1754" style:family="text">
      <style:text-properties officeooo:rsid="303f1f53"/>
    </style:style>
    <style:style style:name="T1755" style:family="text">
      <style:text-properties officeooo:rsid="3040174e"/>
    </style:style>
    <style:style style:name="T1756" style:family="text">
      <style:text-properties officeooo:rsid="304126e4"/>
    </style:style>
    <style:style style:name="T1757" style:family="text">
      <style:text-properties officeooo:rsid="304fec53"/>
    </style:style>
    <style:style style:name="T1758" style:family="text">
      <style:text-properties officeooo:rsid="3056644a"/>
    </style:style>
    <style:style style:name="T1759" style:family="text">
      <style:text-properties officeooo:rsid="3057b272"/>
    </style:style>
    <style:style style:name="T1760" style:family="text">
      <style:text-properties officeooo:rsid="30592c19"/>
    </style:style>
    <style:style style:name="T1761" style:family="text">
      <style:text-properties officeooo:rsid="305a04d9"/>
    </style:style>
    <style:style style:name="T1762" style:family="text">
      <style:text-properties officeooo:rsid="305b5843"/>
    </style:style>
    <style:style style:name="T1763" style:family="text">
      <style:text-properties officeooo:rsid="305fa29a"/>
    </style:style>
    <style:style style:name="T1764" style:family="text">
      <style:text-properties officeooo:rsid="30605d14"/>
    </style:style>
    <style:style style:name="T1765" style:family="text">
      <style:text-properties officeooo:rsid="306351fd"/>
    </style:style>
    <style:style style:name="T1766" style:family="text">
      <style:text-properties officeooo:rsid="306cbfa6"/>
    </style:style>
    <style:style style:name="T1767" style:family="text">
      <style:text-properties officeooo:rsid="306d298a"/>
    </style:style>
    <style:style style:name="T1768" style:family="text">
      <style:text-properties officeooo:rsid="30519c39"/>
    </style:style>
    <style:style style:name="T1769"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770" style:family="text">
      <style:text-properties officeooo:rsid="30758976"/>
    </style:style>
    <style:style style:name="T1771" style:family="text">
      <style:text-properties officeooo:rsid="3075c36d"/>
    </style:style>
    <style:style style:name="T1772" style:family="text">
      <style:text-properties officeooo:rsid="307b10d1"/>
    </style:style>
    <style:style style:name="T1773" style:family="text">
      <style:text-properties officeooo:rsid="30834bf5"/>
    </style:style>
    <style:style style:name="T1774" style:family="text">
      <style:text-properties officeooo:rsid="3084a27c"/>
    </style:style>
    <style:style style:name="T1775" style:family="text">
      <style:text-properties officeooo:rsid="30881042"/>
    </style:style>
    <style:style style:name="T1776" style:family="text">
      <style:text-properties officeooo:rsid="3089a0e5"/>
    </style:style>
    <style:style style:name="T1777" style:family="text">
      <style:text-properties officeooo:rsid="308c1464"/>
    </style:style>
    <style:style style:name="T1778" style:family="text">
      <style:text-properties officeooo:rsid="308de354"/>
    </style:style>
    <style:style style:name="T1779" style:family="text">
      <style:text-properties officeooo:rsid="309c16e3"/>
    </style:style>
    <style:style style:name="T1780" style:family="text">
      <style:text-properties officeooo:rsid="300c7a56"/>
    </style:style>
    <style:style style:name="T1781" style:family="text">
      <style:text-properties officeooo:rsid="309d57c8"/>
    </style:style>
    <style:style style:name="T1782" style:family="text">
      <style:text-properties officeooo:rsid="30a7cc2b"/>
    </style:style>
    <style:style style:name="T1783"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784"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85"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786" style:family="text">
      <style:text-properties officeooo:rsid="30abfd50"/>
    </style:style>
    <style:style style:name="T1787"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88"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89"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790"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791"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92"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79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94"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95"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96" style:family="text">
      <style:text-properties style:font-name="Georgia3"/>
    </style:style>
    <style:style style:name="T1797" style:family="text">
      <style:text-properties style:font-name="Georgia3" fo:language="cs" fo:country="CZ"/>
    </style:style>
    <style:style style:name="T1798" style:family="text">
      <style:text-properties style:font-name="Georgia3" fo:language="cs" fo:country="CZ" style:language-asian="zxx" style:country-asian="none" style:language-complex="ar" style:country-complex="SA"/>
    </style:style>
    <style:style style:name="T1799" style:family="text">
      <style:text-properties officeooo:rsid="30bdcb44"/>
    </style:style>
    <style:style style:name="T1800" style:family="text">
      <style:text-properties officeooo:rsid="30c096ba"/>
    </style:style>
    <style:style style:name="T1801" style:family="text">
      <style:text-properties officeooo:rsid="30c967b5"/>
    </style:style>
    <style:style style:name="T1802" style:family="text">
      <style:text-properties officeooo:rsid="30cafee3"/>
    </style:style>
    <style:style style:name="T1803" style:family="text">
      <style:text-properties officeooo:rsid="302da87d"/>
    </style:style>
    <style:style style:name="T1804" style:family="text">
      <style:text-properties officeooo:rsid="30f5bc52"/>
    </style:style>
    <style:style style:name="T1805" style:family="text">
      <style:text-properties officeooo:rsid="30f87bd1"/>
    </style:style>
    <style:style style:name="T1806" style:family="text">
      <style:text-properties officeooo:rsid="3100d386"/>
    </style:style>
    <style:style style:name="T1807" style:family="text">
      <style:text-properties officeooo:rsid="3074e248"/>
    </style:style>
    <style:style style:name="T1808" style:family="text">
      <style:text-properties officeooo:rsid="31050a3e"/>
    </style:style>
    <style:style style:name="T1809" style:family="text">
      <style:text-properties officeooo:rsid="31089f2d"/>
    </style:style>
    <style:style style:name="T1810" style:family="text">
      <style:text-properties officeooo:rsid="3113cab2"/>
    </style:style>
    <style:style style:name="T1811" style:family="text">
      <style:text-properties officeooo:rsid="31151d77"/>
    </style:style>
    <style:style style:name="T1812" style:family="text">
      <style:text-properties officeooo:rsid="3116238e"/>
    </style:style>
    <style:style style:name="T1813" style:family="text">
      <style:text-properties officeooo:rsid="31171adb"/>
    </style:style>
    <style:style style:name="T1814" style:family="text">
      <style:text-properties officeooo:rsid="3117868c"/>
    </style:style>
    <style:style style:name="T1815" style:family="text">
      <style:text-properties officeooo:rsid="311921e9"/>
    </style:style>
    <style:style style:name="T1816" style:family="text">
      <style:text-properties officeooo:rsid="31198a1b"/>
    </style:style>
    <style:style style:name="T1817" style:family="text">
      <style:text-properties officeooo:rsid="311a24c4"/>
    </style:style>
    <style:style style:name="T1818" style:family="text">
      <style:text-properties officeooo:rsid="3121c549"/>
    </style:style>
    <style:style style:name="T1819" style:family="text">
      <style:text-properties officeooo:rsid="31225b42"/>
    </style:style>
    <style:style style:name="T1820" style:family="text">
      <style:text-properties officeooo:rsid="3125ef65"/>
    </style:style>
    <style:style style:name="T1821" style:family="text">
      <style:text-properties officeooo:rsid="31287c80"/>
    </style:style>
    <style:style style:name="T1822" style:family="text">
      <style:text-properties officeooo:rsid="312b0242"/>
    </style:style>
    <style:style style:name="T1823" style:family="text">
      <style:text-properties officeooo:rsid="312b41d1"/>
    </style:style>
    <style:style style:name="T1824" style:family="text">
      <style:text-properties officeooo:rsid="312f5b43"/>
    </style:style>
    <style:style style:name="T1825" style:family="text">
      <style:text-properties officeooo:rsid="3130096a"/>
    </style:style>
    <style:style style:name="T1826" style:family="text">
      <style:text-properties officeooo:rsid="31381d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6"/>
      <text:p text:style-name="P114"/>
      <text:p text:style-name="P114">Tross</text:p>
      <text:p text:style-name="P35"/>
      <text:p text:style-name="P35"/>
      <text:p text:style-name="P35"/>
      <text:p text:style-name="P35"/>
      <text:p text:style-name="P225"/>
      <text:p text:style-name="P225"/>
      <text:p text:style-name="P224"/>
      <text:p text:style-name="P224"/>
      <text:p text:style-name="P224"/>
      <text:p text:style-name="P224"/>
      <text:p text:style-name="P5"><text:soft-page-break/>Autor originálního dobrodružství: Quentin</text:p>
      <text:p text:style-name="P5">Pro <text:span text:style-name="T335">Dračák podle staré školy</text:span> upravil: York</text:p>
      <text:p text:style-name="P5"/>
      <text:p text:style-name="P6"/>
      <text:p text:style-name="P6"/>
      <text:p text:style-name="P6"/>
      <text:p text:style-name="P6">Verze 0.<text:span text:style-name="T78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2"><text:a xlink:type="simple" xlink:href="#__RefHeading___Toc13837_1990953305" text:style-name="Internet_20_link" text:visited-style-name="Internet_20_link">TODO</text:a><text:tab/>3</text:p>
          <text:p text:style-name="P262"><text:a xlink:type="simple" xlink:href="#__RefHeading___Toc13849_1990953305" text:style-name="Internet_20_link" text:visited-style-name="Internet_20_link">Město Tross</text:a><text:tab/>4</text:p>
          <text:p text:style-name="P263"><text:a xlink:type="simple" xlink:href="#__RefHeading___Toc13851_1990953305" text:style-name="Internet_20_link" text:visited-style-name="Internet_20_link">Nadzemí</text:a><text:tab/>4</text:p>
          <text:p text:style-name="P263"><text:a xlink:type="simple" xlink:href="#__RefHeading___Toc13853_1990953305" text:style-name="Internet_20_link" text:visited-style-name="Internet_20_link">Důl</text:a><text:tab/>9</text:p>
          <text:p text:style-name="P263"><text:a xlink:type="simple" xlink:href="#__RefHeading___Toc13855_1990953305" text:style-name="Internet_20_link" text:visited-style-name="Internet_20_link">Jeskyně s chrámem</text:a><text:tab/>25</text:p>
          <text:p text:style-name="P262"><text:a xlink:type="simple" xlink:href="#__RefHeading___Toc6844_2407452455" text:style-name="Internet_20_link" text:visited-style-name="Internet_20_link">Krvavá vila</text:a><text:tab/>32</text:p>
          <text:p text:style-name="P262"><text:a xlink:type="simple" xlink:href="#__RefHeading___Toc13857_1990953305" text:style-name="Internet_20_link" text:visited-style-name="Internet_20_link">Konec dobrodružství</text:a><text:tab/>38</text:p>
          <text:p text:style-name="P263"><text:a xlink:type="simple" xlink:href="#__RefHeading___Toc5831_1424409582" text:style-name="Internet_20_link" text:visited-style-name="Internet_20_link">Cena pokladů</text:a><text:tab/>38</text:p>
        </text:index-body>
      </text:table-of-content>
      <text:h text:style-name="P306" text:outline-level="1"><text:bookmark-start text:name="__RefHeading___Toc13837_1990953305"/>TODO<text:bookmark-end text:name="__RefHeading___Toc13837_1990953305"/></text:h>
      <text:p text:style-name="P179">TODO: Popis svatyně k Medvědovi.</text:p>
      <text:p text:style-name="P171">TODO: Víc surovin pro alchymistu.</text:p>
      <text:p text:style-name="P148">TODO: Víc věšteb do Wedelu.</text:p>
      <text:p text:style-name="P149">TODO: Lore o hrstanu (strom vysoko v horách)</text:p>
      <text:p text:style-name="P170">TODO: Quest na vyčištění lapků v Hrzalese.</text:p>
      <text:p text:style-name="P175">TODO: Karsavar nemohl dost dobře poslat k dračí kostře dřívějšího učedníka s dýkou, kterou pak dá postavám.</text:p>
      <text:h text:style-name="P310" text:outline-level="2">Počítání času a náhodné události</text:h>
      <text:list xml:id="list2113663873" text:style-name="L1">
        <text:list-item>
          <text:p text:style-name="P457">Hází se každ<text:span text:style-name="T1643">ý</text:span> den, <text:span text:style-name="T1643">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405520383" text:style-name="L2">
        <text:list-item>
          <text:p text:style-name="P459">Cesta z Trossu do Blosel trvá po cestě 1 den.</text:p>
        </text:list-item>
        <text:list-item>
          <text:p text:style-name="P460">Lesem by trvala 2 dny, <text:span text:style-name="T1644">h</text:span>orami týden.</text:p>
        </text:list-item>
      </text:list>
      <text:h text:style-name="Heading_20_2" text:outline-level="2"><text:soft-page-break/>Náhodná setkání</text:h>
      <text:list xml:id="list4290270297" text:style-name="L3">
        <text:list-item>
          <text:p text:style-name="P458">Hází se 3x za den – co se stalo v noci, dopoledne a odpoledne.</text:p>
        </text:list-item>
        <text:list-item>
          <text:p text:style-name="P458">Tabulky budou rovnou obsahovat i stopy a možnosti "nic se nestalo".</text:p>
        </text:list-item>
        <text:list-item>
          <text:p text:style-name="P497">V některých oblastech jsem rozdělil setkání "na cestě" a "mimo cestu".</text:p>
        </text:list-item>
        <text:list-item>
          <text:p text:style-name="P49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9">V okolí lokací na některé věci postavy narazí automaticky – v okolí Pavoučího doupěte jsou například stopy po přítomnosti pavouků.</text:p>
      <text:h text:style-name="P307" text:outline-level="1"><text:span text:style-name="T1476">+</text:span>Události</text:h>
      <text:list xml:id="list2221905430" text:style-name="L4">
        <text:list-item>
          <text:p text:style-name="P498"><text:span text:style-name="T1413">Vladař</text:span> sousedního <text:span text:style-name="T1413">kraje</text:span> přijel s početnou družinou <text:span text:style-name="T1413">navštívit místního vládce</text:span>. Zatímco <text:span text:style-name="T1413">urození</text:span> jednají <text:span text:style-name="T1715">v pevnosti</text:span>, doprovod si dovoluje na místní.</text:p>
        </text:list-item>
      </text:list>
      <text:list xml:id="list880786887" text:style-name="L5">
        <text:list-header>
          <text:p text:style-name="P500">Andros</text:p>
          <text:p text:style-name="P542">Sousední městský stát. <text:span text:style-name="T1572">Laděný do řeckého stylu.</text:span></text:p>
        </text:list-header>
      </text:list>
      <text:list xml:id="list4062664762" text:style-name="L6">
        <text:list-header>
          <text:p text:style-name="P501">Epiktetos z Androsu</text:p>
          <text:p text:style-name="P544">Basileus sousedního měst<text:span text:style-name="T1571">ského státu.</text:span></text:p>
          <text:p text:style-name="P543"><text:span text:style-name="T1573">Obtloustlý m</text:span>už ve středních letech se zlatým kruhem na čele. Chybí mu jedna ruka – <text:span text:style-name="T1573">chvástá se, jak o ni <text:s/>přišel v boji, ale ve skutečnosti to byla nepozornost při tréninku.</text:span></text:p>
        </text:list-header>
      </text:list>
      <text:list xml:id="list3239631899" text:style-name="L7">
        <text:list-header>
          <text:p text:style-name="P502">Sophia</text:p>
        </text:list-header>
      </text:list>
      <text:list xml:id="list174851246431653" text:continue-list="list2221905430" text:style-name="L4">
        <text:list-header>
          <text:p text:style-name="P545">Nepříliš pohledná, ale vždy má složitý účes, perfektní líčení a vytříbené chování.</text:p>
          <text:p text:style-name="P546"><text:span text:style-name="T1568">D</text:span>cera <text:span text:style-name="T1696">Epikteta, </text:span>vládce sousedního panství. <text:span text:style-name="T1569">Dalvarovi říká „ó můj pane“. Na neurozené osoby se ani nepodívá – očekává, že budou mluvit s jejími služkami.</text:span></text:p>
          <text:p text:style-name="P547">Umí celkem dobře bojovat s mečem (učil ji bratr).</text:p>
          <text:p text:style-name="P548">Má s sebou dvě služebné: <text:span text:style-name="T1570">Trpaslici Miku a elfku Alianu. S neurozenými mluví většinou Mika – ztěžka vyslovuje „ř“.</text:span></text:p>
        </text:list-header>
      </text:list>
      <text:list xml:id="list1049171024" text:style-name="L8">
        <text:list-item>
          <text:p text:style-name="P549">Chce se vypravit do Svatyně nekonečných možností hluboko v horách, která jí má splnit její nejtajnější přání.</text:p>
        </text:list-item>
      </text:list>
      <text:list xml:id="list174851256750365" text:continue-list="list174851246431653" text:style-name="L4">
        <text:list-item>
          <text:p text:style-name="P499"><text:soft-page-break/>Na tržiště dorazila <text:span text:style-name="T1394">trpaslická</text:span> karavana s vynálezy, lektvary a výbušninami.</text:p>
        </text:list-item>
        <text:list-item>
          <text:p text:style-name="P498">Svátek umrlčího tance. Všichni obyvatelé nosí strašidelné masky. Po lidech bez masky se há<text:span text:style-name="T1475">zí</text:span> shnilé ovoce.</text:p>
        </text:list-item>
        <text:list-item>
          <text:p text:style-name="P550">Zombie incident v<text:span text:style-name="T1392">e vile Filomény Karské</text:span>. <text:span text:style-name="T1419">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79">Všechny zabil Karsavar různými kouzly (budou na nich stopy po zásahu bleskem, budou sežehnutí, zmražení a podobně).</text:span></text:p>
          <text:p text:style-name="P551">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50"><text:span text:style-name="T1393">Fyzička 3, Finesa 1, Duše -</text:span><text:span text:style-name="T1105">, </text:span><text:span text:style-name="T1106">Ž</text:span><text:span text:style-name="T1107">ivot</text:span><text:span text:style-name="T1106">y </text:span><text:span text:style-name="T1108">13</text:span></text:p>
              <text:p text:style-name="P342"><text:span text:style-name="T1208">Rychlost:</text:span><text:span text:style-name="T1109"> </text:span><text:span text:style-name="T1110">jako </text:span><text:span text:style-name="T1111">chůze</text:span></text:p>
              <text:p text:style-name="P342"><text:span text:style-name="T1209">Smysly:</text:span><text:span text:style-name="T1112"> </text:span><text:span text:style-name="T1113">magický zrak a sluch</text:span></text:p>
              <text:p text:style-name="P342"><text:span text:style-name="T1210">Detekovatelnost</text:span><text:span text:style-name="T1211">:</text:span><text:span text:style-name="T1114"> </text:span><text:span text:style-name="T1115">Zombie není</text:span><text:span text:style-name="T1114"> vidět pomocí infravidění.</text:span></text:p>
              <text:p text:style-name="P385"><text:span text:style-name="T764">⚔<text:tab/></text:span><text:span text:style-name="T1212">Pařáty</text:span><text:span text:style-name="T1213">:</text:span><text:span text:style-name="T1107"> </text:span><text:span text:style-name="T1116">3 + k6, zranění 1</text:span></text:p>
              <text:p text:style-name="P384"><text:span text:style-name="T607">⚔<text:tab/></text:span><text:span text:style-name="T842">Z</text:span><text:span text:style-name="T843">uby</text:span><text:span text:style-name="T8">:</text:span><text:span text:style-name="T18"> 3 + k6, zranění 0</text:span></text:p>
            </text:list-header>
          </text:list>
          <text:p text:style-name="P558"><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52">Po vyvraždění vily se Karsavar vydal zpět do své věže. Zabil ještě pár lidí ve městě (osamocené zombie incidenty, stopa vede k tvrzi), ale už ne moc, začala mu docházet kouzla.</text:p>
          <text:p text:style-name="P553">Další den, opět s plným arzenálem kouzel, začne vraždit v tvrzi. Stráž určitě uvítá pomoc.</text:p>
          <text:p text:style-name="P559"><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08" text:outline-level="1"><text:span text:style-name="T1476">+</text:span>Božstva</text:h>
      <text:p text:style-name="Text_20_body"><text:span text:style-name="Strong_20_Emphasis"><text:span text:style-name="T1733">Vorok</text:span></text:span><text:span text:style-name="Strong_20_Emphasis"><text:span text:style-name="T1734">, p</text:span></text:span><text:span text:style-name="T1734">án </text:span><text:span text:style-name="T1735">ohně a</text:span><text:span text:style-name="T1734"> oceli</text:span></text:p>
      <text:p text:style-name="P61"><text:span text:style-name="Emphasis">Chce vybudovat mocnou a věčnou civilizaci.</text:span></text:p>
      <text:list xml:id="list297664551" text:style-name="L9">
        <text:list-item>
          <text:p text:style-name="P560">Ctít a prosazovat zákony a tradice.</text:p>
        </text:list-item>
        <text:list-item>
          <text:p text:style-name="P560">Stavět potřeby většiny nad potřeby jedince.</text:p>
        </text:list-item>
        <text:list-item>
          <text:p text:style-name="P560">Nestrpět monstrum nebo černokněžníka naživu.</text:p>
        </text:list-item>
        <text:list-item>
          <text:p text:style-name="P560">Žít bez lži a podvodu.</text:p>
        </text:list-item>
      </text:list>
      <text:p text:style-name="Text_20_body"><text:span text:style-name="Strong_20_Emphasis"><text:span text:style-name="T1734">Athaia</text:span></text:span><text:span text:style-name="T1734">, paní krve a soucitu</text:span></text:p>
      <text:p text:style-name="P62"><text:span text:style-name="Emphasis">Chce snížit utrpení nevinných.</text:span></text:p>
      <text:list xml:id="list1566694844" text:style-name="L10">
        <text:list-item>
          <text:p text:style-name="P561">Chránit život každého jednotlivce.</text:p>
        </text:list-item>
        <text:list-item>
          <text:p text:style-name="P561">Žít v celibátu.</text:p>
        </text:list-item>
        <text:list-item>
          <text:p text:style-name="P561">Pacifismus.</text:p>
        </text:list-item>
      </text:list>
      <text:p text:style-name="Text_20_body"><text:span text:style-name="Strong_20_Emphasis"><text:span text:style-name="T1737">Gaia</text:span></text:span><text:span text:style-name="T1737">, matka příroda</text:span></text:p>
      <text:p text:style-name="P62"><text:span text:style-name="Emphasis">Chce, aby lidé žili v souladu s přírodou.</text:span></text:p>
      <text:list xml:id="list1403933927" text:style-name="L11">
        <text:list-item>
          <text:p text:style-name="P562">Bránit svět před perverzí magie, vědy a průmyslu.</text:p>
        </text:list-item>
        <text:list-item>
          <text:p text:style-name="P562">Žít skromným a pokorným životem.</text:p>
        </text:list-item>
        <text:list-item>
          <text:p text:style-name="P562">Nepoužívat ocelové zbraně a zbroje.</text:p>
        </text:list-item>
      </text:list>
      <text:p text:style-name="Text_20_body"><text:span text:style-name="Strong_20_Emphasis"><text:span text:style-name="T1737">Gargantua</text:span></text:span><text:span text:style-name="T1737">, otec krakenů</text:span></text:p>
      <text:p text:style-name="P62"><text:soft-page-break/><text:span text:style-name="Emphasis">Chce pohltit pevninu.</text:span></text:p>
      <text:list xml:id="list88578817" text:style-name="L12">
        <text:list-item>
          <text:p text:style-name="P563">Obětovat nekonečnému oceánu.</text:p>
        </text:list-item>
        <text:list-item>
          <text:p text:style-name="P563">Budovat věhlas a moc kultu Gargantua.</text:p>
        </text:list-item>
        <text:list-item>
          <text:p text:style-name="P563">Chapadla.</text:p>
        </text:list-item>
      </text:list>
      <text:h text:style-name="Heading_20_1" text:outline-level="1"><text:span text:style-name="T1476">+</text:span>Mistři</text:h>
      <text:p text:style-name="P99">Až budou chtít postavy postoupit na vyšší úroveň, musí si najít mistry. Není to složité, stačí se poptat. Mistři v Trossu jsou (všichni jsou ve městě):</text:p>
      <text:p text:style-name="Standalone_20_Property"><text:span text:style-name="T233">Válečník: </text:span><text:span text:style-name="T1437">Kapitán stráže Moriak Har (viz Kasárna v pevnosti), velitel Horos z Brakkské věže.</text:span></text:p>
      <text:p text:style-name="Standalone_20_Property"><text:span text:style-name="T227">Hraničář: </text:span>Kuzal‘<text:span text:style-name="T426">k’tak, obchodn</text:span><text:span text:style-name="T131">ík s exotiky (viz Obchod s exotiky v chudinské čtvrti)</text:span></text:p>
      <text:p text:style-name="Standalone_20_Property"><text:span text:style-name="T227">Kouzelník: </text:span><text:span text:style-name="T1437">D</text:span>vorní čaroděj Bareus Karsavar (viz Hlavní věž pevnosti)</text:p>
      <text:p text:style-name="Standalone_20_Property"><text:span text:style-name="T227">Alchymista: </text:span><text:span text:style-name="T1437">T</text:span>rpaslická alchymistka Malika Kragg (viz a<text:span text:style-name="T383">lchymistický krámek</text:span> v chudinské čtvrti).</text:p>
      <text:p text:style-name="Standalone_20_Property"><text:span text:style-name="T280">Zloděj: </text:span>Stín (viz <text:span text:style-name="T1429">Smaragdové divadlo</text:span> v bohaté čtvrti).</text:p>
      <text:h text:style-name="P309" text:outline-level="1"><text:span text:style-name="T1681">+</text:span>Oblasti</text:h>
      <text:h text:style-name="Heading_20_2" text:outline-level="2"><text:span text:style-name="T1750">+</text:span>Bažina</text:h>
      <text:h text:style-name="Heading_20_3" text:outline-level="3">Počasí <text:span text:style-name="T1674">(k6)</text:span></text:h>
      <text:list xml:id="list3098103174" text:style-name="L13">
        <text:list-item>
          <text:p text:style-name="P565">Jasno</text:p>
        </text:list-item>
        <text:list-item>
          <text:p text:style-name="P569"><text:span text:style-name="T1675">M</text:span>lžný opar</text:p>
        </text:list-item>
        <text:list-item>
          <text:p text:style-name="P569"><text:span text:style-name="T1675">M</text:span>lžný opar, <text:span text:style-name="T1675">mrholení</text:span></text:p>
        </text:list-item>
        <text:list-item>
          <text:p text:style-name="P569"><text:span text:style-name="T1675">Mlžný opar, h</text:span>ustý déšť</text:p>
        </text:list-item>
        <text:list-item>
          <text:p text:style-name="P565">Mlžný opar, slejvák</text:p>
        </text:list-item>
        <text:list-item>
          <text:p text:style-name="P564">Bažina je dnes zalitá v husté mléčné mlze.</text:p>
        </text:list-item>
      </text:list>
      <text:h text:style-name="Heading_20_3" text:outline-level="3">Setkání <text:span text:style-name="T1674">(k12)</text:span></text:h>
      <text:list xml:id="list159214473" text:style-name="L14">
        <text:list-item>
          <text:p text:style-name="P572"><text:span text:style-name="T1010">👣 </text:span><text:span text:style-name="T1012">Čerstvé s</text:span><text:span text:style-name="T1010">topy </text:span><text:span text:style-name="T1014">bosých dvojnožců s drápy.</text:span></text:p>
        </text:list-item>
        <text:list-item>
          <text:p text:style-name="P572"><text:span text:style-name="T1010">👣 </text:span><text:span text:style-name="T1014">Den staré</text:span><text:span text:style-name="T1012"> s</text:span><text:span text:style-name="T1010">topy </text:span><text:span text:style-name="T1014">bosých dvojnožců s drápy.</text:span></text:p>
        </text:list-item>
        <text:list-item>
          <text:p text:style-name="P574">Osm ještěrců loví lidi do zigguratu. Vede je veterán s kostěnou zbrojí a oboustranným kopím. <text:span text:style-name="T1677">Vedou dva spoutané zajatce – jsou to chudí rybáři ze Sumpu.</text:span></text:p>
          <text:p text:style-name="P503"><text:span text:style-name="T1360">7x </text:span><text:span text:style-name="T1351">Ještěrec</text:span></text:p>
          <text:p text:style-name="P38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01">, </text:span><text:span text:style-name="T1002">Ž</text:span><text:span text:style-name="T1003">ivot</text:span><text:span text:style-name="T1002">y </text:span><text:span text:style-name="T1004">9</text:span></text:p>
          <text:p text:style-name="P387"><text:soft-page-break/><text:span text:style-name="T606">⚔ </text:span><text:span text:style-name="T721">Dlouhé kopí</text:span><text:span text:style-name="T719">:</text:span><text:span text:style-name="T664"> </text:span><text:span text:style-name="T665">3</text:span><text:span text:style-name="T664"> + k6, zranění </text:span><text:span text:style-name="T672">2</text:span></text:p>
          <text:p text:style-name="P575"><text:span text:style-name="T721">U </text:span><text:span text:style-name="T717">sebe mají:</text:span><text:span text:style-name="T663"> uzené ryby, dřevěné l</text:span><text:span text:style-name="T674">a</text:span><text:span text:style-name="T663">hve s vodou.</text:span></text:p>
          <text:p text:style-name="P503"><text:span text:style-name="T729">V</text:span><text:span text:style-name="T728">elitel ještěrců</text:span></text:p>
          <text:p text:style-name="P387"><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001">, </text:span><text:span text:style-name="T1002">Ž</text:span><text:span text:style-name="T1003">ivot</text:span><text:span text:style-name="T1002">y </text:span><text:span text:style-name="T1004">10</text:span></text:p>
          <text:p text:style-name="P391"><text:span text:style-name="T1024">Z</text:span><text:span text:style-name="T1036">broj:</text:span><text:span text:style-name="T1004"> 1 (kostěná zbroj)</text:span></text:p>
          <text:p text:style-name="P398"><text:span text:style-name="T606">⚔ </text:span><text:span text:style-name="T717">Oboustranné kopí</text:span><text:span text:style-name="T719">:</text:span><text:span text:style-name="T664"> </text:span><text:span text:style-name="T663">4</text:span><text:span text:style-name="T664"> + k6, zranění </text:span><text:span text:style-name="T663">2</text:span></text:p>
          <text:p text:style-name="P577"><text:span text:style-name="T717">U sebe má:</text:span><text:span text:style-name="T663"> </text:span><text:span text:style-name="T673">uzené ryby, dřevěn</text:span><text:span text:style-name="T674">ou</text:span><text:span text:style-name="T673"> l</text:span><text:span text:style-name="T674">a</text:span><text:span text:style-name="T673">h</text:span><text:span text:style-name="T674">ev</text:span><text:span text:style-name="T673"> s vodou, </text:span><text:span text:style-name="T675">6 st,</text:span><text:span text:style-name="T673"> </text:span><text:span text:style-name="T663">klíč s rybí hlavou.</text:span></text:p>
        </text:list-item>
        <text:list-item>
          <text:p text:style-name="P570">Rybáři vypouští pelikány s podvázanými krky na ryby. Škrtidlo sundají, až když pták nanosí dost ryb pro svého majitele. V mezičase se předhání v dohadech o tom, kam ještěrci odvádí ztracené lidi.</text:p>
        </text:list-item>
        <text:list-item>
          <text:p text:style-name="P570">Nápadné bleděmodré zelí. Požití způsobuje malátnost a submisivitu. <text:span text:style-name="T1678">Alchymista z něj může vytěžit 5 magů.</text:span></text:p>
        </text:list-item>
        <text:list-item>
          <text:p text:style-name="P570">Stromy, ostr<text:span text:style-name="T1659">ů</text:span>vky půdy i bažina jsou porostlé narudlým mechem. <text:span text:style-name="T1658">Mech slouží jako hmatové orgány</text:span> masožravé <text:span text:style-name="T1658">rostliny</text:span> pod hladinou.</text:p>
          <text:p text:style-name="P386"><text:span text:style-name="T701">Tělo</text:span><text:span text:style-name="T681">:</text:span><text:span text:style-name="T614"><text:tab/><text:tab/></text:span><text:span text:style-name="T615">Fyzička 5, Finesa 2, Duše </text:span><text:span text:style-name="T647">3</text:span><text:span text:style-name="T615">, Životy 1</text:span><text:span text:style-name="T647">1<text:line-break/></text:span><text:span text:style-name="T702">12 š</text:span><text:span text:style-name="T701">lahoun</text:span><text:span text:style-name="T702">ů</text:span><text:span text:style-name="T681">:</text:span><text:span text:style-name="T614"><text:tab/></text:span><text:span text:style-name="T615">Fyzička </text:span><text:span text:style-name="T647">1</text:span><text:span text:style-name="T615">, Finesa 4, Duše </text:span><text:span text:style-name="T647">3</text:span><text:span text:style-name="T615">, Životy 1</text:span></text:p>
          <text:p text:style-name="P333"><text:span text:style-name="T791">Rychlost:</text:span><text:span text:style-name="T861"> </text:span><text:span text:style-name="T956">nepohybuje se</text:span></text:p>
          <text:p text:style-name="P343"><text:span text:style-name="T792">Smysly: </text:span><text:span text:style-name="T957">hmat (šlahouny)</text:span></text:p>
          <text:p text:style-name="P386"><text:span text:style-name="T821">Zranitelnost:</text:span><text:span text:style-name="T957"> Šlahouny nejsou zranitelné drtivými a bodnými zbraněmi (pod drtivými útoky se neškodně prohnou, bodné zbraně je sice mohou s trochou štěstí probodnout, ale šlahoun bude fungovat dál).</text:span></text:p>
          <text:p text:style-name="P388"><text:soft-page-break/><text:span text:style-name="T604">⚔<text:tab/></text:span><text:span text:style-name="T790">Z</text:span><text:span text:style-name="T800">uby</text:span><text:span text:style-name="T10">:</text:span><text:span text:style-name="T33"> </text:span><text:span text:style-name="T83">5 + k6, zranění 2</text:span></text:p>
          <text:p text:style-name="P388"><text:span text:style-name="T604">⚔<text:tab/></text:span><text:span text:style-name="T821">Šlahouny</text:span><text:span text:style-name="T10">:</text:span><text:span text:style-name="T33"> </text:span><text:span text:style-name="T83">4 + k6. Nezraňují, pouze omotávají a přitahují</text:span></text:p>
        </text:list-item>
      </text:list>
      <text:list xml:id="list1996202163" text:style-name="L15">
        <text:list-item>
          <text:p text:style-name="P399">Každý šlahoun a tlama mohou současně bez postihu zaútočit zvlášť.</text:p>
        </text:list-item>
        <text:list-item>
          <text:p text:style-name="P399">Na omotání postavy si šlahouny hází Finesou, na přitažení k tlamě Fyzičkou. Když postavu omotá více šlahounů, jejich Fyzička se sčítá.</text:p>
        </text:list-item>
        <text:list-item>
          <text:p text:style-name="P399">Šlahouny je možno ničit jednotlivě nebo <text:span text:style-name="T1660">najednou</text:span> plošnými útoky.</text:p>
        </text:list-item>
      </text:list>
      <text:list xml:id="list174851337640524" text:continue-list="list159214473" text:style-name="L14">
        <text:list-item>
          <text:p text:style-name="P570">Zbohatlý <text:span text:style-name="T1661">T</text:span>rosský měšťan <text:span text:style-name="T1663">(elf)</text:span> na tajné schůzce s<text:span text:style-name="T1662">e čtyřmi</text:span> ještěrci dračího kultu.</text:p>
          <text:p text:style-name="P526">Ještěrec</text:p>
          <text:p text:style-name="P38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01">, </text:span><text:span text:style-name="T1002">Ž</text:span><text:span text:style-name="T1003">ivot</text:span><text:span text:style-name="T1002">y </text:span><text:span text:style-name="T1004">9</text:span></text:p>
          <text:p text:style-name="P389"><text:span text:style-name="T606">⚔ </text:span><text:span text:style-name="T721">Dlouhé kopí</text:span><text:span text:style-name="T719">:</text:span><text:span text:style-name="T664"> </text:span><text:span text:style-name="T665">3</text:span><text:span text:style-name="T664"> + k6, zranění </text:span><text:span text:style-name="T672">2</text:span></text:p>
          <text:p text:style-name="P576"><text:span text:style-name="T721">U </text:span><text:span text:style-name="T717">sebe mají:</text:span><text:span text:style-name="T663"> uzené ryby, dřevěné l</text:span><text:span text:style-name="T674">a</text:span><text:span text:style-name="T663">hve s vodou.</text:span></text:p>
          <text:p text:style-name="P504"><text:span text:style-name="T728">Měšťan </text:span><text:span text:style-name="T730">Létis</text:span></text:p>
          <text:p text:style-name="P389"><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001">, </text:span><text:span text:style-name="T1002">Ž</text:span><text:span text:style-name="T1003">ivot</text:span><text:span text:style-name="T1002">y </text:span><text:span text:style-name="T1004">9</text:span></text:p>
          <text:p text:style-name="P400"><text:span text:style-name="T606">⚔ </text:span><text:span text:style-name="T721">D</text:span><text:span text:style-name="T717">ýka</text:span><text:span text:style-name="T719">:</text:span><text:span text:style-name="T664"> </text:span><text:span text:style-name="T665">3</text:span><text:span text:style-name="T664"> + k6, zranění </text:span><text:span text:style-name="T672">2</text:span></text:p>
          <text:p text:style-name="P386"><text:span text:style-name="T721">U </text:span><text:span text:style-name="T717">sebe má:</text:span><text:span text:style-name="T663"> </text:span><text:span text:style-name="T676">Měšec s 3 zl a 6 st, zlatý prsten (10 zl), měšťanské šaty (5 zl)</text:span></text:p>
        </text:list-item>
        <text:list-item>
          <text:p text:style-name="P570">Jedovat<text:span text:style-name="T1664">ě žlutá</text:span> žába s korunkou na hlavě.</text:p>
          <text:p text:style-name="P578"><text:soft-page-break/>Když ji políbí dívka, otráví se (žába kůží vylučuje smrtící jed), ale žába se promění v <text:span text:style-name="T1668">nahého</text:span> elfského prince. <text:span text:style-name="T1667">Jeho jméno je Léthanis, pochází z elfské říše a v podobě žáby strávil několik staletí. Mluví výhradně elfsky, chová se velmi povýšeně a od postav očekává, že splní každé jeho přání.</text:span></text:p>
          <text:p text:style-name="P571"><text:span text:style-name="T254">S</text:span><text:span text:style-name="T255">íla</text:span><text:span text:style-name="T256"> jedu</text:span><text:span text:style-name="T255">:</text:span><text:span text:style-name="T317"> </text:span><text:span text:style-name="T1134">1</text:span><text:span text:style-name="T1166">6</text:span><text:span text:style-name="T318"> </text:span><text:span text:style-name="T319">+ k6</text:span><text:span text:style-name="T255"><text:line-break/></text:span><text:span text:style-name="T254">D</text:span><text:span text:style-name="T255">ruh:</text:span><text:span text:style-name="T317"> </text:span><text:span text:style-name="T1167">ž</text:span><text:span text:style-name="T1168">ivočišný</text:span><text:span text:style-name="T317"><text:line-break/></text:span><text:span text:style-name="T254">L</text:span><text:span text:style-name="T255">atence:</text:span><text:span text:style-name="T1665"> </text:span><text:span text:style-name="T1137">1</text:span><text:span text:style-name="T1665"> </text:span><text:span text:style-name="T1137">m</text:span><text:span text:style-name="T1169">inuta</text:span><text:span text:style-name="T1665"><text:line-break/></text:span><text:span text:style-name="T257">P</text:span><text:span text:style-name="T258">říznaky:</text:span><text:span text:style-name="T1666"> </text:span><text:span text:style-name="T1170">k</text:span><text:span text:style-name="T1171">řeče, </text:span><text:span text:style-name="T1172">následně</text:span><text:span text:style-name="T1171"> </text:span><text:span text:style-name="T1172">zástava srdce.</text:span></text:p>
          <text:p text:style-name="P578">Korunka je zlatá, má cenu 5 zl.</text:p>
        </text:list-item>
        <text:list-item>
          <text:p text:style-name="P570">Pijavice, které zraňují zdravé a léčí zraněné <text:span text:style-name="T1669">(za 3kz + 2, na stejnou osobu vždy jen jednou za den)</text:span>.</text:p>
        </text:list-item>
        <text:list-item>
          <text:p text:style-name="P570"><text:span text:style-name="T1670">Zlověstné,</text:span> uši drásající bzučení. Útok hejna pětikilových komárů.</text:p>
          <text:p text:style-name="P505">Hejno <text:span text:style-name="T1672">komárů</text:span></text:p>
          <text:p text:style-name="P386"><text:span text:style-name="T873">F</text:span><text:span text:style-name="T858">yzička </text:span><text:span text:style-name="T958">4</text:span><text:span text:style-name="T858">, Finesa </text:span><text:span text:style-name="T959">1</text:span><text:span text:style-name="T858">, Duše -, </text:span><text:span text:style-name="T859">Ž</text:span><text:span text:style-name="T856">ivot</text:span><text:span text:style-name="T859">y </text:span><text:span text:style-name="T958">12<text:line-break/></text:span><text:span text:style-name="T873">F</text:span><text:span text:style-name="T858">yzička </text:span><text:span text:style-name="T958">3</text:span><text:span text:style-name="T858">, Finesa </text:span><text:span text:style-name="T959">1</text:span><text:span text:style-name="T858">, Duše -, </text:span><text:span text:style-name="T859">Ž</text:span><text:span text:style-name="T856">ivot</text:span><text:span text:style-name="T859">y </text:span><text:span text:style-name="T958">8<text:line-break/></text:span><text:span text:style-name="T873">F</text:span><text:span text:style-name="T858">yzička </text:span><text:span text:style-name="T958">2</text:span><text:span text:style-name="T858">, Finesa </text:span><text:span text:style-name="T959">1</text:span><text:span text:style-name="T858">, Duše -, </text:span><text:span text:style-name="T859">Ž</text:span><text:span text:style-name="T856">ivot</text:span><text:span text:style-name="T859">y </text:span><text:span text:style-name="T958">4</text:span></text:p>
          <text:p text:style-name="P344"><text:span text:style-name="T791">Z</text:span><text:span text:style-name="T788">broj:</text:span><text:span text:style-name="T855"> Proti cíleným útokům 2, proti plošným 0</text:span></text:p>
          <text:p text:style-name="P390"><text:span text:style-name="T604">⚔ </text:span><text:span text:style-name="T822">Sosáky</text:span><text:span text:style-name="T10">:</text:span><text:span text:style-name="T874"> </text:span><text:span text:style-name="T960">Fyzička</text:span><text:span text:style-name="T874"> + k6, zranění </text:span><text:span text:style-name="T959">0</text:span></text:p>
        </text:list-item>
        <text:list-item>
          <text:p text:style-name="P570">Na zlomeném stromě <text:span text:style-name="T1673">je</text:span> nabodnutý pirát. Vypadá jako by spadl z oblohy. Nohy <text:span text:style-name="T1673">má</text:span> okousané od dravců, trojhranný klobouk stále na hlavě. Po kapsách <text:span text:style-name="T1676">má</text:span> hrst drahokamů (cena 3k20 zlaťáků) a <text:span text:style-name="T227">lektvar neviditelnosti</text:span> <text:span text:style-name="T1671">(karta)</text:span>.</text:p>
        </text:list-item>
      </text:list>
      <text:h text:style-name="P311" text:outline-level="2"><text:soft-page-break/><text:span text:style-name="T1655">+</text:span>Garlacké hory</text:h>
      <text:h text:style-name="P319" text:outline-level="3">Počasí <text:span text:style-name="T1674">(k6)</text:span></text:h>
      <text:list xml:id="list174850733996968" text:continue-list="list3098103174" text:style-name="L13">
        <text:list-item>
          <text:p text:style-name="P566">Jasno</text:p>
        </text:list-item>
        <text:list-item>
          <text:p text:style-name="P579">Polojasno</text:p>
        </text:list-item>
        <text:list-item>
          <text:p text:style-name="P582">Zataženo, padá jemný sníh</text:p>
        </text:list-item>
        <text:list-item>
          <text:p text:style-name="P582">Zataženo, hustě chumelí</text:p>
        </text:list-item>
        <text:list-item>
          <text:p text:style-name="P582">Zataženo, silný vítr</text:p>
        </text:list-item>
        <text:list-item>
          <text:p text:style-name="P583">Sněhová bouře, nízká viditelnost</text:p>
        </text:list-item>
      </text:list>
      <text:h text:style-name="Heading_20_3" text:outline-level="3"><text:span text:style-name="T1679">Setkání (k</text:span>20<text:span text:style-name="T1679">)</text:span>:</text:h>
      <text:list xml:id="list2059365692" text:style-name="L16">
        <text:list-item>
          <text:p text:style-name="P573"><text:span text:style-name="T1010">👣 </text:span><text:span text:style-name="T1012">Čerstvé s</text:span><text:span text:style-name="T1010">topy tří lítých vlků</text:span></text:p>
        </text:list-item>
        <text:list-item>
          <text:p text:style-name="P573"><text:span text:style-name="T1010">👣 </text:span><text:span text:style-name="T1012">Den staré s</text:span><text:span text:style-name="T1010">topy tří lítých vlků</text:span></text:p>
        </text:list-item>
        <text:list-item>
          <text:p text:style-name="P584"><text:span text:style-name="T1355">K</text:span><text:span text:style-name="T1351">ůly s lidskými </text:span><text:span text:style-name="T1305">mrtvolami v různých fázích rozkladu</text:span><text:span text:style-name="T1351">, goblin</text:span><text:span text:style-name="T1308">ský</text:span><text:span text:style-name="T1351">mi štíty a dekoracemi z dlouhého peří ptáka Noha. </text:span><text:span text:style-name="T1357">Jedna z mrtvol je čerstvá</text:span><text:span text:style-name="T1356"> (</text:span><text:span text:style-name="T1358">nahý </text:span><text:span text:style-name="T1306">m</text:span><text:span text:style-name="T1307">ladý muž</text:span><text:span text:style-name="T1356">)</text:span></text:p>
          <text:p text:style-name="P403"><text:span text:style-name="Emphasis"><text:span text:style-name="T570">👣</text:span></text:span><text:span text:style-name="Emphasis"><text:span text:style-name="T558"> </text:span></text:span><text:span text:style-name="Emphasis"><text:span text:style-name="T560">Stopy tří lítých vlků a goblinů, kteří z nich sesedli, nabodli mrtvolu na kůl a zase odjeli.</text:span></text:span></text:p>
        </text:list-item>
        <text:list-item>
          <text:p text:style-name="P584"><text:span text:style-name="T425">Tři</text:span><text:span text:style-name="T424"> g</text:span><text:span text:style-name="T1351">obliní jezdci na </text:span><text:span text:style-name="T1353">lítých vlcích</text:span></text:p>
          <text:p text:style-name="P524">Gobliní jezdec</text:p>
          <text:p text:style-name="P584"><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92"><text:span text:style-name="T1024">Z</text:span><text:span text:style-name="T1025">broj:</text:span><text:span text:style-name="T995"> 1 (lehká zbroj)</text:span></text:p>
          <text:p text:style-name="P334"><text:soft-page-break/><text:span text:style-name="T604">⚔ </text:span><text:span text:style-name="T687">K</text:span><text:span text:style-name="T695">opí</text:span><text:span text:style-name="T681">:</text:span><text:span text:style-name="T614"> </text:span><text:span text:style-name="T621">3</text:span><text:span text:style-name="T620"> + k6, zranění </text:span><text:span text:style-name="T637">0</text:span></text:p>
          <text:p text:style-name="P373"><text:span text:style-name="T687">D</text:span><text:span text:style-name="T681">ostřel:</text:span><text:span text:style-name="T614"> </text:span><text:span text:style-name="T637">krátký</text:span></text:p>
          <text:p text:style-name="P392"><text:span text:style-name="T613">⚔ </text:span><text:span text:style-name="T726">Nůž</text:span><text:span text:style-name="T727">:</text:span><text:span text:style-name="T664"> </text:span><text:span text:style-name="T665">3</text:span><text:span text:style-name="T664"> + k6, zranění </text:span><text:span text:style-name="T665">0</text:span></text:p>
          <text:p text:style-name="P392"><text:span text:style-name="T1026">Vzhled:</text:span><text:span text:style-name="T994"> </text:span><text:span text:style-name="T995">Goblini jsou velcí jako hobiti, zelení a holohlaví</text:span><text:span text:style-name="T994">. </text:span><text:span text:style-name="T995">Mají dlouhé, špičaté uši, </text:span><text:span text:style-name="T996">velké, </text:span><text:span text:style-name="T995">zahnuté nosy a ostré zuby.</text:span></text:p>
          <text:p text:style-name="P402"><text:span text:style-name="T836">U </text:span><text:span text:style-name="T835">sebe mají:</text:span><text:span text:style-name="T993"> sušené maso, chlebové placky, měchy s vodou, </text:span><text:span text:style-name="T997">hojivou mast. </text:span><text:span text:style-name="T1000">Jeden z nich má</text:span><text:span text:style-name="T997"> </text:span><text:span text:style-name="T837">měděný prsten</text:span><text:span text:style-name="T999"> </text:span><text:span text:style-name="T998">(prodej 1 st).</text:span></text:p>
          <text:p text:style-name="P506"><text:span text:style-name="T1027">L</text:span><text:span text:style-name="T1023">ítý vlk</text:span></text:p>
          <text:p text:style-name="P404"><text:span text:style-name="T1028">F</text:span><text:span text:style-name="T1029">yzička </text:span><text:span text:style-name="T1030">5</text:span><text:span text:style-name="T1029">, Finesa </text:span><text:span text:style-name="T1031">1</text:span><text:span text:style-name="T1029">, Duše -, </text:span><text:span text:style-name="T1032">Ž</text:span><text:span text:style-name="T1033">ivot</text:span><text:span text:style-name="T1032">y </text:span><text:span text:style-name="T1034">1</text:span><text:span text:style-name="T1035">2</text:span></text:p>
          <text:p text:style-name="P345"><text:span text:style-name="T792">Smysly:</text:span><text:span text:style-name="T864"> </text:span><text:span text:style-name="T939">průměrný </text:span><text:span text:style-name="T940">zrak</text:span><text:span text:style-name="T877">, výborný </text:span><text:span text:style-name="T940">sluch a </text:span><text:span text:style-name="T941">skvělý</text:span><text:span text:style-name="T877"> </text:span><text:span text:style-name="T940">čich</text:span></text:p>
          <text:p text:style-name="P346"><text:span text:style-name="T838">R</text:span><text:span text:style-name="T839">ychlost:</text:span><text:span text:style-name="T1035"> jako kůň</text:span></text:p>
          <text:p text:style-name="P403"><text:span text:style-name="T606">⚔<text:tab/></text:span><text:span text:style-name="T844">Z</text:span><text:span text:style-name="T845">uby </text:span><text:span text:style-name="T846">nebo drápy</text:span><text:span text:style-name="T844">:</text:span><text:span text:style-name="T1008"> </text:span><text:span text:style-name="T1009">5</text:span><text:span text:style-name="T1008"> + k6, zranění </text:span><text:span text:style-name="T1010">1</text:span></text:p>
        </text:list-item>
        <text:list-item>
          <text:p text:style-name="P573"><text:span text:style-name="T1010">👣 </text:span><text:span text:style-name="T1012">Čerstvé s</text:span><text:span text:style-name="T1010">topy p</text:span><text:span text:style-name="T1011">ěti skřetů</text:span></text:p>
        </text:list-item>
        <text:list-item>
          <text:p text:style-name="P573"><text:span text:style-name="T1010">👣 </text:span><text:span text:style-name="T1012">Den staré s</text:span><text:span text:style-name="T1010">topy p</text:span><text:span text:style-name="T1011">ěti skřetů</text:span></text:p>
        </text:list-item>
        <text:list-item>
          <text:p text:style-name="P584"><text:span text:style-name="T1359">S</text:span><text:span text:style-name="T1351">tudené ohniště, ohlodané gobliní kosti a </text:span><text:span text:style-name="T1359">pět</text:span><text:span text:style-name="T1351"> větvemi vystlan</text:span><text:span text:style-name="T1359">ých</text:span><text:span text:style-name="T1351"> ležení </text:span><text:span text:style-name="T1309">lidské velikosti.</text:span></text:p>
          <text:p text:style-name="P403"><text:span text:style-name="Emphasis"><text:span text:style-name="T570">👣</text:span></text:span><text:span text:style-name="Emphasis"><text:span text:style-name="T558"> </text:span></text:span><text:span text:style-name="Emphasis"><text:span text:style-name="T559">Čerstvé stopy pěti skřetů, kteří tu nocovali.</text:span></text:span></text:p>
        </text:list-item>
        <text:list-item>
          <text:p text:style-name="P402"><text:span text:style-name="Emphasis"><text:span text:style-name="T561">S</text:span></text:span><text:span text:style-name="T1354">křetí</text:span><text:span text:style-name="T1351"> lovecká skupina </text:span><text:span text:style-name="T1352">(5 skřetích lovců)</text:span></text:p>
          <text:p text:style-name="P525">Skřetí lovec</text:p>
          <text:p text:style-name="P402"><text:span text:style-name="T2">F</text:span><text:span text:style-name="T3">yzička </text:span><text:span text:style-name="T67">3</text:span><text:span text:style-name="T3">, Finesa </text:span><text:span text:style-name="T68">4</text:span><text:span text:style-name="T3">, Duše </text:span><text:span text:style-name="T67">2</text:span><text:span text:style-name="T858">, </text:span><text:span text:style-name="T859">Ž</text:span><text:span text:style-name="T856">ivot</text:span><text:span text:style-name="T859">y </text:span><text:span text:style-name="T942">9</text:span></text:p>
          <text:p text:style-name="P392"><text:span text:style-name="T54">Z</text:span><text:span text:style-name="T1">broj: </text:span><text:span text:style-name="T20">1 </text:span><text:span text:style-name="T23">(</text:span><text:span text:style-name="T20">lehká zbroj)</text:span></text:p>
          <text:p text:style-name="P334"><text:soft-page-break/><text:span text:style-name="T604">⚔ </text:span><text:span text:style-name="T687">Krátký luk</text:span><text:span text:style-name="T681">:</text:span><text:span text:style-name="T614"> </text:span><text:span text:style-name="T638">4</text:span><text:span text:style-name="T620"> + k6, zranění </text:span><text:span text:style-name="T621">1</text:span></text:p>
          <text:p text:style-name="P373"><text:span text:style-name="T687">D</text:span><text:span text:style-name="T681">ostřel:</text:span><text:span text:style-name="T614"> střední</text:span></text:p>
          <text:p text:style-name="P407"><text:span text:style-name="T606">⚔ </text:span><text:span text:style-name="T718">Nůž</text:span><text:span text:style-name="T719">:</text:span><text:span text:style-name="T664"> </text:span><text:span text:style-name="T666">4</text:span><text:span text:style-name="T664"> + k6, zranění </text:span><text:span text:style-name="T665">0</text:span></text:p>
          <text:p text:style-name="P573"><text:span text:style-name="T671">Každý má u sebe </text:span><text:span text:style-name="T720">hojivou mast</text:span><text:span text:style-name="T671">, </text:span><text:span text:style-name="T669">sušené maso</text:span><text:span text:style-name="T671"> </text:span><text:span text:style-name="T669">a měch s vodou</text:span><text:span text:style-name="T671">, tři mají </text:span><text:span text:style-name="T720">léčivý lektvar </text:span><text:span text:style-name="T671">(vyléčí </text:span><text:span text:style-name="T668">3kz + 2</text:span><text:span text:style-name="T667"> životů</text:span><text:span text:style-name="T671">). </text:span><text:span text:style-name="T670">Jeden z nich má pytel s šesti páry goblinských uší (dají se odevzdat v Trossu jako trofeje)</text:span></text:p>
        </text:list-item>
        <text:list-item>
          <text:p text:style-name="P461"><text:span text:style-name="Emphasis"><text:span text:style-name="T580">👣</text:span></text:span><text:span text:style-name="Emphasis"><text:span text:style-name="T581"> </text:span></text:span>Den staré stopy čtyř goblinů a velkého dřevěného golema.</text:p>
        </text:list-item>
        <text:list-item>
          <text:p text:style-name="P573"><text:span text:style-name="Emphasis"><text:span text:style-name="T593">👣</text:span></text:span><text:span text:style-name="Emphasis"><text:span text:style-name="T599"> </text:span></text:span><text:span text:style-name="T1252">N</text:span><text:span text:style-name="T1251">ěkolik dní</text:span><text:span text:style-name="T1252"> staré stopy čtyř goblinů a velkého dřevěného golema.</text:span></text:p>
        </text:list-item>
        <text:list-item>
          <text:p text:style-name="P584">Gobliní <text:span text:style-name="T1630">alchymista</text:span> s<text:span text:style-name="T1632">e třemi</text:span> poskoky testuje <text:span text:style-name="T1631">bomby,</text:span> <text:span text:style-name="T1630">rakety</text:span> a <text:span text:style-name="T1634">velkého</text:span> dřevěného golema. <text:span text:style-name="T1633">Opodál je odložená truhlice (8 magů surovin) a velká torna s jídlem, vodou a soudkem medoviny, kterou zřejmě nosil golem.</text:span></text:p>
          <text:p text:style-name="P507">Gobliní alchymista</text:p>
          <text:p text:style-name="P345"><text:span text:style-name="T639">F</text:span><text:span text:style-name="T640">yzička </text:span><text:span text:style-name="T646">1</text:span><text:span text:style-name="T640">, Finesa </text:span><text:span text:style-name="T641">3</text:span><text:span text:style-name="T640">, Duše </text:span><text:span text:style-name="T646">2</text:span><text:span text:style-name="T640">, </text:span><text:span text:style-name="T642">Ž</text:span><text:span text:style-name="T643">ivot</text:span><text:span text:style-name="T642">y </text:span><text:span text:style-name="T646">6</text:span></text:p>
          <text:p text:style-name="P402"><text:span text:style-name="T604">⚔ </text:span><text:span text:style-name="T696">Nůž</text:span><text:span text:style-name="T697">:</text:span><text:span text:style-name="T643"> </text:span><text:span text:style-name="T641">3 + k6, zranění 0</text:span></text:p>
          <text:p text:style-name="P334"><text:span text:style-name="T604">⚔ </text:span><text:span text:style-name="T605">1x </text:span><text:span text:style-name="T698">Ohnivá hlína</text:span><text:span text:style-name="T697">:</text:span><text:span text:style-name="T643"> </text:span><text:span text:style-name="T641">3 + k6, </text:span><text:span text:style-name="T747">2</text:span><text:span text:style-name="T748">kz </text:span><text:span text:style-name="T777">ohněm</text:span><text:span text:style-name="T748"> </text:span><text:span text:style-name="T749">(</text:span><text:span text:style-name="T750">odečítá se Zbroj</text:span><text:span text:style-name="T749">)</text:span></text:p>
          <text:p text:style-name="P373"><text:span text:style-name="T739">Dostřel:</text:span><text:span text:style-name="T751"> </text:span><text:span text:style-name="T747">krátký</text:span></text:p>
          <text:p text:style-name="P373"><text:span text:style-name="T733">R</text:span><text:span text:style-name="T734">ozsah </text:span><text:span text:style-name="T735">výbuchu</text:span><text:span text:style-name="T734">:</text:span><text:span text:style-name="T740"> všechno v </text:span><text:span text:style-name="T736">kontaktní</text:span><text:span text:style-name="T734"> vzdálenosti</text:span></text:p>
          <text:p text:style-name="P334"><text:span text:style-name="T607">⚔ </text:span><text:span text:style-name="T608">1x </text:span><text:span text:style-name="T722">Petarda</text:span><text:span text:style-name="T723">:</text:span><text:span text:style-name="T677"> </text:span><text:span text:style-name="T678">3 + k6</text:span></text:p>
          <text:p text:style-name="P373"><text:span text:style-name="T737">R</text:span><text:span text:style-name="T734">ozsah </text:span><text:span text:style-name="T738">výbuchu</text:span><text:span text:style-name="T734">:</text:span><text:span text:style-name="T740"> všichni v </text:span><text:span text:style-name="T734">kontaktní vzdálenosti</text:span></text:p>
          <text:p text:style-name="P373"><text:span text:style-name="T734">Účinek:</text:span><text:span text:style-name="T740"> ohlušení a nevýhoda za potíže s rovnováhou na počet kol rovný počtu úspěchů</text:span></text:p>
          <text:p text:style-name="P334"><text:soft-page-break/><text:span text:style-name="T604">⚔ </text:span><text:span text:style-name="T605">2x </text:span><text:span text:style-name="T699">Bomba</text:span><text:span text:style-name="T697">:</text:span><text:span text:style-name="T643"> </text:span><text:span text:style-name="T644">6</text:span><text:span text:style-name="T641"> + k6, </text:span><text:span text:style-name="T778">5</text:span><text:span text:style-name="T779">kz </text:span><text:span text:style-name="T775">dr</text:span><text:span text:style-name="T776">cením</text:span><text:span text:style-name="T748"> </text:span><text:span text:style-name="T749">(</text:span><text:span text:style-name="T750">odečítá se Zbroj</text:span><text:span text:style-name="T749">)</text:span></text:p>
          <text:p text:style-name="P374"><text:span text:style-name="T733">R</text:span><text:span text:style-name="T734">ozsah </text:span><text:span text:style-name="T735">výbuchu</text:span><text:span text:style-name="T734">:</text:span><text:span text:style-name="T740"> všechno v </text:span><text:span text:style-name="T736">kontaktní</text:span><text:span text:style-name="T734"> vzdálenosti</text:span></text:p>
          <text:p text:style-name="P334"><text:span text:style-name="T604">⚔ </text:span><text:span text:style-name="T605">3x </text:span><text:span text:style-name="T700">Raketa</text:span><text:span text:style-name="T697">:</text:span><text:span text:style-name="T643"> </text:span><text:span text:style-name="T645">5</text:span><text:span text:style-name="T641"> + k6, </text:span><text:span text:style-name="T752">zranění </text:span><text:span text:style-name="T741">0</text:span><text:span text:style-name="T742"> </text:span><text:span text:style-name="T743">(</text:span><text:span text:style-name="T780">sečné</text:span><text:span text:style-name="T743">)</text:span><text:span text:style-name="T744">, </text:span><text:span text:style-name="T745">odečítá se Zbroj</text:span></text:p>
          <text:p text:style-name="P373"><text:span text:style-name="T739">Dostřel:</text:span><text:span text:style-name="T751"> </text:span><text:span text:style-name="T747"><text:s/></text:span><text:span text:style-name="T746">dlouhý</text:span></text:p>
          <text:p text:style-name="P373"><text:span text:style-name="T733">R</text:span><text:span text:style-name="T734">ozsah </text:span><text:span text:style-name="T735">výbuchu</text:span><text:span text:style-name="T734">:</text:span><text:span text:style-name="T740"> všechno v </text:span><text:span text:style-name="T736">kontaktní</text:span><text:span text:style-name="T734"> vzdálenosti</text:span></text:p>
          <text:p text:style-name="P507"><text:span text:style-name="T753">Gobliní </text:span><text:span text:style-name="T754">poskok</text:span></text:p>
          <text:p text:style-name="P402"><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402"><text:span text:style-name="T609">⚔ </text:span><text:span text:style-name="T724">Nůž</text:span><text:span text:style-name="T725">:</text:span><text:span text:style-name="T679"> </text:span><text:span text:style-name="T680">3</text:span><text:span text:style-name="T679"> + k6, zranění </text:span><text:span text:style-name="T680">0</text:span></text:p>
          <text:p text:style-name="P508"><text:span text:style-name="T756">D</text:span><text:span text:style-name="T755">řevěný golem</text:span></text:p>
          <text:p text:style-name="P402"><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02"><text:span text:style-name="T2">F</text:span><text:span text:style-name="T3">yzička </text:span><text:span text:style-name="T56">4</text:span><text:span text:style-name="T3">, Finesa </text:span><text:span text:style-name="T56">2</text:span><text:span text:style-name="T3">, Duše </text:span><text:span text:style-name="T56">3</text:span><text:span text:style-name="T858">, </text:span><text:span text:style-name="T859">Ž</text:span><text:span text:style-name="T856">ivot</text:span><text:span text:style-name="T859">y </text:span><text:span text:style-name="T915">1</text:span><text:span text:style-name="T944">6</text:span></text:p>
          <text:p text:style-name="P345"><text:span text:style-name="T791">Zbroj:</text:span><text:span text:style-name="T861"> </text:span><text:span text:style-name="T916">proti </text:span><text:span text:style-name="T943">bodu </text:span><text:span text:style-name="T944">a</text:span><text:span text:style-name="T943"> drcení </text:span><text:span text:style-name="T944">2</text:span></text:p>
          <text:p text:style-name="P345"><text:span text:style-name="T791">Rychlost:</text:span><text:span text:style-name="T861"> </text:span><text:span text:style-name="T919">jako člověk, ale neběhá</text:span></text:p>
          <text:p text:style-name="P401"><text:span text:style-name="T604">⚔ </text:span><text:span text:style-name="T810">Pěsti</text:span><text:span text:style-name="T10">:</text:span><text:span text:style-name="T33"> </text:span><text:span text:style-name="T55">4 + k6, zranění 1</text:span></text:p>
        </text:list-item>
        <text:list-item>
          <text:p text:style-name="P585"><text:span text:style-name="T1010">👣 </text:span><text:span text:style-name="T1007">Stopy šesti trpaslíků. </text:span><text:span text:style-name="T1013">Míří ke stříbrnému dolu.</text:span></text:p>
        </text:list-item>
        <text:list-item>
          <text:p text:style-name="P585">Opuštěné ležení: ohniště, stopy od stanových kolíků, zbytky jídla.</text:p>
          <text:p text:style-name="P585"><text:span text:style-name="T1010">👣 </text:span><text:span text:style-name="T1007">Tábořilo tady šest trpaslíků.</text:span></text:p>
        </text:list-item>
        <text:list-item>
          <text:p text:style-name="P584">Skupina <text:span text:style-name="T1635">šesti</text:span> trpasličích prospektorů nevěří, že lidé vytěžili všechno, a hledají další drahé kovy. Jsou přátelští a ochotní jen do chvíle než na něco cenného skutečně narazíte.</text:p>
          <text:p text:style-name="P402"><text:span text:style-name="T2">F</text:span><text:span text:style-name="T3">yzička </text:span><text:span text:style-name="T73">3</text:span><text:span text:style-name="T3">, Finesa </text:span><text:span text:style-name="T73">2</text:span><text:span text:style-name="T3">, Duše </text:span><text:span text:style-name="T39">1</text:span><text:span text:style-name="T858">, </text:span><text:span text:style-name="T859">Ž</text:span><text:span text:style-name="T856">ivot</text:span><text:span text:style-name="T859">y </text:span><text:span text:style-name="T945">9</text:span></text:p>
          <text:p text:style-name="P586"><text:soft-page-break/>Mumla, Krumpáč, Popel, Bota (trpaslice), Knedlík a vede je Hora (obzvláště rozložitý trpaslík s Fyzičkou 4).</text:p>
          <text:p text:style-name="P586">Mají s sebou <text:span text:style-name="T1636">torny s pokrývkami a zásobami, dva stany,</text:span> hornické kahany, krumpáče, motyky a lopaty. <text:span text:style-name="T1636">Na hlavách mají hornické přílby, ale n</text:span>emají zbroje. <text:span text:style-name="T1637">Bota má měšec s 26 st.</text:span></text:p>
        </text:list-item>
        <text:list-item>
          <text:p text:style-name="P587">Mělká jeskyně s oltářem a sochou starého trpaslického božstva. V oltáři je štěrbina na vhazování mincí.</text:p>
          <text:p text:style-name="P584"><text:span text:style-name="T1645">Když se </text:span><text:span text:style-name="T1248">z</text:span><text:span text:style-name="T1249">de</text:span><text:span text:style-name="T1645"> pomodlí trpaslík, socha na něj promluví. Zavzpomíná na staré, dobré časy, kdy ještě trpaslíci byli zbožní a </text:span><text:span text:style-name="T1248">p</text:span><text:span text:style-name="T1250">řinášeli</text:span><text:span text:style-name="T1645"> mu obětiny.</text:span></text:p>
          <text:p text:style-name="P587">„Od tý doby, co umřeli Dragin s Blarinem z klanu Baragorů, to nestojí za nic“ (odkaz na Trpaslickou hrobu v horách).</text:p>
        </text:list-item>
      </text:list>
      <text:list xml:id="list229518807" text:style-name="L17">
        <text:list-item>
          <text:list>
            <text:list-item>
              <text:p text:style-name="P588"><text:span text:style-name="T1638">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89">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74850404551074" text:continue-list="list2059365692" text:style-name="L16">
        <text:list-item>
          <text:p text:style-name="P573">Osamělý šišlavý stařec pořád opakuje, jak je mu skvěle od té doby, co žije sám v horách. Přesto postavy pozve do své jeskyně a pohostí <text:span text:style-name="T1639">je </text:span><text:span text:style-name="T251">nápojem z krve zlobra</text:span><text:span text:style-name="T316"> (karta)</text:span>. Když mu hráči zařídí trvalejší společnost nebo ho přesvědčí k návratu do Trossu, <text:span text:style-name="T1639">nápoj jim daruje</text:span>.</text:p>
        </text:list-item>
        <text:list-item>
          <text:p text:style-name="P584"><text:soft-page-break/>Na stezce leží několik balvanů, rozlámané trakaře, truhlice a nářadí. Ve skalách nad stezkou sídlí obr a vrhá na cestovatele kameny.</text:p>
          <text:p text:style-name="P584"><text:span text:style-name="T2">F</text:span><text:span text:style-name="T3">yzička </text:span><text:span text:style-name="T74">7</text:span><text:span text:style-name="T3">, Finesa </text:span><text:span text:style-name="T74">3</text:span><text:span text:style-name="T3">, Duše </text:span><text:span text:style-name="T74">4</text:span><text:span text:style-name="T858">, </text:span><text:span text:style-name="T859">Ž</text:span><text:span text:style-name="T856">ivot</text:span><text:span text:style-name="T859">y </text:span><text:span text:style-name="T946">17</text:span></text:p>
          <text:p text:style-name="P345"><text:span text:style-name="T791">Rychlost:</text:span><text:span text:style-name="T861"> </text:span><text:span text:style-name="T946">jako člověk</text:span></text:p>
          <text:p text:style-name="P345"><text:span text:style-name="T792">Smysly:</text:span><text:span text:style-name="T864"> </text:span><text:span text:style-name="T946">jako člověk</text:span></text:p>
          <text:p text:style-name="P402"><text:span text:style-name="T604">⚔<text:tab/></text:span><text:span text:style-name="T817">Pěsti</text:span><text:span text:style-name="T790">:</text:span><text:span text:style-name="T856"> </text:span><text:span text:style-name="T947">7 + k6, zranění </text:span><text:span text:style-name="T950">2</text:span></text:p>
          <text:p text:style-name="P334"><text:span text:style-name="T604">⚔<text:tab/></text:span><text:span text:style-name="T816">Balvan</text:span><text:span text:style-name="T790">:</text:span><text:span text:style-name="T856"> </text:span><text:span text:style-name="T947">7 + k6, zranění </text:span><text:span text:style-name="T948">4</text:span></text:p>
          <text:p text:style-name="P373"><text:span text:style-name="T788">Dostřel:</text:span><text:span text:style-name="T855"> </text:span><text:span text:style-name="T949">střední</text:span></text:p>
          <text:p text:style-name="P402"><text:span text:style-name="T253">Děsivý řev:</text:span><text:span text:style-name="T1642"> Slabší povahy prchnou nebo se schoulí, silnější budou mít při boji s obrem nevýhodu.</text:span></text:p>
          <text:p text:style-name="P402"><text:span text:style-name="T227">Obří síla:</text:span> Obr si v boji zblízka nebo při vrhání těžkých zbraní a předmětů počítá +2 ke zranění <text:span text:style-name="T1641">(ve zranění kmenem stromu a balvanem je už bonus započítaný)</text:span>.</text:p>
          <text:p text:style-name="P590">Ve skalách má doupě (prostornou jeskyni), kde je možné najít kosti snědených zvířat a nebohých cestovatelů (mezi nimi šperky v hodnotě 13 zl)</text:p>
        </text:list-item>
        <text:list-item>
          <text:p text:style-name="P584">Blíží se silueta gigantického ptáka Noha. <text:span text:style-name="T1253">Pokud se někdo</text:span> nestihne <text:span text:style-name="T1646">schovat</text:span>, pták <text:span text:style-name="T1646">ho</text:span> odnese do svého hnízda ve skalách.</text:p>
          <text:p text:style-name="P402"><text:span text:style-name="T2">F</text:span><text:span text:style-name="T3">yzička </text:span><text:span text:style-name="T75">7</text:span><text:span text:style-name="T3">, Finesa </text:span><text:span text:style-name="T75">3</text:span><text:span text:style-name="T3">, Duše -</text:span><text:span text:style-name="T858">, </text:span><text:span text:style-name="T859">Ž</text:span><text:span text:style-name="T856">ivot</text:span><text:span text:style-name="T859">y </text:span><text:span text:style-name="T951">19</text:span></text:p>
          <text:p text:style-name="P345"><text:span text:style-name="T818">Zbroj</text:span><text:span text:style-name="T791">:</text:span><text:span text:style-name="T861"> </text:span><text:span text:style-name="T952">2</text:span><text:span text:style-name="T953"> (silné opeření)</text:span></text:p>
          <text:p text:style-name="P345"><text:span text:style-name="T791">Rychlost:</text:span><text:span text:style-name="T861"> </text:span><text:span text:style-name="T954">ve vzduchu rychlejší než kůň</text:span></text:p>
          <text:p text:style-name="P345"><text:span text:style-name="T792">Smysly:</text:span><text:span text:style-name="T864"> </text:span><text:span text:style-name="T955">výborný zrak, dobrý sluch a čich</text:span></text:p>
          <text:p text:style-name="P402"><text:span text:style-name="T604">⚔<text:tab/></text:span><text:span text:style-name="T819">Zobák </text:span><text:span text:style-name="T820">nebo</text:span><text:span text:style-name="T819"> spáry</text:span><text:span text:style-name="T10">:</text:span><text:span text:style-name="T33"> </text:span><text:span text:style-name="T75">7</text:span><text:span text:style-name="T76"> + k6, zranění </text:span><text:span text:style-name="T75">4</text:span></text:p>
          <text:p text:style-name="P402"><text:soft-page-break/><text:span text:style-name="T15">Vzhled:</text:span><text:span text:style-name="T75"> </text:span><text:span text:style-name="T77">Gigantický hnědý dravý pták.</text:span></text:p>
          <text:p text:style-name="P403"><text:span text:style-name="T1164">V hnízdě jsou dvě vejce. </text:span><text:span text:style-name="T1162">Z </text:span><text:span text:style-name="T1164">každého</text:span><text:span text:style-name="T1162"> může a</text:span><text:span text:style-name="T1165">lchymista vytěžit </text:span><text:span text:style-name="T1162">17</text:span><text:span text:style-name="T1165"> mag</text:span><text:span text:style-name="T1163">ů</text:span><text:span text:style-name="T1165">.</text:span></text:p>
        </text:list-item>
        <text:list-item>
          <text:p text:style-name="P573">Hoď znovu a nový výsledek po chvíli přeruš kamennou lavinou.</text:p>
        </text:list-item>
      </text:list>
      <text:h text:style-name="P312" text:outline-level="2"><text:span text:style-name="T1603">+</text:span>Hrzales</text:h>
      <text:h text:style-name="P320" text:outline-level="3">Počasí</text:h>
      <text:list xml:id="list1114046767" text:style-name="L18">
        <text:list-item>
          <text:p text:style-name="P568">Jasno</text:p>
        </text:list-item>
        <text:list-item>
          <text:p text:style-name="P581">Polojasno</text:p>
        </text:list-item>
        <text:list-item>
          <text:p text:style-name="P591">Polojasno, vítr</text:p>
        </text:list-item>
        <text:list-item>
          <text:p text:style-name="P581">Zataženo</text:p>
        </text:list-item>
        <text:list-item>
          <text:p text:style-name="P581">Zataženo, občas prší nebo mrholí</text:p>
        </text:list-item>
        <text:list-item>
          <text:p text:style-name="P581">Bouřka, <text:span text:style-name="T1680">vichr,</text:span> slejvák</text:p>
        </text:list-item>
      </text:list>
      <text:h text:style-name="Heading_20_3" text:outline-level="3">Na cestě <text:span text:style-name="T1653">(k10)</text:span>:</text:h>
      <text:list xml:id="list3834713181" text:style-name="L19">
        <text:list-item>
          <text:p text:style-name="P593">👣<text:span text:style-name="T426"> </text:span><text:span text:style-name="T1255">Čerstvé</text:span><text:span text:style-name="T453"> </text:span><text:span text:style-name="T1649">s</text:span>topy <text:span text:style-name="T1254">po přepadení </text:span><text:span text:style-name="T1255">(viz </text:span><text:span text:style-name="T1258">možnost</text:span><text:span text:style-name="T1255"> 2).</text:span></text:p>
        </text:list-item>
        <text:list-item>
          <text:p text:style-name="P594">👣 <text:span text:style-name="T1647">Den staré s</text:span>topy <text:span text:style-name="T1254">po přepadení: osm banditů číhalo v lese u cesty. Obestoupili vůz, vyložili z něj náklad a odnesli ho pak do lesa. Nikoho při tom nezranili.</text:span></text:p>
        </text:list-item>
      </text:list>
      <text:list xml:id="list167388804" text:style-name="L20">
        <text:list-item>
          <text:p text:style-name="P598"><text:span text:style-name="T1254">S</text:span><text:span text:style-name="T1247">topy vedou do Zbojnického tábora.</text:span></text:p>
        </text:list-item>
      </text:list>
      <text:list xml:id="list174850893580796" text:continue-list="list3834713181" text:style-name="L19">
        <text:list-item>
          <text:p text:style-name="P594"><text:soft-page-break/><text:span text:style-name="T1648">Osm z</text:span>oufal<text:span text:style-name="T1648">ých</text:span> havíř<text:span text:style-name="T1648">ů</text:span> <text:span text:style-name="T1255">číhá na</text:span> cestovatele <text:span text:style-name="T1524">(viz Zbojnický tábor)</text:span>.</text:p>
          <text:p text:style-name="P495">Havíř</text:p>
          <text:p text:style-name="P408"><text:span text:style-name="T2">F</text:span><text:span text:style-name="T3">yzička </text:span><text:span text:style-name="T40">3</text:span><text:span text:style-name="T3">, Finesa </text:span><text:span text:style-name="T40">2</text:span><text:span text:style-name="T3">, Duše </text:span><text:span text:style-name="T39">1</text:span><text:span text:style-name="T858">, </text:span><text:span text:style-name="T859">Ž</text:span><text:span text:style-name="T856">ivot</text:span><text:span text:style-name="T859">y </text:span><text:span text:style-name="T895">9</text:span></text:p>
          <text:p text:style-name="P408"><text:span text:style-name="T604">⚔ </text:span><text:span text:style-name="T239">K</text:span><text:span text:style-name="T238">rumpáč:</text:span><text:span text:style-name="T1527"> <text:s/>3 + k6, zranění 2</text:span></text:p>
          <text:p text:style-name="P408"><text:span text:style-name="T604">⚔ </text:span><text:span text:style-name="T239">Motyka</text:span><text:span text:style-name="T238">:</text:span><text:span text:style-name="T306"> <text:s/>3 + k6, zranění 2</text:span></text:p>
        </text:list-item>
      </text:list>
      <text:list xml:id="list2279042072" text:style-name="L21">
        <text:list-item>
          <text:p text:style-name="P599">Při prvních ztrátách se pokusí utéct nebo vzdát.</text:p>
        </text:list-item>
      </text:list>
      <text:list xml:id="list174850889117129" text:continue-list="list174850893580796" text:style-name="L19">
        <text:list-item>
          <text:p text:style-name="P600"><text:span text:style-name="T1531">Čtyři sarkoni</text:span> zabrali most a vybírají mýto. <text:span text:style-name="T1532">Jeden z nich má na hlavě slaměný klobouk. Všichni mají těžké dvojruční palice. Tři mají u pasu dýku, čtvrtý chopeš (cizokrajný meč trochu podobný srpu).</text:span></text:p>
        </text:list-item>
      </text:list>
      <text:list xml:id="list1026371942" text:style-name="L22">
        <text:list-item>
          <text:p text:style-name="P601">Chtějí buď něco opravdu hezkého nebo jídlo; nejlépe koně či některého z členů výpravy. Jsou hloupí a vztahovační. <text:span text:style-name="T1651">Nemají také vyjasněno, kdo z nich je vůdce – může se stát, že se kvůli tomu poperou mezi sebou.</text:span></text:p>
        </text:list-item>
      </text:list>
      <text:list xml:id="list174852305614647" text:continue-list="list174850889117129" text:style-name="L19">
        <text:list-header>
          <text:p text:style-name="P527">Sarkon bojovník</text:p>
          <text:p text:style-name="P408"><text:span text:style-name="T2">F</text:span><text:span text:style-name="T3">yzička </text:span><text:span text:style-name="T41">5</text:span><text:span text:style-name="T3">, Finesa </text:span><text:span text:style-name="T41">3</text:span><text:span text:style-name="T3">, Duše </text:span><text:span text:style-name="T41">2</text:span><text:span text:style-name="T858">, </text:span><text:span text:style-name="T859">Ž</text:span><text:span text:style-name="T856">ivot</text:span><text:span text:style-name="T859">y </text:span><text:span text:style-name="T33">1</text:span><text:span text:style-name="T41">2</text:span></text:p>
          <text:p text:style-name="P347"><text:span text:style-name="T791">Zbroj:</text:span><text:span text:style-name="T861"> </text:span><text:span text:style-name="T896">2 (těžká zbroj)</text:span></text:p>
          <text:p text:style-name="P409"><text:span text:style-name="T604">⚔<text:tab/></text:span><text:span text:style-name="T806">Dvojruční palice</text:span><text:span text:style-name="T10">:</text:span><text:span text:style-name="T33"> </text:span><text:span text:style-name="T41">5 + k6, zranění 3</text:span></text:p>
          <text:p text:style-name="P405"><text:span text:style-name="T604">⚔<text:tab/></text:span><text:span text:style-name="T806">Tesák</text:span><text:span text:style-name="T10">:</text:span><text:span text:style-name="T33"> </text:span><text:span text:style-name="T41">5 + k6, zranění 1</text:span></text:p>
          <text:p text:style-name="P406"><text:span text:style-name="T604">⚔<text:tab/></text:span><text:span text:style-name="T807">Chopeš</text:span><text:span text:style-name="T10">:</text:span><text:span text:style-name="T33"> </text:span><text:span text:style-name="T41">5 + k6, zranění 1</text:span></text:p>
          <text:p text:style-name="P603"><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04"><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530">Mimo cestu (k20)</text:span>:</text:h>
      <text:list xml:id="list1851449466" text:style-name="L23">
        <text:list-item>
          <text:p text:style-name="P608">👣<text:span text:style-name="T426"> </text:span><text:span text:style-name="T210">Čerstvé stopy </text:span><text:span text:style-name="T1256">š</text:span><text:span text:style-name="T1257">esti goblinů (viz možnost 3)</text:span><text:span text:style-name="T210">.</text:span></text:p>
        </text:list-item>
        <text:list-item>
          <text:p text:style-name="P608"><text:span text:style-name="T210">👣</text:span><text:span text:style-name="T454"> </text:span><text:span text:style-name="T1256">D</text:span><text:span text:style-name="T1257">en staré</text:span><text:span text:style-name="T210"> stopy </text:span><text:span text:style-name="T1256">š</text:span><text:span text:style-name="T1257">esti goblinů (viz možnost 3)</text:span><text:span text:style-name="T1256">.</text:span></text:p>
        </text:list-item>
        <text:list-item>
          <text:p text:style-name="P609"><text:span text:style-name="T1526">6 goblinů</text:span> na lovu. Přesouvají se z hor k <text:span text:style-name="T1259">Trosské pláni</text:span>, kde budou krást dobytek a unášet rolníky.</text:p>
        </text:list-item>
      </text:list>
      <text:list xml:id="list174851264614370" text:continue-list="list174852305614647" text:style-name="L19">
        <text:list-header>
          <text:p text:style-name="P528">Goblin lovec</text:p>
          <text:p text:style-name="P610"><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35"><text:span text:style-name="T604">⚔ </text:span><text:span text:style-name="T687">Krátký luk</text:span><text:span text:style-name="T681">:</text:span><text:span text:style-name="T614"> </text:span><text:span text:style-name="T621">3</text:span><text:span text:style-name="T620"> + k6, zranění </text:span><text:span text:style-name="T621">1</text:span></text:p>
          <text:p text:style-name="P375"><text:span text:style-name="T687">D</text:span><text:span text:style-name="T681">ostřel:</text:span><text:span text:style-name="T614"> střední</text:span></text:p>
          <text:p text:style-name="P375"><text:span text:style-name="T773">J</text:span><text:span text:style-name="T774">ed</text:span><text:span text:style-name="T688"> </text:span><text:span text:style-name="T689">z černé ropuchy:</text:span><text:span text:style-name="T622"> </text:span><text:span text:style-name="T623">6</text:span><text:span text:style-name="T624"> </text:span><text:span text:style-name="T625">+ k6 </text:span><text:span text:style-name="T626">proti Fyzičce</text:span></text:p>
          <text:p text:style-name="P383"><text:span text:style-name="T1214">L</text:span><text:span text:style-name="T1215">atence:</text:span><text:span text:style-name="T1137"> </text:span><text:span text:style-name="T1155">10</text:span><text:span text:style-name="T1137"> m</text:span><text:span text:style-name="T1139">inut</text:span></text:p>
          <text:p text:style-name="P383"><text:span text:style-name="T690">P</text:span><text:span text:style-name="T691">říznaky:</text:span><text:span text:style-name="T627"> </text:span><text:span text:style-name="T628">L</text:span><text:span text:style-name="T629">apání po dechu</text:span><text:span text:style-name="T630">, </text:span><text:span text:style-name="T631">zvracení, křeče. </text:span><text:span text:style-name="T632">Následují halucinace, hučení v uších, bolesti hlavy a závratě. </text:span><text:span text:style-name="T633">Smrt nastává v důsledku zástavy srdce.</text:span></text:p>
          <text:p text:style-name="P410"><text:span text:style-name="T604">⚔ </text:span><text:span text:style-name="T693">Kostěný n</text:span><text:span text:style-name="T685">ůž</text:span><text:span text:style-name="T686">:</text:span><text:span text:style-name="T620"> </text:span><text:span text:style-name="T621">3</text:span><text:span text:style-name="T620"> + k6, zranění </text:span><text:span text:style-name="T621">0</text:span></text:p>
          <text:p text:style-name="P612"><text:span text:style-name="T636">Kromě nožů a luků u</text:span><text:span text:style-name="T621"> sebe mají: </text:span><text:span text:style-name="T694">brašny s tvrdými plackami a sušeným masem, měchy s vodou.</text:span></text:p>
        </text:list-header>
        <text:list-item>
          <text:p text:style-name="P595">Zvídavá lesní víla nedokáže pochopit lidskou morálku. Zná jen přežití silnějšího. Chce dobrodruhy následovat, aby se o lidech něco naučila. Umí <text:span text:style-name="T1600">létat a kdykoliv se může zneviditelnit</text:span>.</text:p>
          <text:p text:style-name="P611"><text:span text:style-name="T2">F</text:span><text:span text:style-name="T3">yzička </text:span><text:span text:style-name="T60">1</text:span><text:span text:style-name="T3">, Finesa </text:span><text:span text:style-name="T60">4</text:span><text:span text:style-name="T3">, Duše </text:span><text:span text:style-name="T60">3</text:span><text:span text:style-name="T858">, </text:span><text:span text:style-name="T859">Ž</text:span><text:span text:style-name="T856">ivot</text:span><text:span text:style-name="T859">y </text:span><text:span text:style-name="T935">5</text:span></text:p>
          <text:p text:style-name="P614"><text:soft-page-break/><text:span text:style-name="T788">Vzhled:</text:span><text:span text:style-name="T855"> Částečně průsvitná víla s motýlími křídly. Člověku je sotva po pás.</text:span></text:p>
        </text:list-item>
        <text:list-item>
          <text:p text:style-name="P596">👣<text:span text:style-name="T426"> </text:span><text:span text:style-name="T210">Čerstvé stopy dvounohého tvora s kopyty (satyr).</text:span></text:p>
        </text:list-item>
        <text:list-item>
          <text:p text:style-name="P596"><text:span text:style-name="T210">👣</text:span><text:span text:style-name="T454"> </text:span><text:span text:style-name="T1256">Den staré</text:span><text:span text:style-name="T210"> stopy dvounohého tvora s kopyty (satyr).</text:span></text:p>
        </text:list-item>
        <text:list-item>
          <text:p text:style-name="P595">Satyr <text:span text:style-name="T160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600">(vidění ve tmě, skvělý sluch)</text:span>.</text:p>
          <text:p text:style-name="P611"><text:span text:style-name="T2">F</text:span><text:span text:style-name="T3">yzička </text:span><text:span text:style-name="T60">5</text:span><text:span text:style-name="T3">, Finesa </text:span><text:span text:style-name="T60">2</text:span><text:span text:style-name="T3">, Duše </text:span><text:span text:style-name="T60">3</text:span><text:span text:style-name="T858">, </text:span><text:span text:style-name="T859">Ž</text:span><text:span text:style-name="T856">ivot</text:span><text:span text:style-name="T859">y </text:span><text:span text:style-name="T930">12</text:span></text:p>
          <text:p text:style-name="P615"><text:span text:style-name="T788">Velikost:</text:span><text:span text:style-name="T855"> jako kroll</text:span></text:p>
        </text:list-item>
        <text:list-item>
          <text:p text:style-name="P595">Skupina <text:span text:style-name="T1594">osmi</text:span> mladých dobrodruhů má v kleci dryádu. Žádají o pomoc s doprovodem do Trossu, o výdělek <text:span text:style-name="T1594">(20 zl)</text:span> se rozdělí. Pokud hráči dryádu neosvobodí, v noci <text:span text:style-name="T1598">pro ni</text:span> přijdou <text:span text:style-name="T1595">tři</text:span> oživlé stromy.</text:p>
        </text:list-item>
      </text:list>
      <text:list xml:id="list3673600813" text:style-name="L24">
        <text:list-item>
          <text:p text:style-name="P617">Jsou to „dobrodruzi“, nemají povolání jako postavy.</text:p>
          <text:p text:style-name="P618">Vede je barbar Glaf – svalnatej, polonahej, s dvojručním mečem. Natírá se olejem, aby se mu svaly víc rýsovaly.</text:p>
          <text:p text:style-name="P618"><text:span text:style-name="T1599">Lepí se na něj</text:span> tři dívky: Elfka Niala (dlouhý luk a dýka), ošklivá ale silná barbarka Dura (lehká zbroj, dvojruční sekera) a člověčice Tekla (těžká zbroj, meč a štít).</text:p>
          <text:p text:style-name="P618">Zbytek party: trpaslík Bumla (těžké zbroj, kladivo), hobit Štístko (lehká zbroj, kuše, dýka), elf Dlouhán (stopař, dlouhý luk, tesák).</text:p>
          <text:p text:style-name="P509"><text:soft-page-break/><text:span text:style-name="T2">D</text:span><text:span text:style-name="T1">ryáda</text:span></text:p>
          <text:p text:style-name="P616"><text:span text:style-name="T2">F</text:span><text:span text:style-name="T3">yzička </text:span><text:span text:style-name="T61">2</text:span><text:span text:style-name="T3">, Finesa </text:span><text:span text:style-name="T61">4</text:span><text:span text:style-name="T3">, Duše </text:span><text:span text:style-name="T61">5</text:span><text:span text:style-name="T858">, </text:span><text:span text:style-name="T859">Ž</text:span><text:span text:style-name="T856">ivot</text:span><text:span text:style-name="T859">y </text:span><text:span text:style-name="T33">18</text:span></text:p>
          <text:p text:style-name="P349"><text:span text:style-name="T791">Rychlost:</text:span><text:span text:style-name="T861"> </text:span><text:span text:style-name="T931">jako člověk<text:line-break/></text:span><text:span text:style-name="T792">Smysly:</text:span><text:span text:style-name="T864"> </text:span><text:span text:style-name="T931">jako elf</text:span></text:p>
          <text:p text:style-name="P414"><text:span text:style-name="T812">Vzhled:</text:span><text:span text:style-name="T931"> Dívka s kůrou místo kůže a listím místo vlasů.</text:span></text:p>
          <text:p text:style-name="P529"><text:span text:style-name="T1017">Splynutí se stromem:</text:span><text:span text:style-name="T9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09"><text:span text:style-name="T2">O</text:span><text:span text:style-name="T1">živlý strom</text:span></text:p>
          <text:p text:style-name="P616"><text:span text:style-name="T2">F</text:span><text:span text:style-name="T3">yzička 8, Finesa </text:span><text:span text:style-name="T62">1</text:span><text:span text:style-name="T3">, Duše </text:span><text:span text:style-name="T62">7</text:span><text:span text:style-name="T858">, </text:span><text:span text:style-name="T859">Ž</text:span><text:span text:style-name="T856">ivot</text:span><text:span text:style-name="T859">y </text:span><text:span text:style-name="T933">20</text:span></text:p>
          <text:p text:style-name="P349"><text:span text:style-name="T791">Zbroj:</text:span><text:span text:style-name="T861"> </text:span><text:span text:style-name="T934">proti </text:span><text:span text:style-name="T1597">bodu</text:span><text:span text:style-name="T934"> a </text:span><text:span text:style-name="T775">dr</text:span><text:span text:style-name="T776">cení</text:span><text:span text:style-name="T934"> 3, </text:span><text:span text:style-name="T933">jinak 0</text:span></text:p>
          <text:p text:style-name="P349"><text:span text:style-name="T791">Rychlost:</text:span><text:span text:style-name="T861"> </text:span><text:span text:style-name="T933">jako chůze</text:span></text:p>
          <text:p text:style-name="P349"><text:span text:style-name="T792">Smysly:</text:span><text:span text:style-name="T864"> </text:span><text:span text:style-name="T933">žádné nemá, vnímá skrze hmyz, ptáky a jiné drobné tvory v okolí</text:span></text:p>
          <text:p text:style-name="P414"><text:span text:style-name="T604">⚔<text:tab/></text:span><text:span text:style-name="T813">Větve, </text:span><text:span text:style-name="T814">kořeny</text:span><text:span text:style-name="T10">:</text:span><text:span text:style-name="T33"> </text:span><text:span text:style-name="T63">8 + k6, zranění 4</text:span></text:p>
          <text:p text:style-name="P414"><text:span text:style-name="T227">Vzhled:</text:span> <text:span text:style-name="T1596">Vykořenělý kráčející strom.</text:span></text:p>
          <text:p text:style-name="P414"><text:span text:style-name="T812">Boj:</text:span><text:span text:style-name="T931"> </text:span><text:span text:style-name="T932">Oživlý strom se ohání větvemi a může také postavu zamotat do kořenů a uškrtit nebo rozdrtit. Má obrovskou sílu – neboj se popisovat, jak postavy odhazuje několik metrů daleko.</text:span></text:p>
        </text:list-item>
      </text:list>
      <text:list xml:id="list174851132672829" text:continue-list="list174851264614370" text:style-name="L19">
        <text:list-item>
          <text:p text:style-name="P619"><text:span text:style-name="T210"><text:s/>👣</text:span><text:span text:style-name="T454"> </text:span>Čerstvé stopy <text:span text:style-name="T1650">divočáka</text:span> (viz 1<text:span text:style-name="T1650">1</text:span>)</text:p>
        </text:list-item>
        <text:list-item>
          <text:p text:style-name="P595"><text:soft-page-break/>Zuřivý divočák.</text:p>
          <text:p text:style-name="P592">Fyzička 3, Finesa 1, Duše -, Životy 9</text:p>
          <text:p text:style-name="P592">⚔ <text:span text:style-name="T227">Kly:</text:span> 3 + k6, zranění 1</text:p>
        </text:list-item>
        <text:list-item>
          <text:p text:style-name="P619"><text:span text:style-name="T210"><text:s/>👣</text:span><text:span text:style-name="T454"> </text:span>Čerstvé zlobří stopy. <text:span text:style-name="T1652">Vedou k jeskyni na dně skalní rokle</text:span> (viz 1<text:span text:style-name="T1650">3</text:span>)</text:p>
        </text:list-item>
        <text:list-item>
          <text:p text:style-name="P620"><text:s/>V jeskyni na dně skalní rokle žije zlobr.</text:p>
          <text:p text:style-name="P597"><text:span text:style-name="T2">F</text:span><text:span text:style-name="T3">yzička </text:span><text:span text:style-name="T64">6</text:span><text:span text:style-name="T3">, Finesa </text:span><text:span text:style-name="T64">2</text:span><text:span text:style-name="T3">, Duše </text:span><text:span text:style-name="T64">3</text:span><text:span text:style-name="T858">, </text:span><text:span text:style-name="T859">Ž</text:span><text:span text:style-name="T856">ivot</text:span><text:span text:style-name="T859">y </text:span><text:span text:style-name="T936">15</text:span></text:p>
          <text:p text:style-name="P348"><text:span text:style-name="T791">Zbroj:</text:span><text:span text:style-name="T861"> </text:span><text:span text:style-name="T936">2 (silná kůže)</text:span></text:p>
          <text:p text:style-name="P348"><text:span text:style-name="T791">Rychlost:</text:span><text:span text:style-name="T861"> </text:span><text:span text:style-name="T936">jako </text:span><text:span text:style-name="T937">chůze</text:span></text:p>
          <text:p text:style-name="P348"><text:span text:style-name="T792">Smysly:</text:span><text:span text:style-name="T864"> </text:span><text:span text:style-name="T938">slabý zrak, skvělý čich a sluch</text:span></text:p>
          <text:p text:style-name="P411"><text:span text:style-name="T604">⚔<text:tab/></text:span><text:span text:style-name="T815">Drápy</text:span><text:span text:style-name="T10">:</text:span><text:span text:style-name="T33"> </text:span><text:span text:style-name="T65">6 + k6, zranění </text:span><text:span text:style-name="T66">2</text:span></text:p>
          <text:p text:style-name="P411"><text:span text:style-name="T604">⚔<text:tab/></text:span><text:span text:style-name="T815">Důlní kladivo</text:span><text:span text:style-name="T10">:</text:span><text:span text:style-name="T33"> </text:span><text:span text:style-name="T65">6 + k6, zranění </text:span><text:span text:style-name="T66">4</text:span></text:p>
          <text:p text:style-name="P411"><text:span text:style-name="T250">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p text:style-name="P412"><text:span text:style-name="T227">Vzhled:</text:span> <text:span text:style-name="T1601">Tři metry vysoký zavalitý humanoid s hnědou kůží, kulatou hlavou bez nosu a silnými drápy.</text:span></text:p>
          <text:p text:style-name="P415"><text:span text:style-name="T227">Schopnosti: </text:span><text:span text:style-name="T313">J</text:span><text:span text:style-name="T281">eskynní zlobr regeneruje všechna zranění kromě těch způsobených </text:span><text:span text:style-name="T777">ohněm</text:span><text:span text:style-name="T281"> nebo </text:span><text:span text:style-name="T1602">žíravinou</text:span><text:span text:style-name="T281"> rychlostí 1 život za kolo.</text:span></text:p>
          <text:p text:style-name="P412"><text:span text:style-name="T1221">S</text:span><text:span text:style-name="T1207">labiny:</text:span><text:span text:style-name="T1088"> </text:span><text:span text:style-name="T1160">Pokud na jeskynního zlobra dopadne přímé sluneční světlo, natrvalo zkamení.</text:span></text:p>
          <text:p text:style-name="P592"><text:span text:style-name="T227">Suroviny:</text:span> <text:span text:style-name="T1161">Z krve jeskynního zlobra může alchymista vytěžit 7 magů nebo vyrobit </text:span><text:span text:style-name="T1222">lektvar regenerace</text:span><text:span text:style-name="T1161"> (prodej 60 zl).</text:span></text:p>
        </text:list-item>
        <text:list-item>
          <text:p text:style-name="P621"><text:soft-page-break/>Pytlácká past. Proradný pytlák není daleko.</text:p>
        </text:list-item>
        <text:list-item>
          <text:p text:style-name="P622">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471">+</text:span>Trosské pláně</text:h>
      <text:h text:style-name="P321" text:outline-level="3">Počasí <text:span text:style-name="T1674">(k6)</text:span></text:h>
      <text:list xml:id="list174851717729802" text:continue-list="list174850733996968" text:style-name="L13">
        <text:list-item>
          <text:p text:style-name="P567">Jasno</text:p>
        </text:list-item>
        <text:list-item>
          <text:p text:style-name="P580">Polojasno</text:p>
        </text:list-item>
        <text:list-item>
          <text:p text:style-name="P626">Polojasno, silný vítr</text:p>
        </text:list-item>
        <text:list-item>
          <text:p text:style-name="P580">Zataženo</text:p>
        </text:list-item>
        <text:list-item>
          <text:p text:style-name="P580">Zataženo, občas prší nebo mrholí</text:p>
        </text:list-item>
        <text:list-item>
          <text:p text:style-name="P580">Bouřka, <text:span text:style-name="T1680">vichr,</text:span> slejvák</text:p>
        </text:list-item>
      </text:list>
      <text:h text:style-name="Heading_20_3" text:outline-level="3"><text:span text:style-name="T1470">+</text:span>Na cestě <text:span text:style-name="T1653">(k6)</text:span>:</text:h>
      <text:list xml:id="list2886528371" text:style-name="L25">
        <text:list-item>
          <text:p text:style-name="P627">Veselý kašpar s naditým měšcem <text:span text:style-name="T1380">(40 st)</text:span> vyzývá ke hře v kostk<text:span text:style-name="T1361">y</text:span>. K sebeobraně má jedem potřenou dýku.</text:p>
          <text:p text:style-name="P627">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30">Bodování:</text:p>
        </text:list-item>
      </text:list>
      <text:list xml:id="list950116027" text:style-name="L26">
        <text:list-item>
          <text:list>
            <text:list-item>
              <text:p text:style-name="P628">jednička = 1 b</text:p>
            </text:list-item>
            <text:list-item>
              <text:p text:style-name="P628">pětka = <text:s/>5 b</text:p>
            </text:list-item>
            <text:list-item>
              <text:p text:style-name="P628">3x stejné číslo = 3x hodnota</text:p>
            </text:list-item>
            <text:list-item>
              <text:p text:style-name="P628">3x dvojice = 10 b</text:p>
            </text:list-item>
            <text:list-item>
              <text:p text:style-name="P628">postupka = 20 b</text:p>
            </text:list-item>
            <text:list-item>
              <text:p text:style-name="P628">6x stejné číslo = 50b</text:p>
            </text:list-item>
          </text:list>
        </text:list-item>
      </text:list>
      <text:list xml:id="list174851721060325" text:continue-list="list2886528371" text:style-name="L25">
        <text:list-item>
          <text:p text:style-name="P627">Bohémští trpasličí žoldnéři se s vámi za pár měďáků podělí o pytlácký úlovek a poslední pivo. Jsou velmi přátelští a chtějí se nechat najmout <text:span text:style-name="T1444">(celá kumpanie za 6 zl na týden)</text:span>. <text:span text:style-name="T1380">Všichni mají těžké zbroje.</text:span></text:p>
          <text:p text:style-name="P629">Magráta – velitel, dvojruční sekera</text:p>
          <text:p text:style-name="P629">Difi – sekera a štít</text:p>
          <text:p text:style-name="P629">Dofi – sekera a štít</text:p>
          <text:p text:style-name="P629">Humli – kuše, tesák</text:p>
          <text:p text:style-name="P629">Dumli – kuše, tesák</text:p>
          <text:p text:style-name="P629">Bejkal – dlouhé kopí</text:p>
        </text:list-item>
        <text:list-item>
          <text:p text:style-name="P627"><text:soft-page-break/><text:span text:style-name="T1381">Vorokův velekněz</text:span> Mankar zpitý do němoty ve škarpě. Pokud ho vzbudíte, začne vás brát jako součást svého stáda a zařídí vám různá privilegia a finanční odměnu <text:span text:style-name="T1385">(10 zl)</text:span>. Pokud se mu ovšem zprotivíte a bude si myslet, že by jste ho mohli pošpinit, tak vás nechá odstranit.</text:p>
        </text:list-item>
        <text:list-item>
          <text:p text:style-name="P627">Poutníci na cestě ke Kastaroku, rozpadlé pevnosti <text:span text:style-name="T1384">Vorok</text:span>ochových <text:span text:style-name="T1386">paladinů</text:span>.</text:p>
          <text:p text:style-name="P846">Vede je prošedivělý trpaslík Bernold, který sem vodí poutníky už spoustu let. Vyzná se v geografii Trosského údolí (může něco říct o všech lokacích), nemá ale aktuální informace (a naopak se na ně rád vyptá).</text:p>
          <text:list>
            <text:list-header>
              <text:p text:style-name="P540">„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470">+</text:span>Mimo cestu <text:span text:style-name="T1653">(k10)</text:span>:</text:h>
      <text:list xml:id="list500595291" text:style-name="L27">
        <text:list-item>
          <text:p text:style-name="P630">Bohatá pole jsou plná pracujících rolníků, přesto nikdo nezasahuje, když statkář obtěžuje dívku v potrhaných šatech.</text:p>
        </text:list-item>
        <text:list-item>
          <text:p text:style-name="P630">Za kamen<text:span text:style-name="T1379">n</text:span>ou zídkou půvabného sadu probíhají jablečné slavnosti. Mošt, medovina, štrůdl, špaldové placky, různé hry a soutěže, které se dají odehrát i mezi hráči - zpěv, zadržení dechu etc.</text:p>
        </text:list-item>
        <text:list-item>
          <text:p text:style-name="P631"><text:span text:style-name="T210">👣</text:span><text:span text:style-name="T454"> </text:span><text:span text:style-name="T211">Čerstvé stopy jednotky jízdy.</text:span></text:p>
        </text:list-item>
        <text:list-item>
          <text:p text:style-name="P631"><text:span text:style-name="T210">👣</text:span><text:span text:style-name="T454"> </text:span><text:span text:style-name="T1260">Den staré</text:span><text:span text:style-name="T211"> stopy jednotky jízdy.</text:span></text:p>
        </text:list-item>
        <text:list-item>
          <text:p text:style-name="P630"><text:soft-page-break/>Nově vybavená jednotka jízdy vybírá speciální daň od nejbohatších statkářů, aby kompenzovala ztrátu stříbrného dolu.</text:p>
        </text:list-item>
        <text:list-item>
          <text:p text:style-name="P630">Strašidelný mlýn. V noci se tam zjevují duchové dětí. Vypadají děsivě, ale chtějí si jen hrát. Ve sklepě je schované dědictví <text:span text:style-name="T1383">(10 pytlů mouky po 1 zl každý, truhlice se 76 st)</text:span> a celá rodina s rozřezanými zápěstími.</text:p>
          <text:p text:style-name="P632"><text:span text:style-name="T1825">Mlýn je větrný - l</text:span><text:span text:style-name="T1822">opatky se točí, výplň je</text:span><text:span text:style-name="T459"> ale </text:span><text:span text:style-name="T1822">potrhaná. </text:span><text:span text:style-name="T1825">J</text:span><text:span text:style-name="T1824">e </text:span><text:span text:style-name="T1825">kamenný </text:span><text:span text:style-name="T1824">dvoupatrový, v horním patře se </text:span><text:span text:style-name="T1825">do něj</text:span><text:span text:style-name="T1824"> sype zrní, v dolním se odebírá namletá mouka. </text:span><text:span text:style-name="T1825">Vchod je skrz přilehlou obytnou budovu.</text:span><text:span text:style-name="T1822"> </text:span><text:span text:style-name="T1823">Nedaleko </text:span><text:span text:style-name="T1302">teče</text:span><text:span text:style-name="T1823"> potok.</text:span></text:p>
          <text:p text:style-name="P541">Okolí mlýna:</text:p>
          <text:p text:style-name="P713">Prázdný vůz</text:p>
          <text:p text:style-name="P847"><text:span text:style-name="T335">Chlév </text:span><text:span text:style-name="T455">&gt;</text:span><text:span text:style-name="T426"> </text:span><text:span text:style-name="T215">Vrata jsou vyvrácená zevnitř, stání pro dva voly jsou prázdná (voli vyvrátili vrata a utekli).</text:span></text:p>
          <text:p text:style-name="P847"><text:span text:style-name="T335">Kůlna </text:span><text:span text:style-name="T455">&gt;</text:span><text:span text:style-name="T426"> </text:span><text:span text:style-name="T458">D</text:span><text:span text:style-name="T214">řez </text:span><text:span text:style-name="T215">a kýbl na ranní hygienu</text:span><text:span text:style-name="T214">, </text:span><text:span text:style-name="T215">nářadí (pila, sekera, lopata, </text:span><text:span text:style-name="T216">kleště, kladivo, hřebíky</text:span><text:span text:style-name="T215">), </text:span><text:span text:style-name="T217">stavební dřevo</text:span><text:span text:style-name="T215">.</text:span></text:p>
          <text:p text:style-name="P848"><text:span text:style-name="T150">O</text:span><text:span text:style-name="T148">bytná budova </text:span><text:span text:style-name="T455">&gt;</text:span><text:span text:style-name="T151"> Dveře i okenice jsou zavřené (a zajištěné zevnitř západkou).</text:span><text:span text:style-name="T131"> </text:span><text:span text:style-name="T426">Za dve</text:span><text:span text:style-name="T131">řmi je </text:span><text:span text:style-name="T218">ch</text:span><text:span text:style-name="T131">odba. </text:span><text:span text:style-name="T218">Z ní</text:span><text:span text:style-name="T131"> dveře doprava vedou do </text:span><text:span text:style-name="T220">světnice</text:span><text:span text:style-name="T131">, </text:span><text:span text:style-name="T218">dveře </text:span><text:span text:style-name="T131">doleva do </text:span><text:span text:style-name="T220">skladiště</text:span><text:span text:style-name="T218">, schody dolů do </text:span><text:span text:style-name="T221">sklepa</text:span><text:span text:style-name="T218">, schody nahoru do horního patra mlýnu a dveře rovně do spodního patra mlýnu.<text:tab/></text:span></text:p>
          <text:list>
            <text:list-header>
              <text:p text:style-name="P848"><text:span text:style-name="T221">Skladiště</text:span><text:span text:style-name="T218"> </text:span><text:span text:style-name="T460">&gt; </text:span><text:span text:style-name="T218">jeden poloprázdný pytel se zrním, pět prázdných</text:span></text:p>
              <text:p text:style-name="P849"><text:soft-page-break/><text:span text:style-name="T220">Světnice</text:span><text:span text:style-name="T131"> </text:span><text:span text:style-name="T426">&gt; </text:span><text:span text:style-name="T461">Man</text:span><text:span text:style-name="T219">želská postel, dvě dětské postele, kolébka, kamna, stůl s lavicí, dvě židle. Kamna jsou vyhaslá, </text:span><text:span text:style-name="T224">na stole jsou zkažené zbytky jídla.</text:span></text:p>
              <text:p text:style-name="P850"><text:span text:style-name="T224">V </text:span><text:span text:style-name="T131">noci se zde zjevují duchové dvou šestiletých dětí: Marika a Honzík, neustále se hádají a pošťuchují.</text:span></text:p>
              <text:p text:style-name="P634"><text:span text:style-name="T222">S</text:span><text:span text:style-name="T223">kep</text:span><text:span text:style-name="T226"> </text:span><text:span text:style-name="T462">&gt; Dve</text:span><text:span text:style-name="T226">ře do sklepa jsou zevnitř zatarasené hromadou pytlů s moukou </text:span><text:span text:style-name="T225">(</text:span><text:span text:style-name="T226">celkem </text:span><text:span text:style-name="T225">10 pytlů, po 1 zl každý</text:span><text:span text:style-name="T226">). Uvnitř jsou regály s trvanlivým jídlem (salámy, uzená šunka, zavařeniny, kompoty), okovaná</text:span><text:span text:style-name="T225"> truhlice </text:span><text:span text:style-name="T226">(uvnitř je </text:span><text:span text:style-name="T225">76 st)</text:span><text:span text:style-name="T226"> a celá rodina s rozřezanými zápěstími (mlynář, jeho žena, syn a dcera kolem 6 let, </text:span><text:span text:style-name="T1304">batole (</text:span><text:span text:style-name="T226">syn)).</text:span></text:p>
            </text:list-header>
          </text:list>
          <text:p text:style-name="P633"><text:span text:style-name="T215">T</text:span><text:span text:style-name="T219">ODO: Proč se </text:span><text:span text:style-name="T1303">mlynářova</text:span><text:span text:style-name="T219"> rodina podřezala?</text:span></text:p>
        </text:list-item>
        <text:list-item>
          <text:p text:style-name="P635">Nebe je temné a křižované blesky. Kolmý déšť neustává po celý den. Rolníci dnes nevylézají, aby je neodnesla wyverna. Nikdo ji neloví, věří, že přináší dobrou úrodu.</text:p>
          <text:list>
            <text:list-header>
              <text:p text:style-name="P417"><text:span text:style-name="T615">Fyzička </text:span><text:span text:style-name="T616">6</text:span><text:span text:style-name="T615">, Finesa 4, Duše </text:span><text:span text:style-name="T616">5</text:span><text:span text:style-name="T615">, Životy 1</text:span><text:span text:style-name="T616">6</text:span></text:p>
              <text:p text:style-name="P350"><text:span text:style-name="T798">Zbroj</text:span><text:span text:style-name="T872">: 2 (silná kůže)</text:span><text:span text:style-name="T791"><text:line-break/>Rychlost:</text:span><text:span text:style-name="T861"> </text:span><text:span text:style-name="T872">na zemi jako člověk, létá rychleji než bě</text:span><text:span text:style-name="T883">há</text:span><text:span text:style-name="T872"> kůň</text:span></text:p>
              <text:p text:style-name="P350"><text:span text:style-name="T792">Smysly:</text:span><text:span text:style-name="T864"> </text:span><text:span text:style-name="T872">skvělý zrak, čich a sluch</text:span></text:p>
              <text:p text:style-name="P417"><text:span text:style-name="T604">⚔ </text:span><text:span text:style-name="T797">Zuby a spáry</text:span><text:span text:style-name="T790">:</text:span><text:span text:style-name="T856"> </text:span><text:span text:style-name="T872">6</text:span><text:span text:style-name="T857"> + k6, zranění </text:span><text:span text:style-name="T872">3</text:span></text:p>
              <text:p text:style-name="P636"><text:span text:style-name="T872">K</text:span><text:span text:style-name="T855">ůže </text:span><text:span text:style-name="T929">w</text:span><text:span text:style-name="T855">y</text:span><text:span text:style-name="T929">v</text:span><text:span text:style-name="T855">erny se dá prodat za 10 zl.</text:span></text:p>
            </text:list-header>
          </text:list>
        </text:list-item>
        <text:list-item>
          <text:p text:style-name="P623">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09" text:outline-level="1">Lokace</text:h>
      <text:h text:style-name="Heading_20_2" text:outline-level="2"><text:span text:style-name="T1511">+</text:span>Blosely</text:h>
      <text:p text:style-name="P58">Nízká hradba, dřevěné domy. Obyvatelé <text:span text:style-name="T1507">jsou</text:span> pastevci, řemeslníci a dřevorubci. Občasné potíže s gobliny.</text:p>
      <text:p text:style-name="P267">Když sem postavy přijdou poprvé:</text:p>
      <text:list xml:id="list2703496886" text:style-name="L28">
        <text:list-item>
          <text:p text:style-name="P637">Nad městečkem se stahují mraky.</text:p>
        </text:list-item>
      </text:list>
      <text:p text:style-name="P267">Když tudy půjdou podruhé:</text:p>
      <text:list xml:id="list388425400" text:style-name="L29">
        <text:list-item>
          <text:p text:style-name="P639">Nad městečkem jsou černá, bouřková mračna. Pravidelně se ozývá hrom a nebe křižují blesky. Zjevně se schyluje k pořádné bouři.</text:p>
          <text:list>
            <text:list-item>
              <text:p text:style-name="P640">Vesničané jsou shromážděni v největším domě, <text:span text:style-name="T1512">kde zasedá</text:span> rada starších <text:span text:style-name="T1537">(dva kmeti a tři báby)</text:span>. <text:span text:style-name="T1533">Mluv</text:span><text:span text:style-name="T194">í </text:span><text:span text:style-name="T444">se</text:span><text:span text:style-name="T194"> o tom, že čaroděj Marelok se určitě mstí za svou lásku.</text:span></text:p>
              <text:p text:style-name="P638"><text:span text:style-name="T194">„</text:span><text:span text:style-name="T195">Před časem</text:span><text:span text:style-name="T19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45">Pak se s n</text:span><text:span text:style-name="T196">í </text:span><text:soft-page-break/><text:span text:style-name="T196">ale ošklivě pohádal</text:span><text:span text:style-name="T194">, její nápadník </text:span><text:span text:style-name="T196">Delrek</text:span><text:span text:style-name="T194"> a v návalu žárlivosti ji zabil. Medvěd, Liadin otec, ho při tom viděl a na místě ho uškrtil. Čaroděje jsme tu od té doby neviděli.“</text:span></text:p>
            </text:list-item>
            <text:list-item>
              <text:p text:style-name="P641">Navržené jsou dvě možnosti, <text:span text:style-name="T1533">co mohou obyvatelé Blosel udělat</text:span>: Pokusit se najít čarodějnou věž <text:span text:style-name="T1534">a kouzlo nějak přerušit</text:span> (viz příběh o čaroději Merelokovi v popisu rady starších) nebo město zcela opustit.</text:p>
            </text:list-item>
          </text:list>
        </text:list-item>
      </text:list>
      <text:p text:style-name="P267">Když tudy půjdou potřetí:</text:p>
      <text:list xml:id="list1925683757" text:style-name="L30">
        <text:list-item>
          <text:p text:style-name="P642">Městečko a jeho blízké okolí decimuje ničivá bouře. <text:span text:style-name="T1538">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1428867041" text:style-name="L31">
        <text:list-item>
          <text:p text:style-name="P643">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247"><text:span text:style-name="T873">F</text:span><text:span text:style-name="T858">yzička </text:span><text:span text:style-name="T903">5</text:span><text:span text:style-name="T858">, Finesa </text:span><text:span text:style-name="T903">4</text:span><text:span text:style-name="T858">, Duše </text:span><text:span text:style-name="T903">2</text:span><text:span text:style-name="T858">, </text:span><text:span text:style-name="T859">Ž</text:span><text:span text:style-name="T856">ivot</text:span><text:span text:style-name="T859">y </text:span><text:span text:style-name="T903">11</text:span></text:p>
      <text:list xml:id="list447466654" text:style-name="L32">
        <text:list-item>
          <text:p text:style-name="P646">Hraničář u něj může postoupit na vyšší úroveň.</text:p>
        </text:list-item>
        <text:list-item>
          <text:p text:style-name="P647">Medvěd dobře zná Garlacké hory:</text:p>
          <text:list>
            <text:list-item>
              <text:p text:style-name="P644"><text:soft-page-break/><text:span text:style-name="T1701">Pod severním štítem je starobylej skalní chrám. Nikdo tam nežije, ale když jsem tam byl já, byla tam v nádržce zlatá rybka. Nechal jsem ji tam – </text:span><text:span text:style-name="T1269">n</text:span><text:span text:style-name="T1270">a věci, kterým nerozumím, radši nešahám</text:span><text:span text:style-name="T1701">.</text:span></text:p>
            </text:list-item>
            <text:list-item>
              <text:p text:style-name="P648">V sedle na konci údolí se stříbrným domem roste prastarej strom. Říká se mu Hrstan a váže se k němu legenda, že kdysi nesl bílý hrušky, který propůjčovaly nadlidskou sílu. Válečníci je <text:span text:style-name="T1705">ale</text:span> prej do jedný otrhali a za trest žijou v horách proměněný v obry. <text:span text:style-name="T1706">Což klidně může bejt pravda, protože obři v horách skutečně jsou – dejte si na ně bacha, s oblibou na poutníky hází kameny a spouští laviny nebo sesuvy suti.</text:span></text:p>
            </text:list-item>
            <text:list-item>
              <text:p text:style-name="P645"><text:span text:style-name="T1703">V jižním štítu Garlackejch hor je vytesaná trpaslická hrobka. Jsou tam pohřbeni </text:span><text:span text:style-name="T1271">bratři z rodu</text:span><text:span text:style-name="T1703"> Baragorů, </text:span><text:span text:style-name="T1272">k</text:span><text:span text:style-name="T1271">teří</text:span><text:span text:style-name="T1703"> se proslavili jako lovci démonů.</text:span></text:p>
            </text:list-item>
          </text:list>
        </text:list-item>
      </text:list>
      <text:h text:style-name="Heading_20_2" text:outline-level="2"><text:span text:style-name="T1494">+</text:span>Brakk</text:h>
      <text:p text:style-name="P58">Nejmocnější z Trosských strážních věží a místo tréninku čerstvých rekrutů. Do zdejšího žaláře kapitán stráže <text:span text:style-name="T1528">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5">Dlouhá chodba s přilehlými celami.</text:p>
      <text:p text:style-name="P25">Přízemí:</text:p>
      <text:p text:style-name="P135"><text:soft-page-break/>Kovárna, ubikace rekrutů.</text:p>
      <text:p text:style-name="P25">1. patro</text:p>
      <text:p text:style-name="P135">Ubikace stálé posádky a důstojníků.</text:p>
      <text:p text:style-name="P25">2. patro</text:p>
      <text:p text:style-name="P135">Apartmá velitele Horose.</text:p>
      <text:p text:style-name="P25">Velitel Horos</text:p>
      <text:p text:style-name="P150">Zavalitý hromotluk se zlomeným nosem.</text:p>
      <text:p text:style-name="P246"><text:span text:style-name="T873">F</text:span><text:span text:style-name="T858">yzička </text:span><text:span text:style-name="T902">5</text:span><text:span text:style-name="T858">, Finesa </text:span><text:span text:style-name="T902">3</text:span><text:span text:style-name="T858">, Duše </text:span><text:span text:style-name="T902">2</text:span><text:span text:style-name="T858">, </text:span><text:span text:style-name="T859">Ž</text:span><text:span text:style-name="T856">ivot</text:span><text:span text:style-name="T859">y </text:span><text:span text:style-name="T902">11</text:span></text:p>
      <text:list xml:id="list751727972" text:style-name="L33">
        <text:list-item>
          <text:p text:style-name="P649">Dokáže naučit různé bojové techniky (může trénovat válečníka), ale vyžívá se v šikaně.</text:p>
        </text:list-item>
        <text:list-item>
          <text:p text:style-name="P649">Nabízí odměnu za likvidaci zbojníků v Hrzalese (10 zl splatných až se prokáže, že přepadení skončila) nebo za vypátrání jejich tábora (5 zl a postavy tam následně musí dovést vojenského zvěda).</text:p>
          <text:list>
            <text:list-item>
              <text:p text:style-name="P650">Zvěd Jelen – štíhlý mladík <text:s/>s čírem <text:span text:style-name="T1529">v kožené kazajce a kalhotách</text:span>.</text:p>
            </text:list-item>
          </text:list>
        </text:list-item>
      </text:list>
      <text:h text:style-name="P313" text:outline-level="2"><text:span text:style-name="T1593">+</text:span>Čarodějná věž</text:h>
      <text:p text:style-name="P160"><text:bookmark text:name="docs-internal-guid-c7301f5b-7fff-6003-3874-aa21c98676ee"/>Věž je postavená z těžkých <text:span text:style-name="T1540">kamenných</text:span> bloků, nemá žádná okna. Nad <text:span text:style-name="T1508">ní</text:span> nehybně visí v prostoru lesklá koule a v nepravidelných intervalech si s nebesy vyměňuje blesky. <text:span text:style-name="T1555">Před vchodem jsou </text:span><text:span text:style-name="T1431">rozsekané </text:span><text:span text:style-name="T469">mrtvoly tří goblinů</text:span><text:span text:style-name="T1555"> v lehké zbroji.</text:span> <text:span text:style-name="T1554">Jedno křídlo </text:span><text:span text:style-name="T470">masivních vstupních dveří</text:span><text:span text:style-name="T1554"> je napůl otevřené. Všude je spousta krve.</text:span></text:p>
      <text:p text:style-name="P161"><text:soft-page-break/><text:span text:style-name="T447">&gt; </text:span><text:span text:style-name="T463">Vstupní dveře</text:span> jsou z tvrdého, dubového dřeva pobitého ocelovými hřeby. <text:span text:style-name="T426">Nemaj</text:span><text:span text:style-name="T131">í zámek, madlo ani klepadlo.</text:span></text:p>
      <text:list xml:id="list3381936974" text:style-name="L34">
        <text:list-item>
          <text:p text:style-name="P651">Zevnitř jdou zajistit těžkou závorou.</text:p>
        </text:list-item>
      </text:list>
      <text:p text:style-name="P156"><text:span text:style-name="T448">&gt; </text:span><text:span text:style-name="T463">Goblini</text:span> jsou mrtví jen pár dní.</text:p>
      <text:list xml:id="list1518053696" text:style-name="L35">
        <text:list-item>
          <text:p text:style-name="P418"><text:span text:style-name="T913">Goblini jsou velcí jako hobiti, zelení a holohlaví</text:span><text:span text:style-name="T909">. </text:span><text:span text:style-name="T913">Mají dlouhé, špičaté uši, </text:span><text:span text:style-name="T914">velké, </text:span><text:span text:style-name="T913">zahnuté nosy a ostré zuby.</text:span></text:p>
        </text:list-item>
      </text:list>
      <text:list xml:id="list1127777182" text:style-name="L36">
        <text:list-item>
          <text:p text:style-name="P654"><text:span text:style-name="T1556">U sebe mají: </text:span><text:span text:style-name="T243">kostěné nože</text:span><text:span text:style-name="T310"> </text:span><text:span text:style-name="T311">(zranění 0)</text:span><text:span text:style-name="T1556">, </text:span><text:span text:style-name="T243">kopí s kamenným hrotem </text:span><text:span text:style-name="T309">(zranění 1)</text:span><text:span text:style-name="T1556">, </text:span><text:span text:style-name="T1219">brašny s tvrdými plackami a sušeným masem</text:span><text:span text:style-name="T1220">,</text:span><text:span text:style-name="T1219"> měchy s vodou.</text:span></text:p>
        </text:list-item>
      </text:list>
      <text:p text:style-name="P14"><text:span text:style-name="Emphasis"><text:span text:style-name="T592">👣</text:span></text:span><text:span text:style-name="Emphasis"><text:span text:style-name="T594"> </text:span></text:span><text:span text:style-name="Emphasis"><text:span text:style-name="T595">Stopy boje </text:span></text:span><text:span text:style-name="Emphasis"><text:span text:style-name="T596">zhruba </text:span></text:span><text:span text:style-name="Emphasis"><text:span text:style-name="T595">třiceti </text:span></text:span><text:span text:style-name="Emphasis"><text:span text:style-name="T598">goblinů</text:span></text:span><text:span text:style-name="Emphasis"><text:span text:style-name="T595"> proti třem oživlým zbrojím. </text:span></text:span><text:span text:style-name="Emphasis"><text:span text:style-name="T597">Goblini mají smrtelné rány od dlouhých mečů.</text:span></text:span></text:p>
      <text:p text:style-name="P180">1</text:p>
      <text:p text:style-name="P162">Interiér je černě omítnutý, s dlaždicovou podlahou a trámovým stropem. Světlo poskytují bledě modré jiskry poletující volně vzduchem. <text:span text:style-name="T1565">Dveře jsou nové, dřevěné. Mají kliku, nemají zámek. </text:span>Vstupní hala j<text:span text:style-name="T1556">e</text:span> zbrocen<text:span text:style-name="T1556">a</text:span> krví <text:span text:style-name="T1556">ještě víc než prostor před věží</text:span>.</text:p>
      <text:p text:style-name="Standalone_20_Property"><text:span text:style-name="T335">Kusy goblinů v </text:span><text:span text:style-name="T351">zaschlých</text:span><text:span text:style-name="T335"> kalužích krve</text:span> &gt; Dohromady patnáct těl <text:span text:style-name="T1545">v lehkých zbrojích</text:span>.</text:p>
      <text:list xml:id="list174851294085546" text:continue-list="list1518053696" text:style-name="L35">
        <text:list-item>
          <text:p text:style-name="P613"><text:span text:style-name="T335">U sebe mají:</text:span> <text:span text:style-name="T241">6 krátkých <text:s/>gobliních luků, 6 toulců s šípy s kamennými hroty</text:span><text:span text:style-name="T307"> </text:span><text:span text:style-name="T308">(zranění 1)</text:span><text:span text:style-name="T1545">, 9</text:span><text:span text:style-name="T240"> kopí s kamenným hrotem – </text:span><text:span text:style-name="T242">7 rozsekaných, 2 nepoškozená</text:span><text:span text:style-name="T1545"> (zranění 1), </text:span><text:span text:style-name="T240">15 kostěných nožů</text:span><text:span text:style-name="T1545"> (zranění 0), </text:span><text:span text:style-name="T1219">brašny s tvrdými plackami a sušeným masem, měchy s vodou, </text:span><text:span text:style-name="T227">dřevěnou píšťalku</text:span>, <text:span text:style-name="T1217">měděný prsten</text:span><text:span text:style-name="T1156"> </text:span><text:span text:style-name="T1157">(prodej 1 st), </text:span><text:span text:style-name="T1207">figurku vlka vyřezanou ze dřeva</text:span><text:span text:style-name="T1088">, </text:span><text:span text:style-name="T1218">stříbrný kruh v uchu</text:span><text:span text:style-name="T1158"> </text:span><text:span text:style-name="T1157">(prodej 5 st)</text:span></text:p>
        </text:list-item>
      </text:list>
      <text:p text:style-name="P276"><text:soft-page-break/><text:span text:style-name="T335">Zohýbané kusy černých plátových zbrojí</text:span> &gt; <text:span text:style-name="T1541">D</text:span>ohromady tři zbroje – <text:span text:style-name="T1542">nefunkční, ale jdou opravit (prodej 3 zl za každou). V každé z nich je zavěšené lidské srdce.</text:span></text:p>
      <text:p text:style-name="P276"><text:span text:style-name="T364">M</text:span><text:span text:style-name="T335">ezi mrtvolami leží </text:span><text:span text:style-name="T365">tři</text:span><text:span text:style-name="T335"> černé </text:span><text:span text:style-name="T364">dlouhé</text:span><text:span text:style-name="T335"> meče</text:span> <text:span text:style-name="T1542">(zranění 2/3, prodej 3 zl za každý) </text:span><text:span text:style-name="T451">&gt; </text:span><text:span text:style-name="T207">čepele mají od krve.</text:span></text:p>
      <text:p text:style-name="Standalone_20_Property"><text:span text:style-name="Emphasis"><text:span text:style-name="T562">👣</text:span></text:span><text:span text:style-name="Emphasis"><text:span text:style-name="T502"> </text:span></text:span><text:span text:style-name="Emphasis"><text:span text:style-name="T533">Stopy boje goblinů proti třem oživlým zbrojím. </text:span></text:span><text:span text:style-name="Emphasis"><text:span text:style-name="T534">Zhruba </text:span></text:span><text:span text:style-name="Emphasis"><text:span text:style-name="T551">tucet</text:span></text:span><text:span text:style-name="Emphasis"><text:span text:style-name="T534"> </text:span></text:span><text:span text:style-name="Emphasis"><text:span text:style-name="T551">jich</text:span></text:span><text:span text:style-name="Emphasis"><text:span text:style-name="T534"> boj přežilo, jejich stopy vedou k jižním i východním dveřím.</text:span></text:span></text:p>
      <text:p text:style-name="P180">2</text:p>
      <text:p text:style-name="P154"><text:span text:style-name="T383">Stěny jsou </text:span><text:span text:style-name="T391">pokryté</text:span><text:span text:style-name="T383"> </text:span><text:span text:style-name="T465">reliéf</text:span><text:span text:style-name="T467">em</text:span> <text:span text:style-name="T1546">zobrazujícím vekou bitvu, kde se nad jednou z nastoupených armád stahují bouřková mračna</text:span>. <text:span text:style-name="T1513">V lese za bitevní plání je vidět špička věže, ze které k nebesům šlehají blesky.</text:span></text:p>
      <text:p text:style-name="P274"><text:span text:style-name="Emphasis"><text:span text:style-name="T562">👣</text:span></text:span><text:span text:style-name="Emphasis"><text:span text:style-name="T502"> </text:span></text:span><text:span text:style-name="Emphasis"><text:span text:style-name="T536">Dveřmi dovnitř vedou krvavé gobliní šlápoty. Bylo jich několik a důkladně prohledávali celou místnost. </text:span></text:span><text:span text:style-name="Emphasis"><text:span text:style-name="T537">U východní stěny </text:span></text:span><text:span text:style-name="Emphasis"><text:span text:style-name="T552">stopy</text:span></text:span><text:span text:style-name="Emphasis"><text:span text:style-name="T537"> vedou do zdi, jako kdyby </text:span></text:span><text:span text:style-name="Emphasis"><text:span text:style-name="T552">dotyční</text:span></text:span><text:span text:style-name="Emphasis"><text:span text:style-name="T547"> prošli</text:span></text:span><text:span text:style-name="Emphasis"><text:span text:style-name="T537"> skrz.</text:span></text:span></text:p>
      <text:p text:style-name="P157"><text:span text:style-name="Emphasis"><text:span text:style-name="T538">&gt; </text:span></text:span><text:span text:style-name="Emphasis"><text:span text:style-name="T535">Na </text:span></text:span><text:span text:style-name="Emphasis"><text:span text:style-name="T573">reliéfu</text:span></text:span><text:span text:style-name="Emphasis"><text:span text:style-name="T535"> jsou </text:span></text:span><text:span text:style-name="Emphasis"><text:span text:style-name="T545">š</text:span></text:span><text:span text:style-name="Emphasis"><text:span text:style-name="T535">mouhy od krve, zřejmě se na něm někdo snažil něco najít. </text:span></text:span><text:span text:style-name="Emphasis"><text:span text:style-name="T544">Jedna část stěny je ale čistá</text:span></text:span><text:span text:style-name="Emphasis"><text:span text:style-name="T535">.</text:span></text:span></text:p>
      <text:list xml:id="list1379067881" text:style-name="L37">
        <text:list-item>
          <text:p text:style-name="P655"><text:span text:style-name="T197">N</text:span>eopatlaná část <text:span text:style-name="T446">je iluzorn</text:span><text:span text:style-name="T197">í stěna</text:span>. Lze bez odporu projít.</text:p>
        </text:list-item>
      </text:list>
      <text:p text:style-name="P180">3</text:p>
      <text:p text:style-name="P163"><text:span text:style-name="T349">Mramorová s</text:span><text:span text:style-name="T335">ocha veselé dívky</text:span> &gt; <text:span text:style-name="T200">Jsou na ní krvavé </text:span><text:span text:style-name="T204">š</text:span><text:span text:style-name="T200">mouhy, zřejmě ji někdo osahával.</text:span></text:p>
      <text:list xml:id="list1661278107" text:style-name="L38">
        <text:list-item>
          <text:p text:style-name="P656"><text:span text:style-name="T1547">Je to socha </text:span><text:span text:style-name="T194">Mial</text:span><text:span text:style-name="T198">y</text:span><text:span text:style-name="T194">, dcer</text:span><text:span text:style-name="T199">y</text:span><text:span text:style-name="T194"> hraničáře Medvěda a jeho ženy Liady </text:span><text:span text:style-name="T198">(viz Blosely).</text:span></text:p>
        </text:list-item>
      </text:list>
      <text:p text:style-name="P60"><text:span text:style-name="T335">Kamenné schodiště do hrobky</text:span> &gt; Stupně, stěny i strop jsou pokryté <text:span text:style-name="T1548">silnou</text:span> vrstvou ledu. <text:span text:style-name="T1557">Zezdola táhne mráz.</text:span></text:p>
      <text:p text:style-name="P275"><text:soft-page-break/><text:span text:style-name="Emphasis"><text:span text:style-name="T562">👣</text:span></text:span><text:span text:style-name="Emphasis"><text:span text:style-name="T502"> </text:span></text:span><text:span text:style-name="Emphasis"><text:span text:style-name="T555">Zaschlé k</text:span></text:span><text:span text:style-name="Emphasis"><text:span text:style-name="T579">rvav</text:span></text:span><text:span text:style-name="Emphasis"><text:span text:style-name="T538">é šlápoty goblinů po celé místnosti, zřejmě ji prohledávali. Vedou po schodech <text:s/>dolů – </text:span></text:span><text:span text:style-name="Emphasis"><text:span text:style-name="T546">jsou překryté ledem</text:span></text:span><text:span text:style-name="Emphasis"><text:span text:style-name="T538">.</text:span></text:span></text:p>
      <text:p text:style-name="P180">4</text:p>
      <text:p text:style-name="P17"><text:span text:style-name="Emphasis"><text:span text:style-name="T474">🔊<text:tab/></text:span></text:span><text:span text:style-name="Emphasis"><text:span text:style-name="T481">Žvanění goblinů a z</text:span></text:span><text:span text:style-name="Emphasis"><text:span text:style-name="T479">vuky rozbíjení ledu mnoha drobnými nástroji</text:span></text:span><text:span text:style-name="Emphasis"><text:span text:style-name="T475">.</text:span></text:span></text:p>
      <text:p text:style-name="P155"><text:span text:style-name="T1550">Místnost připomíná ledovou jeskyni. Stěny i sloupy jsou obalené ledem, uprostřed místnosti je v něm pět </text:span><text:span text:style-name="T468">zamrzlých goblinů</text:span><text:span text:style-name="T1550"> kolem otevřeného sarkofágu. </text:span><text:span text:style-name="T1432">Čtyři </text:span><text:span text:style-name="T1433">jsou ztuhlí při zvedání víka</text:span><text:span text:style-name="T1550">, </text:span><text:span text:style-name="T1432">pátý míří hůlkou</text:span><text:span text:style-name="T1550"> do sarkofágu.</text:span></text:p>
      <text:p text:style-name="Standalone_20_Property"><text:span text:style-name="T360">Pět</text:span><text:span text:style-name="T335"> goblinů </text:span><text:span text:style-name="T350">se snaží </text:span><text:span text:style-name="T353">zamrzlé</text:span><text:span text:style-name="T350"> </text:span><text:span text:style-name="T352">gobliny vysekat</text:span> &gt; <text:span text:style-name="T1558">jde jim to pomalu, mají na to jen kamenné nože.</text:span></text:p>
      <text:list xml:id="list488418792" text:style-name="L39">
        <text:list-item>
          <text:p text:style-name="P658">Goblinů je ve skutečnosti šest – jeden je totiž neviditelný.</text:p>
        </text:list-item>
        <text:list-item>
          <text:p text:style-name="P657"><text:span text:style-name="T1567">Jednoho z nich</text:span> neposlouchá pravá ruka <text:span text:style-name="T1553">a dělá si, co sama chce</text:span> – snaží se pořád na něco sáhnout a fackuje <text:span text:style-name="T1552">ho</text:span>, když se tomu nechce podvolit.</text:p>
        </text:list-item>
        <text:list-item>
          <text:p text:style-name="P657">Dva <text:span text:style-name="T1567">z goblinů jsou zcela</text:span> identičtí.</text:p>
        </text:list-item>
        <text:list-item>
          <text:p text:style-name="P658">Jeden je mnohem menší – ostatním je zhruba po pás <text:s/>(má jen 4 životy).</text:p>
        </text:list-item>
      </text:list>
      <text:p text:style-name="P165">V boji využijí luků, krytu za sloupy a kluzkého vlnitého ledu.</text:p>
      <text:list xml:id="list1436272676" text:style-name="L40">
        <text:list-header>
          <text:p text:style-name="P659"><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93"><text:span text:style-name="T54">Z</text:span><text:span text:style-name="T1">broj:</text:span><text:span text:style-name="T20"> 1 (lehká zbroj)</text:span></text:p>
          <text:p text:style-name="P336"><text:span text:style-name="T791">Rychlost:</text:span><text:span text:style-name="T861"> </text:span><text:span text:style-name="T910">j</text:span><text:span text:style-name="T911">ako</text:span><text:span text:style-name="T912"> člověk</text:span></text:p>
          <text:p text:style-name="P351"><text:span text:style-name="T1016">Smysly:</text:span><text:span text:style-name="T864"> </text:span><text:span text:style-name="T909">čich a chuť </text:span><text:span text:style-name="T910">jako člověk, výborný sluch </text:span><text:span text:style-name="T909">a vidění v šeru</text:span></text:p>
          <text:p text:style-name="P337"><text:soft-page-break/><text:span text:style-name="T604">⚔ </text:span><text:span text:style-name="T687">Krátký luk </text:span><text:span text:style-name="T634">(</text:span><text:span text:style-name="T635">šípy s kamennými hroty</text:span><text:span text:style-name="T634">)</text:span><text:span text:style-name="T681">:</text:span><text:span text:style-name="T614"> </text:span><text:span text:style-name="T621">3</text:span><text:span text:style-name="T620"> + k6, zranění </text:span><text:span text:style-name="T621">1</text:span></text:p>
          <text:p text:style-name="P376"><text:span text:style-name="T687">D</text:span><text:span text:style-name="T681">ostřel:</text:span><text:span text:style-name="T614"> střední</text:span></text:p>
          <text:p text:style-name="P419"><text:span text:style-name="T604">⚔ </text:span><text:span text:style-name="T685">Nůž</text:span><text:span text:style-name="T686">:</text:span><text:span text:style-name="T620"> </text:span><text:span text:style-name="T621">3</text:span><text:span text:style-name="T620"> + k6, zranění </text:span><text:span text:style-name="T621">0</text:span></text:p>
        </text:list-header>
        <text:list-item>
          <text:p text:style-name="P660"><text:span text:style-name="T687">U </text:span><text:span text:style-name="T681">sebe mají:</text:span><text:span text:style-name="T614"> </text:span><text:span text:style-name="T692">živou ropuchu, váček s medicínou, pazourkovou škrabku na kůži</text:span></text:p>
        </text:list-item>
      </text:list>
      <text:p text:style-name="Standalone_20_Property"><text:span text:style-name="T335">Na ledu leží hromádka zásob a měchů s vodou</text:span><text:span text:style-name="T383"> </text:span><text:span text:style-name="T435">&gt; Goblini si je tu odlo</text:span><text:span text:style-name="T151">žili, aby jim nepřekážely při rozbíjení ledu.</text:span></text:p>
      <text:p text:style-name="Standalone_20_Property"><text:span text:style-name="T350">V sarkofágu je zamrzlá mumie</text:span><text:span text:style-name="T390"> </text:span><text:span text:style-name="T437">&gt; mr</text:span><text:span text:style-name="T153">áz j</text:span><text:span text:style-name="T154">í</text:span><text:span text:style-name="T153"> nijak neublížil. Po případném rozmražení bude plně bojeschopná.</text:span></text:p>
      <text:p text:style-name="P239"><text:span text:style-name="T2">F</text:span><text:span text:style-name="T3">yzička </text:span><text:span text:style-name="T52">5</text:span><text:span text:style-name="T3">, Finesa </text:span><text:span text:style-name="T52">3</text:span><text:span text:style-name="T3">, Duše </text:span><text:span text:style-name="T52">5</text:span><text:span text:style-name="T858">, </text:span><text:span text:style-name="T859">Ž</text:span><text:span text:style-name="T856">ivot</text:span><text:span text:style-name="T859">y </text:span><text:span text:style-name="T860">15</text:span></text:p>
      <text:p text:style-name="P258"><text:span text:style-name="T791">Rychlost:</text:span><text:span text:style-name="T861"> </text:span><text:span text:style-name="T907">j</text:span><text:span text:style-name="T908">ako člověk</text:span></text:p>
      <text:p text:style-name="P258"><text:span text:style-name="T792">Smysly:</text:span><text:span text:style-name="T864"> </text:span><text:span text:style-name="T865">magický zrak a sluch</text:span></text:p>
      <text:p text:style-name="P258"><text:span text:style-name="T793">Detekovatelnost</text:span><text:span text:style-name="T794">:</text:span><text:span text:style-name="T866"> </text:span><text:span text:style-name="T867">není</text:span><text:span text:style-name="T866"> vidět pomocí infravidění</text:span></text:p>
      <text:p text:style-name="P252"><text:span text:style-name="T604">⚔ </text:span><text:span text:style-name="T790">Z</text:span><text:span text:style-name="T800">uby </text:span><text:span text:style-name="T809">a pařáty</text:span><text:span text:style-name="T10">:</text:span><text:span text:style-name="T33"> </text:span><text:span text:style-name="T50">5 + k6, zranění </text:span><text:span text:style-name="T51">2</text:span></text:p>
      <text:list xml:id="list1224615333" text:style-name="L41">
        <text:list-item>
          <text:p text:style-name="P661"><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4"><text:span text:style-name="T449">&gt; </text:span><text:span text:style-name="T1434">Z </text:span><text:span text:style-name="T471">pěti zamrzlých goblinů</text:span><text:span text:style-name="T1436"> </text:span><text:span text:style-name="T205">čtyři zvedají víko. </text:span><text:span text:style-name="T206">Z</text:span><text:span text:style-name="T205">braně si odložili na zem, </text:span><text:span text:style-name="T206">takže jsou hluboko pod ledem</text:span><text:span text:style-name="T205">.</text:span><text:span text:style-name="T1435"> Po případném rozmražení budou naživu, ale neschopni boje. </text:span><text:span text:style-name="T1436">Pátý zamrzlý goblin je </text:span>svraštělý <text:span text:style-name="T1509">stoletý</text:span> stařec <text:span text:style-name="T1551">(mrtvý)</text:span>. <text:span text:style-name="T1566">Hůlkou, kterou drží v ruce, míří dovnitř do sarkofágu (karta </text:span><text:span text:style-name="T245">Mrazivá hůlka</text:span><text:span text:style-name="T1566">).</text:span></text:p>
      <text:list xml:id="list1244482123" text:style-name="L42">
        <text:list-item>
          <text:p text:style-name="P662">Hůlkou lze výměnou za životní energii sesílat mrazivé střely. Pohroma jako tady nastane, jen pokud se sesilatel použitím zabije.</text:p>
        </text:list-item>
        <text:list-item>
          <text:p text:style-name="P663"><text:soft-page-break/>Stařec má na sobě čelenku a plášť z ptačího peří a na krku amulet z lidských zubů. Ostatní goblini mají lehké zbroje, zásoby sušeného masa a měchy s vodou.</text:p>
        </text:list-item>
      </text:list>
      <text:p text:style-name="P180">5</text:p>
      <text:p text:style-name="P167"><text:span text:style-name="T335">Tři truhlice </text:span><text:span text:style-name="T354">bez zámků, </text:span><text:span text:style-name="T356">před prostřední je </text:span><text:span text:style-name="T357">v</text:span><text:span text:style-name="T356"> kaluž</text:span><text:span text:style-name="T357">i</text:span><text:span text:style-name="T356"> krve </text:span><text:span text:style-name="T357">pohozený</text:span><text:span text:style-name="T356"> </text:span><text:span text:style-name="T362">goblinský</text:span><text:span text:style-name="T356"> </text:span><text:span text:style-name="T357">luk</text:span><text:span text:style-name="T356">.</text:span></text:p>
      <text:p text:style-name="P277"><text:span text:style-name="Emphasis"><text:span text:style-name="T569">👣</text:span></text:span><text:span text:style-name="Emphasis"><text:span text:style-name="T553"> </text:span></text:span><text:span text:style-name="Emphasis"><text:span text:style-name="T554">Zaschlé k</text:span></text:span><text:span text:style-name="Emphasis"><text:span text:style-name="T579">rvav</text:span></text:span><text:span text:style-name="Emphasis"><text:span text:style-name="T538">é šlápoty goblinů po celé místnosti, zřejmě ji prohledávali. </text:span></text:span><text:span text:style-name="Emphasis"><text:span text:style-name="T539">Před prostřední truhlou jsou stopy masakru. </text:span></text:span><text:span text:style-name="Emphasis"><text:span text:style-name="T548">N</text:span></text:span><text:span text:style-name="Emphasis"><text:span text:style-name="T539">ěco tu zřejmě sežralo goblina zaživa – zůstal po něm jen luk.</text:span></text:span></text:p>
      <text:list xml:id="list3651250496" text:style-name="L43">
        <text:list-item>
          <text:p text:style-name="P664">V <text:span text:style-name="T1559">západní truhle</text:span> je solené maso, ryby, papriky, zavařeniny, koření a další relativně drahé zásoby.</text:p>
        </text:list-item>
        <text:list-item>
          <text:p text:style-name="P665">Prostřední truhlice má na sobě z přední strany krev – vpadá to, jako kdyby vytekla ven škvírou mezi truhlou a víkem.</text:p>
          <text:p text:style-name="P666">Je to mimik:</text:p>
          <text:list>
            <text:list-header>
              <text:p text:style-name="P667">Fyzička 4, Finesa 2, Duše -, Životy 11</text:p>
              <text:p text:style-name="P667"><text:span text:style-name="T227">Zbroj:</text:span> 2, ale proti seku a ohni 0 a na nohách také 0<text:line-break/><text:span text:style-name="T227">Rychlost:</text:span> jako člověk</text:p>
              <text:p text:style-name="P667"><text:span text:style-name="T604">⚔ </text:span><text:span text:style-name="T227">Kousnutí:</text:span> 4 + k6, zranění 2</text:p>
              <text:list>
                <text:list-item>
                  <text:p text:style-name="P667">„Uvnitř“ mimika jsou zbytky goblina a jeho vybavení (zbroj, kostěný nůž, zásoba jídla, měch s vodou).</text:p>
                </text:list-item>
                <text:list-item>
                  <text:p text:style-name="P669">Ze zbytků mimika může alchymista vytěžit 13 magů.</text:p>
                </text:list-item>
              </text:list>
            </text:list-header>
          </text:list>
        </text:list-item>
        <text:list-item>
          <text:p text:style-name="P668">V<text:span text:style-name="T1559">e východní truhle</text:span> je lano a <text:span text:style-name="T1559">složený kus plátna (prodej 6 st)</text:span>.</text:p>
        </text:list-item>
      </text:list>
      <text:p text:style-name="P158"><text:soft-page-break/><text:span text:style-name="T355">Zhruba metr nad zemí visí kovová koule</text:span><text:span text:style-name="T1560"> </text:span><text:span text:style-name="T450">&gt; </text:span>kdo se j<text:span text:style-name="T1549">í</text:span> dotkne, zmizí a <text:span text:style-name="T201">objeví</text:span> se u koule v (7)</text:p>
      <text:p text:style-name="P180">6</text:p>
      <text:p text:style-name="P277"><text:span text:style-name="Emphasis"><text:span text:style-name="T569">👣</text:span></text:span><text:span text:style-name="Emphasis"><text:span text:style-name="T553"> </text:span></text:span><text:span text:style-name="Emphasis"><text:span text:style-name="T554">Zaschlé k</text:span></text:span><text:span text:style-name="Emphasis"><text:span text:style-name="T579">rvav</text:span></text:span><text:span text:style-name="Emphasis"><text:span text:style-name="T538">é šlápoty goblinů po celé místnosti, zřejmě ji prohledávali.</text:span></text:span></text:p>
      <text:p text:style-name="Standalone_20_Property"><text:span text:style-name="T335">Stěny, podlaha i strop jsou pokryté vrstvou duhového slizu</text:span> &gt; Při kontaktu s jiným předmětem (ruka, meč, lano…) způsobí náhodný magický efekt.</text:p>
      <text:list xml:id="list3885472415" text:style-name="L44">
        <text:list-item>
          <text:p text:style-name="P670">Zmenšení nebo zvětšení</text:p>
        </text:list-item>
        <text:list-item>
          <text:p text:style-name="P670">Vytvoření identické kopie</text:p>
        </text:list-item>
        <text:list-item>
          <text:p text:style-name="P670">Neviditelnost</text:p>
        </text:list-item>
        <text:list-item>
          <text:p text:style-name="P670">Síla a krutost (zčernání, bodce, kapající kyselina...)</text:p>
        </text:list-item>
        <text:list-item>
          <text:p text:style-name="P670">Povadlost a slabost</text:p>
        </text:list-item>
        <text:list-item>
          <text:p text:style-name="P670">Vlastní vůle</text:p>
        </text:list-item>
      </text:list>
      <text:p text:style-name="P180">7</text:p>
      <text:p text:style-name="P19"><text:span text:style-name="Emphasis"><text:span text:style-name="T474">🔊<text:tab/></text:span></text:span><text:span text:style-name="Emphasis"><text:span text:style-name="T477">Z místnosti 8 je </text:span></text:span><text:span text:style-name="Emphasis"><text:span text:style-name="T480">přes</text:span></text:span><text:span text:style-name="Emphasis"><text:span text:style-name="T477"> dveře slyšet hádka dvou goblinů.</text:span></text:span></text:p>
      <text:p text:style-name="Standalone_20_Property"><text:span text:style-name="T335">Tři teleportační orby, </text:span><text:span text:style-name="T363">před jedním leží goblinské kopí</text:span><text:span text:style-name="T393"> </text:span>&gt; vedou do 5, 12, 14. <text:span text:style-name="T1576">Orb, před kterým je kopí, vede zpět do 5.</text:span></text:p>
      <text:p text:style-name="P301"><text:span text:style-name="Emphasis"><text:span text:style-name="T568">👣</text:span></text:span><text:span text:style-name="Emphasis"><text:span text:style-name="T538"> </text:span></text:span><text:span text:style-name="Emphasis"><text:span text:style-name="T540">U orbu vedoucího do 5, </text:span></text:span><text:span text:style-name="Emphasis"><text:span text:style-name="T549">kde leží kopí,</text:span></text:span><text:span text:style-name="Emphasis"><text:span text:style-name="T540"> jsou na zemi krvavé šlápoty od dvojice goblinů – </text:span></text:span><text:span text:style-name="Emphasis"><text:span text:style-name="T542">kroky jsou zvláštní, vypadá to, že k sobě byli svázaní. Chvíli se toč</text:span></text:span><text:span text:style-name="Emphasis"><text:span text:style-name="T543">ili</text:span></text:span><text:span text:style-name="Emphasis"><text:span text:style-name="T542"> na místě, jako by se nemohli rozhodnout, kam půjdou, pak</text:span></text:span><text:span text:style-name="Emphasis"><text:span text:style-name="T540"> </text:span></text:span><text:span text:style-name="Emphasis"><text:span text:style-name="T543">vyrazili</text:span></text:span><text:span text:style-name="Emphasis"><text:span text:style-name="T540"> ke dveřím do 7. </text:span></text:span><text:span text:style-name="Emphasis"><text:span text:style-name="T550">Po pár krocích se ale svalili na zem a dál se plazili.</text:span></text:span></text:p>
      <text:p text:style-name="P180"><text:soft-page-break/>8</text:p>
      <text:p text:style-name="P18"><text:span text:style-name="Emphasis"><text:span text:style-name="T474">🔊<text:tab/></text:span></text:span><text:span text:style-name="Emphasis"><text:span text:style-name="T476">Uvnitř se </text:span></text:span><text:span text:style-name="Emphasis"><text:span text:style-name="T478">hádají</text:span></text:span><text:span text:style-name="Emphasis"><text:span text:style-name="T476"> dva goblini </text:span></text:span><text:span text:style-name="Emphasis"><text:span text:style-name="T478">(</text:span></text:span><text:span text:style-name="Emphasis"><text:span text:style-name="T476">v goblinštině</text:span></text:span><text:span text:style-name="Emphasis"><text:span text:style-name="T478">)</text:span></text:span><text:span text:style-name="Emphasis"><text:span text:style-name="T476">, jestli se budou plazit dál, nebo se vrátí k lesklým koulím.</text:span></text:span></text:p>
      <text:p text:style-name="P301"><text:span text:style-name="Emphasis"><text:span text:style-name="T568">👣</text:span></text:span><text:span text:style-name="Emphasis"><text:span text:style-name="T538"> </text:span></text:span><text:span text:style-name="Emphasis"><text:span text:style-name="T540">Krvavá stopa dvou k sobě srostlých goblinů, </text:span></text:span><text:span text:style-name="Emphasis"><text:span text:style-name="T541">připlazili se sem z místnosti 7.</text:span></text:span></text:p>
      <text:p text:style-name="Standalone_20_Property"><text:span text:style-name="T335">Kulatý stolek</text:span><text:span text:style-name="T383"> </text:span><text:span text:style-name="T392">(prodej 2 zl)</text:span><text:span text:style-name="T335">, dvě židle</text:span><text:span text:style-name="T383"> </text:span><text:span text:style-name="T392">(prodej 1 zl za každou)</text:span><text:span text:style-name="T335">, komoda</text:span><text:span text:style-name="T383"> </text:span><text:span text:style-name="T392">(prode</text:span><text:span text:style-name="T394">j</text:span><text:span text:style-name="T392"> 5 zl)</text:span> &gt; Drahý mahagonový nábytek. V komodě je schovaný čajový set <text:span text:style-name="T1561">(prodej 5 zl)</text:span>.</text:p>
      <text:p text:style-name="Standalone_20_Property"><text:span text:style-name="T358">Na zemi se plazí d</text:span><text:span text:style-name="T335">va k sobě srostlí goblini</text:span> &gt; <text:span text:style-name="T1563">(dotkli</text:span> se teleportačního orbu oba naráz<text:span text:style-name="T1563">)</text:span>. <text:span text:style-name="T1562">Neustále se hádají v goblinštině a zápasí o to, co budou dělat (jeden se chce plazit dál, druhý se chce vrátit k lesklým koulím).</text:span></text:p>
      <text:list xml:id="list2163399523" text:style-name="L45">
        <text:list-item>
          <text:p text:style-name="P671">Na sobě mají lehké zbroje.</text:p>
        </text:list-item>
        <text:list-item>
          <text:p text:style-name="P671">U sebe mají <text:span text:style-name="T243">kostěné nože</text:span><text:span text:style-name="T310"> </text:span><text:span text:style-name="T311">(zranění 0)</text:span><text:span text:style-name="T1556">, </text:span><text:span text:style-name="T243">kopí s kamenným hrotem </text:span><text:span text:style-name="T309">(zranění 1)</text:span><text:span text:style-name="T1556">, </text:span><text:span text:style-name="T1219">brašny s tvrdými plackami a sušeným masem</text:span><text:span text:style-name="T1220">,</text:span><text:span text:style-name="T1219"> měchy s vodou.</text:span></text:p>
        </text:list-item>
      </text:list>
      <text:p text:style-name="P180">9</text:p>
      <text:p text:style-name="P278"><text:span text:style-name="T335">Nehybný ork, trpaslík a orel </text:span><text:span text:style-name="T366">s</text:span><text:span text:style-name="T335">tojí v póze, kdy orel útočí orkovi na tvář a trpaslík se připravuje k útoku</text:span> &gt; Jsou mrtví a vycpaní.</text:p>
      <text:p text:style-name="P180">10</text:p>
      <text:p text:style-name="Standalone_20_Property"><text:span text:style-name="T335">Čtyři portréty čaroděje Mareloka</text:span> &gt; Dlouhé havraní vlasy, tenká bradka, tmavé oči, zamračený pohled. Na jednom je nahý.</text:p>
      <text:p text:style-name="Standalone_20_Property"><text:soft-page-break/><text:span text:style-name="T335">Skleněný golem hlídá dveře do další místnosti. Je dutý a víří se v něm zelený plyn.</text:span> <text:span text:style-name="T452">&gt;</text:span> <text:span text:style-name="T1577">B</text:span>ojovat bude jen v sebeobraně. Při rozbití vypustí jedovatý plyn.</text:p>
      <text:list xml:id="list759456872" text:style-name="L46">
        <text:list-header>
          <text:p text:style-name="P672"><text:span text:style-name="T2">F</text:span><text:span text:style-name="T3">yzička </text:span><text:span text:style-name="T57">4</text:span><text:span text:style-name="T3">, Finesa </text:span><text:span text:style-name="T56">2</text:span><text:span text:style-name="T3">, Duše </text:span><text:span text:style-name="T57">3</text:span><text:span text:style-name="T858">, </text:span><text:span text:style-name="T859">Ž</text:span><text:span text:style-name="T856">ivot</text:span><text:span text:style-name="T859">y </text:span><text:span text:style-name="T915">1</text:span><text:span text:style-name="T920">4</text:span></text:p>
          <text:p text:style-name="P338"><text:span text:style-name="T791">Zbroj:</text:span><text:span text:style-name="T861"> </text:span><text:span text:style-name="T916">proti </text:span><text:span text:style-name="T920">mrazu, blesku, ohni a kyselině 3,</text:span><text:span text:style-name="T916"> proti ostatním útokům</text:span><text:span text:style-name="T918"> </text:span><text:span text:style-name="T917">2</text:span></text:p>
          <text:p text:style-name="P420"><text:span text:style-name="T791">Rychlost:</text:span><text:span text:style-name="T861"> </text:span><text:span text:style-name="T919">jako člověk, ale neběhá</text:span></text:p>
          <text:p text:style-name="P421"><text:span text:style-name="T604">⚔ </text:span><text:span text:style-name="T810">Pěsti</text:span><text:span text:style-name="T10">:</text:span><text:span text:style-name="T33"> </text:span><text:span text:style-name="T57">4</text:span><text:span text:style-name="T55"> + k6, zranění 1</text:span></text:p>
          <text:p text:style-name="P339"><text:span text:style-name="T1005">Oblak j</text:span><text:span text:style-name="T1006">ed</text:span><text:span text:style-name="T993">ovat</text:span><text:span text:style-name="T1005">ého</text:span><text:span text:style-name="T993"> plyn</text:span><text:span text:style-name="T1005">u</text:span><text:span text:style-name="T1086">:</text:span><text:span text:style-name="T58"> </text:span><text:span text:style-name="T126">5 + k6 proti Finese</text:span></text:p>
          <text:list>
            <text:list-header>
              <text:p text:style-name="P339"><text:span text:style-name="T1460">Jed</text:span><text:span text:style-name="T990">: </text:span><text:span text:style-name="T921">1</text:span><text:span text:style-name="T855">2</text:span><text:span text:style-name="T922"> </text:span><text:span text:style-name="T923">+ k6 </text:span><text:span text:style-name="T924">proti Fyzičce</text:span></text:p>
              <text:p text:style-name="P377"><text:span text:style-name="T802">L</text:span><text:span text:style-name="T811">atence:</text:span><text:span text:style-name="T925"> 5 m</text:span><text:span text:style-name="T926">inut</text:span></text:p>
              <text:p text:style-name="P378"><text:span text:style-name="T227">Příznaky:</text:span> <text:span text:style-name="T1159">Bolest po celém těle, pálení očí, rozpraskání kůže, vykašlávání krve.</text:span></text:p>
              <text:p text:style-name="P673"><text:span text:style-name="T1159">P</text:span><text:span text:style-name="T1088">řed oblakem jde uskočit – zásah oblakem je útok 5 + k6 proti Finese.</text:span></text:p>
            </text:list-header>
          </text:list>
        </text:list-header>
      </text:list>
      <text:p text:style-name="P180">11</text:p>
      <text:p text:style-name="Standalone_20_Property"><text:span text:style-name="T335">Průhledná stěna</text:span> &gt; Vnější stěna je dokonale průhledná jako velké okno. <text:span text:style-name="T1579">Pohledem ven lze určit, že se postavy nachází ve třetím patře věže a nad nimi je ještě místo pro jedno patro.</text:span></text:p>
      <text:p text:style-name="Standalone_20_Property"><text:span text:style-name="T335">Bronzové květiny</text:span> &gt; Jsou opravdu z kovu a mají ostré listy.</text:p>
      <text:p text:style-name="Standalone_20_Property"><text:span text:style-name="T335">Bronzové křeslo</text:span> &gt; Kdo si do něj sedne, uslyší myšlenky všech, <text:span text:style-name="T1539">kd</text:span>o na něj právě myslí. Ideální pro posun osobních příběhů postav.</text:p>
      <text:p text:style-name="P180">12</text:p>
      <text:p text:style-name="P60"><text:soft-page-break/><text:span text:style-name="T335">Teleportační orb</text:span> &gt; vede do 7</text:p>
      <text:p text:style-name="Standalone_20_Property"><text:span text:style-name="T335">Ve středu místnosti se vznáší střepy dvou o sebe rozbitých teleportačních orbů, kolem kterých se u</text:span><text:span text:style-name="T348">t</text:span><text:span text:style-name="T335">vořily tři portály</text:span> &gt; <text:span text:style-name="T1578">Když někdo projde skrz, po chvíli se portál zhroutí a dotyčné to vrátí zpět do věže (jinak by hráči nenávratně přišli o postavy)</text:span>.</text:p>
      <text:list xml:id="list12310073" text:style-name="L47">
        <text:list-item>
          <text:p text:style-name="P674">Nacistický bunkr za druhé světové války.</text:p>
        </text:list-item>
        <text:list-item>
          <text:p text:style-name="P674">Jednotka vesmírných mariňáků brání pouštní základnu proti vetřelcům.</text:p>
        </text:list-item>
        <text:list-item>
          <text:p text:style-name="P674">Létající pirátská loď v astrálním moři.</text:p>
        </text:list-item>
      </text:list>
      <text:p text:style-name="P60">Při hluku sem <text:span text:style-name="T1564">přijde</text:span> alchymista z 13</text:p>
      <text:p text:style-name="P279"><text:span text:style-name="T335">Iluzorní stěna</text:span> &gt; Průchod velikosti dveří. Vede k orbu, co teleportuje do 17</text:p>
      <text:list xml:id="list4239342119" text:style-name="L48">
        <text:list-item>
          <text:p text:style-name="P675">Na tento tajný průchod nic neupozorňuje. Hráči už se ve věži s iluzorní stěnou dříve potkali, takže nejspíš budou tušit, co mají hledat.</text:p>
        </text:list-item>
      </text:list>
      <text:p text:style-name="P180">13</text:p>
      <text:p text:style-name="P20"><text:span text:style-name="Emphasis"><text:span text:style-name="T474">🔊<text:tab/></text:span></text:span><text:span text:style-name="Emphasis"><text:span text:style-name="T482">Bublání vařící se vody. Tiché mumlání (alchymista Egil při práci mluví sám k sobě).</text:span></text:span></text:p>
      <text:p text:style-name="P21"><text:span text:style-name="Emphasis"><text:span text:style-name="T474">♨<text:tab/></text:span></text:span><text:span text:style-name="Emphasis"><text:span text:style-name="T484">Z</text:span></text:span><text:span text:style-name="Emphasis"><text:span text:style-name="T483">ápach čpavých výparů.</text:span></text:span></text:p>
      <text:p text:style-name="Standalone_20_Property"><text:span text:style-name="T359">L</text:span><text:span text:style-name="T335">aboratoř</text:span> &gt; Soustava trubek, hadic, kotlů a baněk s naloženými kusy všemožných monster, postavená okolo křesla, které dokáže bolestivou procedurou (náhodně) trvale přidat:</text:p>
      <text:list xml:id="list1126216487" text:style-name="L49">
        <text:list-item>
          <text:p text:style-name="P676">Schopnost při pohledu do očí číst myšlenky. Bohužel oboustranně.</text:p>
        </text:list-item>
        <text:list-item>
          <text:p text:style-name="P676"><text:soft-page-break/>Nadlidskou sílu doprovázenou záchvaty vzteku.</text:p>
        </text:list-item>
        <text:list-item>
          <text:p text:style-name="P676">Změnu rasy (1-kočičí člověk, 2-ještěrec, 3-ptákohlav, 4-taurus)</text:p>
        </text:list-item>
        <text:list-item>
          <text:p text:style-name="P676">Posmrtnou regeneraci. Nově oživené tělo je vždy o něco slabší než to předchozí.</text:p>
        </text:list-item>
      </text:list>
      <text:p text:style-name="P281"><text:span text:style-name="T335">Alchymista Egil</text:span> &gt; Vyhublý, blonďaté dredy, jedno oko kočičí, <text:span text:style-name="T1581">dlouhý bílý plášť (prodej 3 zl)</text:span>. <text:span text:style-name="T1580">Trpí samomluvou.</text:span> Splete si družinu s experimentálními dobrovolníky a začne nadšeně vysvětlovat, jak z nich udělá superlidi. Pokud by došlo k boji, pokusí se zaklínadlem povolat vetřelce z portálu ve 12.</text:p>
      <text:p text:style-name="P249"><text:span text:style-name="T873">F</text:span><text:span text:style-name="T858">yzička </text:span><text:span text:style-name="T928">1</text:span><text:span text:style-name="T858">, Finesa </text:span><text:span text:style-name="T928">4</text:span><text:span text:style-name="T858">, Duše </text:span><text:span text:style-name="T928">3</text:span><text:span text:style-name="T858">, </text:span><text:span text:style-name="T859">Ž</text:span><text:span text:style-name="T856">ivot</text:span><text:span text:style-name="T859">y </text:span><text:span text:style-name="T928">7</text:span></text:p>
      <text:p text:style-name="P261"><text:span text:style-name="T855">Po kapsách má: </text:span><text:span text:style-name="T1015">oslepující kuličku</text:span><text:span text:style-name="T855">, </text:span><text:span text:style-name="T1015">ohnivou hlínu</text:span><text:span text:style-name="T855">, </text:span><text:span text:style-name="T1015">petardu</text:span></text:p>
      <text:p text:style-name="P180">14</text:p>
      <text:p text:style-name="P60">Prázdná cela</text:p>
      <text:p text:style-name="Standalone_20_Property"><text:span text:style-name="T335">Teleportační orb</text:span> &gt; nikam nevede</text:p>
      <text:p text:style-name="P180">15</text:p>
      <text:p text:style-name="Standalone_20_Property"><text:span text:style-name="T335">Stůl zaházený papíry a pergameny</text:span> &gt; <text:span text:style-name="T1581">N</text:span>ákresy ke stavbě laboratoře v 13 <text:span text:style-name="T1581">s poznámkami v nesrozumitelné šifře.</text:span></text:p>
      <text:p text:style-name="Standalone_20_Property"><text:span text:style-name="T335">Postel</text:span> &gt; Kvalitní látky, nikdy neprané <text:span text:style-name="T1581">(prodej 2 zl)</text:span>.</text:p>
      <text:p text:style-name="P282"><text:span text:style-name="T335">Šatník</text:span> &gt; Čtyři <text:span text:style-name="T1581">bílé</text:span> pláště, identické s tím, co měl Egil na sobě <text:span text:style-name="T1581"><text:s/>(prodej 3 zl za každý)</text:span>, a jedna podprsenka.</text:p>
      <text:p text:style-name="Standalone_20_Property"><text:soft-page-break/><text:span text:style-name="T335">Truhlice</text:span> &gt; <text:span text:style-name="T1582">8</text:span> zlaťáků, 65 štříbrňáků, 15 měďáků, <text:span text:style-name="T227">lektvar odolnosti proti magii</text:span><text:span text:style-name="T281"> </text:span><text:span text:style-name="T312">(karta)</text:span>, <text:span text:style-name="T247">elixír svěžesti</text:span><text:span text:style-name="T1583"> (karta)</text:span>, hůlka <text:span text:style-name="T1583">magických střel (karta)</text:span> a druhá identická hůlka (vadná, při prvním použití vybuchne <text:span text:style-name="T1583">silou 4 + k6 proti Fyzičce, zranění 6kz drcením</text:span>).</text:p>
      <text:p text:style-name="P180">16</text:p>
      <text:p text:style-name="Standalone_20_Property"><text:span text:style-name="T335">Teleportační orb</text:span> &gt; vede do 17</text:p>
      <text:p text:style-name="P180">17</text:p>
      <text:p text:style-name="Standalone_20_Property"><text:span text:style-name="T335">Vysoký strop, z kterého trčí stopu dlouhé kovové bodce</text:span> &gt; Celá místnost je zakletá. Po vyslovení slova “ecativarg” se tu obrátí gravitace vzhůru nohama.</text:p>
      <text:list xml:id="list2128098941" text:style-name="L50">
        <text:list-header>
          <text:p text:style-name="P422"><text:span text:style-name="T610">⚔ </text:span><text:span text:style-name="T611">Pád na bodce na stropě:</text:span><text:span text:style-name="T612"> 5 + k6 proti Finese, zranění 1</text:span></text:p>
        </text:list-header>
      </text:list>
      <text:p text:style-name="Standalone_20_Property"><text:span text:style-name="T33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35">Čtyři prapory na st</text:span><text:span text:style-name="T367">ě</text:span><text:span text:style-name="T335">ně po stranách trůnu</text:span> &gt; Každý znázorňuje jednu školu magie <text:span text:style-name="T1587">(živelná, duševní, časoprostorová, nekromancie)</text:span>. Jsou oživené a omotají se okolo kohokoli, kdo bude Mareloka ohrožovat <text:span text:style-name="T1588">(útok 3 + k6)</text:span>. Podezřelé jsou tím, že se při gravitaci neotočí.</text:p>
      <text:p text:style-name="Standalone_20_Property"><text:span text:style-name="T335">Kulatý stůl s dřevěným modelem celého panství</text:span> &gt; Nad Blosely se vznáší malý kovový orb. Lze jím pohnout kamkoli po mapě a táhne sebou ničivý bouřný mrak.</text:p>
      <text:p text:style-name="Standalone_20_Property"><text:span text:style-name="T335">Teleportační orb</text:span><text:span text:style-name="T383"> &gt; vede do 16</text:span></text:p>
      <text:p text:style-name="Standalone_20_Property"><text:span text:style-name="T335">Čaroděj Marelok</text:span> &gt; <text:span text:style-name="T1584">Modrá k</text:span>ouzelnická róba <text:span text:style-name="T1591">(prodej 6 zl)</text:span>, <text:span text:style-name="T441">d</text:span>louhé havraní vlasy, tenká bradka, tmavé oči, zamračený pohled.</text:p>
      <text:p text:style-name="P248"><text:soft-page-break/><text:span text:style-name="T873">F</text:span><text:span text:style-name="T858">yzička </text:span><text:span text:style-name="T927">2</text:span><text:span text:style-name="T858">, Finesa </text:span><text:span text:style-name="T898">3</text:span><text:span text:style-name="T858">, Duše </text:span><text:span text:style-name="T897">5</text:span><text:span text:style-name="T858">, </text:span><text:span text:style-name="T859">Ž</text:span><text:span text:style-name="T856">ivot</text:span><text:span text:style-name="T859">y </text:span><text:span text:style-name="T897">8</text:span></text:p>
      <text:list xml:id="list2778629210" text:style-name="L51">
        <text:list-item>
          <text:p text:style-name="P678"><text:span text:style-name="T193">Má </text:span><text:span text:style-name="T131">proklet</text:span><text:span text:style-name="T193">ou</text:span> dýk<text:span text:style-name="T1510">u (karta </text:span><text:span text:style-name="T248">dýka paralýzy</text:span><text:span text:style-name="T1510">)</text:span> a amulet, co obaluje nositele ve žlutých šupinách pouštních ještěřích lidí včetně děsivé plazí tváře a přísavek na rukou i nohou <text:span text:style-name="T1585">(karta </text:span><text:span text:style-name="T249">ještěří amulet</text:span><text:span text:style-name="T1585">)</text:span>. Je pološílený a chce se mstít za svou ženu <text:span text:style-name="T194">Mial</text:span><text:span text:style-name="T208">u</text:span><text:span text:style-name="T194">, dcer</text:span><text:span text:style-name="T208">u</text:span><text:span text:style-name="T194"> hraničáře Medvěda </text:span><text:span text:style-name="T208">z Blosel, kterou zabil její žárlivý nápadník poté, co mu řekla, že chce žít s Marelokem</text:span>.</text:p>
        </text:list-item>
        <text:list-item>
          <text:p text:style-name="P678">V případném boji vysloví “ecativarg” a udrží se ve svém trůnu díky ještěřím přísavkám.</text:p>
        </text:list-item>
        <text:list-item>
          <text:p text:style-name="P677">Kouzla: <text:span text:style-name="T244">o</text:span><text:span text:style-name="T227">hnivý had</text:span> *<text:span text:style-name="T142">Eš nachaš</text:span>*, <text:span text:style-name="T244">d</text:span><text:span text:style-name="T227">uševní úder</text:span> *Nefeš nagaf*, <text:span text:style-name="T244">l</text:span><text:span text:style-name="T227">edová dýka</text:span> *Kerach pygion*, <text:span text:style-name="T244">z</text:span><text:span text:style-name="T227">lom kouzlo</text:span> *Šavar<text:span text:style-name="T142"> kišuf</text:span>*, <text:span text:style-name="T244">n</text:span><text:span text:style-name="T227">ávrat</text:span> *<text:span text:style-name="T142">Hašavah</text:span>*, <text:span text:style-name="T244">l</text:span><text:span text:style-name="T227">edová tříšť</text:span> *<text:span text:style-name="T142">Kerach ketim</text:span>*, <text:span text:style-name="T244">p</text:span><text:span text:style-name="T227">aralýza</text:span> *<text:span text:style-name="T142">Šituk</text:span>*, <text:span text:style-name="T244">n</text:span><text:span text:style-name="T162">eviditelná zbroj</text:span><text:span text:style-name="T202"> *Ij ryjut </text:span><text:span text:style-name="T203">širion</text:span><text:span text:style-name="T202">*, </text:span><text:span text:style-name="T163">b</text:span><text:span text:style-name="T162">eranidlo</text:span><text:span text:style-name="T202"> *Zelokvah*</text:span></text:p>
        </text:list-item>
      </text:list>
      <text:p text:style-name="P60"><text:span text:style-name="T361">O</text:span><text:span text:style-name="T335">živlá černá plátová zbroj</text:span> &gt; Plní Marelokov<text:span text:style-name="T1544">y</text:span> rozkazy. <text:span text:style-name="T1586">P</text:span>ád ke stropu <text:span text:style-name="T1586">jí neublíží</text:span>.</text:p>
      <text:p text:style-name="P251"><text:span text:style-name="T2">F</text:span><text:span text:style-name="T3">yzička </text:span><text:span text:style-name="T49">4</text:span><text:span text:style-name="T3">, Finesa </text:span><text:span text:style-name="T49">2</text:span><text:span text:style-name="T3">, Duše </text:span><text:span text:style-name="T5">-</text:span><text:span text:style-name="T858">, </text:span><text:span text:style-name="T859">Ž</text:span><text:span text:style-name="T856">ivot</text:span><text:span text:style-name="T859">y </text:span><text:span text:style-name="T904">14</text:span></text:p>
      <text:p text:style-name="P257"><text:span text:style-name="T791">Z</text:span><text:span text:style-name="T788">broj:</text:span><text:span text:style-name="T855"> 2</text:span></text:p>
      <text:p text:style-name="P256"><text:span text:style-name="T791">Rychlost:</text:span><text:span text:style-name="T861"> </text:span><text:span text:style-name="T862">jako </text:span><text:span text:style-name="T863">chůze</text:span></text:p>
      <text:p text:style-name="P256"><text:span text:style-name="T792">Smysly:</text:span><text:span text:style-name="T864"> </text:span><text:span text:style-name="T865">magický zrak a sluch</text:span></text:p>
      <text:p text:style-name="P256"><text:span text:style-name="T793">Detekovatelnost</text:span><text:span text:style-name="T794">:</text:span><text:span text:style-name="T866"> </text:span><text:span text:style-name="T867">není</text:span><text:span text:style-name="T866"> vidět pomocí infravidění</text:span></text:p>
      <text:p text:style-name="P251"><text:span text:style-name="T604">⚔ </text:span><text:span text:style-name="T808">Dlouhý černý meč</text:span><text:span text:style-name="T790">:</text:span><text:span text:style-name="T856"> </text:span><text:span text:style-name="T904">4</text:span><text:span text:style-name="T857"> + k6, zranění </text:span><text:span text:style-name="T904">2/3</text:span></text:p>
      <text:list xml:id="list754848914" text:style-name="L52">
        <text:list-item>
          <text:p text:style-name="P679"><text:span text:style-name="T906">P</text:span><text:span text:style-name="T905">rodej 3 zl za </text:span><text:span text:style-name="T906">poškozenou zbroj, 5 zl za nepoškozenou,</text:span><text:span text:style-name="T905"> 3 zl za </text:span><text:span text:style-name="T906">dlouhý meč</text:span><text:span text:style-name="T904">.</text:span></text:p>
        </text:list-item>
      </text:list>
      <text:p text:style-name="P180">18</text:p>
      <text:p text:style-name="Standalone_20_Property"><text:soft-page-break/><text:span text:style-name="T335">Komora zarostlá mechem, plísní a houbami</text:span> &gt; Většina z toho jedlá, na polici vedle dveří jsou nůžky, š<text:span text:style-name="T1543">k</text:span>rabka a tác.</text:p>
      <text:list xml:id="list2257509609" text:style-name="L53">
        <text:list-item>
          <text:p text:style-name="P680">1 ze 6: nasbírané houby způsobí halucinace.</text:p>
        </text:list-item>
      </text:list>
      <text:p text:style-name="P180">19</text:p>
      <text:p text:style-name="Standalone_20_Property"><text:span text:style-name="T335">Police plné knih</text:span> &gt; Beletrie i naučná, poznámky z výzkumů kouzel, luxusní psací souprava <text:span text:style-name="T1589">(prodej 5 zl)</text:span>, zásoba kvalitního pergamenu. <text:span text:style-name="T1574">Svitek s kouzlem </text:span><text:span text:style-name="T246">oživ zbroj</text:span><text:span text:style-name="T1574">.</text:span></text:p>
      <text:p text:style-name="P89">Oživ zbroj</text:p>
      <text:p text:style-name="P166"><text:span text:style-name="T227">Suroviny:</text:span> Živé srdce humanoidního tvora, diamantový prach (nákup 20 zl), <text:span text:style-name="T1575">prach z rohů wyverny (nákup 10 zl – v Trossu se nedá koupit).</text:span></text:p>
      <text:p text:style-name="P166">Při tomto rituálu je třeba vyříznout srdce ze živého humanoidního tvora a vložit ho do hrudní části zbroje.</text:p>
      <text:list xml:id="list1635079728" text:style-name="L54">
        <text:list-item>
          <text:p text:style-name="P681">Wyvernu je možno ulovit na pláních kolem Trossu.</text:p>
        </text:list-item>
      </text:list>
      <text:p text:style-name="P180">20</text:p>
      <text:p text:style-name="P32">Velká postel<text:span text:style-name="T383"> &gt; </text:span><text:span text:style-name="T395">povlečení jde prodat za 3 zl.</text:span></text:p>
      <text:p text:style-name="Standalone_20_Property"><text:span text:style-name="T369">T</text:span><text:span text:style-name="T335">ruhlice </text:span><text:span text:style-name="T368">s těžkým víkem</text:span> &gt; Uvězněný stopu vysoký ďáblík. Marelok si ho povolal z pekel jako sluhu, ale není s jeho službami příliš spokojený. Ďáblík je vlezlý, snaživý a neskutečně nešikovný.</text:p>
      <text:p text:style-name="P180">21</text:p>
      <text:p text:style-name="P60">Kovová vana a vysoký džbán.</text:p>
      <text:p text:style-name="Standalone_20_Property"><text:soft-page-break/><text:span text:style-name="T335">Šatník</text:span> &gt; Cestovní oděv <text:span text:style-name="T1590">(prodej 6 zl)</text:span>, šaty ke dvoru <text:span text:style-name="T1590">(prodej 15 zl)</text:span>, žebrácké hadry a noční košile</text:p>
      <text:p text:style-name="Standalone_20_Property"><text:span text:style-name="T335">Kamna</text:span> &gt; Namísto ohně se jen otočí pákou a náhodné elektrické výboje vodu ohřejí.</text:p>
      <text:h text:style-name="Heading_20_2" text:outline-level="2"><text:span text:style-name="T1498">+</text:span>Dračí kostra</text:h>
      <text:p text:style-name="P5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1372982409" text:style-name="L55">
        <text:list-item>
          <text:p text:style-name="P683"><text:span text:style-name="T227">Černý blesk</text:span> <text:span text:style-name="T1496">*Kedar bárak*</text:span></text:p>
        </text:list-item>
        <text:list-item>
          <text:p text:style-name="P682"><text:span text:style-name="T227">Rudý blesk</text:span> *Adom bárak*</text:p>
        </text:list-item>
        <text:list-item>
          <text:p text:style-name="P682"><text:span text:style-name="T227">Ohnivý déšť</text:span> *<text:span text:style-name="T142">Eš gešem</text:span>*</text:p>
        </text:list-item>
        <text:list-item>
          <text:p text:style-name="P682"><text:span text:style-name="T227">Ohnivá koule</text:span> *Eš nešef*</text:p>
        </text:list-item>
        <text:list-item>
          <text:p text:style-name="P682"><text:span text:style-name="T227">Mrak smrti</text:span> *<text:span text:style-name="T142">Mavet anan</text:span>*</text:p>
        </text:list-item>
      </text:list>
      <text:p text:style-name="P136">K přerodu do kostlivého draka je potřeba celkem 17 duší zabitých těmito kouzly.</text:p>
      <text:p text:style-name="P25">Artrixos, kouzelnický učeň</text:p>
      <text:p text:style-name="P137">Vyhublý mladík v roztrhané kouzelnické róbě.</text:p>
      <text:p text:style-name="P113">&gt; <text:span text:style-name="T131">Učedník Bareuse Karsavara (viz Hlavní věž pevnosti ve městě).</text:span></text:p>
      <text:p text:style-name="P112"><text:soft-page-break/>&gt; <text:span text:style-name="T131">Podlehl dračímu našeptávání. Kouzly získanými pobytem u kostry napadne každého, kdo se ke </text:span><text:span text:style-name="T180">ní</text:span><text:span text:style-name="T131"> přiblíží.</text:span></text:p>
      <text:p text:style-name="P112">&gt; Je mo<text:span text:style-name="T131">žné ho vyléčit, stačí ho na pár dní udržet </text:span><text:span text:style-name="T181">mimo dračí kostru</text:span><text:span text:style-name="T131">.</text:span></text:p>
      <text:h text:style-name="Heading_20_2" text:outline-level="2"><text:span text:style-name="T1494">+</text:span>Godov</text:h>
      <text:p text:style-name="P59">Vesnice zásobující Brakk. Chudí lidé a bohatý <text:span text:style-name="T1349">správce.</text:span></text:p>
      <text:p text:style-name="P134"><text:span text:style-name="T339">Starý </text:span><text:span text:style-name="T335">Antoš</text:span> <text:span text:style-name="T428">&gt;</text:span> <text:span text:style-name="T1350">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59"><text:span text:style-name="T335">Baltus</text:span> <text:span text:style-name="T429">&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3">Oběd u zemana Baltuse</text:p>
      <text:list xml:id="list1214800538" text:style-name="L56">
        <text:list-item>
          <text:p text:style-name="P684"><text:span text:style-name="T1097">Z</text:span><text:span text:style-name="T1088">e </text:span><text:span text:style-name="T1098">S</text:span><text:span text:style-name="T1088">umpu už dlouho nedorazily čerstvé ryby (jídelníček stojí za bačkoru).</text:span></text:p>
        </text:list-item>
        <text:list-item>
          <text:p text:style-name="P685"><text:span text:style-name="T1097">Nešli jste náhodou </text:span><text:span text:style-name="T1098">kolem domu</text:span><text:span text:style-name="T1097"> </text:span><text:span text:style-name="T1099">velmože</text:span><text:span text:style-name="T1097"> </text:span><text:span text:style-name="T1099">V</text:span><text:span text:style-name="T1097">alena? </text:span><text:span text:style-name="T1098">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348">r</text:span>denská tvrz</text:h>
      <text:p text:style-name="P58"><text:span text:style-name="T1739">Říká se, že p</text:span>oslední <text:span text:style-name="T1738">pán</text:span> zešílel, zapečetil bránu a snědl veškeré služebnictvo. Od té doby je tvrz považována za prokletou a nikdo se k ní neodváží. <text:span text:style-name="T1739">Ve skutečnosti je to ale zástěrka, kterou šíří nekromant Uriel, který tvrz ovládl.</text:span></text:p>
      <text:p text:style-name="P204">TODO: Zvuky, stopy, pachy, světlo 🔊👣♨💡<text:span text:style-name="T495">⬤</text:span>👤</text:p>
      <text:h text:style-name="Heading_20_5" text:outline-level="5"><text:bookmark text:name="docs-internal-guid-5af89721-7fff-88a4-6719-c1e88472043e"/><text:span text:style-name="T1745">Nekromant </text:span>Uriel</text:h>
      <text:p text:style-name="P291">Sotva třicet let, bledý, černá róba a sandále</text:p>
      <text:p text:style-name="P186"><text:span text:style-name="T2">F</text:span><text:span text:style-name="T3">yzička </text:span><text:span text:style-name="T1022">4</text:span><text:span text:style-name="T3">, Finesa </text:span><text:span text:style-name="T1022">3</text:span><text:span text:style-name="T3">, Duše </text:span><text:span text:style-name="T124">5</text:span><text:span text:style-name="T3">, </text:span><text:span text:style-name="T88">Ž</text:span><text:span text:style-name="T33">ivot</text:span><text:span text:style-name="T88">y </text:span><text:span text:style-name="T1022">10</text:span></text:p>
      <text:list xml:id="list149236739" text:style-name="L57">
        <text:list-item>
          <text:p text:style-name="P531"><text:span text:style-name="T326">Kouzla: </text:span>Dlouhá ruka <text:span text:style-name="T281">*Aruk jad*</text:span>, Dým <text:span text:style-name="T281">*Ašan*</text:span>, Beranidlo <text:span text:style-name="T281">*Zelokvah*</text:span>, Oko <text:span text:style-name="T281">*Ajin*</text:span>, Protoplazma <text:span text:style-name="T281">*Makor </text:span><text:span text:style-name="T167">refeš</text:span><text:span text:style-name="T281">*</text:span>, Sugesce <text:span text:style-name="T281">*</text:span><text:span text:style-name="T167">Hašáh</text:span><text:span text:style-name="T281">*</text:span>, <text:span text:style-name="T202">Neviditelná zbroj </text:span><text:span text:style-name="T171">*Ij ryjut </text:span><text:span text:style-name="T168">širion</text:span><text:span text:style-name="T171">*</text:span><text:span text:style-name="T202">, Třpytivá zář </text:span><text:span text:style-name="T171">*Misanver lehavah*</text:span><text:span text:style-name="T202">, Zapomeň </text:span><text:span text:style-name="T171">*Šakhah*</text:span><text:span text:style-name="T202">, Tlampač </text:span><text:span text:style-name="T171">*Ramkol*</text:span><text:span text:style-name="T202">, Paralýza </text:span><text:span text:style-name="T171">*</text:span><text:span text:style-name="T167">Šituk</text:span><text:span text:style-name="T171">*</text:span><text:span text:style-name="T202">, Lazebník </text:span><text:span text:style-name="T171">*Sapar*</text:span><text:span text:style-name="T202">, Návrat </text:span><text:span text:style-name="T171">*</text:span><text:span text:style-name="T167">Hašavah</text:span><text:span text:style-name="T171">*</text:span><text:span text:style-name="T202">, Ledová dýka </text:span><text:span text:style-name="T171">*Kerach pygion*</text:span><text:span text:style-name="T202">, Ledová past </text:span><text:span text:style-name="T171">*Kerach peh*</text:span><text:span text:style-name="T202">, Duševní úder </text:span><text:span text:style-name="T171">*Nefeš nagaf*</text:span><text:span text:style-name="T202">, Mrak smrti </text:span><text:span text:style-name="T171">*</text:span><text:span text:style-name="T167">Mavet anan</text:span><text:span text:style-name="T171">*</text:span><text:span text:style-name="T202">, Mraziv</text:span><text:span text:style-name="T142">á bouře </text:span><text:span text:style-name="T167">*Karah sufah*</text:span><text:span text:style-name="T142">, Neviditelnost</text:span><text:span text:style-name="T203"> </text:span><text:span text:style-name="T168">*Ij ryjut*</text:span><text:span text:style-name="T203">, Hyperprostor </text:span><text:span text:style-name="T168">*Hávarah chalal*</text:span><text:span text:style-name="T203">, Hypnóza </text:span><text:span text:style-name="T168">*Hipnut*</text:span></text:p>
        </text:list-item>
      </text:list>
      <text:p text:style-name="P88"><text:span text:style-name="T169">Družina s ním p</text:span><text:span text:style-name="T168">ravděpodobně bude bojovat několikrát – </text:span><text:span text:style-name="T1205">okolnosti</text:span><text:span text:style-name="T170"> jsou v popisu místností</text:span><text:span text:style-name="T168">.</text:span></text:p>
      <text:p text:style-name="P182">Pevnost zvenku</text:p>
      <text:p text:style-name="Standalone_20_Property"><text:span text:style-name="T1769">🔊 </text:span><text:span text:style-name="T1326">Skrz bránu je slyšet tiché skřípání zubů – ani po delší době nepřestává.</text:span></text:p>
      <text:p text:style-name="Standalone_20_Property"><text:span text:style-name="T401">♨ </text:span><text:span text:style-name="T402">Z tvrze je cítit slabý mrtvolný zápach.</text:span></text:p>
      <text:p text:style-name="P203"><text:soft-page-break/><text:span text:style-name="T1761">Hradba </text:span><text:span text:style-name="T1283">je</text:span><text:span text:style-name="T1761"> vysoká </text:span><text:span text:style-name="T1766">jen kolem tří metrů</text:span><text:span text:style-name="T1761">, ale je dobře udržovaná. </text:span><text:span text:style-name="T472">Brána</text:span><text:span text:style-name="T1762"> je </text:span><text:span text:style-name="T1280">ze severu, padací mříž je zvednutá. </text:span><text:span text:style-name="T1282">V severozápadním rohu je strážní věž.</text:span><text:span text:style-name="T1280"> </text:span><text:span text:style-name="T1281">V jižní části jsou hospodářské budovy, z některých stoupá kouř.</text:span><text:span text:style-name="T1761"> Na hradbách </text:span><text:span text:style-name="T1764">ani na věži</text:span><text:span text:style-name="T1761"> nikdo není.<text:line-break/><text:tab/></text:span>Z <text:span text:style-name="T1760">jižní strany je pevnost částečně zapuštěná do skály – jsou v ní <text:s/>vidět </text:span><text:span text:style-name="T1765">úzké</text:span><text:span text:style-name="T1760"> průzory.</text:span></text:p>
      <text:p text:style-name="P207"><text:span text:style-name="Emphasis"><text:span text:style-name="T503">▸ </text:span></text:span><text:span text:style-name="T1775">V </text:span><text:span text:style-name="T473">bráně</text:span><text:span text:style-name="T1775"> je </text:span><text:span text:style-name="T1776">kromě</text:span><text:span text:style-name="T1775"> mříž</text:span><text:span text:style-name="T1776">e ještě</text:span><text:span text:style-name="T1775"> </text:span><text:span text:style-name="T1286">spouštěcí</text:span><text:span text:style-name="T1775"> dřevěná brána – také zvednutá.</text:span></text:p>
      <text:p text:style-name="P206"><text:span text:style-name="T1768">👣 Před bránou jsou vyjeté koleje od vozů.</text:span><text:span text:style-name="T1767"> </text:span><text:span text:style-name="T1771">Pěší stopy už dávno smyl déšť, dlouho tudy nikdo nešel.<text:line-break/><text:tab/></text:span><text:span text:style-name="T1767">•• </text:span><text:span text:style-name="T1770">Stopy od vozů </text:span><text:span text:style-name="T1767">jsou staré, </text:span><text:span text:style-name="T1285">několik týdnů</text:span><text:span text:style-name="T1767"> tudy žádný neprojel.</text:span></text:p>
      <text:p text:style-name="P181">1</text:p>
      <text:p text:style-name="Standalone_20_Property"><text:span text:style-name="T335">Z ochozu nad branou visí v řetězech tři lebky</text:span> &gt; Skřípají zuby a kdykoli někdo vkročí na nádvoří, chrastivě se smějí.</text:p>
      <text:p text:style-name="Standalone_20_Property"><text:span text:style-name="T335">Nádvoří s rozrytými zbytky dlažby</text:span> &gt; Poseté kostmi, hadry a kusy zničeného či zrezlého vybavení.</text:p>
      <text:p text:style-name="P205"><text:span text:style-name="T1768"><text:tab/>👣 </text:span><text:span text:style-name="T1284">S</text:span><text:span text:style-name="T1772">topy kostlivců<text:line-break/><text:tab/><text:tab/>•• jsou několik dní staré</text:span></text:p>
      <text:p text:style-name="Standalone_20_Property"><text:span text:style-name="T335">Dřevěná stáj</text:span> &gt; Ztrouchnivělá. Uvnitř stojí nehybný kost<text:span text:style-name="T1294">liv</text:span>ý kůň, který ožije a zaútočí jedině v sebeobraně.</text:p>
      <text:list xml:id="list3947379739" text:style-name="L58">
        <text:list-header>
          <text:p text:style-name="P510">Kostlivý kůň</text:p>
        </text:list-header>
      </text:list>
      <text:list xml:id="list2010485396" text:style-name="L59">
        <text:list-header>
          <text:p text:style-name="P423"><text:span text:style-name="T2">F</text:span><text:span text:style-name="T3">yzička </text:span><text:span text:style-name="T104">4</text:span><text:span text:style-name="T3">, Finesa </text:span><text:span text:style-name="T104">1</text:span><text:span text:style-name="T3">, Duše -</text:span><text:span text:style-name="T1054">, </text:span><text:span text:style-name="T1055">Ž</text:span><text:span text:style-name="T1056">ivot</text:span><text:span text:style-name="T1055">y </text:span><text:span text:style-name="T1057">13</text:span></text:p>
          <text:p text:style-name="P352"><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3"><text:span text:style-name="T1045">Rychlost:</text:span><text:span text:style-name="T1060"> </text:span><text:span text:style-name="T1061">jako </text:span><text:span text:style-name="T1062">kůň</text:span></text:p>
          <text:p text:style-name="P353"><text:span text:style-name="T1044">Smysly:</text:span><text:span text:style-name="T1058"> </text:span><text:span text:style-name="T1059">magický zrak a⁠ sluch</text:span></text:p>
          <text:p text:style-name="P423"><text:soft-page-break/><text:span text:style-name="T757">⚔ </text:span><text:span text:style-name="T1043">Z</text:span><text:span text:style-name="T1042">uby</text:span><text:span text:style-name="T1043">:</text:span><text:span text:style-name="T1051"> </text:span><text:span text:style-name="T1052">4</text:span><text:span text:style-name="T1051"> + k6, zranění </text:span><text:span text:style-name="T1053">0</text:span></text:p>
          <text:p text:style-name="P423"><text:span text:style-name="T757">⚔ </text:span><text:span text:style-name="T1042">Kopyta</text:span><text:span text:style-name="T1043">:</text:span><text:span text:style-name="T1051"> </text:span><text:span text:style-name="T1052">4</text:span><text:span text:style-name="T1051"> + k6, zranění </text:span><text:span text:style-name="T1053">1</text:span></text:p>
        </text:list-header>
      </text:list>
      <text:p text:style-name="Standalone_20_Property"><text:span text:style-name="T335">Kamenná studna</text:span> &gt; Dřevěné vědro na dlouhém laně. Pouze díra do 13. ve sklepení, kde je skutečná studna umístěná – <text:span text:style-name="T1773">je funk</text:span><text:span text:style-name="T1774">č</text:span><text:span text:style-name="T1773">ní, dá se z ní vytáhnout pitná voda</text:span>.</text:p>
      <text:p text:style-name="P188"><text:tab/>⬤<text:span text:style-name="T383"> </text:span><text:span text:style-name="T404">Dole je tma.</text:span></text:p>
      <text:p text:style-name="Standalone_20_Property"><text:span text:style-name="T335">Na bok převrácený vůz</text:span> &gt; Jeden prázdný sud, chybí přední kola.</text:p>
      <text:p text:style-name="Standalone_20_Property"><text:span text:style-name="T335">Hradní ochozy</text:span> &gt; <text:span text:style-name="T1291">6</text:span> ležící<text:span text:style-name="T1779">ch</text:span> kostlivc<text:span text:style-name="T1779">ů</text:span> s luky. Přístupné z žebříků u věže a po stranách stáje.</text:p>
      <text:list xml:id="list558016860" text:style-name="L60">
        <text:list-header>
          <text:p text:style-name="P688"><text:span text:style-name="T2">K</text:span><text:span text:style-name="T1">ostlivec s lukem</text:span></text:p>
          <text:p text:style-name="P692"><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4"><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4"><text:span text:style-name="T1045">Rychlost:</text:span><text:span text:style-name="T1060"> </text:span><text:span text:style-name="T1061">jako člověk</text:span></text:p>
          <text:p text:style-name="P354"><text:span text:style-name="T1044">Smysly:</text:span><text:span text:style-name="T1058"> </text:span><text:span text:style-name="T1059">magický zrak a⁠ sluch</text:span></text:p>
          <text:p text:style-name="P354"><text:span text:style-name="T1047">Detekovatelnost</text:span><text:span text:style-name="T1048">:</text:span><text:span text:style-name="T1065"> </text:span><text:span text:style-name="T1066">není</text:span><text:span text:style-name="T1065"> vidět pomocí </text:span><text:span text:style-name="Schopnost"><text:span text:style-name="T1067">infravidění</text:span></text:span><text:span text:style-name="T1065">.</text:span></text:p>
          <text:p text:style-name="P424"><text:span text:style-name="T757">⚔ </text:span><text:span text:style-name="T1046">Pařáty</text:span><text:span text:style-name="T10">:</text:span><text:span text:style-name="T33"> </text:span><text:span text:style-name="T105">3 + k6, zranění 1</text:span></text:p>
          <text:p text:style-name="P424"><text:span text:style-name="T757">⚔ </text:span><text:span text:style-name="T1049">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35">Věž</text:span> &gt; Ohořelý kostlivec, <text:span text:style-name="T1746">prohýbá se pod váhou </text:span><text:span text:style-name="T1747">dvojručního</text:span><text:span text:style-name="T1746"> meče</text:span>. Páka a naviják k ovládání mříž<text:span text:style-name="T1763">e v bráně</text:span>. <text:span text:style-name="T1741">Meč patřil krollovi Pogovi (bojovnice Raegan </text:span><text:span text:style-name="T1742">z hospody </text:span><text:span text:style-name="T270">U rezavého meče</text:span><text:span text:style-name="T1741"> ho pozn</text:span><text:span text:style-name="T1742">á</text:span><text:span text:style-name="T1741">).</text:span></text:p>
      <text:list xml:id="list174851233509495" text:continue-numbering="true" text:style-name="L60">
        <text:list-header>
          <text:p text:style-name="P689"><text:span text:style-name="T2">K</text:span><text:span text:style-name="T1">ostlivec s </text:span><text:span text:style-name="T108">mečem</text:span></text:p>
          <text:p text:style-name="P693"><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5"><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5"><text:soft-page-break/><text:span text:style-name="T1045">Rychlost:</text:span><text:span text:style-name="T1060"> </text:span><text:span text:style-name="T1061">jako člověk</text:span></text:p>
          <text:p text:style-name="P355"><text:span text:style-name="T1044">Smysly:</text:span><text:span text:style-name="T1058"> </text:span><text:span text:style-name="T1059">magický zrak a⁠ sluch</text:span></text:p>
          <text:p text:style-name="P360"><text:span text:style-name="T1069">Detekovatelnost</text:span><text:span text:style-name="T1070">:</text:span><text:span text:style-name="T1065"> </text:span><text:span text:style-name="T1066">není</text:span><text:span text:style-name="T1065"> vidět pomocí </text:span><text:span text:style-name="Schopnost"><text:span text:style-name="T1067">infravidění</text:span></text:span><text:span text:style-name="T1065">.</text:span></text:p>
          <text:p text:style-name="P428"><text:span text:style-name="T760">⚔</text:span><text:span text:style-name="T758"> </text:span><text:span text:style-name="T759">Dvojruční m</text:span><text:span text:style-name="T1068">eč</text:span><text:span text:style-name="T33">:</text:span><text:span text:style-name="T25"> </text:span><text:span text:style-name="T27">1</text:span><text:span text:style-name="T26"> + k6, zranění </text:span><text:span text:style-name="T28">3</text:span></text:p>
        </text:list-header>
      </text:list>
      <text:p text:style-name="P289"><text:span text:style-name="T1311">Mrtvoly</text:span><text:span text:style-name="T335"> zavěšen</text:span><text:span text:style-name="T377">é</text:span><text:span text:style-name="T335"> na kůlech</text:span> &gt; Na vrcholcích kůlů jsou vozová kola, ze kterých visí mrtvoly Reaganiných (viz Drby) spolubojovníků. Nejsou uvázáni pevně, a pokud se k nim někdo přiblíží, zapadne sekundární brána z trámových mříží a <text:span text:style-name="T1292">jak oni, tak</text:span> kostlivci <text:span text:style-name="T1800">na hradbách</text:span> ožijí a zaútočí (<text:span text:style-name="T1748">j</text:span>edna příčka je rozsekaná a dovoluje hubeným a neobrněným postavám uniknout).</text:p>
      <text:list xml:id="list3607074525" text:style-name="L61">
        <text:list-header>
          <text:p text:style-name="P698"><text:span text:style-name="T1768">♨ </text:span><text:span text:style-name="T1777">Silný mrtvolný zápach. </text:span><text:span text:style-name="T1778">Mrtvoly jsou v pokročilém stádiu rozkladu, nejspíš tu visí několik týdnů.</text:span></text:p>
        </text:list-header>
      </text:list>
      <text:p text:style-name="P289"><text:tab/>Někdo jim sebral zbraně i veškeré další vybavení.</text:p>
      <text:list xml:id="list2662685732" text:style-name="L62">
        <text:list-item>
          <text:p text:style-name="P703">Kroll Pog - <text:span text:style-name="T1744">z</text:span><text:span text:style-name="T1743">prohýbaná těžká zbroj na krolla</text:span></text:p>
          <text:list>
            <text:list-header>
              <text:p text:style-name="P699">Fyzička <text:span text:style-name="Brawn_20__28_Attributes_29_"><text:span text:style-name="T1788">4</text:span></text:span>, Finesa <text:span text:style-name="Finesse_20__28_Attributes_29_"><text:span text:style-name="T1794">1</text:span></text:span>, Duše <text:span text:style-name="Spirit_20__28_Attributes_29_">-</text:span>, Životy 1<text:span text:style-name="T1287">4</text:span></text:p>
              <text:p text:style-name="P699">Zbroj: <text:span text:style-name="T1287">2</text:span></text:p>
              <text:p text:style-name="P700"><text:span text:style-name="Unicode_20_Character"><text:span text:style-name="T763">⚔</text:span></text:span><text:span text:style-name="Unicode_20_Character"> </text:span><text:span text:style-name="T1288">Pařáty</text:span>: <text:span text:style-name="Brawn_20__28_Attributes_29_"><text:span text:style-name="T1789">4</text:span></text:span> + k6, zranění <text:span text:style-name="T1296">0</text:span></text:p>
            </text:list-header>
          </text:list>
        </text:list-item>
        <text:list-item>
          <text:p text:style-name="P699">Elf Sírdan - <text:span text:style-name="T1744">r</text:span><text:span text:style-name="T1743">oztrhaná kouzelnická róba</text:span></text:p>
          <text:list>
            <text:list-header>
              <text:p text:style-name="P701">Fyzička <text:span text:style-name="Brawn_20__28_Attributes_29_"><text:span text:style-name="T1790">3</text:span></text:span>, Finesa <text:span text:style-name="Finesse_20__28_Attributes_29_"><text:span text:style-name="T1794">1</text:span></text:span>, Duše <text:span text:style-name="Spirit_20__28_Attributes_29_">-</text:span>, Životy <text:span text:style-name="T1289">13</text:span></text:p>
              <text:p text:style-name="P701"><text:span text:style-name="Unicode_20_Character"><text:span text:style-name="T763">⚔</text:span></text:span><text:span text:style-name="Unicode_20_Character"> </text:span><text:span text:style-name="T1288">Pařáty</text:span>: <text:span text:style-name="Brawn_20__28_Attributes_29_"><text:span text:style-name="T1790">3</text:span></text:span> + k6, zranění <text:span text:style-name="T1296">0</text:span></text:p>
            </text:list-header>
          </text:list>
        </text:list-item>
        <text:list-item>
          <text:p text:style-name="P702"><text:span text:style-name="T1740">Hobit</text:span><text:span text:style-name="T1273">ka</text:span><text:span text:style-name="T1740"> Ručka - </text:span><text:span text:style-name="T1744">m</text:span><text:span text:style-name="T1743">ěšťanské šaty</text:span></text:p>
          <text:list>
            <text:list-header>
              <text:p text:style-name="P701">Fyzička <text:span text:style-name="Brawn_20__28_Attributes_29_"><text:span text:style-name="T1792">2</text:span></text:span>, Finesa <text:span text:style-name="Finesse_20__28_Attributes_29_"><text:span text:style-name="T1795">2</text:span></text:span>, Duše <text:span text:style-name="Spirit_20__28_Attributes_29_">-</text:span>, Životy <text:span text:style-name="T1289">1</text:span><text:span text:style-name="T1290">2</text:span></text:p>
              <text:p text:style-name="P701"><text:span text:style-name="Unicode_20_Character"><text:span text:style-name="T763">⚔</text:span></text:span><text:span text:style-name="Unicode_20_Character"> </text:span><text:span text:style-name="T1288">Pařáty</text:span>: <text:span text:style-name="Brawn_20__28_Attributes_29_"><text:span text:style-name="T1791">2</text:span></text:span> + k6, zranění <text:span text:style-name="T1296">0</text:span></text:p>
            </text:list-header>
            <text:list-item>
              <text:p text:style-name="P704"><text:soft-page-break/>V <text:span text:style-name="T1799">šatech</text:span> má skryté 2 vrhací dýky</text:p>
            </text:list-item>
            <text:list-item>
              <text:p text:style-name="P705">V opasku má zašitých 5 zl</text:p>
            </text:list-item>
          </text:list>
        </text:list-item>
      </text:list>
      <text:p text:style-name="P181">2</text:p>
      <text:p text:style-name="P283">Chlív s hliněnou podlahou</text:p>
      <text:p text:style-name="P190">⬤<text:span text:style-name="T383"> </text:span><text:span text:style-name="T408">V místnosti se nesvítí, ale pokud je den a jsou otevřené dveře na nádvoří, je vidět dobře.</text:span></text:p>
      <text:p text:style-name="P202"><text:span text:style-name="T405">👣 </text:span><text:span text:style-name="T408">Staré stopy kostlivců</text:span></text:p>
      <text:p text:style-name="P283">Džbán s <text:span text:style-name="T1804">povadlým</text:span> rudým tulipánem</text:p>
      <text:p text:style-name="P181">3</text:p>
      <text:p text:style-name="P189">⬤<text:span text:style-name="T383"> </text:span><text:span text:style-name="T408">V místnosti se nesvítí.</text:span></text:p>
      <text:p text:style-name="P283">Zašlá bílá omítka, valená klenba, dřevěná podlaha</text:p>
      <text:p text:style-name="Standalone_20_Property"><text:span text:style-name="T335">Nápis na stěně “Tohle není konec! Však ona mě bude milovat!”</text:span> &gt; Zdá se být naškrában<text:span text:style-name="T1613">ý</text:span> dýkou.</text:p>
      <text:p text:style-name="P209"><text:span text:style-name="T376">👣</text:span><text:span text:style-name="T405"> </text:span><text:span text:style-name="T407">Z</text:span><text:span text:style-name="T406"> prachu na podlaze </text:span><text:span text:style-name="T1313">lze vyčíst:</text:span></text:p>
      <text:list xml:id="list1838161993" text:style-name="L63">
        <text:list-item>
          <text:p text:style-name="P707"><text:span text:style-name="T1315">S</text:span><text:span text:style-name="T1312">krz tuto místnost chodí kostlivci (do všech třech východů).</text:span></text:p>
        </text:list-item>
        <text:list-item>
          <text:p text:style-name="P706"><text:span text:style-name="T1315">T</text:span><text:span text:style-name="T1313">en, kdo nápis vyryl, měl sandály </text:span><text:span text:style-name="T1314">lidské velikosti</text:span><text:span text:style-name="T406">.</text:span></text:p>
        </text:list-item>
        <text:list-item>
          <text:p text:style-name="P706"><text:span text:style-name="T418">Ten, kdo zanechal stopy od sandálů, nedávno </text:span><text:span text:style-name="T1316">šel</text:span><text:span text:style-name="T418"> skrz tuto místnost od dveří do 5 ke vstupu do a zpět.</text:span></text:p>
        </text:list-item>
      </text:list>
      <text:p text:style-name="P181">4</text:p>
      <text:p text:style-name="P191"><text:span text:style-name="T409">⬤ </text:span><text:span text:style-name="T408">V místnosti se nesvítí.</text:span></text:p>
      <text:p text:style-name="Standalone_20_Property"><text:span text:style-name="T335">Rozlámaný nábytek</text:span> &gt; Komody, židle, lavice.</text:p>
      <text:p text:style-name="Standalone_20_Property"><text:soft-page-break/><text:span text:style-name="T335">Hromada harampádí</text:span> &gt; Prosté šaty, vidle, lopaty, krumpáč, několik motyk, kolovrat, <text:span text:style-name="T1742">zlomená kouzelnická </text:span><text:span text:style-name="T1741">hůl, </text:span><text:span text:style-name="T1780">3 různě velké torny (jedna pro krolla, jedna pro elfa, jedna pro hobita, </text:span><text:span text:style-name="T1781">v</text:span><text:span text:style-name="T1780"> každé je standardní cestovní výbava</text:span><text:span text:style-name="T1781">)</text:span><text:span text:style-name="T1780">.</text:span></text:p>
      <text:p text:style-name="P210"><text:span text:style-name="T376">👣</text:span><text:span text:style-name="T405"> </text:span><text:span text:style-name="T417">Staré stopy kostlivců.</text:span></text:p>
      <text:h text:style-name="Heading_20_4" text:outline-level="4">5 <text:span text:style-name="T1805">Kuchyně</text:span></text:h>
      <text:p text:style-name="P192"><text:span text:style-name="T410">Ve dne </text:span><text:span text:style-name="T405">💡 </text:span><text:span text:style-name="T411">(štěrbiny ve skále)</text:span><text:span text:style-name="T405">, </text:span><text:span text:style-name="T410">v noci </text:span><text:span text:style-name="T409">⬤</text:span></text:p>
      <text:p text:style-name="Standalone_20_Property"><text:span text:style-name="T335">Beznohý kostlivec</text:span> &gt; Posunuje se po stolech a děravou konví zalévá květiny.</text:p>
      <text:list xml:id="list174851193196010" text:continue-list="list174851233509495" text:style-name="L60">
        <text:list-header>
          <text:p text:style-name="P690"><text:span text:style-name="T121">Beznohý k</text:span><text:span text:style-name="T1">ostlivec</text:span></text:p>
          <text:p text:style-name="P694"><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6"><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61"><text:span text:style-name="T1071">Rychlost:</text:span><text:span text:style-name="T1079"> </text:span><text:span text:style-name="T1080">jako </text:span><text:span text:style-name="T1081">chůze</text:span></text:p>
          <text:p text:style-name="P429"><text:span text:style-name="T763">⚔</text:span><text:span text:style-name="T761"> </text:span><text:span text:style-name="T1076">Pařáty</text:span><text:span text:style-name="T109">:</text:span><text:span text:style-name="T114"> </text:span><text:span text:style-name="T115">3</text:span><text:span text:style-name="T116"> + k6, zranění </text:span><text:span text:style-name="T1082">0</text:span></text:p>
        </text:list-header>
      </text:list>
      <text:p text:style-name="Standalone_20_Property"><text:span text:style-name="T335">Pod okny stoly s bylinami</text:span> &gt; Jedovaté, léčivé i jiné. <text:span text:style-name="T1614">Alchymista z nich může vytěžit 10 </text:span><text:span text:style-name="T1295">kapek kvintesence</text:span>.</text:p>
      <text:p text:style-name="Standalone_20_Property"><text:span text:style-name="T335">Zpoza dveří </text:span><text:span text:style-name="T371">do</text:span><text:span text:style-name="T335"> 6 se ozývá hlasitá recitace</text:span> &gt; <text:span text:style-name="T1274">Jde o konec rituálu pronášeného ve staré řeči. Pokud j</text:span><text:span text:style-name="T1275">i</text:span><text:span text:style-name="T1274"> nějaká z postav </text:span><text:span text:style-name="T1275">zná</text:span><text:span text:style-name="T1274">:</text:span></text:p>
      <text:list xml:id="list3250418158" text:style-name="L64">
        <text:list-header>
          <text:p text:style-name="P464">„...a já ti přikazuji: Toto tělo budeš obývat a moje přání a rozkazy budeš plnit, dokud tě ze služby nepropustím. Tak se staň!“</text:p>
        </text:list-header>
      </text:list>
      <text:p text:style-name="P181">6</text:p>
      <text:p text:style-name="P193"><text:span text:style-name="T405">💡 </text:span><text:span text:style-name="T412">Světlo </text:span><text:span text:style-name="T419">od</text:span><text:span text:style-name="T412"> modrého ohně.</text:span></text:p>
      <text:p text:style-name="P200"><text:soft-page-break/><text:span text:style-name="T412">♨ </text:span><text:span text:style-name="T413">Mrtvolný zápach.</text:span></text:p>
      <text:p text:style-name="P208"><text:span text:style-name="T496">🔊 </text:span><text:span text:style-name="T500">Nespokojené hluboké mručení</text:span><text:span text:style-name="T499">.</text:span></text:p>
      <text:p text:style-name="Standalone_20_Property"><text:span text:style-name="T335">V kruhu modrého ohně stojí urostlý orkský válečník</text:span> &gt; Dřevěnokostěná zbroj, masivní sekera, šíp skrz krk.</text:p>
      <text:list xml:id="list3868257045" text:style-name="L65">
        <text:list-header>
          <text:p text:style-name="P304">Fyzička <text:span text:style-name="Brawn_20__28_Attributes_29_">5</text:span>, Finesa <text:span text:style-name="Finesse_20__28_Attributes_29_">3</text:span>, Duše <text:span text:style-name="Spirit_20__28_Attributes_29_">2</text:span>, Životy 1<text:span text:style-name="T1785">5</text:span></text:p>
          <text:p text:style-name="P305">Zbroj: 1</text:p>
          <text:p text:style-name="P455"><text:span text:style-name="Unicode_20_Character"><text:span text:style-name="T763">⚔</text:span></text:span><text:span text:style-name="Unicode_20_Character"><text:span text:style-name="T1782"> </text:span></text:span><text:span text:style-name="T1782">Dvojruční </text:span><text:span text:style-name="T1783">sekera</text:span><text:span text:style-name="T1782">: </text:span><text:span text:style-name="Brawn_20__28_Attributes_29_"><text:span text:style-name="T1782">5</text:span></text:span><text:span text:style-name="T1782"> + k6, zranění 3</text:span></text:p>
        </text:list-header>
      </text:list>
      <text:p text:style-name="Standalone_20_Property"><text:span text:style-name="T335">Nekromant Uriel stojí za ním</text:span> &gt; Sotva třicet let, bledý, černá róba a sandále. <text:span text:style-name="T1786">V kapse má </text:span><text:span text:style-name="T273">velký k</text:span><text:span text:style-name="T227">líč </text:span><text:span text:style-name="T273">z černého železa</text:span>.</text:p>
      <text:p text:style-name="P210"><text:span text:style-name="T1246">👣</text:span><text:span text:style-name="T1239"> </text:span><text:span text:style-name="T1240">Stopy od sandálů<text:line-break/><text:tab/>•• Dotyčný chodil kolem kruhu modrého ohně, </text:span><text:span text:style-name="T1241">čas od času se zastavoval</text:span><text:span text:style-name="T1240">.</text:span></text:p>
      <text:p text:style-name="P181">7</text:p>
      <text:p text:style-name="P194"><text:span text:style-name="T409">⬤ </text:span><text:span text:style-name="T408">V místnosti se nesvítí.</text:span></text:p>
      <text:p text:style-name="Standalone_20_Property"><text:span text:style-name="T335">Na hromadu naskládané rakve</text:span> &gt; Různě drahé, různě velké, až na jednu prázdné. Ta je plná dětských koster, mezi kterými prolézají stopu dlouzí červi s paralyzujícím jedem.</text:p>
      <text:list xml:id="list322385047" text:style-name="L66">
        <text:list-header>
          <text:p text:style-name="P511">9 červů</text:p>
        </text:list-header>
      </text:list>
      <text:list xml:id="list174852070565779" text:continue-list="list3868257045" text:style-name="L65">
        <text:list-header>
          <text:p text:style-name="P708"><text:span text:style-name="T1751">Fyzička </text:span><text:span text:style-name="Brawn_20__28_Attributes_29_"><text:span text:style-name="T1787">1</text:span></text:span><text:span text:style-name="T1751">, Finesa </text:span><text:span text:style-name="Finesse_20__28_Attributes_29_"><text:span text:style-name="T1793">2</text:span></text:span><text:span text:style-name="T1751">, Duše </text:span><text:span text:style-name="Spirit_20__28_Attributes_29_"><text:span text:style-name="T1751">-</text:span></text:span><text:span text:style-name="T1751">, Životy </text:span><text:span text:style-name="T1784">4</text:span></text:p>
          <text:p text:style-name="P708"><text:span text:style-name="Unicode_20_Character"><text:span text:style-name="T1798">⚔</text:span></text:span><text:span text:style-name="Unicode_20_Character"><text:span text:style-name="T1797"> 2 + k6, zranění 0 + jed</text:span></text:span></text:p>
          <text:list>
            <text:list-header>
              <text:p text:style-name="P379"><text:span text:style-name="T1460">Jed</text:span><text:span text:style-name="T990">: </text:span><text:span text:style-name="T991">8</text:span><text:span text:style-name="T922"> </text:span><text:span text:style-name="T923">+ k6 </text:span><text:span text:style-name="T924">proti Fyzičce</text:span></text:p>
              <text:p text:style-name="P379"><text:span text:style-name="T802">L</text:span><text:span text:style-name="T811">atence:</text:span><text:span text:style-name="T925"> </text:span><text:span text:style-name="T991">1</text:span><text:span text:style-name="T925"> m</text:span><text:span text:style-name="T926">inut</text:span><text:span text:style-name="T991">a</text:span></text:p>
              <text:p text:style-name="P379"><text:soft-page-break/><text:span text:style-name="Success_20_Bullet">•</text:span><text:span text:style-name="Invisible_20_Success_20_Bullet"> </text:span>zpomalení</text:p>
              <text:p text:style-name="P379"><text:span text:style-name="Success_20_Bullet">• •</text:span><text:span text:style-name="Invisible_20_Success_20_Bullet"> </text:span>znehybnění končetiny</text:p>
              <text:p text:style-name="P379"><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80"><text:span text:style-name="T833">Trvání</text:span><text:span text:style-name="T811">:</text:span><text:span text:style-name="T925"> </text:span><text:span text:style-name="T992">několik minut</text:span></text:p>
            </text:list-header>
          </text:list>
        </text:list-header>
      </text:list>
      <text:p text:style-name="P211"><text:span text:style-name="T854">👣</text:span><text:span text:style-name="T847"> </text:span><text:span text:style-name="T849">Staré s</text:span><text:span text:style-name="T848">topy </text:span><text:span text:style-name="T849">kostlivců</text:span></text:p>
      <text:p text:style-name="P181">8</text:p>
      <text:p text:style-name="P195"><text:span text:style-name="T409">⬤ </text:span><text:span text:style-name="T408">V místnosti se nesvítí.</text:span></text:p>
      <text:p text:style-name="Standalone_20_Property"><text:span text:style-name="T335">Šatní skříň</text:span> &gt; Prázdná</text:p>
      <text:p text:style-name="Standalone_20_Property"><text:span text:style-name="T378">Světle modrý k</text:span><text:span text:style-name="T335">oberec s propáleným středem</text:span> &gt; <text:span text:style-name="T1293">N</text:span>a stropě nad ním je černožlutá stopa po spáleném tuku. Pod kobercem je runový kruh, který spálí na kost kohokoli, kdo jím projde (k neutralizaci stačí porušit křídu)</text:p>
      <text:list xml:id="list2661459954" text:style-name="L67">
        <text:list-header>
          <text:p text:style-name="P709"><text:span text:style-name="T840">Runový kruh</text:span><text:span text:style-name="T1087">:</text:span><text:span text:style-name="T58"> </text:span><text:span text:style-name="T1020">6</text:span><text:span text:style-name="T126"> + k6 proti F</text:span><text:span text:style-name="T1020">yzičce, zranění 8kz </text:span><text:span text:style-name="T777">ohněm</text:span></text:p>
        </text:list-header>
      </text:list>
      <text:p text:style-name="Standalone_20_Property"><text:span text:style-name="T335">Za dveřmi schody do suterénu</text:span> &gt; Průvan a zápach horkého loje.</text:p>
      <text:p text:style-name="Standalone_20_Property"><text:span text:style-name="T782">⚠</text:span> Pokud družina neprozkoumala 6, měl by je dohnat nemrtvý ork a nekromant.</text:p>
      <text:p text:style-name="P212"><text:span text:style-name="T1246">👣</text:span><text:span text:style-name="T1239"> </text:span><text:span text:style-name="T1240">Stopy od sandálů </text:span><text:span text:style-name="T1242">obchází díru uprostřed koberce<text:line-break/><text:tab/>•• Na koberci je krvavá stopa po ležícím těle, které pak někdo odtáhnul pryč.</text:span></text:p>
      <text:p text:style-name="P181">9</text:p>
      <text:p text:style-name="P196"><text:span text:style-name="T410">Ve dne </text:span><text:span text:style-name="T405">💡 </text:span><text:span text:style-name="T411">(štěrbin</text:span><text:span text:style-name="T414">a</text:span><text:span text:style-name="T411"> ve skále)</text:span><text:span text:style-name="T405">, </text:span><text:span text:style-name="T410">v noci </text:span><text:span text:style-name="T409">⬤</text:span></text:p>
      <text:p text:style-name="P201"><text:span text:style-name="T412">♨ </text:span><text:span text:style-name="T415">Slabá vůně koupele.</text:span></text:p>
      <text:p text:style-name="Standalone_20_Property"><text:span text:style-name="T335">V podlaze zapuštěná vana z keramických kachlí</text:span> &gt; Na dně je půl stopy studené narůžovělé vody</text:p>
      <text:p text:style-name="Standalone_20_Property"><text:soft-page-break/><text:span text:style-name="T335">Kovová kamna s hrncem vody</text:span> &gt; <text:span text:style-name="T1802">Jsou studená.</text:span> Vývod kouře je protažen puklinou ve skále, kterou je vidět ven z tvrz<text:span text:style-name="T1801">e</text:span>.</text:p>
      <text:p text:style-name="P213"><text:span text:style-name="T1246">👣</text:span><text:span text:style-name="T1239"> </text:span><text:span text:style-name="T1240">Stopy </text:span><text:span text:style-name="T1243">od kostlivců a</text:span><text:span text:style-name="T1240"> od sandálů<text:line-break/><text:tab/></text:span><text:span text:style-name="T1243">•• Osoba v sandálech se zde zula a koupala</text:span></text:p>
      <text:h text:style-name="Heading_20_4" text:outline-level="4">10</text:h>
      <text:p text:style-name="P198"><text:span text:style-name="T409">⬤ </text:span><text:span text:style-name="T408">V místnosti se nesvítí.</text:span></text:p>
      <text:p text:style-name="P223"><text:span text:style-name="T496">♨ </text:span><text:span text:style-name="T501">S</text:span><text:span text:style-name="T498">labá vůně sušeného masa a vyschlého dřeva.</text:span></text:p>
      <text:p text:style-name="Standalone_20_Property"><text:span text:style-name="T335">Regál se zásobami jídla</text:span> &gt; Převážně sušené hovězí a pohanková mouka.</text:p>
      <text:p text:style-name="P283">Stěna obložená až ke stropu dřevem na podpal</text:p>
      <text:p text:style-name="P214"><text:span text:style-name="T1246">👣</text:span><text:span text:style-name="T1239"> </text:span><text:span text:style-name="T1240">Stopy </text:span><text:span text:style-name="T1244">kostlivců, </text:span><text:span text:style-name="T1245">kteří sem chodí pro zásoby.</text:span></text:p>
      <text:p text:style-name="P181">11</text:p>
      <text:p text:style-name="P197"><text:span text:style-name="T409">⬤ </text:span><text:span text:style-name="T408">V místnosti se nesvítí.</text:span></text:p>
      <text:p text:style-name="P199"><text:span text:style-name="T412">🔊 </text:span><text:span text:style-name="T416">Tiché výhružné vrčení.</text:span></text:p>
      <text:p text:style-name="P215"><text:span text:style-name="T496">♨ </text:span><text:span text:style-name="T497">Psí pach.</text:span></text:p>
      <text:p text:style-name="Standalone_20_Property"><text:span text:style-name="T335">Jehlami pokrytý dobrman s koženou maskou</text:span> &gt; Je uvázán řetězem a přes masku nemůže ani kousat ani štěkat, přesto je agresivní. Pokud mu masku sundáte, uklidní se. Kdo mu vytrhá všechny jehly, k tomu přilne a bude ho následovat.</text:p>
      <text:list xml:id="list2336795687" text:style-name="L68">
        <text:list-header>
          <text:p text:style-name="P711">Fyzička <text:span text:style-name="Brawn_20__28_Attributes_29_">3</text:span>, Finesa <text:span text:style-name="Finesse_20__28_Attributes_29_">2</text:span>, Duše <text:span text:style-name="Spirit_20__28_Attributes_29_">-</text:span>, Životy 8</text:p>
          <text:p text:style-name="P711"><text:span text:style-name="Unicode_20_Character"><text:span text:style-name="T1796">⚔ </text:span></text:span>Zuby nebo drápy: <text:span text:style-name="Brawn_20__28_Attributes_29_">3</text:span> + k6, zranění 1 <text:span text:style-name="T1803">(bojuje s nevýhodou kvůli masce)</text:span></text:p>
        </text:list-header>
      </text:list>
      <text:p text:style-name="P216"><text:soft-page-break/><text:span text:style-name="T765">👣</text:span><text:span text:style-name="T766"> </text:span><text:span text:style-name="T769">U dveří jsou s</text:span><text:span text:style-name="T767">topy </text:span><text:span text:style-name="T768">kostlivce, který sem chodí dobrmana krmit.</text:span></text:p>
      <text:p text:style-name="P181">12</text:p>
      <text:p text:style-name="P294"><text:span text:style-name="T335">Neohraněné ohniště, v kterém stojí baňatý kotel s vroucím tukem</text:span> &gt; Lze snadno převrhnout.</text:p>
      <text:p text:style-name="P293">Stolek se svícemi &gt; Smrdí a nejsou příliš kvalitní.</text:p>
      <text:p text:style-name="Standalone_20_Property"><text:span text:style-name="T335">Kostlivec ve špinavé zástěře, v ruce sekáček</text:span> &gt; Zpracovává kravský tuk v l<text:span text:style-name="T1296">ů</text:span>j a vyrábí svíce.</text:p>
      <text:list xml:id="list174852032173461" text:continue-list="list174851193196010" text:style-name="L60">
        <text:list-header>
          <text:p text:style-name="P686"><text:span text:style-name="T110">K</text:span><text:span text:style-name="T111">ostlivec s</text:span><text:span text:style-name="T112">e</text:span><text:span text:style-name="T111"> </text:span><text:span text:style-name="T1077">sekáčkem</text:span></text:p>
          <text:p text:style-name="P695"><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7"><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7"><text:span text:style-name="T1045">Rychlost:</text:span><text:span text:style-name="T1060"> </text:span><text:span text:style-name="T1061">jako člověk</text:span></text:p>
          <text:p text:style-name="P357"><text:span text:style-name="T1044">Smysly:</text:span><text:span text:style-name="T1058"> </text:span><text:span text:style-name="T1059">magický zrak a⁠ sluch</text:span></text:p>
          <text:p text:style-name="P357"><text:span text:style-name="T1047">Detekovatelnost</text:span><text:span text:style-name="T1048">:</text:span><text:span text:style-name="T1065"> </text:span><text:span text:style-name="T1066">není</text:span><text:span text:style-name="T1065"> vidět pomocí </text:span><text:span text:style-name="Schopnost"><text:span text:style-name="T1067">infravidění</text:span></text:span><text:span text:style-name="T1065">.</text:span></text:p>
          <text:p text:style-name="P430"><text:span text:style-name="T762">⚔ </text:span><text:span text:style-name="T1075">Pařáty</text:span><text:span text:style-name="T113">:</text:span><text:span text:style-name="T117"> </text:span><text:span text:style-name="T118">3 + k6, zranění </text:span><text:span text:style-name="T1085">0</text:span></text:p>
          <text:p text:style-name="P427"><text:span text:style-name="T757">⚔ </text:span><text:span text:style-name="T1050">Sekáček</text:span><text:span text:style-name="T10">:</text:span><text:span text:style-name="T33"> </text:span><text:span text:style-name="T127">3</text:span><text:span text:style-name="T105"> + k6, zranění </text:span><text:span text:style-name="T127">1</text:span></text:p>
        </text:list-header>
      </text:list>
      <text:p text:style-name="P712">Na zemi vedle sudů je nakreslený pentagram, v každém vrcholu má svíčku.</text:p>
      <text:p text:style-name="P303"><text:span text:style-name="T1321">Pokud</text:span><text:span text:style-name="T1233"> </text:span><text:span text:style-name="T1234">zde zrovna</text:span><text:span text:style-name="T1233"> </text:span><text:span text:style-name="T1234">Uriel provádí</text:span><text:span text:style-name="T1233"> rituál:</text:span><text:span text:style-name="T1298"> </text:span><text:span text:style-name="T1299">Uvnitř pentagramu stojí š</text:span><text:span text:style-name="T1298">t</text:span><text:span text:style-name="T1297">íhlý mladý muž s</text:span><text:span text:style-name="T1807"> </text:span><text:span text:style-name="T1297">bledou tváří v</text:span><text:span text:style-name="T1807"> čern</text:span><text:span text:style-name="T1806">é</text:span><text:span text:style-name="T1807"> rób</text:span><text:span text:style-name="T1806">ě</text:span><text:span text:style-name="T1807"> a sandále</text:span><text:span text:style-name="T1806">ch. </text:span><text:span text:style-name="T1808">V jedné ruce drží zkrvavenou dýku, ve druhé svitek, ze kterého předčítá ve staré řeči.</text:span></text:p>
      <text:list xml:id="list2549763405" text:style-name="L69">
        <text:list-item>
          <text:p text:style-name="P714">U sebe má: <text:span text:style-name="T227">rituální dýku</text:span> (karta), svitek s rituálem <text:span text:style-name="T227">proměna v krvavého golema</text:span> (karta).</text:p>
        </text:list-item>
        <text:list-item>
          <text:p text:style-name="P715"><text:soft-page-break/>Pokud už Uriel rituál provedl a proměnil se v krvavého golema, svitek a dýka zde zůstaly ležet.</text:p>
        </text:list-item>
      </text:list>
      <text:p text:style-name="P292"><text:span text:style-name="T335">Dva </text:span><text:span text:style-name="T379">zkrvavené</text:span><text:span text:style-name="T335"> sudy</text:span></text:p>
      <text:list xml:id="list2956880280" text:style-name="L70">
        <text:list-header>
          <text:p text:style-name="P433"><text:span text:style-name="T274">Před provedením rituálu:</text:span><text:span text:style-name="T1809"> </text:span>Plné kusů krav včetně vnitřností.</text:p>
          <text:p text:style-name="P716"><text:span text:style-name="T274">Po rituálu:</text:span><text:span text:style-name="T1809"> Převrácené, uvnitř je zaschlá krev a zbytky masa a vnitřností.</text:span></text:p>
        </text:list-header>
      </text:list>
      <text:p text:style-name="P217"><text:span text:style-name="T765">👣</text:span><text:span text:style-name="T766"> </text:span><text:span text:style-name="T770">Stopy kostlivého kuchaře, </text:span><text:span text:style-name="T771">stopy od sandálů</text:span><text:span text:style-name="T770">.</text:span></text:p>
      <text:p text:style-name="P181">13</text:p>
      <text:p text:style-name="P187">⬤<text:span text:style-name="T383"><text:tab/></text:span><text:span text:style-name="T403">Je zde tma</text:span></text:p>
      <text:p text:style-name="Standalone_20_Property"><text:span text:style-name="T335">Masivní dubové dveře</text:span> &gt; Zamčené Urielovým klíčem.</text:p>
      <text:p text:style-name="P283">Pod kruhovou dírou ve stropě je studnice</text:p>
      <text:p text:style-name="P33"><text:span text:style-name="T834">👣</text:span><text:span text:style-name="T847"> </text:span><text:span text:style-name="T849">S</text:span><text:span text:style-name="T848">topy </text:span><text:span text:style-name="T849">kostlivců</text:span></text:p>
      <text:p text:style-name="P181">14</text:p>
      <text:p text:style-name="Standalone_20_Property"><text:span text:style-name="T335">Pokud jste Uriela zabili, tak tu teď stojí a řve na dva kostlivce, aby vás šli zastřelit</text:span> &gt; <text:span text:style-name="T1278">K</text:span>uše a kuchařské čepice.</text:p>
      <text:list xml:id="list174851532604207" text:continue-list="list174852032173461" text:style-name="L60">
        <text:list-header>
          <text:p text:style-name="P687"><text:span text:style-name="T110">K</text:span><text:span text:style-name="T111">ostlivec s </text:span><text:span text:style-name="T1078">kuší</text:span></text:p>
          <text:p text:style-name="P696"><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8"><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8"><text:span text:style-name="T1045">Rychlost:</text:span><text:span text:style-name="T1060"> </text:span><text:span text:style-name="T1061">jako člověk</text:span></text:p>
          <text:p text:style-name="P358"><text:span text:style-name="T1044">Smysly:</text:span><text:span text:style-name="T1058"> </text:span><text:span text:style-name="T1059">magický zrak a⁠ sluch</text:span></text:p>
          <text:p text:style-name="P358"><text:span text:style-name="T1047">Detekovatelnost</text:span><text:span text:style-name="T1048">:</text:span><text:span text:style-name="T1065"> </text:span><text:span text:style-name="T1066">není</text:span><text:span text:style-name="T1065"> vidět pomocí </text:span><text:span text:style-name="Schopnost"><text:span text:style-name="T1067">infravidění</text:span></text:span><text:span text:style-name="T1065">.</text:span></text:p>
          <text:p text:style-name="P425"><text:span text:style-name="T757">⚔ </text:span><text:span text:style-name="T1046">Pařáty</text:span><text:span text:style-name="T10">:</text:span><text:span text:style-name="T33"> </text:span><text:span text:style-name="T105">3 + k6, zranění </text:span><text:span text:style-name="T129">0</text:span></text:p>
          <text:p text:style-name="P431"><text:soft-page-break/><text:span text:style-name="T762">⚔ </text:span><text:span text:style-name="T1072">K</text:span><text:span text:style-name="T1073">uše</text:span><text:span text:style-name="T113">:</text:span><text:span text:style-name="T117"> </text:span><text:span text:style-name="T118">3 + k6, zranění </text:span><text:span text:style-name="T1083">3</text:span><text:span text:style-name="T120">, střední dostřel, </text:span><text:span text:style-name="T119">nabíjení 1 kolo</text:span></text:p>
        </text:list-header>
      </text:list>
      <text:p text:style-name="Standalone_20_Property"><text:span text:style-name="T335">Kovová kamna</text:span> &gt; Vlažná, nedochucená hovězí polévka.</text:p>
      <text:p text:style-name="Standalone_20_Property"><text:span text:style-name="T335">Hromádka kuchyňského vybavení v rohu</text:span> &gt; Pánev, hrnec, naběračka, cedník, shnilá cibule.</text:p>
      <text:p text:style-name="P218"><text:span text:style-name="T854">👣</text:span><text:span text:style-name="T847"> </text:span><text:span text:style-name="T849">S</text:span><text:span text:style-name="T848">topy </text:span><text:span text:style-name="T849">kostlivců</text:span></text:p>
      <text:h text:style-name="Heading_20_4" text:outline-level="4">15</text:h>
      <text:p text:style-name="P297"><text:span text:style-name="T382">Nahá s</text:span><text:span text:style-name="T335">valnatá bruneta na seně, </text:span><text:span text:style-name="T380">okovem připoutaná k podlaze</text:span> &gt; <text:span text:style-name="T1813">Jmenuje se </text:span><text:span text:style-name="T421">Baia.</text:span> <text:span text:style-name="T1813">Je z</text:span>esláblá, <text:span text:style-name="T1814">má prořídlé vlasy,</text:span> <text:span text:style-name="T1813">na hrudi</text:span> <text:span text:style-name="T1810">světlé</text:span> s<text:span text:style-name="T1300">kvrny</text:span>, <text:span text:style-name="T1813">na končetinách</text:span> rud<text:span text:style-name="T1813">ou</text:span> alergick<text:span text:style-name="T1813">ou</text:span> reakc<text:span text:style-name="T1813">i </text:span><text:span text:style-name="T1814">a</text:span> pře<text:span text:style-name="T1752">s</text:span> nateklý jazyk nemůže mluvit. Uriel na ní testoval lektvary lásky. Poslední zabral, ale přes nateklý jazyk to nevyšlo dostatečně najevo.</text:p>
      <text:p text:style-name="P219"><text:span text:style-name="T854">👣</text:span><text:span text:style-name="T847"> </text:span><text:span text:style-name="T849">S</text:span><text:span text:style-name="T848">topy </text:span><text:span text:style-name="T851">od</text:span><text:span text:style-name="T848"> </text:span><text:span text:style-name="T849">kostlivců </text:span><text:span text:style-name="T850">a sandálů</text:span></text:p>
      <text:p text:style-name="P181">16</text:p>
      <text:p text:style-name="P295"><text:span text:style-name="T382">Nahá s</text:span><text:span text:style-name="T335">nědá</text:span><text:span text:style-name="T381"> dívka</text:span><text:span text:style-name="T335"> přivázaná ke stolu</text:span> &gt; <text:span text:style-name="T1815">Jmenuje se Mariana.</text:span> Nohy <text:span text:style-name="T1815">má </text:span>pořezané, záda pokrytá voskem, pozadí pruhované <text:span text:style-name="T1811">od bičování</text:span>, nateklý ret a kolíček na levé bradavce. <text:span text:style-name="T1816">Když dostane příležitost, pokusí se Uriela zabít.</text:span></text:p>
      <text:p text:style-name="Standalone_20_Property"><text:span text:style-name="T335">Stojany s lehčími mučícími nástroji</text:span> &gt; Důtky, kolíčky, provazy, jehly, roubík, řemeny, rákoska a pás cudnosti.</text:p>
      <text:p text:style-name="P220"><text:span text:style-name="T854">👣</text:span><text:span text:style-name="T847"> </text:span><text:span text:style-name="T849">S</text:span><text:span text:style-name="T848">topy </text:span><text:span text:style-name="T851">od</text:span><text:span text:style-name="T848"> </text:span><text:span text:style-name="T850">sandálů</text:span></text:p>
      <text:p text:style-name="P181">17</text:p>
      <text:p text:style-name="P296"><text:soft-page-break/><text:span text:style-name="T335">Na kopci polštářů a dek spí drobná, vyhublá rusovláska. Oranžový lektvar má napojený přímo do žíly </text:span><text:span text:style-name="T420">(</text:span><text:span text:style-name="T383">funguje jako výživa i jako uspávadlo</text:span><text:span text:style-name="T420">)</text:span> &gt; <text:span text:style-name="T1812">Jmenuje se Tolka. </text:span>Pod poslštáři je schovaná lokalizační mince do páru s Katliinou (viz Setkání v Trosské pláni)</text:p>
      <text:p text:style-name="Standalone_20_Property"><text:span text:style-name="T335">Noční stolek se dvěma knihami</text:span> &gt; První je sbírka romantických básní. Druhá je Urielův deník; popisuje, jak mu <text:span text:style-name="T1605">Filom</text:span><text:span text:style-name="T209">éna Karská</text:span> zlomila srdce.</text:p>
      <text:p text:style-name="P221"><text:span text:style-name="T854">👣</text:span><text:span text:style-name="T847"> </text:span><text:span text:style-name="T849">S</text:span><text:span text:style-name="T848">topy </text:span><text:span text:style-name="T851">od</text:span><text:span text:style-name="T848"> </text:span><text:span text:style-name="T850">sandálů</text:span></text:p>
      <text:p text:style-name="P181">18</text:p>
      <text:p text:style-name="Standalone_20_Property"><text:span text:style-name="T335">Pokované dveře</text:span> &gt; Zamčené Urielovým klíčem.</text:p>
      <text:p text:style-name="Standalone_20_Property"><text:span text:style-name="T149">Ustaraná b</text:span><text:span text:style-name="T148">aculatá</text:span><text:span text:style-name="T335"> blondýnka </text:span><text:span text:style-name="T382">v krajkových šatech</text:span> &gt; <text:span text:style-name="T1817">Jmenuje se Emma.</text:span> <text:span text:style-name="T1817">Je n</text:span>adšená svou šancí k úniku; ihned začn<text:span text:style-name="T1615">e</text:span> družinu přesvědčovat, že Uriel<text:span text:style-name="T1615">a</text:span> nelze zabít, ať ihned utíkají.</text:p>
      <text:p text:style-name="Standalone_20_Property"><text:span text:style-name="T335">Postel s nebesy</text:span> &gt; Růžové závoje a příliš měkká matrace.</text:p>
      <text:p text:style-name="Standalone_20_Property"><text:span text:style-name="T335">Růžové dekorace rozvěšené po stěnách</text:span> &gt; Závěsy, krajky, koberce, šaty.</text:p>
      <text:p text:style-name="Standalone_20_Property"><text:span text:style-name="T335">Truhlice</text:span> &gt; Panenky, šaty, hlavolamy, líčidla.</text:p>
      <text:p text:style-name="Standalone_20_Property"><text:span text:style-name="T335">Stolek se stříbrným podnosem a sladkostmi</text:span> &gt; Čokoláda, lízátka, mošt, štrůdl.</text:p>
      <text:p text:style-name="P221"><text:span text:style-name="T854">👣</text:span><text:span text:style-name="T847"> </text:span><text:span text:style-name="T849">S</text:span><text:span text:style-name="T848">topy </text:span><text:span text:style-name="T852">dámských střevíců </text:span><text:span text:style-name="T853">(Emminy)</text:span><text:span text:style-name="T852">, stopy</text:span><text:span text:style-name="T848"> </text:span><text:span text:style-name="T851">od</text:span><text:span text:style-name="T848"> </text:span><text:span text:style-name="T850">sandálů</text:span></text:p>
      <text:p text:style-name="P181">19</text:p>
      <text:p text:style-name="P298"><text:span text:style-name="T335">Mrtvá dívka na dlouhém stole</text:span> &gt; Je na několika místech pečlivě sešitá a ovázaná. Má otevřený hrudník a srdce zalité v modré substanci <text:span text:style-name="T1819">(</text:span><text:span text:style-name="T1818">neobsahuje kvintesenci</text:span><text:span text:style-name="T1819">)</text:span>.</text:p>
      <text:p text:style-name="Standalone_20_Property"><text:soft-page-break/><text:span text:style-name="T335">Vysoký stůl s náčiním</text:span> &gt; Skalpely, obvazy, jehly, pila.</text:p>
      <text:p text:style-name="Standalone_20_Property"><text:span text:style-name="T335">Jedna stěna je dřevěná a pokrytá pergameny s nákresy lidské anatomie a nekromantských zaklínadel</text:span> &gt; Prkna zakrývají tajnou chodbu do 2<text:span text:style-name="T1616">2</text:span>.</text:p>
      <text:list xml:id="list1018451052" text:style-name="L71">
        <text:list-item>
          <text:p text:style-name="P717">Mezi nimi je svitek s kouzlem <text:span text:style-name="T227">mluv s mrtvým </text:span><text:span text:style-name="T327">(karta)</text:span></text:p>
        </text:list-item>
      </text:list>
      <text:p text:style-name="P222"><text:span text:style-name="T854">👣</text:span><text:span text:style-name="T847"> </text:span><text:span text:style-name="T849">S</text:span><text:span text:style-name="T848">topy </text:span><text:span text:style-name="T851">od</text:span><text:span text:style-name="T848"> </text:span><text:span text:style-name="T850">sandálů</text:span></text:p>
      <text:h text:style-name="Heading_20_4" text:outline-level="4">20</text:h>
      <text:p text:style-name="Standalone_20_Property"><text:span text:style-name="T335">Magicky uzamčené dveře</text:span> &gt; Nemají zámek a s každým úspěšným i neúspěšným pokusem o vyražení vystřelí výboj energie. Čaroděj je může kouzlo rozplést tak, že porazí vypravěče v piškvorkách.</text:p>
      <text:list xml:id="list174852161384338" text:continue-list="list2661459954" text:style-name="L67">
        <text:list-header>
          <text:p text:style-name="P710"><text:span text:style-name="T841">Výboj</text:span><text:span text:style-name="T1087">:</text:span><text:span text:style-name="T58"> </text:span><text:span text:style-name="T1021">7</text:span><text:span text:style-name="T126"> + k6 proti F</text:span><text:span text:style-name="T1020">yzičce, zranění </text:span><text:span text:style-name="T1021">3</text:span><text:span text:style-name="T1020">kz </text:span><text:span text:style-name="T781">bleskem</text:span></text:p>
        </text:list-header>
      </text:list>
      <text:p text:style-name="P283">Potrhaný zelený koberec od dveří až ke schodům</text:p>
      <text:p text:style-name="Text_20_body"><text:span text:style-name="T335">Ve stěně po pravé straně je metr zdiva nahrazen jílem </text:span><text:span text:style-name="T456">&gt; </text:span><text:span text:style-name="T1608">V hlíně je schovaný kostlivec připraven bodnout nepřipraveného vetřelce do zad.</text:span></text:p>
      <text:list xml:id="list174850828301744" text:continue-list="list174851532604207" text:style-name="L60">
        <text:list-header>
          <text:p text:style-name="P691"><text:span text:style-name="T2">K</text:span><text:span text:style-name="T1">ostlivec s </text:span><text:span text:style-name="T128">dýkou</text:span></text:p>
          <text:p text:style-name="P697"><text:span text:style-name="T2">F</text:span><text:span text:style-name="T3">yzička </text:span><text:span text:style-name="T95">1</text:span><text:span text:style-name="T3">, Finesa </text:span><text:span text:style-name="T5">3</text:span><text:span text:style-name="T3">, Duše </text:span><text:span text:style-name="T95">2</text:span><text:span text:style-name="T1054">, </text:span><text:span text:style-name="T1055">Ž</text:span><text:span text:style-name="T1056">ivot</text:span><text:span text:style-name="T1055">y </text:span><text:span text:style-name="T1063">5</text:span></text:p>
          <text:p text:style-name="P359"><text:span text:style-name="T1045">Zbroj:</text:span><text:span text:style-name="T1060"> </text:span><text:span text:style-name="T1064">proti </text:span><text:span text:style-name="Zranění_20_bodem"><text:span text:style-name="T107">bodu</text:span></text:span><text:span text:style-name="T1064"> a⁠ </text:span><text:span text:style-name="Zranění_20_mrazem"><text:span text:style-name="T107">mrazu</text:span></text:span><text:span text:style-name="T1064"> 3</text:span></text:p>
          <text:p text:style-name="P359"><text:span text:style-name="T1045">Rychlost:</text:span><text:span text:style-name="T1060"> </text:span><text:span text:style-name="T1061">jako člověk</text:span></text:p>
          <text:p text:style-name="P359"><text:span text:style-name="T1044">Smysly:</text:span><text:span text:style-name="T1058"> </text:span><text:span text:style-name="T1059">magický zrak a⁠ sluch</text:span></text:p>
          <text:p text:style-name="P359"><text:span text:style-name="T1047">Detekovatelnost</text:span><text:span text:style-name="T1048">:</text:span><text:span text:style-name="T1065"> </text:span><text:span text:style-name="T1066">není</text:span><text:span text:style-name="T1065"> vidět pomocí </text:span><text:span text:style-name="Schopnost"><text:span text:style-name="T1067">infravidění</text:span></text:span><text:span text:style-name="T1065">.</text:span></text:p>
          <text:p text:style-name="P426"><text:span text:style-name="T757">⚔ </text:span><text:span text:style-name="T1046">Pařáty</text:span><text:span text:style-name="T10">:</text:span><text:span text:style-name="T33"> </text:span><text:span text:style-name="T105">3 + k6, zranění </text:span><text:span text:style-name="T130">0</text:span></text:p>
          <text:p text:style-name="P432"><text:soft-page-break/><text:span text:style-name="T762">⚔ </text:span><text:span text:style-name="T1074">Dýka</text:span><text:span text:style-name="T113">:</text:span><text:span text:style-name="T117"> </text:span><text:span text:style-name="T118">3 + k6, zranění </text:span><text:span text:style-name="T1084">1</text:span></text:p>
        </text:list-header>
      </text:list>
      <text:p text:style-name="P181">21</text:p>
      <text:p text:style-name="Standalone_20_Property"><text:span text:style-name="T335">Pokud jste Uriela zabili nahoře i v 16, tak tu stojí připraven vyjednávat</text:span> &gt; Nebojí se o svůj život, ale o svůj výzkum. Boj v laboratoři nechce. Vyzve postavy, ať si vezmou ženy a odejdou.</text:p>
      <text:list xml:id="list1693230711" text:style-name="L72">
        <text:list-header>
          <text:p text:style-name="P718">/<text:span text:style-name="T457">* To je fakt divn</text:span><text:span text:style-name="T213">ý, nemá jim co nabídnout. Spíš by měl sebrat poznámky a utéct. */</text:span></text:p>
        </text:list-header>
      </text:list>
      <text:p text:style-name="Standalone_20_Property"><text:span text:style-name="T335">Na stěně visí polovyschlý stařec </text:span><text:span text:style-name="T422">(</text:span><text:span text:style-name="T383">lord Ha</text:span><text:span text:style-name="T423">r</text:span><text:span text:style-name="T383">den</text:span><text:span text:style-name="T422">)</text:span><text:span text:style-name="T335"> popsaný drobnými runami</text:span> &gt; Z řezných ran na chodidlech pomalu odkapává modrá tekutina do připravené nádoby. Když ho pozorně vnímáte, téměř neslyšně opakuje “Zabij mne”.</text:p>
      <text:p text:style-name="P290"><text:span text:style-name="T335">Regál s knihami</text:span> &gt; Čestné místo má grimoár. Zbytek jsou svazky o anatomii a historii.</text:p>
      <text:list xml:id="list3192316474" text:style-name="L73">
        <text:list-item>
          <text:p text:style-name="P434"><text:span text:style-name="T1820">V grimoáru jsou založené svitky s k</text:span>ouzl<text:span text:style-name="T1820">y</text:span> <text:span text:style-name="T227">oživ </text:span><text:span text:style-name="T1232">kostlivce</text:span><text:span text:style-name="T281"> </text:span><text:span text:style-name="T328">(</text:span><text:span text:style-name="T1204">karta</text:span><text:span text:style-name="T328">) </text:span><text:span text:style-name="T329">a</text:span> <text:span text:style-name="T227">tvář hrůzy </text:span><text:span text:style-name="T328">(</text:span><text:span text:style-name="T1204">karta)</text:span></text:p>
        </text:list-item>
      </text:list>
      <text:p text:style-name="Standalone_20_Property"><text:span text:style-name="T335">Čistý stůl</text:span> &gt; Pod ním rozházené konopné papíry a střepy. Na jednom <text:span text:style-name="T1757">papírů</text:span> je návod k lektvaru lásky <text:span text:style-name="T1753">(je to alchymistický recept, výsledný lektvar má kartu </text:span><text:span text:style-name="T272">lektvar lásky</text:span><text:span text:style-name="T1753">)</text:span>.</text:p>
      <text:p text:style-name="Standalone_20_Property"><text:span text:style-name="T335">Alchymistické vybavení</text:span> &gt; Kompletní destilační výbava, hmoždíř, kufříky na transport.</text:p>
      <text:p text:style-name="Standalone_20_Property"><text:span text:style-name="T335">Železem tvrzené dveře do 22</text:span> &gt; Zamčené Urielovým klíčem.</text:p>
      <text:p text:style-name="P222"><text:span text:style-name="T854">👣</text:span><text:span text:style-name="T847"> </text:span><text:span text:style-name="T849">S</text:span><text:span text:style-name="T848">topy </text:span><text:span text:style-name="T851">od</text:span><text:span text:style-name="T848"> </text:span><text:span text:style-name="T850">sandálů</text:span></text:p>
      <text:p text:style-name="P181">22</text:p>
      <text:p text:style-name="Standalone_20_Property"><text:soft-page-break/><text:span text:style-name="T335">Modré zrcadlo</text:span> &gt; Skleněné, po povrchu neustále stéká vrstva modré tekutiny, ale nikdy neukápne na zem. Kdykoli Uriel zemře, vyleze jeho nová kopie ze zrcadla.</text:p>
      <text:p text:style-name="Standalone_20_Property"><text:span text:style-name="T335">Postel</text:span> &gt; Pohodlná matrace, kožešinová přikrývka.</text:p>
      <text:p text:style-name="Standalone_20_Property"><text:span text:style-name="T335">Dvě </text:span><text:span text:style-name="T370">s</text:span><text:span text:style-name="T335">kříně</text:span> &gt; V první jezdecké boty, náhradní oblečení. V druhé tajný vchod do 19.</text:p>
      <text:p text:style-name="Standalone_20_Property"><text:span text:style-name="T335">Truhlice</text:span> &gt; Koňské sedlo, 13 zl, 9 st, <text:span text:style-name="T1617">1</text:span>9 md, <text:span text:style-name="T227">lektvar nenápadnosti</text:span> <text:span text:style-name="T1754">(karta)</text:span>, stříbrná korunka <text:span text:style-name="T1755">(8 zl)</text:span>, amulet s bronzovou koňskou hlavou (<text:span text:style-name="T1756">karta </text:span><text:span text:style-name="T271">bronzová koňská hlava</text:span><text:span text:style-name="T1756">, </text:span>ovládá neúnavného nemrtvého koně ve stáji)</text:p>
      <text:p text:style-name="P222"><text:span text:style-name="T854">👣</text:span><text:span text:style-name="T847"> </text:span><text:span text:style-name="T849">S</text:span><text:span text:style-name="T848">topy </text:span><text:span text:style-name="T851">od</text:span><text:span text:style-name="T848"> </text:span><text:span text:style-name="T850">sandálů</text:span></text:p>
      <text:h text:style-name="Heading_20_2" text:outline-level="2"><text:span text:style-name="T1471">+</text:span>Hostinec <text:span text:style-name="T1387">Na r</text:span>ozcestí</text:h>
      <text:p text:style-name="P102"><text:span text:style-name="T1414">Dlouhá j</text:span>ednopatrová budova s velkou nálevnou, <text:span text:style-name="T1390">která pojme několik desítek hostů,</text:span> <text:span text:style-name="T1390">a přilehlou stájí. Spí se ve společné noclehárně nebo přímo v nálevně, pouze zámožní hosté si mohou dovolit pokoj.</text:span></text:p>
      <text:list xml:id="list947129566" text:style-name="L74">
        <text:list-item>
          <text:p text:style-name="P719"><text:span text:style-name="T1415">Šance </text:span><text:span text:style-name="T340">2 ze 6:</text:span><text:span text:style-name="T1391"> </text:span>Skupina zoufalých propuštěných důlníků drží jako rukojmí barda, <text:span text:style-name="T1388">aristokrata</text:span> a hostinského se ženou. Dvojice Trosských jezdců vyjednává.</text:p>
        </text:list-item>
        <text:list-item>
          <text:p text:style-name="P720">Chudá postarší žena Katlin tvrdí, že dokáže svou ztracenou dceru Tolku najít pomocí milenecké mince (magický pár mincí, které se vždy přitahují), ale nikdo jí nevěří. Odhodlává se <text:span text:style-name="T1654">za ní</text:span> vyrazit sama. Mince ji povede k Ha<text:span text:style-name="T1382">r</text:span>denské tvrzi.</text:p>
        </text:list-item>
        <text:list-item>
          <text:p text:style-name="P722">Hostinský je obtloustlý kudůk jménem Pecen.</text:p>
          <text:list>
            <text:list-item>
              <text:p text:style-name="P721"><text:soft-page-break/>„<text:span text:style-name="T1758">Do Hardenský tvrze určitě nechoďte. </text:span><text:span text:style-name="T1739">Říká se, že p</text:span>oslední <text:span text:style-name="T1738">pán</text:span> zešílel, zapečetil bránu a snědl vešker<text:span text:style-name="T1758">ý</text:span> služebnictvo. <text:span text:style-name="T1279">Ta tvrz je prokletá, to vám povídám.“</text:span></text:p>
            </text:list-item>
          </text:list>
        </text:list-item>
      </text:list>
      <text:h text:style-name="P314" text:outline-level="2"><text:span text:style-name="T1702">+</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499">+</text:span>Kastarok</text:h>
      <text:p text:style-name="P58">Ruina tvrze <text:span text:style-name="T1301">V</text:span>oro<text:span text:style-name="T1821">k</text:span>ových rytířů. Časem okousané hradby, polámané sochy a příjemný nostalgický nádech. Pokud tu táboří veselá společnost, zjeví se duch starého <text:span text:style-name="T1389">paladina</text:span> Hathora, který rád povyměňuje příběhy. Ví toho o Trossu a jeho okolí hodně.</text:p>
      <text:h text:style-name="Heading_20_2" text:outline-level="2"><text:bookmark-start text:name="__RefHeading___Toc6844_2407452455"/><text:span text:style-name="Emphasis"><text:span text:style-name="T1495">+</text:span></text:span><text:span text:style-name="Emphasis">Krvavá vila</text:span><text:bookmark-end text:name="__RefHeading___Toc6844_2407452455"/></text:h>
      <text:p text:style-name="P39"><text:span text:style-name="Emphasis"><text:span text:style-name="T281">Osamocený domov </text:span></text:span><text:span text:style-name="Emphasis"><text:span text:style-name="T285">velmože </text:span></text:span><text:span text:style-name="Emphasis"><text:span text:style-name="T292">Balia</text:span></text:span><text:span text:style-name="Emphasis"><text:span text:style-name="T285"> Valena a jeho rodiny. V</text:span></text:span><text:span text:style-name="Emphasis"><text:span text:style-name="T281">alen je blízký přítel </text:span></text:span><text:span text:style-name="Emphasis"><text:span text:style-name="T285">vládce</text:span></text:span><text:span text:style-name="Emphasis"><text:span text:style-name="T281"> Brakvila. Zatím nikdo netuší o tragédii, </text:span></text:span><text:span text:style-name="Emphasis"><text:span text:style-name="T282">která</text:span></text:span><text:span text:style-name="Emphasis"><text:span text:style-name="T281"> rodinu postihla.</text:span></text:span></text:p>
      <text:h text:style-name="P329" text:outline-level="5">Co se ve vile stalo?</text:h>
      <text:p text:style-name="P46"><text:span text:style-name="Emphasis"><text:span text:style-name="T289">Zhruba před čtrnácti dny v</text:span></text:span><text:span text:style-name="Emphasis"><text:span text:style-name="T287">elmož Valen ve městě od cizokrajného obchodníka </text:span></text:span><text:span text:style-name="Emphasis"><text:span text:style-name="T299">(který už odcestoval z Trossu)</text:span></text:span><text:span text:style-name="Emphasis"><text:span text:style-name="T287"> koupil kouzelný ubru</text:span></text:span><text:span text:style-name="Emphasis"><text:span text:style-name="T288">s</text:span></text:span><text:span text:style-name="Emphasis"><text:span text:style-name="T287"> a přivezl ho své choti darem. Večer z něj pak rodina pojedla. </text:span></text:span><text:span text:style-name="Emphasis"><text:span text:style-name="T290">Jeho choť, p</text:span></text:span><text:span text:style-name="Emphasis"><text:span text:style-name="T287">aní Myriam, se</text:span></text:span><text:span text:style-name="Emphasis"><text:span text:style-name="T290"> následně</text:span></text:span><text:span text:style-name="Emphasis"><text:span text:style-name="T287"> v noci probudila, </text:span></text:span><text:span text:style-name="Emphasis"><text:span text:style-name="T290">náměsíčně </text:span></text:span><text:span text:style-name="Emphasis"><text:span text:style-name="T287">pobra</text:span></text:span><text:soft-page-break/><text:span text:style-name="Emphasis"><text:span text:style-name="T287">la </text:span></text:span><text:span text:style-name="Emphasis"><text:span text:style-name="T288">svá líčidla a svíčky a ve sklepě nakreslila rituální pentagram s provedla rituál, kterým přivolala </text:span></text:span><text:span text:style-name="Emphasis"><text:span text:style-name="T228">démona neživota</text:span></text:span><text:span text:style-name="Emphasis"><text:span text:style-name="T288"> </text:span></text:span><text:span text:style-name="Emphasis"><text:span text:style-name="T290">(nic z toho si nepamatuje)</text:span></text:span><text:span text:style-name="Emphasis"><text:span text:style-name="T288">. Ten ji následně posedl a donutil ji povraždit všechny obyvatele domu, počínaje velmožem Valenem </text:span></text:span><text:span text:style-name="Emphasis"><text:span text:style-name="T290">(všechny vraždy si paní Myriam pamatuje a žije v utkvělé představě, že to musela udělat, protože někdo byl posedlý démonem a nebyla jiná možnost, jak zjistit, kdo to je)</text:span></text:span><text:span text:style-name="Emphasis"><text:span text:style-name="T288">.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74">🔊<text:tab/></text:span></text:span><text:span text:style-name="Emphasis"><text:span text:style-name="T490">V háji je nepřirozené ticho. Od vily se ozývá krákání havranů.</text:span></text:span></text:p>
      <text:p text:style-name="P15"><text:span text:style-name="Emphasis"><text:span text:style-name="T486">💡</text:span></text:span><text:span text:style-name="Emphasis"><text:span text:style-name="T487"><text:tab/></text:span></text:span><text:span text:style-name="Emphasis"><text:span text:style-name="T492">Ve vile se nesvítí.</text:span></text:span></text:p>
      <text:p text:style-name="P39"><text:span text:style-name="Emphasis"><text:span text:style-name="T283">Řídký březový háj mezi Godovskými polnostmi a Trosskými pastvinami. Skrz stromy jsou vidět obrysy vily.</text:span></text:span></text:p>
      <text:p text:style-name="P12"><text:span text:style-name="Emphasis"><text:span text:style-name="T564">👣</text:span></text:span><text:span text:style-name="Emphasis"><text:span text:style-name="T506"> </text:span></text:span><text:span text:style-name="Emphasis"><text:span text:style-name="T574">Veškeré stopy zvířat jsou víc než týden staré.</text:span></text:span></text:p>
      <text:h text:style-name="Heading_20_3" text:outline-level="3"><text:span text:style-name="Emphasis">Vila</text:span></text:h>
      <text:p text:style-name="P44"><text:span text:style-name="Emphasis"><text:span text:style-name="T486">💡</text:span></text:span><text:span text:style-name="Emphasis"><text:span text:style-name="T485"><text:tab/></text:span></text:span><text:span text:style-name="Emphasis"><text:span text:style-name="T131">Ve dne do vily proniká světlo okny, v noci je uvnitř tma.</text:span></text:span></text:p>
      <text:p text:style-name="P15"><text:span text:style-name="Emphasis"><text:span text:style-name="T474">🔊<text:tab/></text:span></text:span><text:span text:style-name="Emphasis"><text:span text:style-name="T489">Krákání havranů, jinak ticho.</text:span></text:span></text:p>
      <text:p text:style-name="P39"><text:span text:style-name="Emphasis"><text:span text:style-name="T283">Venkovské šlechtické sídlo s velkými okny obklopené udržovanou zahradou. </text:span></text:span><text:span text:style-name="Emphasis"><text:span text:style-name="T291">Pod stromy je </text:span></text:span><text:span text:style-name="Emphasis"><text:span text:style-name="T333">malá dřevěná bouda</text:span></text:span><text:span text:style-name="Emphasis"><text:span text:style-name="T291">.</text:span></text:span><text:span text:style-name="Emphasis"><text:span text:style-name="T283"> </text:span></text:span><text:span text:style-name="Emphasis"><text:span text:style-name="T284">Nikde se nic nehýbe,</text:span></text:span><text:span text:style-name="Emphasis"><text:span text:style-name="T283"> </text:span></text:span><text:span text:style-name="Emphasis"><text:span text:style-name="T284">na střeše posedává hejno havranů. </text:span></text:span><text:span text:style-name="Emphasis"><text:span text:style-name="T293">Všechna </text:span></text:span><text:span text:style-name="Emphasis"><text:span text:style-name="T334">okna</text:span></text:span><text:span text:style-name="Emphasis"><text:span text:style-name="T293"> jsou zavřená, stejně tak i masivní dvoukřídlé </text:span></text:span><text:span text:style-name="Emphasis"><text:span text:style-name="T334">vstupní dveře</text:span></text:span><text:span text:style-name="Emphasis"><text:span text:style-name="T293">.</text:span></text:span></text:p>
      <text:p text:style-name="P47"><text:span text:style-name="Emphasis"><text:span text:style-name="T503">▸<text:tab/></text:span></text:span><text:span text:style-name="Emphasis"><text:span text:style-name="T510">V </text:span></text:span><text:span text:style-name="Emphasis"><text:span text:style-name="T578">malé dřevěné boudě</text:span></text:span><text:span text:style-name="Emphasis"><text:span text:style-name="T510"> je zahradnické náčiní – lopaty, motyky, hrábě.</text:span></text:span></text:p>
      <text:p text:style-name="P55"><text:soft-page-break/><text:span text:style-name="Emphasis"><text:span text:style-name="T503">▸<text:tab/></text:span></text:span><text:span text:style-name="Emphasis"><text:span text:style-name="T572">Vstupní dveře</text:span></text:span><text:span text:style-name="Emphasis"><text:span text:style-name="T516"> nejsou nijak zajištěné, jdou snadno otevřít.</text:span></text:span></text:p>
      <text:p text:style-name="Text_20_body"><text:span text:style-name="Emphasis"><text:span text:style-name="T1736">Okna a dveře</text:span></text:span></text:p>
      <text:p text:style-name="P54"><text:span text:style-name="Emphasis"><text:span text:style-name="T516">Okna jsou vyrobena z malých pospojovaných tabulek, není skrz ně vidět dovnitř. </text:span></text:span><text:span text:style-name="Emphasis"><text:span text:style-name="T519">Veškeré</text:span></text:span><text:span text:style-name="Emphasis"><text:span text:style-name="T517"> dveře uvnitř vily mají kliku</text:span></text:span><text:span text:style-name="Emphasis"><text:span text:style-name="T518"> </text:span></text:span><text:span text:style-name="Emphasis"><text:span text:style-name="T519">a</text:span></text:span><text:span text:style-name="Emphasis"><text:span text:style-name="T517"> nemají zámek.</text:span></text:span></text:p>
      <text:p text:style-name="P7">Duchové <text:span text:style-name="T1332">a zombie</text:span></text:p>
      <text:p text:style-name="P44"><text:span text:style-name="T1333">Ve vile jsou duchové a zombie původních obyvatel – na každou zombii připadá jeden duch.<text:line-break/><text:tab/></text:span>Se všemi zdejšími duchy <text:span text:style-name="T1327">jde</text:span> <text:span text:style-name="T1327">mluvit</text:span>. Při vyptávání si všichni vzpomenou na svého vraha – paní <text:s/><text:span text:style-name="T1329">Myriam, choť velmože Valena, pána této vily</text:span>. Mají různé malicherné problémy, <text:span text:style-name="T1333">které</text:span> je tu drží. Když jim <text:span text:style-name="T1333">s nimi</text:span> <text:span text:style-name="T1328">někdo pomůže</text:span>, dojdou klidu <text:span text:style-name="T1328">a</text:span> rozplynou <text:span text:style-name="T1328">se – pokud stále žije příslušná zombie, zhroutí se mrtvá na zem</text:span>.<text:line-break/><text:tab/><text:span text:style-name="T1333">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1">1 – Hala</text:p>
      <text:p text:style-name="P15"><text:span text:style-name="Emphasis"><text:span text:style-name="T474">♨<text:tab/></text:span></text:span><text:span text:style-name="Emphasis"><text:span text:style-name="T488">Zápach tlejícího masa.</text:span></text:span></text:p>
      <text:p text:style-name="P38">U stěn haly je <text:span text:style-name="T463">stojan se zbraněmi</text:span> a dvě sochy: muž s knírem v kyrysu a žena s dlouhými šaty. Mozaika na podlaze zobrazuje lovecké psy na honu.</text:p>
      <text:p text:style-name="P37"><text:span text:style-name="Emphasis"><text:span text:style-name="T563">⚔ </text:span></text:span>Obtloustlý kuchař s rozseklou hlavou ozbrojený sekáčkem <text:span text:style-name="T1341">(4 st)</text:span> ihned útočí. Případný hluk boje <text:span text:style-name="T787">přivolá</text:span> zombie z obrazárny.</text:p>
      <text:p text:style-name="P239"><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858">, </text:span><text:span text:style-name="T859">Ž</text:span><text:span text:style-name="T856">ivot</text:span><text:span text:style-name="T859">y </text:span><text:span text:style-name="T860">13</text:span></text:p>
      <text:p text:style-name="P253"><text:span text:style-name="T791">Rychlost:</text:span><text:span text:style-name="T861"> </text:span><text:span text:style-name="T862">jako </text:span><text:span text:style-name="T863">chůze</text:span></text:p>
      <text:p text:style-name="P253"><text:span text:style-name="T792">Smysly:</text:span><text:span text:style-name="T864"> </text:span><text:span text:style-name="T865">magický zrak a sluch</text:span></text:p>
      <text:p text:style-name="P253"><text:span text:style-name="T793">Detekovatelnost</text:span><text:span text:style-name="T794">:</text:span><text:span text:style-name="T866"> </text:span><text:span text:style-name="T867">není</text:span><text:span text:style-name="T866"> vidět pomocí infravidění</text:span></text:p>
      <text:p text:style-name="P240"><text:span text:style-name="T604">⚔ </text:span><text:span text:style-name="T789">Pařáty</text:span><text:span text:style-name="T790">:</text:span><text:span text:style-name="T856"> </text:span><text:span text:style-name="T857">3 + k6, zranění </text:span><text:span text:style-name="T868">0</text:span></text:p>
      <text:p text:style-name="P240"><text:span text:style-name="T604">⚔ </text:span><text:span text:style-name="T795">Sekáček</text:span><text:span text:style-name="T790">:</text:span><text:span text:style-name="T856"> </text:span><text:span text:style-name="T857">3 + k6, zranění 1</text:span></text:p>
      <text:p text:style-name="P11"><text:span text:style-name="Emphasis"><text:span text:style-name="T562">👣</text:span></text:span><text:span text:style-name="Emphasis"><text:span text:style-name="T502"> </text:span></text:span><text:span text:style-name="Emphasis"><text:span text:style-name="T511">Zaschlé krvavé stopy</text:span></text:span><text:span text:style-name="Emphasis"><text:span text:style-name="T505"> od velkých bot (od zombie kuchaře). </text:span></text:span><text:span text:style-name="Emphasis"><text:span text:style-name="T511">P</text:span></text:span><text:span text:style-name="Emphasis"><text:span text:style-name="T505">řišly sem od dveří do kuchyně (4) a jsou rozprostřené po celé hale, jako kdyby tady dotyčný bloumal v kruzích.</text:span></text:span></text:p>
      <text:p text:style-name="P37"><text:span text:style-name="Emphasis"><text:span text:style-name="T503">▸<text:tab/></text:span></text:span><text:span text:style-name="T279">Stojan se zbraněmi</text:span><text:span text:style-name="T227">:</text:span> <text:span text:style-name="T787">š</text:span>tít <text:span text:style-name="T1342">(5 st)</text:span>, tři kopí <text:span text:style-name="T1342">(po 5 st)</text:span>, kuše <text:span text:style-name="T1342">(2,5 zl)</text:span>, sek<text:span text:style-name="T1342">e</text:span>ra <text:span text:style-name="T1342">(5 st)</text:span></text:p>
      <text:p text:style-name="P181">2 – Dílna</text:p>
      <text:p text:style-name="P48">V dílně je <text:span text:style-name="T463">ponk</text:span> a několik <text:span text:style-name="T463">sudů</text:span>, <text:span text:style-name="T463">beden</text:span> a <text:span text:style-name="T463">pytlů</text:span>. <text:span text:style-name="Emphasis"><text:span text:style-name="T507">Na jedné z beden je hadrová panenka s cylindrem </text:span></text:span><text:span text:style-name="Emphasis"><text:span text:style-name="T520">(2 st)</text:span></text:span><text:span text:style-name="Emphasis"><text:span text:style-name="T507">. </text:span></text:span><text:span text:style-name="Emphasis"><text:span text:style-name="T514">Na klice dveří do pokoje pro služebnictvo (3) je přivázaný provaz. Zhruba po metru je přetržený</text:span></text:span><text:span text:style-name="Emphasis"><text:span text:style-name="T520"> (</text:span></text:span><text:span text:style-name="Emphasis"><text:span text:style-name="T521">od kliky </text:span></text:span><text:span text:style-name="Emphasis"><text:span text:style-name="T520">dosáhne akorát na horní hranu dveří)</text:span></text:span><text:span text:style-name="Emphasis"><text:span text:style-name="T514">.</text:span></text:span></text:p>
      <text:p text:style-name="P40"><text:span text:style-name="Emphasis"><text:span text:style-name="T503">▸<text:tab/></text:span></text:span><text:span text:style-name="Emphasis"><text:span text:style-name="T507">Na </text:span></text:span><text:span text:style-name="Emphasis"><text:span text:style-name="T576">ponku</text:span></text:span><text:span text:style-name="Emphasis"><text:span text:style-name="T507"> je s</text:span></text:span>věrák <text:span text:style-name="T1343">(1 zl)</text:span>, pilník <text:span text:style-name="T1343">(1 st)</text:span>, hřebíky <text:span text:style-name="T1343">(1 st)</text:span>, kladivo <text:span text:style-name="T1343">(5 st)</text:span> <text:span text:style-name="T1330">a</text:span> pila <text:span text:style-name="T1343">(5 st)</text:span>.</text:p>
      <text:p text:style-name="P40"><text:span text:style-name="Emphasis"><text:span text:style-name="T503">▸<text:tab/></text:span></text:span><text:span text:style-name="Emphasis"><text:span text:style-name="T507">V </text:span></text:span><text:span text:style-name="Emphasis"><text:span text:style-name="T576">sudech</text:span></text:span><text:span text:style-name="Emphasis"><text:span text:style-name="T507"> je olej </text:span></text:span><text:span text:style-name="Emphasis"><text:span text:style-name="T522">(1 zl)</text:span></text:span><text:span text:style-name="Emphasis"><text:span text:style-name="T507"> a pivo </text:span></text:span><text:span text:style-name="Emphasis"><text:span text:style-name="T522">(2 zl)</text:span></text:span><text:span text:style-name="Emphasis"><text:span text:style-name="T507">.</text:span></text:span></text:p>
      <text:p text:style-name="P40"><text:span text:style-name="Emphasis"><text:span text:style-name="T503">▸<text:tab/></text:span></text:span><text:span text:style-name="Emphasis"><text:span text:style-name="T507">V </text:span></text:span><text:span text:style-name="Emphasis"><text:span text:style-name="T576">pytlích</text:span></text:span><text:span text:style-name="Emphasis"><text:span text:style-name="T507"> je mouka </text:span></text:span><text:span text:style-name="Emphasis"><text:span text:style-name="T522">(5 st)</text:span></text:span><text:span text:style-name="Emphasis"><text:span text:style-name="T507">.</text:span></text:span></text:p>
      <text:p text:style-name="P40"><text:span text:style-name="Emphasis"><text:span text:style-name="T503">▸<text:tab/></text:span></text:span><text:span text:style-name="Emphasis"><text:span text:style-name="T507">V </text:span></text:span><text:span text:style-name="Emphasis"><text:span text:style-name="T576">bednách</text:span></text:span><text:span text:style-name="Emphasis"><text:span text:style-name="T507"> je zásoba svic – většina lojových (2 zl), část kvalitních voskových (5 zl).</text:span></text:span></text:p>
      <text:p text:style-name="P181">3 – Pokoj služebnictva</text:p>
      <text:p text:style-name="P41"><text:soft-page-break/>Ve skromně zařízeném pokoji jsou dvě <text:span text:style-name="T463">skříňky</text:span> a dvě <text:span text:style-name="T463">postele</text:span> se slaměnými matracemi.</text:p>
      <text:p text:style-name="P43"><text:span text:style-name="T772">👤</text:span><text:span text:style-name="T1331"> V místnosti je duch chlapce s se stopou po provazu kolem krku. Pláče, že zemřel dřív než si stihl sáhnout na ženskou.</text:span></text:p>
      <text:p text:style-name="P41"><text:span text:style-name="Emphasis"><text:span text:style-name="T503">▸<text:tab/></text:span></text:span><text:span text:style-name="Emphasis"><text:span text:style-name="T502">Ve </text:span></text:span><text:span text:style-name="Emphasis"><text:span text:style-name="T575">skříňkách</text:span></text:span><text:span text:style-name="Emphasis"><text:span text:style-name="T502"> jsou osobní věci zrzka a kuchaře, prosté oblečení, 2 stříbrňáky a 30 měďáků.</text:span></text:span></text:p>
      <text:p text:style-name="P42"><text:span text:style-name="Emphasis"><text:span text:style-name="T503">▸<text:tab/></text:span></text:span><text:span text:style-name="Emphasis"><text:span text:style-name="T508">Pod polštářem na jedné z </text:span></text:span><text:span text:style-name="Emphasis"><text:span text:style-name="T577">postelí</text:span></text:span><text:span text:style-name="Emphasis"><text:span text:style-name="T508"> je hambatý obrázek.</text:span></text:span></text:p>
      <text:p text:style-name="P181">4 – Kuchyně</text:p>
      <text:p text:style-name="P49">Na podlaze je kaluž zaschlé krve.</text:p>
      <text:p text:style-name="P36"><text:span text:style-name="T335">Kamna</text:span> &gt; Keramická pec s přilehlou dřevěnou pracovní deskou zacákanou od krve.</text:p>
      <text:p text:style-name="P26">Velký a malý lavór</text:p>
      <text:p text:style-name="P36"><text:span text:style-name="T335">Regál</text:span> &gt; Zavařeniny, salámy, med, koření.</text:p>
      <text:p text:style-name="P36"><text:span text:style-name="T335">Skříně</text:span> &gt; Čajový set <text:span text:style-name="T1343">(5 zl)</text:span>, hrnce <text:span text:style-name="T1343">(2 zl)</text:span>, pánev <text:span text:style-name="T1343">(1 zl)</text:span>, cínové nádobí <text:span text:style-name="T1343">(4 zl)</text:span>.</text:p>
      <text:p text:style-name="P57"><text:span text:style-name="T772">👤</text:span><text:span text:style-name="T338"> </text:span><text:span text:style-name="T335">Duch kuchaře</text:span> &gt; Se sekáčkem v hlavě zmateně hledá svůj sekáček.</text:p>
      <text:p text:style-name="P50"><text:span text:style-name="Emphasis"><text:span text:style-name="T564">👣</text:span></text:span><text:span text:style-name="Emphasis"><text:span text:style-name="T506"> </text:span></text:span><text:span text:style-name="Emphasis"><text:span text:style-name="T512">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74">♨<text:tab/></text:span></text:span><text:span text:style-name="Emphasis"><text:span text:style-name="T488">Zápach </text:span></text:span><text:span text:style-name="Emphasis"><text:span text:style-name="T491">shnilé hostiny</text:span></text:span><text:span text:style-name="Emphasis"><text:span text:style-name="T488">.</text:span></text:span></text:p>
      <text:p text:style-name="P16"><text:span text:style-name="Emphasis"><text:span text:style-name="T474">🔊<text:tab/></text:span></text:span><text:span text:style-name="Emphasis"><text:span text:style-name="T491">Bzučení much.</text:span></text:span></text:p>
      <text:p text:style-name="P36"><text:soft-page-break/><text:span text:style-name="T335">Krb</text:span> &gt; Velký, kamenný, s roštem ke grilování.</text:p>
      <text:p text:style-name="P56"><text:span text:style-name="T335">Dlouhý jídelní stůl</text:span> &gt; 8 židlí a vyšívaný lesklý ubrus s hustými třásněmi pokrytý bohatou hostinou nyní již shnilého masa a ovoce <text:span text:style-name="T1343">(karta </text:span><text:span text:style-name="T229">kouzelný ubrus</text:span><text:span text:style-name="T294"> – 20 zl, pokud </text:span><text:span text:style-name="T295">ale</text:span><text:span text:style-name="T294"> obchodník zjistí, že je prokletý, </text:span><text:span text:style-name="T295">tak jen 5 zl</text:span><text:span text:style-name="T1343">)</text:span>. <text:span text:style-name="T1334">Nad ubrusem krouží hejno much.</text:span></text:p>
      <text:list xml:id="list569415450" text:style-name="L75">
        <text:list-item>
          <text:p text:style-name="P723">Při pronesení hesla <text:span text:style-name="T276">"Ubr</text:span><text:span text:style-name="T277">ah prostrah</text:span><text:span text:style-name="T276">"</text:span> se na něm zhmotní vydatná hostina. Kdokoli z ní pojí bude následující noc náměsíčně provádět rituál ke spojení s démony.</text:p>
        </text:list-item>
      </text:list>
      <text:p text:style-name="P13"><text:span text:style-name="Emphasis"><text:span text:style-name="T562">👣</text:span></text:span><text:span text:style-name="Emphasis"><text:span text:style-name="T502"> </text:span></text:span><text:span text:style-name="Emphasis"><text:span text:style-name="T513">Zaschlé krvavé s</text:span></text:span><text:span text:style-name="Emphasis"><text:span text:style-name="T512">topy od m</text:span></text:span><text:span text:style-name="Emphasis"><text:span text:style-name="T513">alých</text:span></text:span><text:span text:style-name="Emphasis"><text:span text:style-name="T512"> bot (od paní Myriam) </text:span></text:span><text:span text:style-name="Emphasis"><text:span text:style-name="T513">přišly dveřmi z jídelny</text:span></text:span><text:span text:style-name="Emphasis"><text:span text:style-name="T512"> (</text:span></text:span><text:span text:style-name="Emphasis"><text:span text:style-name="T513">5</text:span></text:span><text:span text:style-name="Emphasis"><text:span text:style-name="T512">) </text:span></text:span><text:span text:style-name="Emphasis"><text:span text:style-name="T513">a vedou ke dveřím do obrazárny (6)</text:span></text:span><text:span text:style-name="Emphasis"><text:span text:style-name="T512">. </text:span></text:span><text:span text:style-name="Emphasis"><text:span text:style-name="T513">Po cestě se postupně vytrácejí, jak se z krev z bot otírala.</text:span></text:span></text:p>
      <text:p text:style-name="P181">6 – Obrazárna</text:p>
      <text:p text:style-name="P16"><text:span text:style-name="Emphasis"><text:span text:style-name="T474">♨<text:tab/></text:span></text:span><text:span text:style-name="Emphasis"><text:span text:style-name="T488">Zápach tlejícího masa.</text:span></text:span></text:p>
      <text:p text:style-name="P26">Schodiště do patra</text:p>
      <text:p text:style-name="P36"><text:span text:style-name="T335">Obrazy</text:span> &gt; <text:span text:style-name="T1344">Jedna</text:span> krajinomalb<text:span text:style-name="T1344">a (velké plátno, 6 zl)</text:span>, šest velkých portrétů slavných hrdinů (cena <text:span text:style-name="T1344">3</text:span> zl za <text:span text:style-name="T1344">každý</text:span>), <text:span text:style-name="T1335">za obrazem pod schody tajná cesta do sklepa</text:span>.</text:p>
      <text:p text:style-name="P51"><text:span text:style-name="T335">Tři zombie</text:span> &gt; Chlapec s lanem kolem krku, popálený herec, nahý lord s knírem a dýkou v zádech <text:span text:style-name="T1345">(5 st)</text:span>.</text:p>
      <text:p text:style-name="P241"><text:span text:style-name="T2">F</text:span><text:span text:style-name="T3">yzička </text:span><text:span text:style-name="T4">3</text:span><text:span text:style-name="T3">, Finesa </text:span><text:span text:style-name="T4">1</text:span><text:span text:style-name="T3">, Duše </text:span><text:span text:style-name="T5">-</text:span><text:span text:style-name="T858">, </text:span><text:span text:style-name="T859">Ž</text:span><text:span text:style-name="T856">ivot</text:span><text:span text:style-name="T859">y </text:span><text:span text:style-name="T860">13</text:span></text:p>
      <text:p text:style-name="P254"><text:span text:style-name="T791">Rychlost:</text:span><text:span text:style-name="T861"> </text:span><text:span text:style-name="T862">jako </text:span><text:span text:style-name="T863">chůze</text:span></text:p>
      <text:p text:style-name="P254"><text:span text:style-name="T792">Smysly:</text:span><text:span text:style-name="T864"> </text:span><text:span text:style-name="T865">magický zrak a sluch</text:span></text:p>
      <text:p text:style-name="P254"><text:span text:style-name="T793">Detekovatelnost</text:span><text:span text:style-name="T794">:</text:span><text:span text:style-name="T866"> </text:span><text:span text:style-name="T867">není</text:span><text:span text:style-name="T866"> vidět pomocí infravidění</text:span></text:p>
      <text:p text:style-name="P241"><text:span text:style-name="T604">⚔ </text:span><text:span text:style-name="T789">Pařáty</text:span><text:span text:style-name="T790">:</text:span><text:span text:style-name="T856"> </text:span><text:span text:style-name="T857">3 + k6, zranění </text:span><text:span text:style-name="T868">0</text:span></text:p>
      <text:p text:style-name="P181">7 – Společenská místnost</text:p>
      <text:p text:style-name="P26"><text:soft-page-break/>Kulatý stůl se čtyřmi židlemi<text:span text:style-name="T383"> </text:span><text:span text:style-name="T386">(5 st)</text:span></text:p>
      <text:p text:style-name="P26">Malý koberec před krbem<text:span text:style-name="T331"> </text:span><text:span text:style-name="T332">(2 zl)</text:span></text:p>
      <text:p text:style-name="P26">Stojan na vyšívání a stolička<text:span text:style-name="T383"> </text:span><text:span text:style-name="T386">(4 st)</text:span></text:p>
      <text:p text:style-name="P57"><text:span text:style-name="T772">👤</text:span><text:span text:style-name="T338"> </text:span><text:span text:style-name="T335">Duch holčičky</text:span> &gt; Její vlasy a šatičky vlají jako pod vodou. Brečí, protože nemůže najít pana Klobouka.</text:p>
      <text:p text:style-name="P181">8 – Pokoj pro hosta</text:p>
      <text:p text:style-name="P26">Vysoké zrcadlo<text:span text:style-name="T383"> </text:span><text:span text:style-name="T386">(10 zl)</text:span></text:p>
      <text:p text:style-name="P36"><text:span text:style-name="T335">Shořelý nábytek i okenice</text:span> &gt; Zbytky postele, nočního stolku, malé truhlice a rozbité lucerny.</text:p>
      <text:p text:style-name="P57"><text:span text:style-name="T772">👤</text:span><text:span text:style-name="T338"> </text:span><text:span text:style-name="T335">Duch herce</text:span> &gt; Se spálenou horní polovinou těla včetně tváře se marně snaží nacvičovat svou roli překrásného svůdce.</text:p>
      <text:p text:style-name="P181">9 – Koupelna</text:p>
      <text:p text:style-name="P36"><text:span text:style-name="T335">Vana</text:span> &gt; Plechová, naplněná neprůhlednou krémově mýdlovou vodou. <text:span text:style-name="T1339">Z</text:span><text:span text:style-name="T1335">ombie utopené holčičky zaútočí na prvního, kdo se nad vanu nakloní</text:span>.</text:p>
      <text:p text:style-name="P242"><text:span text:style-name="T2">F</text:span><text:span text:style-name="T3">yzička </text:span><text:span text:style-name="T6">2</text:span><text:span text:style-name="T3">, Finesa </text:span><text:span text:style-name="T4">1</text:span><text:span text:style-name="T3">, Duše </text:span><text:span text:style-name="T5">-</text:span><text:span text:style-name="T858">, </text:span><text:span text:style-name="T859">Ž</text:span><text:span text:style-name="T856">ivot</text:span><text:span text:style-name="T859">y </text:span><text:span text:style-name="T860">1</text:span><text:span text:style-name="T869">2</text:span></text:p>
      <text:p text:style-name="P255"><text:span text:style-name="T791">Rychlost:</text:span><text:span text:style-name="T861"> </text:span><text:span text:style-name="T862">jako </text:span><text:span text:style-name="T863">chůze</text:span></text:p>
      <text:p text:style-name="P255"><text:span text:style-name="T792">Smysly:</text:span><text:span text:style-name="T864"> </text:span><text:span text:style-name="T865">magický zrak a sluch</text:span></text:p>
      <text:p text:style-name="P255"><text:span text:style-name="T793">Detekovatelnost</text:span><text:span text:style-name="T794">:</text:span><text:span text:style-name="T866"> </text:span><text:span text:style-name="T867">není</text:span><text:span text:style-name="T866"> vidět pomocí infravidění</text:span></text:p>
      <text:p text:style-name="P242"><text:span text:style-name="T604">⚔ </text:span><text:span text:style-name="T789">Pařáty</text:span><text:span text:style-name="T790">:</text:span><text:span text:style-name="T856"> </text:span><text:span text:style-name="T857">3 + k6, zranění </text:span><text:span text:style-name="T868">0</text:span></text:p>
      <text:p text:style-name="P242"><text:span text:style-name="T604">⚔ </text:span><text:span text:style-name="T795">Sekáček</text:span><text:span text:style-name="T790">:</text:span><text:span text:style-name="T856"> </text:span><text:span text:style-name="T857">3 + k6, zranění 1</text:span></text:p>
      <text:p text:style-name="P36"><text:span text:style-name="T335">Nočník</text:span> &gt; Plechový, lesklý.</text:p>
      <text:p text:style-name="P36"><text:span text:style-name="T335">Džbán</text:span> &gt; Keramický, krémový vonný olej <text:span text:style-name="T1346">(6 st)</text:span>.</text:p>
      <text:h text:style-name="Heading_20_4" text:outline-level="4"><text:soft-page-break/>10 – Dětský pokoj</text:h>
      <text:p text:style-name="P26">Postýlka</text:p>
      <text:p text:style-name="P26">Rozházené hračky<text:span text:style-name="T383"> </text:span><text:span text:style-name="T386">(5 st)</text:span></text:p>
      <text:p text:style-name="P36"><text:span text:style-name="T335">Komoda</text:span> &gt; Dětské oblečení, tříčlenná rodina z hliněných figurek.</text:p>
      <text:p text:style-name="P26">Stoleček</text:p>
      <text:p text:style-name="P181">11 – Pokoj</text:p>
      <text:p text:style-name="P36"><text:span text:style-name="T335">Bar</text:span> &gt; Jedna lahev vína, dvě láhve rumu, tři láhve koňaku, tabák.</text:p>
      <text:p text:style-name="P31">Otočná šachovnice <text:span text:style-name="T386">(1 zl)</text:span> s jedním křeslem</text:p>
      <text:p text:style-name="P26">Harfa<text:span text:style-name="T383"> </text:span><text:span text:style-name="T386">(2 zl)</text:span></text:p>
      <text:p text:style-name="P22"><text:span text:style-name="Emphasis"><text:span text:style-name="T571">👣</text:span></text:span><text:span text:style-name="Emphasis"><text:span text:style-name="T502"> </text:span></text:span><text:span text:style-name="Emphasis"><text:span text:style-name="T513">Zaschlé krvavé s</text:span></text:span><text:span text:style-name="Emphasis"><text:span text:style-name="T512">topy od m</text:span></text:span><text:span text:style-name="Emphasis"><text:span text:style-name="T513">alých</text:span></text:span><text:span text:style-name="Emphasis"><text:span text:style-name="T512"> bot (od paní Myriam) </text:span></text:span><text:span text:style-name="Emphasis"><text:span text:style-name="T513">přišly dveřmi z </text:span></text:span><text:span text:style-name="Emphasis"><text:span text:style-name="T515">ložnice</text:span></text:span><text:span text:style-name="Emphasis"><text:span text:style-name="T512"> (</text:span></text:span><text:span text:style-name="Emphasis"><text:span text:style-name="T515">12</text:span></text:span><text:span text:style-name="Emphasis"><text:span text:style-name="T512">) </text:span></text:span><text:span text:style-name="Emphasis"><text:span text:style-name="T513">a vedou ke dveřím do </text:span></text:span><text:span text:style-name="Emphasis"><text:span text:style-name="T515">dětského pokoje</text:span></text:span><text:span text:style-name="Emphasis"><text:span text:style-name="T513"> (</text:span></text:span><text:span text:style-name="Emphasis"><text:span text:style-name="T515">10</text:span></text:span><text:span text:style-name="Emphasis"><text:span text:style-name="T513">)</text:span></text:span><text:span text:style-name="Emphasis"><text:span text:style-name="T512">. </text:span></text:span><text:span text:style-name="Emphasis"><text:span text:style-name="T513">Po cestě se postupně vytrácejí, jak se z krev z bot otírala.</text:span></text:span></text:p>
      <text:p text:style-name="P181">12 – Ložnice</text:p>
      <text:p text:style-name="P52">Na zemi před postelí je kaluž zaschlé krve.</text:p>
      <text:p text:style-name="P53"><text:span text:style-name="T335">Postel</text:span> &gt; Luxusní povlečení slepené <text:span text:style-name="T1340">spoustou zaschlé krve</text:span>.</text:p>
      <text:p text:style-name="P53"><text:span text:style-name="T335">Skříň</text:span> &gt; Rozervané šaty, roztrhané dokumenty, rozlitý inkoust.</text:p>
      <text:p text:style-name="P27">Medvědí kožešina na podlaze<text:span text:style-name="T383"> &gt; částečně nasáklá zaschlou krví </text:span><text:span text:style-name="T386">(5 st)</text:span><text:span text:style-name="T383">.</text:span></text:p>
      <text:p text:style-name="P29">Poházené šaty v rohu u postele<text:span text:style-name="T383"> &gt; patřily velmoži Valenovi (</text:span><text:span text:style-name="T386">25</text:span><text:span text:style-name="T385"> zl – ale pozor, místní kupci určitě poznají, komu patřily</text:span><text:span text:style-name="T383">). Je v nich </text:span><text:span text:style-name="T275">malý železný klíč</text:span><text:span text:style-name="T383"> (pasuje do truhel v tajné místnosti v šatníku).</text:span></text:p>
      <text:p text:style-name="P30">Krb</text:p>
      <text:p text:style-name="P57"><text:soft-page-break/><text:span text:style-name="T772">👤</text:span><text:span text:style-name="T338"> </text:span><text:span text:style-name="T335">Duch </text:span><text:span text:style-name="T337">velmože</text:span><text:span text:style-name="T335"> Balia </text:span><text:span text:style-name="T337">Val</text:span><text:span text:style-name="T335">ena</text:span> &gt; Nahý, zakrvácený a s majestátním knírem požaduje smrt své ženy, která mu při sexu bodla dýku do zad.</text:p>
      <text:p text:style-name="P36"><text:span text:style-name="T335">Paní domu </text:span><text:span text:style-name="T336">Myriam</text:span> &gt; Vyhublá, dehydrovaná a špinavá žena prosí o záchranu. Při konfrontaci přiznává, že všechny zabila. Ale jen proto, že někdo byl posedlý démonem a nebylo jak zjistit kdo.</text:p>
      <text:list xml:id="list2734526136" text:style-name="L76">
        <text:list-item>
          <text:p text:style-name="P725">Je stále posedlá démonem a je proto nadlidsky silná a rychlá. Dokáže dělat různé akrobatické kousky (salta, běhat po zdech a podobně) a zvládne postavy odhodit několik metrů daleko.</text:p>
          <text:p text:style-name="P435"><text:span text:style-name="T2">F</text:span><text:span text:style-name="T3">yzička </text:span><text:span text:style-name="T7">5</text:span><text:span text:style-name="T3">, Finesa </text:span><text:span text:style-name="T7">3</text:span><text:span text:style-name="T3">, Duše </text:span><text:span text:style-name="T7">4</text:span><text:span text:style-name="T858">, </text:span><text:span text:style-name="T859">Ž</text:span><text:span text:style-name="T856">ivot</text:span><text:span text:style-name="T859">y </text:span><text:span text:style-name="T870">11</text:span></text:p>
          <text:p text:style-name="P362"><text:span text:style-name="T791">Rychlost:</text:span><text:span text:style-name="T861"> </text:span><text:span text:style-name="T862">jako </text:span><text:span text:style-name="T870">kůň (nadlidská rychlost)</text:span></text:p>
          <text:p text:style-name="P362"><text:span text:style-name="T792">Smysly:</text:span><text:span text:style-name="T864"> </text:span><text:span text:style-name="T870">jako člověk</text:span></text:p>
          <text:p text:style-name="P435"><text:span text:style-name="T604">⚔ </text:span><text:span text:style-name="T796">Beze zbraně</text:span><text:span text:style-name="T790">:</text:span><text:span text:style-name="T856"> </text:span><text:span text:style-name="T857">3 + k6, zranění </text:span><text:span text:style-name="T870">+2 (nadlidská síla)</text:span></text:p>
        </text:list-item>
        <text:list-item>
          <text:p text:style-name="P724"><text:span text:style-name="T870">D</text:span><text:span text:style-name="T8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82">👣</text:span></text:span><text:span text:style-name="Emphasis"><text:span text:style-name="T583"> </text:span></text:span><text:span text:style-name="Emphasis"><text:span text:style-name="T584">Zaschlé krvavé s</text:span></text:span><text:span text:style-name="Emphasis"><text:span text:style-name="T585">topy od m</text:span></text:span><text:span text:style-name="Emphasis"><text:span text:style-name="T584">alých </text:span></text:span><text:span text:style-name="Emphasis"><text:span text:style-name="T586">bosých nohou</text:span></text:span><text:span text:style-name="Emphasis"><text:span text:style-name="T585"> (od paní Myriam) </text:span></text:span><text:span text:style-name="Emphasis"><text:span text:style-name="T586">vedou </text:span></text:span><text:span text:style-name="Emphasis"><text:span text:style-name="T587">od postele</text:span></text:span><text:span text:style-name="Emphasis"><text:span text:style-name="T586"> do šatníku (</text:span></text:span><text:span text:style-name="Emphasis"><text:span text:style-name="T587">místnost </text:span></text:span><text:span text:style-name="Emphasis"><text:span text:style-name="T586">13).</text:span></text:span></text:p>
      <text:p text:style-name="P181">13 – Šatník</text:p>
      <text:p text:style-name="P28">Vysoké oválné zrcadlo<text:span text:style-name="T383"> &gt; </text:span><text:span text:style-name="T384">Před ním je stolek s dámskými líčidly </text:span><text:span text:style-name="T387">(1 zl)</text:span><text:span text:style-name="T384">.</text:span></text:p>
      <text:p text:style-name="P36"><text:soft-page-break/><text:span text:style-name="T335">Šatní skříně po stranách</text:span> &gt; Kvalitní dámské i pánské šaty pro všechny příležitosti, jedna ze skříní má falešnou zadní stěnu a ukrývá dvě truhlice – 16 zl, 63 st, klenotnice s růženínovým náhrdelníkem <text:span text:style-name="T1346">(10 zl)</text:span> a náušnicemi (<text:span text:style-name="T1346">4</text:span> zl)<text:span text:style-name="T296">, </text:span><text:span text:style-name="T230">lektvar</text:span><text:span text:style-name="T227"> čtení myšlenek</text:span> <text:span text:style-name="T1346">(karta, 10 zl)</text:span>, dopis od <text:span text:style-name="T1346">vládce Maraka Brakvila</text:span> navrhující odstranění <text:span text:style-name="T1347">předáka horníků</text:span> Dima Trata.</text:p>
      <text:p text:style-name="P24"><text:span text:style-name="Emphasis"><text:span text:style-name="T582">👣</text:span></text:span><text:span text:style-name="Emphasis"><text:span text:style-name="T583"> </text:span></text:span><text:span text:style-name="Emphasis"><text:span text:style-name="T584">Zaschlé krvavé s</text:span></text:span><text:span text:style-name="Emphasis"><text:span text:style-name="T585">topy od m</text:span></text:span><text:span text:style-name="Emphasis"><text:span text:style-name="T584">alých </text:span></text:span><text:span text:style-name="Emphasis"><text:span text:style-name="T586">bosých nohou </text:span></text:span><text:span text:style-name="Emphasis"><text:span text:style-name="T587">přišly z ložnice (12). Dotyčná osoba se tu pak oblékla.</text:span></text:span></text:p>
      <text:p text:style-name="P181">14 – Sklep</text:p>
      <text:p text:style-name="P36"><text:span text:style-name="T335">Bedny a sudy</text:span> &gt; <text:span text:style-name="T1334">Prázdné.</text:span></text:p>
      <text:p text:style-name="P45"><text:span text:style-name="Emphasis"><text:span text:style-name="T330">Regály</text:span></text:span><text:span text:style-name="Emphasis"><text:span text:style-name="T281"> &gt; Desítky lahví vína </text:span></text:span><text:span text:style-name="Emphasis"><text:span text:style-name="T297">(celkem 60 zl)</text:span></text:span><text:span text:style-name="Emphasis"><text:span text:style-name="T281">.</text:span></text:span></text:p>
      <text:p text:style-name="P45"><text:span text:style-name="Emphasis">👣</text:span><text:span text:style-name="Emphasis"><text:span text:style-name="T509"> </text:span></text:span><text:span text:style-name="Emphasis"><text:span text:style-name="T286">Na zemi je vidět, </text:span></text:span><text:span text:style-name="Emphasis"><text:span text:style-name="T298">že nedávno</text:span></text:span><text:span text:style-name="Emphasis"><text:span text:style-name="T286"> někdo jeden z regálů odsunul.</text:span></text:span></text:p>
      <text:p text:style-name="P45"><text:span text:style-name="Emphasis"><text:span text:style-name="T1337">Z</text:span></text:span><text:span text:style-name="Emphasis"><text:span text:style-name="T1336">a regály </text:span></text:span><text:span text:style-name="Emphasis"><text:span text:style-name="T1337">je</text:span></text:span><text:span text:style-name="Emphasis"><text:span text:style-name="T1336"> schovaný rituální kruh.</text:span></text:span></text:p>
      <text:list xml:id="list3284776194" text:style-name="L77">
        <text:list-item>
          <text:p text:style-name="P726"><text:span text:style-name="Emphasis"><text:span text:style-name="T1338">Je nakreslený dámskými líčidly.</text:span></text:span></text:p>
        </text:list-item>
        <text:list-item>
          <text:p text:style-name="P726"><text:span text:style-name="Emphasis"><text:span text:style-name="T1338">Při doteku brní. Kdo se ho dotkne, zjistí, že slouží k přivolávání démonů, a bude vědět, jak ho aktivovat – stačí zapálit svíčky a kápnout na něj trochu krve.</text:span></text:span></text:p>
        </text:list-item>
      </text:list>
      <text:h text:style-name="P315" text:outline-level="2"><text:span text:style-name="T1505">+</text:span>Měšíční oltář</text:h>
      <text:p text:style-name="P140">Vzpomínka na vládu temných elfů. V kruhu zkřivených vyschlých stromů se leskne hrubě opracovaný obsidiánový blok.</text:p>
      <text:list xml:id="list689403478" text:style-name="L78">
        <text:list-item>
          <text:p text:style-name="P727"><text:span text:style-name="T190">Kdo jej při</text:span><text:span text:style-name="T131"> měsíčním svitu </text:span><text:span text:style-name="T190">polije</text:span><text:span text:style-name="T131"> krví nevinného</text:span><text:span text:style-name="T190">,</text:span><text:span text:style-name="T131"> získ</text:span><text:span text:style-name="T190">á</text:span><text:span text:style-name="T131"> do příštího úplňku nadpřirozenou odolnost proti nestříbrným zbraním </text:span><text:span text:style-name="T183">(zbroj 1)</text:span><text:span text:style-name="T131"> a schopnost vidění v temnotě.</text:span></text:p>
        </text:list-item>
        <text:list-item>
          <text:p text:style-name="P729"><text:soft-page-break/><text:span text:style-name="T157">Háček:</text:span><text:span text:style-name="T131"> Postavě </text:span><text:span text:style-name="T186">budou rudě žhnout oči a bude jí vadit sluneční světlo </text:span><text:span text:style-name="T188">(nevýhoda)</text:span><text:span text:style-name="T186">.</text:span></text:p>
        </text:list-item>
      </text:list>
      <text:h text:style-name="P316" text:outline-level="2"><text:span text:style-name="T1523">+</text:span>Pavoučí doupě</text:h>
      <text:p text:style-name="P144">Pokud půjdou postavy lesem kolem doupěte:</text:p>
      <text:list xml:id="list3435323909" text:style-name="L79">
        <text:list-item>
          <text:p text:style-name="P730"><text:span text:style-name="T335">Z lesa se ozý</text:span><text:span text:style-name="T346">v</text:span><text:span text:style-name="T335">á volání o pomoc </text:span><text:span text:style-name="T347">(ženský hlas)</text:span> <text:span text:style-name="T442">&gt;</text:span> <text:span text:style-name="T442">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302">Na </text:span><text:span text:style-name="T281">několika</text:span><text:span text:style-name="T302"> místech tvoří pavučiny falešnou podlahu – </text:span><text:span text:style-name="T443">pod n</text:span><text:span text:style-name="T166">í je vždy zhruba tři metry hluboká díra v zemi</text:span><text:span text:style-name="T302">.</text:span></text:p>
      <text:p text:style-name="P146"><text:span text:style-name="Emphasis"><text:span text:style-name="T563">⚔ </text:span></text:span>V doupěti je kromě Hablarany jeho devět hladových potomků <text:span text:style-name="T1521">(šest různě po tunelech kolem doupěte, tři v jednom z kokonů)</text:span>. <text:span text:style-name="T1525">Potomci mluví dětskými hlasy a jsou pěkně drzí.</text:span></text:p>
      <text:list xml:id="list2574843615" text:style-name="L80">
        <text:list-item>
          <text:p text:style-name="P731">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3939703032" text:style-name="L81">
        <text:list-item>
          <text:p text:style-name="P733">V jednom z kokonů jsou tři hladoví potomci Hablarany.</text:p>
        </text:list-item>
        <text:list-item>
          <text:p text:style-name="P734">Ve zbylých čtyřech jsou mrtvoly dobrodruhů: elf v kouzelnickém hábitu, hobitka v lehké zbroji s kuší, dýkou a opaskem vykládaným polodrahokamy <text:span text:style-name="T303">(</text:span><text:span text:style-name="T281">prodej </text:span><text:span text:style-name="T303">3 zl)</text:span>, krollka (lehká zbroj a luxusní meč – prodej 6 zl) a trpaslík s dvouruční sekerou a zdobenou těžkou zbrojí (prodej 10 zl). Po kapsách a měšcích mají dohromady 4 zl a 3 st.</text:p>
        </text:list-item>
        <text:list-item>
          <text:p text:style-name="P732"><text:soft-page-break/><text:span text:style-name="T1522">Prohledání hromady mrtvol odhalí: </text:span><text:span text:style-name="T237">bezhlučný luk</text:span><text:span text:style-name="T304"> </text:span><text:span text:style-name="T305">(karta), s</text:span><text:span text:style-name="T303">tříbrný náramek (4 zl) </text:span><text:span text:style-name="T305">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31">5</text:span><text:span text:style-name="T3">, Finesa </text:span><text:span text:style-name="T32">3</text:span><text:span text:style-name="T3">, Duše -</text:span><text:span text:style-name="T858">, </text:span><text:span text:style-name="T859">Ž</text:span><text:span text:style-name="T856">ivot</text:span><text:span text:style-name="T859">y </text:span><text:span text:style-name="T884">14</text:span></text:p>
      <text:p text:style-name="P272"><text:span text:style-name="T791">Rychlost:</text:span><text:span text:style-name="T861"> </text:span><text:span text:style-name="T885">jako člověk</text:span></text:p>
      <text:p text:style-name="P272"><text:span text:style-name="T792">Smysly:</text:span><text:span text:style-name="T864"> </text:span><text:span text:style-name="T886">dobrý</text:span><text:span text:style-name="T887"> zrak, čich </text:span><text:span text:style-name="T888">a chuť</text:span><text:span text:style-name="T887">, </text:span><text:span text:style-name="T889">detek</text:span><text:span text:style-name="T887">ce</text:span><text:span text:style-name="T889"> vibrac</text:span><text:span text:style-name="T887">í</text:span><text:span text:style-name="T889"> v pavučině</text:span></text:p>
      <text:p text:style-name="P299"><text:span text:style-name="T604">⚔<text:tab/></text:span><text:span text:style-name="T804">Kusadla </text:span><text:span text:style-name="T10">:</text:span><text:span text:style-name="T33"> </text:span><text:span text:style-name="T34">6</text:span><text:span text:style-name="T35"> + k6, zranění </text:span><text:span text:style-name="T36">2</text:span></text:p>
      <text:p text:style-name="P270"><text:span text:style-name="T1518">3</text:span> dávk<text:span text:style-name="T1518">y</text:span> <text:span text:style-name="T1458">jed</text:span><text:span text:style-name="T1459">u</text:span><text:span text:style-name="T1461">: </text:span><text:span text:style-name="T1152">8</text:span><text:span text:style-name="T1134"> </text:span><text:span text:style-name="T1135">+ k6 </text:span><text:span text:style-name="T1136">proti Fyzičce </text:span><text:span text:style-name="T1153">(nezraňuje)</text:span></text:p>
      <text:p text:style-name="P259"><text:span text:style-name="T1214">L</text:span><text:span text:style-name="T1215">atence:</text:span><text:span text:style-name="T1137"> </text:span><text:span text:style-name="T1154">5</text:span><text:span text:style-name="T1153"> kol</text:span></text:p>
      <text:p text:style-name="P259"><text:span text:style-name="T802">P</text:span><text:span text:style-name="T803">říznaky:</text:span><text:span text:style-name="T890"> </text:span><text:span text:style-name="T891">Bolestivý otok a puchýře kolem rány, vyrážka.</text:span></text:p>
      <text:p text:style-name="P259"><text:span text:style-name="T805">Účinek:</text:span><text:span text:style-name="T890"> </text:span><text:span text:style-name="T892">P</text:span><text:span text:style-name="T890">aralýza na několik minut (za první úspěch zpomalení, za druhý nevýhoda, za třetí kompletní znehybnění).</text:span></text:p>
      <text:p text:style-name="P273"><text:span text:style-name="T236">Oblak chloupků:</text:span><text:span text:style-name="T300"> </text:span><text:span text:style-name="T301">Když se sklípkan cítí ohrožený, vypustí před sebe oblak jemných chloupků, které dráždí kůži a vyvolávají intenzivní slzení (nevýhoda).</text:span></text:p>
      <text:p text:style-name="P273"><text:span text:style-name="T227">Vzhled:</text:span> <text:span text:style-name="T1519">Obrovský rezavohnědý pavouk. V rozpětí nohou měří čtyři metry.</text:span></text:p>
      <text:p text:style-name="P273"><text:span text:style-name="T227">Boj:</text:span> <text:span text:style-name="T151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37">2</text:span><text:span text:style-name="T3">, Finesa </text:span><text:span text:style-name="T37">3</text:span><text:span text:style-name="T3">, Duše -</text:span><text:span text:style-name="T858">, </text:span><text:span text:style-name="T859">Ž</text:span><text:span text:style-name="T856">ivot</text:span><text:span text:style-name="T859">y </text:span><text:span text:style-name="T893">6</text:span></text:p>
      <text:p text:style-name="P300"><text:soft-page-break/><text:span text:style-name="T604">⚔<text:tab/></text:span><text:span text:style-name="T804">Kusadla </text:span><text:span text:style-name="T10">:</text:span><text:span text:style-name="T33"> </text:span><text:span text:style-name="T38">3</text:span><text:span text:style-name="T35"> + k6, zranění </text:span><text:span text:style-name="T38">0</text:span></text:p>
      <text:p text:style-name="P271"><text:span text:style-name="T1518">3</text:span> dávk<text:span text:style-name="T1518">y</text:span> <text:span text:style-name="T1458">jed</text:span><text:span text:style-name="T1459">u</text:span><text:span text:style-name="T1461">: </text:span><text:span text:style-name="T1152">8</text:span><text:span text:style-name="T1134"> </text:span><text:span text:style-name="T1135">+ k6 </text:span><text:span text:style-name="T1136">proti Fyzičce </text:span><text:span text:style-name="T1153">(nezraňuje)</text:span></text:p>
      <text:p text:style-name="P260"><text:span text:style-name="T1214">L</text:span><text:span text:style-name="T1215">atence:</text:span><text:span text:style-name="T1137"> </text:span><text:span text:style-name="T1154">5</text:span><text:span text:style-name="T1153"> kol</text:span></text:p>
      <text:p text:style-name="P260"><text:span text:style-name="T802">P</text:span><text:span text:style-name="T803">říznaky:</text:span><text:span text:style-name="T890"> </text:span><text:span text:style-name="T891">Bolestivý otok a puchýře kolem rány, vyrážka.</text:span></text:p>
      <text:p text:style-name="P260"><text:span text:style-name="T805">Účinek:</text:span><text:span text:style-name="T890"> </text:span><text:span text:style-name="T892">P</text:span><text:span text:style-name="T890">aralýza na několik minut (za první úspěch zpomalení, za druhý nevýhoda, za třetí kompletní znehybnění).</text:span></text:p>
      <text:h text:style-name="P317" text:outline-level="2"><text:span text:style-name="T1749">+</text:span>Stříbrný důl</text:h>
      <text:h text:style-name="Heading_20_3" text:outline-level="3">Důlní město</text:h>
      <text:p text:style-name="P75">Důlní městečko zeje prázdnotou. Kdysi bohaté doly s vzácnými kovy protkané žilami ryzího stříbra jsou <text:span text:style-name="T1685">údajně</text:span> vytěžené a uzavřené. Tross přišel o největší zdroj svého bohatství a havíři přišli o živobytí.</text:p>
      <text:h text:style-name="Heading_20_3" text:outline-level="3">Důlní šachty</text:h>
      <text:p text:style-name="P174">Desítky štol vyhlouben<text:span text:style-name="T1682">ých</text:span> do nitra Garlackých hor jsou domovem jen neproniknutelné temnotě a ozvěnám gobliních skřeků. Síť šachet a křivolakých štol je spletitá a je snadné v ní zabloudit. <text:span text:style-name="T1685">Zmapování zabere několik dní. Cesta ke třinácté šachtě, pokud ji někdo zná, zabere zhruba dvě hodiny.</text:span></text:p>
      <text:h text:style-name="Heading_20_4" text:outline-level="4">N<text:span text:style-name="T131">áhodná setkání (k3):</text:span></text:h>
      <text:list xml:id="list1185643225" text:style-name="L82">
        <text:list-item>
          <text:p text:style-name="P742">Hlídka <text:span text:style-name="T1708">čtyř</text:span> goblinů <text:span text:style-name="T1709">vede dvě spoutané lidské děti (chlapec Asil a dívka Líba) k místu, kde šamani provádí rituál (viz 2). Děcka jsou z Blosel a jsou pořádně vyhladovělá.</text:span></text:p>
          <text:list>
            <text:list-header>
              <text:p text:style-name="P512"><text:soft-page-break/>Goblin</text:p>
              <text:p text:style-name="P736"><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94"><text:span text:style-name="T54">Z</text:span><text:span text:style-name="T1">broj:</text:span><text:span text:style-name="T20"> 1 (lehká zbroj)</text:span></text:p>
              <text:p text:style-name="P340"><text:span text:style-name="T604">⚔ </text:span><text:span text:style-name="T687">Ko</text:span><text:span text:style-name="T708">pí</text:span><text:span text:style-name="T709"> </text:span><text:span text:style-name="T708">s kamenným hrotem</text:span><text:span text:style-name="T681">:</text:span><text:span text:style-name="T614"> </text:span><text:span text:style-name="T621">3</text:span><text:span text:style-name="T620"> + k6, zranění </text:span><text:span text:style-name="T621">1</text:span></text:p>
              <text:p text:style-name="P439"><text:span text:style-name="T604">⚔ </text:span><text:span text:style-name="T685">Nůž</text:span><text:span text:style-name="T686">:</text:span><text:span text:style-name="T620"> </text:span><text:span text:style-name="T621">3</text:span><text:span text:style-name="T620"> + k6, zranění </text:span><text:span text:style-name="T621">0</text:span></text:p>
            </text:list-header>
          </text:list>
        </text:list-item>
        <text:list-item>
          <text:p text:style-name="P737"><text:span text:style-name="T1310">Chodbami se rozléhá zvuk mnohohlasného zaříkávání</text:span><text:span text:style-name="T1319"> &gt; </text:span><text:span text:style-name="T1261">P</text:span><text:span text:style-name="T1263">ět</text:span><text:span text:style-name="T1695"> gobliních šamanů p</text:span><text:span text:style-name="T1261">rovádí krvavý rituál (snaží se přivolat démona). </text:span><text:span text:style-name="T1264">Na zemi mají rituální kruh se spoustou svic. Opodál jsou vyskládané čerstvé mrtvoly různých tvorů: </text:span><text:span text:style-name="T1261">p</text:span><text:span text:style-name="T1264">sa, krocana, kozy, kočky, člověka, trpaslíka, goblina, elfa a lišky. Všichni mají podřezaná hrdla. </text:span><text:span text:style-name="T1266">Mrtvoly</text:span><text:span text:style-name="T1264"> </text:span><text:span text:style-name="T1265">člověk</text:span><text:span text:style-name="T1266">a</text:span><text:span text:style-name="T1265">, trpaslík</text:span><text:span text:style-name="T1266">a</text:span><text:span text:style-name="T1265">, goblin</text:span><text:span text:style-name="T1266">a</text:span><text:span text:style-name="T1265"> a elf</text:span><text:span text:style-name="T1266">a</text:span><text:span text:style-name="T1265"> jsou pevně spoutan</text:span><text:span text:style-name="T1266">é</text:span><text:span text:style-name="T1265">.</text:span></text:p>
          <text:list>
            <text:list-header>
              <text:p text:style-name="P513"><text:span text:style-name="T1688">Gobliní</text:span> <text:span text:style-name="T1689">šaman</text:span></text:p>
              <text:p text:style-name="P738"><text:span text:style-name="T2">F</text:span><text:span text:style-name="T3">yzička </text:span><text:span text:style-name="T90">1</text:span><text:span text:style-name="T3">, Finesa </text:span><text:span text:style-name="T90">2</text:span><text:span text:style-name="T3">, Duše </text:span><text:span text:style-name="T91">4</text:span><text:span text:style-name="T858">, </text:span><text:span text:style-name="T859">Ž</text:span><text:span text:style-name="T856">ivot</text:span><text:span text:style-name="T859">y </text:span><text:span text:style-name="T980">6</text:span></text:p>
              <text:p text:style-name="P436"><text:span text:style-name="T604">⚔ </text:span><text:span text:style-name="T685">Nůž</text:span><text:span text:style-name="T686">:</text:span><text:span text:style-name="T620"> </text:span><text:span text:style-name="T648">2</text:span><text:span text:style-name="T620"> + k6, zranění </text:span><text:span text:style-name="T621">0</text:span></text:p>
              <text:p text:style-name="P440"><text:span text:style-name="T227">Dovednosti: </text:span><text:span text:style-name="T652">z</text:span><text:span text:style-name="T653">áklady</text:span><text:span text:style-name="T614"> </text:span><text:span text:style-name="T681">ostražitost</text:span><text:span text:style-name="T707">i</text:span><text:span text:style-name="T681"> a plížení, </text:span><text:span text:style-name="T652">z</text:span><text:span text:style-name="T649">áklady</text:span><text:span text:style-name="T650"> </text:span><text:span text:style-name="T703">o</text:span><text:span text:style-name="T704">rientace a přežití v divočině, </text:span><text:span text:style-name="T652">z</text:span><text:span text:style-name="T651">áklady</text:span><text:span text:style-name="T614"> </text:span><text:span text:style-name="T705">plavání, </text:span><text:span text:style-name="T652">z</text:span><text:span text:style-name="T651">áklady</text:span><text:span text:style-name="T614"> </text:span><text:span text:style-name="T706">šplhání, </text:span><text:span text:style-name="T981">p</text:span><text:span text:style-name="T855">okročilé </text:span><text:span text:style-name="T788">bylinkářství</text:span><text:span text:style-name="T855">, </text:span><text:span text:style-name="T981">p</text:span><text:span text:style-name="T982">okročilé </text:span><text:span text:style-name="T828">ošetřování zranění</text:span></text:p>
              <text:p text:style-name="P735"><text:span text:style-name="T321">Každý gobliní šaman umí tři z následující</text:span><text:span text:style-name="T322">c</text:span><text:span text:style-name="T321">h kouzel </text:span><text:span text:style-name="T325">(všichni umí </text:span><text:span text:style-name="T267">duševní úder</text:span><text:span text:style-name="T325">)</text:span><text:span text:style-name="T321">:</text:span></text:p>
            </text:list-header>
          </text:list>
        </text:list-item>
      </text:list>
      <text:list xml:id="list1638547902" text:style-name="L83">
        <text:list-item>
          <text:p text:style-name="P532">Duševní úder</text:p>
        </text:list-item>
      </text:list>
      <text:list xml:id="list174852542314908" text:continue-list="list1185643225" text:style-name="L82">
        <text:list-item>
          <text:list>
            <text:list-item>
              <text:list>
                <text:list-header>
                  <text:p text:style-name="P738"><text:soft-page-break/><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span><text:span text:style-name="T1690"><text:line-break/></text:span><text:span text:style-name="T263">Útok:</text:span><text:span text:style-name="T323"> Duše + k6 proti </text:span><text:span text:style-name="T1183">D</text:span><text:span text:style-name="T1182">uši</text:span><text:span text:style-name="T1691"><text:line-break/></text:span><text:span text:style-name="T262">Zranění:</text:span><text:span text:style-name="T1690"> </text:span><text:span text:style-name="T1184">4</text:span><text:span text:style-name="T1690">kz (</text:span><text:span text:style-name="T1692">d</text:span><text:span text:style-name="T1693">uševní</text:span><text:span text:style-name="T1690">)</text:span></text:p>
                  <text:p text:style-name="P738"><text:span text:style-name="T264">Duševní úder</text:span><text:span text:style-name="T1694"> obchází zbroj, neúčinkuje ale na zvířata a </text:span><text:span text:style-name="T1185">jiné</text:span><text:span text:style-name="T1694"> tvory, kteří nemají duši.</text:span></text:p>
                </text:list-header>
              </text:list>
            </text:list-item>
          </text:list>
        </text:list-item>
      </text:list>
      <text:list xml:id="list3581487399" text:style-name="L84">
        <text:list-item>
          <text:p text:style-name="P533">Halucinace</text:p>
        </text:list-item>
      </text:list>
      <text:list xml:id="list174851211211427" text:continue-list="list174852542314908"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line-break/></text:span><text:span text:style-name="T1225">Útok:</text:span><text:span text:style-name="T1183"> Duše + k6 proti D</text:span><text:span text:style-name="T1182">uši<text:line-break/></text:span><text:span text:style-name="T1226">Trvání:</text:span><text:span text:style-name="T1186"> Počet kol rovný počtu úspěchů</text:span><text:span text:style-name="T1182"><text:line-break/></text:span><text:span text:style-name="T1227">Účinek:</text:span><text:span text:style-name="T1187"> </text:span><text:span text:style-name="T1188">P</text:span><text:span text:style-name="T1189">ostava, která podlehne halucinacím, uvidí něco jiného než skutečnost </text:span><text:span text:style-name="T1190">(nevýhoda)</text:span><text:span text:style-name="T1189">.</text:span></text:p>
                  <text:p text:style-name="P743"><text:span text:style-name="T108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90">Může mít pocit, že se</text:span><text:span text:style-name="T1088"> po kolena </text:span><text:span text:style-name="T1190">brodí</text:span><text:span text:style-name="T1088"> v krvi, na stěnách se mohou svíjet hadi, ze stropu na ni místo lustru může koukat obří oko a podobně.</text:span></text:p>
                </text:list-header>
              </text:list>
            </text:list-item>
          </text:list>
        </text:list-item>
      </text:list>
      <text:list xml:id="list2232895627" text:style-name="L85">
        <text:list-item>
          <text:p text:style-name="P534">Strach</text:p>
        </text:list-item>
      </text:list>
      <text:list xml:id="list174851692648096" text:continue-list="list174851211211427"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span><text:span text:style-name="T1690"><text:line-break/></text:span><text:span text:style-name="T263">Útok:</text:span><text:span text:style-name="T323"> Duše + k6 proti </text:span><text:span text:style-name="T1183">D</text:span><text:span text:style-name="T1182">uši<text:line-break/></text:span><text:span text:style-name="T1226">Trvání:</text:span><text:span text:style-name="T1186"> Počet kol rovný počtu úspěchů</text:span><text:span text:style-name="T1182"><text:line-break/></text:span><text:span text:style-name="T1226">Účinek:</text:span><text:span text:style-name="T1186"> Ochromující strach na počet kol rovný počtu úspěchů</text:span><text:span text:style-name="T1182"> </text:span><text:span text:style-name="T1186">(nevýhoda)</text:span></text:p>
                </text:list-header>
              </text:list>
            </text:list-item>
          </text:list>
        </text:list-item>
      </text:list>
      <text:list xml:id="list273816841" text:style-name="L86">
        <text:list-item>
          <text:p text:style-name="P535"><text:soft-page-break/>Bolest</text:p>
        </text:list-item>
      </text:list>
      <text:list xml:id="list174852565411981" text:continue-list="list174851692648096"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line-break/></text:span><text:span text:style-name="T263">Útok:</text:span><text:span text:style-name="T323"> Duše + k6 proti </text:span><text:span text:style-name="T1183">D</text:span><text:span text:style-name="T1182">uši<text:line-break/></text:span><text:span text:style-name="T1226">Trvání:</text:span><text:span text:style-name="T1186"> Počet kol rovný počtu úspěchů</text:span><text:span text:style-name="T1182"><text:line-break/></text:span><text:span text:style-name="T1226">Účinek:</text:span><text:span text:style-name="T1186"> Šílená bolest</text:span><text:span text:style-name="T1182"> </text:span><text:span text:style-name="T1186">(nevýhoda)</text:span></text:p>
                </text:list-header>
              </text:list>
            </text:list-item>
          </text:list>
        </text:list-item>
      </text:list>
      <text:list xml:id="list2379598326" text:style-name="L87">
        <text:list-item>
          <text:p text:style-name="P536">Slepota</text:p>
        </text:list-item>
      </text:list>
      <text:list xml:id="list174852728325801" text:continue-list="list174852565411981"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line-break/></text:span><text:span text:style-name="T263">Útok:</text:span><text:span text:style-name="T323"> Duše + k6 proti </text:span><text:span text:style-name="T1183">D</text:span><text:span text:style-name="T1182">uši<text:line-break/></text:span><text:span text:style-name="T1226">Trvání:</text:span><text:span text:style-name="T1186"> Počet kol rovný počtu úspěchů</text:span><text:span text:style-name="T1182"><text:line-break/></text:span><text:span text:style-name="T1226">Účinek:</text:span><text:span text:style-name="T1186"> Ztráta zraku</text:span></text:p>
                </text:list-header>
              </text:list>
            </text:list-item>
          </text:list>
        </text:list-item>
      </text:list>
      <text:list xml:id="list2362357750" text:style-name="L88">
        <text:list-item>
          <text:p text:style-name="P537">Paranoia</text:p>
        </text:list-item>
      </text:list>
      <text:list xml:id="list174850740788620" text:continue-list="list174852728325801"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line-break/></text:span><text:span text:style-name="T263">Útok:</text:span><text:span text:style-name="T323"> Duše + k6 proti </text:span><text:span text:style-name="T1183">D</text:span><text:span text:style-name="T1182">uši<text:line-break/></text:span><text:span text:style-name="T1226">Trvání:</text:span><text:span text:style-name="T1186"> Počet kol rovný počtu úspěchů<text:line-break/></text:span><text:span text:style-name="T1226">Účinek:</text:span><text:span text:style-name="T1186"> Postava nerozezná přítele od nepřítele, </text:span><text:span text:style-name="T1191">je si naprosto jistá, že se ji všichni kolem snaží zabít</text:span></text:p>
                </text:list-header>
              </text:list>
            </text:list-item>
          </text:list>
        </text:list-item>
      </text:list>
      <text:list xml:id="list350723732" text:style-name="L89">
        <text:list-item>
          <text:p text:style-name="P538">Potácení</text:p>
        </text:list-item>
      </text:list>
      <text:list xml:id="list174852637425606" text:continue-list="list174850740788620" text:style-name="L82">
        <text:list-item>
          <text:list>
            <text:list-item>
              <text:list>
                <text:list-header>
                  <text:p text:style-name="P738"><text:span text:style-name="T262">Dosah:</text:span><text:span text:style-name="T1690"> </text:span><text:span text:style-name="T1180">s</text:span><text:span text:style-name="T1181">třední</text:span><text:span text:style-name="T1690"><text:line-break/></text:span><text:span text:style-name="T262">Rozsah:</text:span><text:span text:style-name="T1690"> 1</text:span><text:span text:style-name="T1182"> tvor, </text:span><text:span text:style-name="T1181">který má duši</text:span><text:span text:style-name="T1690"><text:line-break/></text:span><text:span text:style-name="T263">Útok:</text:span><text:span text:style-name="T323"> Duše + k6 proti </text:span><text:span text:style-name="T1183">D</text:span><text:span text:style-name="T1182">uši<text:line-break/></text:span><text:span text:style-name="T1226">Trvání:</text:span><text:span text:style-name="T1186"> Počet kol rovný počtu úspěchů</text:span><text:span text:style-name="T1182"><text:line-break/></text:span><text:span text:style-name="T1226">Účinek:</text:span><text:span text:style-name="T1186"> </text:span><text:span text:style-name="T1191">Potíže s rovnováhou</text:span><text:span text:style-name="T1186"> </text:span><text:span text:style-name="T1191">(nevýhoda)</text:span></text:p>
                </text:list-header>
              </text:list>
              <text:p text:style-name="P735"><text:soft-page-break/><text:span text:style-name="T1262">Každý šaman u sebe má</text:span>: <text:span text:style-name="T265">hojiv</text:span><text:span text:style-name="T266">ou</text:span><text:span text:style-name="T265"> mast</text:span><text:span text:style-name="T324"> </text:span><text:span text:style-name="T320">(prodej 3 st), </text:span><text:span text:style-name="T1223">léčivý lektvar</text:span><text:span text:style-name="T1178"> (pokud ho nevypil, </text:span><text:span text:style-name="T1179">prodej 1 zl</text:span><text:span text:style-name="T1178">). </text:span><text:span text:style-name="T1196">Jeden z nich má s</text:span><text:span text:style-name="T1197">vitek s rituálem </text:span><text:span text:style-name="T1238">p</text:span><text:span text:style-name="T1236">řivolání A</text:span><text:span text:style-name="T1237">rchemedora</text:span><text:span text:style-name="T1197"> </text:span><text:span text:style-name="T1196">(karta) a brašnu s několika váčky – většina jich je prázdných, v jednom je hrst kadidla.</text:span></text:p>
              <text:list text:continue-numbering="true">
                <text:list-header>
                  <text:p text:style-name="P739"><text:span text:style-name="T1236">Přivolání A</text:span><text:span text:style-name="T1237">rchemedora</text:span></text:p>
                  <text:p text:style-name="P744"><text:span text:style-name="T1237">S</text:span><text:span text:style-name="T1235">esílání:</text:span><text:span text:style-name="T1206"> 1 hodina</text:span></text:p>
                  <text:p text:style-name="P739"><text:span text:style-name="T1228">Suroviny:</text:span><text:span text:style-name="T1194"> </text:span><text:span text:style-name="T1196">rituální kruh, </text:span><text:span text:style-name="T1195">h</text:span><text:span text:style-name="T1194">rst kadidla, hrst uhelného prachu, 25 svic, </text:span><text:span text:style-name="T1193">čerstvě prolitá krev tvorů devíti různých druhů</text:span></text:p>
                  <text:p text:style-name="P745"><text:span text:style-name="T1088">Tento rituál přivolá démonického strážce Archemedora </text:span><text:span text:style-name="T1192">a zaváže ho k poslušnosti.</text:span></text:p>
                </text:list-header>
              </text:list>
              <text:p text:style-name="P515"><text:span text:style-name="T1261">D</text:span><text:span text:style-name="T1247">émonický strážce</text:span></text:p>
              <text:p text:style-name="P740"><text:span text:style-name="T2">F</text:span><text:span text:style-name="T3">yzička </text:span><text:span text:style-name="T972">7</text:span><text:span text:style-name="T3">, Finesa </text:span><text:span text:style-name="T973">3</text:span><text:span text:style-name="T3">, Duše </text:span><text:span text:style-name="T858">5</text:span><text:span text:style-name="T3">, </text:span><text:span text:style-name="T88">Ž</text:span><text:span text:style-name="T33">ivot</text:span><text:span text:style-name="T88">y</text:span><text:span text:style-name="T3"> </text:span><text:span text:style-name="T856">1</text:span><text:span text:style-name="T974">6</text:span></text:p>
              <text:p text:style-name="P363"><text:span text:style-name="T791">Zbroj:</text:span><text:span text:style-name="T861"> </text:span><text:span text:style-name="T975">2 (siln</text:span><text:span text:style-name="T976">á</text:span><text:span text:style-name="T975"> kůže s magickými runami)</text:span></text:p>
              <text:p text:style-name="P363"><text:span text:style-name="T791">Rychlost:</text:span><text:span text:style-name="T861"> </text:span><text:span text:style-name="T977">na zemi</text:span><text:span text:style-name="T861"> </text:span><text:span text:style-name="T978">jako </text:span><text:span text:style-name="T977">člověk, ve vzduchu jako kůň</text:span></text:p>
              <text:p text:style-name="P363"><text:span text:style-name="T792">Smysly:</text:span><text:span text:style-name="T864"> </text:span><text:span text:style-name="T977">sluch jako kudůk, zrak jako člověk, čich jako pes, infravidění</text:span></text:p>
              <text:p text:style-name="P437"><text:span text:style-name="T604">⚔ </text:span><text:span text:style-name="T790">P</text:span><text:span text:style-name="T826">ařáty, </text:span><text:span text:style-name="T827">rohy</text:span><text:span text:style-name="T826"> nebo kopyta</text:span><text:span text:style-name="T10">:</text:span><text:span text:style-name="T33"> </text:span><text:span text:style-name="T977">7</text:span><text:span text:style-name="T89"> + k6, zranění </text:span><text:span text:style-name="T979">4</text:span></text:p>
              <text:p text:style-name="P437"><text:span text:style-name="T1223">Vzhled:</text:span><text:span text:style-name="T1261"> </text:span><text:span text:style-name="T1173">T</text:span><text:span text:style-name="T1174">římetrový </text:span><text:span text:style-name="T1175">démon</text:span><text:span text:style-name="T1174"> s drápy, kopyty, rohy a velkými křídly</text:span><text:span text:style-name="T1176">. </text:span><text:span text:style-name="T1177">Ocelově modrou kůži má pokrytou žhnoucími magickými symboly.</text:span></text:p>
            </text:list-item>
          </text:list>
        </text:list-item>
        <text:list-item>
          <text:p text:style-name="P462">Z<text:span text:style-name="T1686">lobr</text:span></text:p>
          <text:p text:style-name="P463">Do úzkých šachet a štol se nevejde.</text:p>
          <text:list>
            <text:list-header>
              <text:p text:style-name="P514">Zlobr jeskynní</text:p>
              <text:p text:style-name="P741"><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858">, </text:span><text:span text:style-name="T859">Ž</text:span><text:span text:style-name="T856">ivot</text:span><text:span text:style-name="T859">y </text:span><text:span text:style-name="T936">15</text:span></text:p>
              <text:p text:style-name="P364"><text:span text:style-name="T791">Zbroj:</text:span><text:span text:style-name="T861"> </text:span><text:span text:style-name="T936">2 (silná kůže)</text:span></text:p>
              <text:p text:style-name="P364"><text:span text:style-name="T791">Rychlost:</text:span><text:span text:style-name="T861"> </text:span><text:span text:style-name="T936">jako </text:span><text:span text:style-name="T937">chůze</text:span></text:p>
              <text:p text:style-name="P364"><text:span text:style-name="T792">Smysly:</text:span><text:span text:style-name="T864"> </text:span><text:span text:style-name="T938">slabý zrak, skvělý čich a sluch</text:span></text:p>
              <text:p text:style-name="P438"><text:span text:style-name="T604">⚔ </text:span><text:span text:style-name="T815">Drápy</text:span><text:span text:style-name="T10">:</text:span><text:span text:style-name="T33"> </text:span><text:span text:style-name="T65">6 + k6, zranění </text:span><text:span text:style-name="T66">2</text:span></text:p>
              <text:p text:style-name="P438"><text:span text:style-name="T604">⚔ </text:span><text:span text:style-name="T815">Důlní kladivo</text:span><text:span text:style-name="T10">:</text:span><text:span text:style-name="T33"> </text:span><text:span text:style-name="T65">6 + k6, zranění </text:span><text:span text:style-name="T66">4</text:span></text:p>
              <text:p text:style-name="P397"><text:span text:style-name="T1687">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p text:style-name="P437"><text:span text:style-name="T227">Vzhled:</text:span> <text:span text:style-name="T1601">Tři metry vysoký zavalitý humanoid s hnědou kůží, kulatou hlavou bez nosu a silnými drápy.</text:span></text:p>
              <text:p text:style-name="P416"><text:span text:style-name="T227">Schopnosti: </text:span><text:span text:style-name="T313">J</text:span><text:span text:style-name="T281">eskynní zlobr regeneruje všechna zranění kromě těch způsobených </text:span><text:span text:style-name="T777">ohněm</text:span><text:span text:style-name="T281"> nebo </text:span><text:span text:style-name="T1602">žíravinou</text:span><text:span text:style-name="T281"> rychlostí 1 život za kolo.</text:span></text:p>
              <text:p text:style-name="P437"><text:span text:style-name="T1221">S</text:span><text:span text:style-name="T1207">labiny:</text:span><text:span text:style-name="T1088"> </text:span><text:span text:style-name="T1160">Pokud na jeskynního zlobra dopadne přímé sluneční světlo, natrvalo zkamení.</text:span></text:p>
              <text:p text:style-name="P735"><text:span text:style-name="T227">Suroviny:</text:span> <text:span text:style-name="T1160">Z krve jeskynního zlobra může alchymista vytěžit 7 magů nebo vyrobit </text:span><text:span text:style-name="T1224">lektvar regenerace</text:span><text:span text:style-name="T1160"> (prodej 60 zl).</text:span></text:p>
            </text:list-header>
          </text:list>
        </text:list-item>
      </text:list>
      <text:h text:style-name="Heading_20_3" text:outline-level="3">Třináctá šachta</text:h>
      <text:p text:style-name="P181"><text:bookmark text:name="docs-internal-guid-65445f98-7fff-1a3c-3ca6-f339e9524b31"/>1</text:p>
      <text:p text:style-name="P285"><text:soft-page-break/><text:span text:style-name="T335">Vodní plocha</text:span> &gt; Temná, neprůhledná a hluboká desítky metrů. Tlusté rudé pijavice, které zraňují zdravé a léčí zraněné <text:span text:style-name="T1683">(za 3kz + 2 životů, jednoho pacienta mohou každý den vyléčit pouze jednou)</text:span>. <text:span text:style-name="T1710">N</text:span>ěkolik metrů pod hladinou <text:span text:style-name="T1710">spí o</text:span>bří chapadlovitá bestie.</text:p>
      <text:list xml:id="list3611368791" text:style-name="L90">
        <text:list-header>
          <text:p text:style-name="P516">Chapadlovitá bestie</text:p>
          <text:p text:style-name="P746"><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81"><text:span text:style-name="T260">Tělo</text:span><text:span text:style-name="T261">:</text:span><text:span text:style-name="T961"><text:tab/><text:tab/></text:span><text:span text:style-name="T873">F</text:span><text:span text:style-name="T858">yzička </text:span><text:span text:style-name="T971">6</text:span><text:span text:style-name="T858">, Finesa </text:span><text:span text:style-name="T971">2</text:span><text:span text:style-name="T858">, Duše </text:span><text:span text:style-name="T963">-</text:span><text:span text:style-name="T858">, </text:span><text:span text:style-name="T859">Ž</text:span><text:span text:style-name="T856">ivot</text:span><text:span text:style-name="T859">y: </text:span><text:span text:style-name="T971">16</text:span></text:p>
          <text:p text:style-name="P381"><text:span text:style-name="T823">10 chapadel</text:span><text:span text:style-name="T824">:</text:span><text:span text:style-name="T961"><text:tab/></text:span><text:span text:style-name="T873">F</text:span><text:span text:style-name="T858">yzička </text:span><text:span text:style-name="T971">3</text:span><text:span text:style-name="T858">, Finesa </text:span><text:span text:style-name="T971">4</text:span><text:span text:style-name="T858">, Duše </text:span><text:span text:style-name="T963">-</text:span><text:span text:style-name="T858">, </text:span><text:span text:style-name="T859">Ž</text:span><text:span text:style-name="T856">ivot</text:span><text:span text:style-name="T859">y: </text:span><text:span text:style-name="T971">4</text:span></text:p>
          <text:p text:style-name="P365"><text:span text:style-name="T791">Zbroj:</text:span><text:span text:style-name="T861"> </text:span><text:span text:style-name="T965">t</text:span><text:span text:style-name="T964">ělo má zbroj 2, </text:span><text:span text:style-name="T962">chapadla 0</text:span></text:p>
          <text:p text:style-name="P365"><text:span text:style-name="T791">Rychlost:</text:span><text:span text:style-name="T861"> </text:span><text:span text:style-name="T962">plave mnohem rychleji než</text:span><text:span text:style-name="T965"> </text:span><text:span text:style-name="T966">člověk</text:span></text:p>
          <text:p text:style-name="P365"><text:span text:style-name="T792">Smysly:</text:span><text:span text:style-name="T864"> </text:span><text:span text:style-name="T967">dobrý</text:span><text:span text:style-name="T968"> zrak, </text:span><text:span text:style-name="T969">čich</text:span></text:p>
          <text:p text:style-name="P365"><text:span text:style-name="T793">Detekovatelnost</text:span><text:span text:style-name="T794">:</text:span><text:span text:style-name="T866"> ne</text:span><text:span text:style-name="T970">ní</text:span><text:span text:style-name="T866"> vidět pomocí infravidění</text:span></text:p>
          <text:p text:style-name="P441"><text:span text:style-name="T604">⚔ </text:span><text:span text:style-name="T825">Háky na chapadlech</text:span><text:span text:style-name="T10">:</text:span><text:span text:style-name="T33"> </text:span><text:span text:style-name="T87">4</text:span><text:span text:style-name="T86"> + k6, zranění </text:span><text:span text:style-name="T85">1</text:span></text:p>
          <text:p text:style-name="P441"><text:span text:style-name="T604">⚔ </text:span><text:span text:style-name="T825">Přísavky</text:span><text:span text:style-name="T10">:</text:span><text:span text:style-name="T33"> </text:span><text:span text:style-name="T87">4</text:span><text:span text:style-name="T86"> + k6 </text:span><text:span text:style-name="T85">(nezraňují)</text:span></text:p>
          <text:p text:style-name="P441"><text:span text:style-name="T604">⚔ </text:span><text:span text:style-name="T825">Zobák</text:span><text:span text:style-name="T10">:</text:span><text:span text:style-name="T33"> </text:span><text:span text:style-name="T87">6</text:span><text:span text:style-name="T86"> + k6, zranění </text:span><text:span text:style-name="T87">2</text:span></text:p>
          <text:p text:style-name="P746"><text:span text:style-name="T259">Chapadla:</text:span><text:span text:style-name="T1684"> Každým chapadlem může bez postihu útočit na jiný cíl. Když se postavám podaří vyřadit alespoň 5 chapadel, stáhne se do hlubin.</text:span></text:p>
        </text:list-header>
      </text:list>
      <text:p text:style-name="Standalone_20_Property"><text:span text:style-name="T335">Dřevěná bariéra do 5</text:span> &gt; Hlídaná gobliny z druhé strany. Plná děr pro kopí.</text:p>
      <text:p text:style-name="P181">2</text:p>
      <text:p text:style-name="Standalone_20_Property"><text:span text:style-name="T335">Kosti</text:span> &gt; Lidské, gobliní i zvířecí, některé rozlámané a požvýkané.</text:p>
      <text:p text:style-name="Standalone_20_Property"><text:span text:style-name="T335">Vysoké stoupající stupně</text:span> &gt; Porostlé jedlým mechem. V mechu <text:span text:style-name="T1711">jsou </text:span>velké čtyřprsté stopy a otisky kloubů (jako od gorily).</text:p>
      <text:p text:style-name="P181"><text:soft-page-break/>3</text:p>
      <text:p text:style-name="Standalone_20_Property"><text:span text:style-name="T335">Troll</text:span> &gt; Mohutný, čtyřruký trollí mutant. Rychlá regenerace všech zranění nezpůsobených ohněm a kyselinou.</text:p>
      <text:list xml:id="list3583265267" text:style-name="L91">
        <text:list-header>
          <text:p text:style-name="P517">Čtyřruký jeskynní troll</text:p>
        </text:list-header>
      </text:list>
      <text:list xml:id="list1896303811" text:style-name="L92">
        <text:list-header>
          <text:p text:style-name="P747"><text:span text:style-name="T2">F</text:span><text:span text:style-name="T3">yzička </text:span><text:span text:style-name="T64">6</text:span><text:span text:style-name="T3">, Finesa </text:span><text:span text:style-name="T64">2</text:span><text:span text:style-name="T3">, Duše </text:span><text:span text:style-name="T64">3</text:span><text:span text:style-name="T858">, </text:span><text:span text:style-name="T859">Ž</text:span><text:span text:style-name="T856">ivot</text:span><text:span text:style-name="T859">y </text:span><text:span text:style-name="T936">15</text:span></text:p>
          <text:p text:style-name="P366"><text:span text:style-name="T791">Zbroj:</text:span><text:span text:style-name="T861"> </text:span><text:span text:style-name="T936">2 (silná kůže)</text:span></text:p>
          <text:p text:style-name="P366"><text:span text:style-name="T791">Rychlost:</text:span><text:span text:style-name="T861"> </text:span><text:span text:style-name="T936">jako </text:span><text:span text:style-name="T937">chůze</text:span></text:p>
          <text:p text:style-name="P366"><text:span text:style-name="T792">Smysly:</text:span><text:span text:style-name="T864"> </text:span><text:span text:style-name="T938">slabý zrak, skvělý čich a sluch</text:span></text:p>
          <text:p text:style-name="P442"><text:span text:style-name="T604">⚔ </text:span><text:span text:style-name="T815">Drápy</text:span><text:span text:style-name="T10">:</text:span><text:span text:style-name="T33"> </text:span><text:span text:style-name="T65">6 + k6, zranění </text:span><text:span text:style-name="T66">2</text:span></text:p>
          <text:p text:style-name="P443"><text:span text:style-name="T250">R</text:span><text:span text:style-name="T227">egenerace: </text:span><text:span text:style-name="T313">J</text:span><text:span text:style-name="T314">eskynní zlobr regeneruje všechna zranění kromě těch způsobených </text:span><text:span text:style-name="T777">ohněm</text:span><text:span text:style-name="T314"> nebo </text:span><text:span text:style-name="T1602">žíravinou</text:span><text:span text:style-name="T314"> rychlostí 1 život za kolo.</text:span></text:p>
          <text:p text:style-name="P443"><text:span text:style-name="T1221">S</text:span><text:span text:style-name="T1224">labiny:</text:span><text:span text:style-name="T1160"> Pokud na jeskynního zlobra dopadne přímé sluneční světlo, natrvalo zkamení.</text:span></text:p>
          <text:p text:style-name="P442"><text:span text:style-name="T250">Nadlidská síla:</text:span><text:span text:style-name="T313"> Člověka dokáže zvednout a odhodit několik metrů daleko a při boji zblízka má +1 ke zranění </text:span><text:span text:style-name="T314">(ve zranění drápy i kladivem už je </text:span><text:span text:style-name="T315">bonus započítaný</text:span><text:span text:style-name="T314">)</text:span><text:span text:style-name="T313">.</text:span></text:p>
        </text:list-header>
      </text:list>
      <text:p text:style-name="Standalone_20_Property"><text:span text:style-name="T335">Pečlivě </text:span><text:span text:style-name="T374">srovnaný</text:span><text:span text:style-name="T335"> sloupec zkrvaveného vybavení</text:span> &gt; Důlnické, gobliní i dobrodružné, bohužel žádné cennosti. Jen pod zohýbanou plátovou zbrojí je skrytý magický bronzový štít s reliéfem vousaté tváře se zavřenýma očima <text:span text:style-name="T1713">(karta </text:span><text:span text:style-name="T269">štít děsu</text:span><text:span text:style-name="T1713">)</text:span>. Je to podobizna Garhaza, pověstného černokněžníka. Při pronesení jeho jména se oči otevřou a kdo do nich pohlédne, propadne panickému strachu.</text:p>
      <text:p text:style-name="P181">4</text:p>
      <text:p text:style-name="Standalone_20_Property"><text:soft-page-break/><text:span text:style-name="T335">Hnízdo malé zdivočelé gobliní holčičky</text:span> &gt; Chová se jako agresivní opice. V jejím doupěti je nakradeno 4 zl, 12 st a dva tucty drobných šperků (celkově <text:span text:style-name="T1606">6 zl</text:span>)</text:p>
      <text:list xml:id="list3149664280" text:style-name="L93">
        <text:list-header>
          <text:p text:style-name="P748"><text:span text:style-name="T2">F</text:span><text:span text:style-name="T3">yzička </text:span><text:span text:style-name="T92">1</text:span><text:span text:style-name="T3">, Finesa </text:span><text:span text:style-name="T92">2</text:span><text:span text:style-name="T3">, Duše </text:span><text:span text:style-name="T39">1</text:span><text:span text:style-name="T858">, </text:span><text:span text:style-name="T859">Ž</text:span><text:span text:style-name="T856">ivot</text:span><text:span text:style-name="T859">y </text:span><text:span text:style-name="T983">6</text:span></text:p>
          <text:p text:style-name="P749"><text:span text:style-name="T604">⚔ </text:span><text:span text:style-name="T716">Boj</text:span><text:span text:style-name="T715">:</text:span><text:span text:style-name="T661"> </text:span><text:span text:style-name="T662">2</text:span><text:span text:style-name="T620"> + k6, zranění </text:span><text:span text:style-name="T662">0</text:span></text:p>
        </text:list-header>
      </text:list>
      <text:h text:style-name="P327" text:outline-level="4">5</text:h>
      <text:p text:style-name="Standalone_20_Property"><text:span text:style-name="T335">Osm goblinů</text:span> &gt; Lehké zbroje a kopí. Jeden z nich má vlčí tlamu trčící z hrudi, jeden další má pevné šupiny, a další má namísto krve kyselinu.</text:p>
      <text:list xml:id="list510298249" text:style-name="L94">
        <text:list-header>
          <text:p text:style-name="P751"><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95"><text:span text:style-name="T54">Z</text:span><text:span text:style-name="T1">broj:</text:span><text:span text:style-name="T20"> 1 (lehká zbroj), </text:span><text:span text:style-name="T24">goblin se šupinami 2</text:span></text:p>
          <text:p text:style-name="P750"><text:span text:style-name="T604">⚔ </text:span><text:span text:style-name="T687">K</text:span><text:span text:style-name="T710">opí</text:span><text:span text:style-name="T681">:</text:span><text:span text:style-name="T614"> </text:span><text:span text:style-name="T621">3</text:span><text:span text:style-name="T620"> + k6, zranění </text:span><text:span text:style-name="T621">1</text:span></text:p>
          <text:p text:style-name="P754"><text:span text:style-name="T621">U </text:span><text:span text:style-name="T614">sebe mají dohromady 3 valouny stříbra (1 zl za každý)</text:span></text:p>
        </text:list-header>
      </text:list>
      <text:p text:style-name="P283">Improvizovaná balista a barikády s bodci</text:p>
      <text:list xml:id="list3411449915" text:style-name="L95">
        <text:list-header>
          <text:p text:style-name="P755"><text:span text:style-name="T604">⚔ </text:span><text:span text:style-name="T711">Balista</text:span><text:span text:style-name="T681">:</text:span><text:span text:style-name="T614"> </text:span><text:span text:style-name="T654">Zranění 4, několik minut nabíjení</text:span></text:p>
        </text:list-header>
      </text:list>
      <text:p text:style-name="P181">6</text:p>
      <text:p text:style-name="Standalone_20_Property"><text:span text:style-name="T335">U stěny uvázaní tři důlníci</text:span><text:span text:style-name="T383"> </text:span><text:span text:style-name="T396">(Ro</text:span><text:span text:style-name="T397">m</text:span><text:span text:style-name="T396">bi, Belefus a Dlouhán)</text:span> &gt; Slabí a zoufalí. <text:span text:style-name="T1714">Dlouhán</text:span> je porostlý hustou srstí a prosí o smrt. Údajně byl vystaven nějaké zelené břečce.</text:p>
      <text:p text:style-name="Standalone_20_Property"><text:span text:style-name="T335">Ohniště s kotlem</text:span> &gt; Ve vývaru kusy důlníků.</text:p>
      <text:p text:style-name="P181">7</text:p>
      <text:p text:style-name="P283"><text:soft-page-break/>Hromada rozličného harampádí<text:span text:style-name="T383"> </text:span><text:span text:style-name="T438">&gt; M</text:span><text:span text:style-name="T155">ěděné trubky, železné tyče, šrouby, svorky, velké kusy kůže, řemeny, nýty, spousta dřevěných trámků, lišt a prken.</text:span></text:p>
      <text:p text:style-name="Standalone_20_Property"><text:span text:style-name="T335">Pracovní stůl plný vynálezů</text:span> &gt; Rukavice s přidělanými čepelemi na kloubech, velká kuše na střelbu dřevěných bodců <text:span text:style-name="T1717">(zranění 2, krátký dostřel)</text:span> a několikery zjevně nedokončené rozřezané dudy.</text:p>
      <text:p text:style-name="P181">8</text:p>
      <text:p text:style-name="P284"><text:span text:style-name="T335">Podlaha chodby i místnosti je naplněná bahnem</text:span> &gt; Při šamanově smrti ztuhne jako cement.</text:p>
      <text:p text:style-name="Standalone_20_Property"><text:span text:style-name="T335">Vrásčitý gobliní šaman pokrytý pijavicemi z 1</text:span> &gt; Drzý, vesmeš nepohyblivý, nebude bojovat. Tvrdí, že kdo ho zabije, zemře <text:span text:style-name="T1731">(mluví lámanou obecnou řečí)</text:span>. Když zemře, jeho tělo se rozzáří a povolá tři krvežíznivé démon<text:span text:style-name="T1718">ické dvouhlavé psy</text:span>.</text:p>
      <text:list xml:id="list2203896298" text:style-name="L96">
        <text:list-header>
          <text:p text:style-name="P518">Šaman</text:p>
        </text:list-header>
      </text:list>
      <text:list xml:id="list3677103558" text:style-name="L97">
        <text:list-header>
          <text:p text:style-name="P756"><text:span text:style-name="T2">F</text:span><text:span text:style-name="T3">yzička </text:span><text:span text:style-name="T90">1</text:span><text:span text:style-name="T3">, Finesa </text:span><text:span text:style-name="T90">2</text:span><text:span text:style-name="T3">, Duše </text:span><text:span text:style-name="T91">4</text:span><text:span text:style-name="T858">, </text:span><text:span text:style-name="T859">Ž</text:span><text:span text:style-name="T856">ivot</text:span><text:span text:style-name="T859">y </text:span><text:span text:style-name="T980">6</text:span></text:p>
          <text:p text:style-name="P519"><text:span text:style-name="T1019">Démonický d</text:span><text:span text:style-name="T1018">vouhlavý pes</text:span></text:p>
          <text:p text:style-name="P757"><text:span text:style-name="T2">F</text:span><text:span text:style-name="T3">yzička </text:span><text:span text:style-name="T972">4</text:span><text:span text:style-name="T3">, Finesa </text:span><text:span text:style-name="T858">2</text:span><text:span text:style-name="T3">, Duše </text:span><text:span text:style-name="T858">4</text:span><text:span text:style-name="T3">, </text:span><text:span text:style-name="T88">Ž</text:span><text:span text:style-name="T33">ivot</text:span><text:span text:style-name="T88">y </text:span><text:span text:style-name="T856">1</text:span><text:span text:style-name="T972">1</text:span></text:p>
          <text:p text:style-name="P367"><text:span text:style-name="T791">Rychlost:</text:span><text:span text:style-name="T861"> </text:span><text:span text:style-name="T978">jako p</text:span><text:span text:style-name="T972">es</text:span></text:p>
          <text:p text:style-name="P367"><text:span text:style-name="T792">Smysly:</text:span><text:span text:style-name="T864"> </text:span><text:span text:style-name="T978">jako p</text:span><text:span text:style-name="T972">es</text:span></text:p>
          <text:p text:style-name="P445"><text:span text:style-name="T604">⚔ </text:span><text:span text:style-name="T790">Z</text:span><text:span text:style-name="T829">uby</text:span><text:span text:style-name="T10">:</text:span><text:span text:style-name="T33"> </text:span><text:span text:style-name="T978">5</text:span><text:span text:style-name="T89"> + k6, zranění </text:span><text:span text:style-name="T978">1</text:span></text:p>
          <text:p text:style-name="P445"><text:span text:style-name="T227">Vzhled:</text:span> <text:span text:style-name="T1173">Č</text:span><text:span text:style-name="T1176">erný dvouhlavý pes velký jako doga.</text:span></text:p>
          <text:p text:style-name="P446"><text:span text:style-name="T830">Dvě hlavy</text:span><text:span text:style-name="T788">:</text:span><text:span text:style-name="T855"> </text:span><text:span text:style-name="T984">B</text:span><text:span text:style-name="T973">ez postihu útoč</text:span><text:span text:style-name="T984">í</text:span><text:span text:style-name="T973"> na dva protivníky najednou.</text:span></text:p>
        </text:list-header>
      </text:list>
      <text:p text:style-name="P181">9</text:p>
      <text:p text:style-name="Standalone_20_Property"><text:soft-page-break/><text:span text:style-name="T335">Chodba vedoucí nad stropem 1</text:span> &gt; Část podlahy je iluzorní <text:span text:style-name="T1719">(5 + k6 proti Finese na zachycení)</text:span>. <text:span text:style-name="T1712">Pád</text:span> do vody <text:span text:style-name="T1712">je bezpečný, ale</text:span> probudí chapadlovitou bestii <text:span text:style-name="T1712">(viz 1)</text:span>.</text:p>
      <text:h text:style-name="P327" text:outline-level="4">10</text:h>
      <text:p text:style-name="Standalone_20_Property"><text:span text:style-name="T335">Prázdná místnost</text:span> &gt; Při výraznějším hluku troll z 3 rozrazí gobliny postavenou kamen<text:span text:style-name="T1607">n</text:span>ou bariéru a zaútočí.</text:p>
      <text:p text:style-name="P181">11</text:p>
      <text:p text:style-name="Standalone_20_Property"><text:span text:style-name="T1608">Nad vstupními dveřmi je připraven kastrol plný jedovatých brouků</text:span> &gt; Spadne na prvního, kdo neopatrně projde.</text:p>
      <text:list xml:id="list2245336888" text:style-name="L98">
        <text:list-header>
          <text:p text:style-name="P758"><text:span text:style-name="T276">Jed </text:span><text:span text:style-name="T278">z brouků</text:span><text:line-break/>10 + k6 proti Fyzičce<text:line-break/><text:span text:style-name="T227">Aplikace:</text:span> kontaktem s pokožkou<text:line-break/><text:span text:style-name="T268">Příznaky:</text:span><text:span text:style-name="T1720"> Silná bolest břicha, slinění, ztráta chuti, zfialovění dásní.</text:span></text:p>
        </text:list-header>
      </text:list>
      <text:p text:style-name="Standalone_20_Property"><text:span text:style-name="T335">Tři kamenné stojany</text:span> &gt; Na nich dort, váza a vycpaný králík. Všechno naplněné jedovatými brouky <text:span text:style-name="T1721">(účinky jedu viz 11)</text:span>.</text:p>
      <text:p text:style-name="P286"><text:span text:style-name="T335">Balvan</text:span> &gt; Pod ním uvězněná malá opečovávaná kolonie jedovat<text:span text:style-name="T1609">ý</text:span>ch brouků <text:span text:style-name="T1721">(účinky jedu viz 11)</text:span>.</text:p>
      <text:p text:style-name="P181">12</text:p>
      <text:p text:style-name="Standalone_20_Property"><text:span text:style-name="T335">Nehybný nemrtvý ogr</text:span> &gt; Zaútočí, jen pokud se postavy přiblíží nebo zaútočí první. V břiše má zašité tři zombie gobliny.</text:p>
      <text:list xml:id="list513049451" text:style-name="L99">
        <text:list-header>
          <text:p text:style-name="P520">Nemrtvý ogr</text:p>
          <text:p text:style-name="P606"><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59"><text:span text:style-name="T2">F</text:span><text:span text:style-name="T3">yzička </text:span><text:span text:style-name="T64">6</text:span><text:span text:style-name="T3">, Finesa </text:span><text:span text:style-name="T64">2</text:span><text:span text:style-name="T3">, Duše </text:span><text:span text:style-name="T64">3</text:span><text:span text:style-name="T858">, </text:span><text:span text:style-name="T859">Ž</text:span><text:span text:style-name="T856">ivot</text:span><text:span text:style-name="T859">y </text:span><text:span text:style-name="T936">1</text:span><text:span text:style-name="T985">9</text:span></text:p>
          <text:p text:style-name="P368"><text:soft-page-break/><text:span text:style-name="T791">Zbroj:</text:span><text:span text:style-name="T861"> </text:span><text:span text:style-name="T985">1</text:span><text:span text:style-name="T936"> (silná kůže)</text:span></text:p>
          <text:p text:style-name="P368"><text:span text:style-name="T791">Rychlost:</text:span><text:span text:style-name="T861"> </text:span><text:span text:style-name="T936">jako </text:span><text:span text:style-name="T937">chůze</text:span></text:p>
          <text:p text:style-name="P369"><text:span text:style-name="T792">Smysly:</text:span><text:span text:style-name="T864"> </text:span><text:span text:style-name="T865">magický zrak a sluch</text:span></text:p>
          <text:p text:style-name="P369"><text:span text:style-name="T793">Detekovatelnost</text:span><text:span text:style-name="T794">:</text:span><text:span text:style-name="T866"> </text:span><text:span text:style-name="T867">není</text:span><text:span text:style-name="T866"> vidět pomocí infravidění</text:span></text:p>
          <text:p text:style-name="P447"><text:span text:style-name="T604">⚔<text:tab/></text:span><text:span text:style-name="T831">Pěsti</text:span><text:span text:style-name="T10">:</text:span><text:span text:style-name="T33"> </text:span><text:span text:style-name="T65">6 + k6, zranění </text:span><text:span text:style-name="T94">1</text:span></text:p>
          <text:p text:style-name="P761"><text:span text:style-name="T9">Nadlidská síla:</text:span><text:span text:style-name="T1"> +1 zranění</text:span></text:p>
          <text:p text:style-name="P554">Zombie goblin</text:p>
          <text:p text:style-name="P760"><text:span text:style-name="T2">/</text:span><text:span text:style-name="T69">* Velikost </text:span><text:span text:style-name="T98">5</text:span><text:span text:style-name="T69"> (</text:span><text:span text:style-name="T98">5</text:span><text:span text:style-name="T4">0</text:span><text:span text:style-name="T69"> kg) */</text:span></text:p>
          <text:p text:style-name="P760"><text:span text:style-name="T2">F</text:span><text:span text:style-name="T3">yzička </text:span><text:span text:style-name="T4">3</text:span><text:span text:style-name="T3">, Finesa </text:span><text:span text:style-name="T4">1</text:span><text:span text:style-name="T3">, Duše </text:span><text:span text:style-name="T5">-</text:span><text:span text:style-name="T858">, </text:span><text:span text:style-name="T859">Ž</text:span><text:span text:style-name="T856">ivot</text:span><text:span text:style-name="T859">y </text:span><text:span text:style-name="T860">1</text:span><text:span text:style-name="T986">2</text:span></text:p>
          <text:p text:style-name="P370"><text:span text:style-name="T791">Rychlost:</text:span><text:span text:style-name="T861"> </text:span><text:span text:style-name="T862">jako </text:span><text:span text:style-name="T863">chůze</text:span></text:p>
          <text:p text:style-name="P370"><text:span text:style-name="T792">Smysly:</text:span><text:span text:style-name="T864"> </text:span><text:span text:style-name="T865">magický zrak a sluch</text:span></text:p>
          <text:p text:style-name="P370"><text:span text:style-name="T793">Detekovatelnost</text:span><text:span text:style-name="T794">: </text:span><text:span text:style-name="T867">není</text:span><text:span text:style-name="T866"> vidět pomocí infravidění</text:span></text:p>
          <text:p text:style-name="P448"><text:span text:style-name="T604">⚔ </text:span><text:span text:style-name="T789">Pařáty</text:span><text:span text:style-name="T790">:</text:span><text:span text:style-name="T856"> </text:span><text:span text:style-name="T857">3 + k6, zranění 1</text:span></text:p>
          <text:p text:style-name="P448"><text:span text:style-name="T604">⚔ </text:span><text:span text:style-name="T790">Z</text:span><text:span text:style-name="T800">uby</text:span><text:span text:style-name="T10">:</text:span><text:span text:style-name="T33"> </text:span><text:span text:style-name="T96">3 + k6, zranění 0</text:span></text:p>
          <text:p text:style-name="P763"><text:span text:style-name="Emphasis"><text:span text:style-name="T493">♨</text:span></text:span><text:span text:style-name="Emphasis"><text:span text:style-name="T494"> </text:span></text:span><text:span text:style-name="T96">S</text:span><text:span text:style-name="T1">ilný </text:span><text:span text:style-name="T97">mrtvolný</text:span><text:span text:style-name="T1"> zápach.</text:span></text:p>
          <text:p text:style-name="P449"><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1">13</text:p>
      <text:p text:style-name="Standalone_20_Property"><text:span text:style-name="T33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text:soft-page-break/>sníte ho c) Vzbudíte ho a popřejete mu dobrou chuť” Pokud odpovíte a) nebo b) okénko se zavře. Pokud odpovíte c) zjeví se následující sudoku. Po jeho vyřešení se v kovové stěně otevřou dveře.</text:p>
      <text:p text:style-name="P26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38"/>
          </table:table-cell>
          <table:table-cell table:style-name="Table1.A1" office:value-type="string">
            <text:p text:style-name="P264">8</text:p>
          </table:table-cell>
          <table:table-cell table:style-name="Table1.A1" office:value-type="string">
            <text:p text:style-name="P264">1</text:p>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row>
        <table:table-row>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38"/>
          </table:table-cell>
        </table:table-row>
        <table:table-row>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64">7</text:p>
          </table:table-cell>
          <table:table-cell table:style-name="Table1.A1" office:value-type="string">
            <text:p text:style-name="P264">1</text:p>
          </table:table-cell>
          <table:table-cell table:style-name="Table1.A1" office:value-type="string">
            <text:p text:style-name="P264">9</text:p>
          </table:table-cell>
        </table:table-row>
        <table:table-row>
          <table:table-cell table:style-name="Table1.A1" office:value-type="string">
            <text:p text:style-name="P264">3</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38"/>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64">8</text:p>
          </table:table-cell>
          <table:table-cell table:style-name="Table1.A1" office:value-type="string">
            <text:p text:style-name="P264">4</text:p>
          </table:table-cell>
          <table:table-cell table:style-name="Table1.A1" office:value-type="string">
            <text:p text:style-name="P238"/>
          </table:table-cell>
          <table:table-cell table:style-name="Table1.A1" office:value-type="string">
            <text:p text:style-name="P264">3</text:p>
          </table:table-cell>
          <table:table-cell table:style-name="Table1.A1" office:value-type="string">
            <text:p text:style-name="P264">9</text:p>
          </table:table-cell>
          <table:table-cell table:style-name="Table1.A1" office:value-type="string">
            <text:p text:style-name="P264">6</text:p>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8</text:p>
          </table:table-cell>
        </table:table-row>
        <table:table-row>
          <table:table-cell table:style-name="Table1.A1" office:value-type="string">
            <text:p text:style-name="P264">8</text:p>
          </table:table-cell>
          <table:table-cell table:style-name="Table1.A1" office:value-type="string">
            <text:p text:style-name="P264">7</text:p>
          </table:table-cell>
          <table:table-cell table:style-name="Table1.A1" office:value-type="string">
            <text:p text:style-name="P264">3</text:p>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row>
        <table:table-row>
          <table:table-cell table:style-name="Table1.A1" office:value-type="string">
            <text:p text:style-name="P238"/>
          </table:table-cell>
          <table:table-cell table:style-name="Table1.A1" office:value-type="string">
            <text:p text:style-name="P264">1</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row>
        <table:table-row>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9</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64">3</text:p>
          </table:table-cell>
          <table:table-cell table:style-name="Table1.A1" office:value-type="string">
            <text:p text:style-name="P264">5</text:p>
          </table:table-cell>
          <table:table-cell table:style-name="Table1.A1" office:value-type="string">
            <text:p text:style-name="P238"/>
          </table:table-cell>
        </table:table-row>
      </table:table>
      <text:p text:style-name="P178"/>
      <text:p text:style-name="Text_20_body"><text:span text:style-name="T227">Pravidla sudoku:</text:span> Do prázdných polí doplňte čísla od 1 do 9 tak, aby se <text:span text:style-name="T1722">v každém řádku, každém sloupci a každém čtverci 3x3</text:span> každé číslo nacházelo právě jedenkrát.</text:p>
      <text:p text:style-name="P181">14</text:p>
      <text:p text:style-name="Standalone_20_Property"><text:span text:style-name="T335">Dva svázaní důlníci</text:span><text:span text:style-name="T383"> </text:span><text:span text:style-name="T398">(Peskel a Lar</text:span><text:span text:style-name="T399">d</text:span><text:span text:style-name="T398">)</text:span> &gt; Slabost, roubíky, stopy po pijavicích, horečka.</text:p>
      <text:p text:style-name="P283"><text:soft-page-break/>Prázdný kožený vak</text:p>
      <text:h text:style-name="P327" text:outline-level="4">15</text:h>
      <text:p text:style-name="Standalone_20_Property"><text:span text:style-name="T335">Nákladní prostor vesmírné lodi</text:span> &gt; V případě ohně (např. pochodně) <text:span text:style-name="T1724">vyhlásí mechanickým hlasem poplach a pokud do třiceti vteřin oheň nezhasne,</text:span> uzavře všechny východy a na několik minut vysaje vzduch z místnosti.</text:p>
      <text:p text:style-name="Standalone_20_Property"><text:span text:style-name="T335">Bedny</text:span> &gt; Jsou ocelové a zapečetěné. <text:span text:style-name="T1723">Uvnitř jsou samoohřevné balíčky potravin.</text:span></text:p>
      <text:p text:style-name="Standalone_20_Property"><text:span text:style-name="T335">Ve stěně je červená skříňka</text:span> &gt; Obsahuje dýchací masku (náplň na 60 minut) a léčivou pěnu ve spreji (náplň na tři použití, <text:span text:style-name="T1725">léčí 4 + 5kz životů</text:span>).</text:p>
      <text:p text:style-name="P181">16</text:p>
      <text:p text:style-name="Standalone_20_Property"><text:span text:style-name="T335">Muž v oranžové přiléhavé uniformě</text:span> &gt; Leží v bezvědomí. Probere se, <text:span text:style-name="T1726">když na něj někdo promluví, nebo se ho něco dotkne</text:span>. Je to android, který věří, že lidé jsou nižší forma života a měli by sloužit nebo být vyhlazeni. On způsobil ztroskotání lodi.</text:p>
      <text:list xml:id="list3211488030" text:style-name="L100">
        <text:list-header>
          <text:p text:style-name="P521">Android</text:p>
          <text:p text:style-name="P607">/* Velikost 6, +4 životy za mechanické tělo */</text:p>
          <text:p text:style-name="P764"><text:span text:style-name="T2">F</text:span><text:span text:style-name="T3">yzička </text:span><text:span text:style-name="T64">6</text:span><text:span text:style-name="T3">, Finesa </text:span><text:span text:style-name="T100">5</text:span><text:span text:style-name="T3">, Duše </text:span><text:span text:style-name="T64">-</text:span><text:span text:style-name="T858">, </text:span><text:span text:style-name="T859">Ž</text:span><text:span text:style-name="T856">ivot</text:span><text:span text:style-name="T859">y </text:span><text:span text:style-name="T936">1</text:span><text:span text:style-name="T987">6</text:span></text:p>
          <text:p text:style-name="P371"><text:span text:style-name="T791">Rychlost:</text:span><text:span text:style-name="T861"> </text:span><text:span text:style-name="T936">jako </text:span><text:span text:style-name="T937">chůze</text:span></text:p>
          <text:p text:style-name="P371"><text:span text:style-name="T792">Smysly:</text:span><text:span text:style-name="T864"> </text:span><text:span text:style-name="T987">výborné elektronické smysly</text:span></text:p>
          <text:p text:style-name="P450"><text:span text:style-name="T604">⚔ </text:span><text:span text:style-name="T831">Pěsti</text:span><text:span text:style-name="T10">:</text:span><text:span text:style-name="T33"> </text:span><text:span text:style-name="T65">6 + k6, zranění </text:span><text:span text:style-name="T94">1</text:span></text:p>
          <text:p text:style-name="P762"><text:span text:style-name="T9">Nadlidská síla:</text:span><text:span text:style-name="T1"> +1 zranění</text:span></text:p>
        </text:list-header>
      </text:list>
      <text:p text:style-name="Standalone_20_Property"><text:soft-page-break/><text:span text:style-name="T335">Motor</text:span> &gt; Nefunkční. Schází mu zdroj energie.</text:p>
      <text:p text:style-name="P181">17</text:p>
      <text:p text:style-name="Standalone_20_Property"><text:span text:style-name="T33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610">š</text:span>ímu, který sen<text:span text:style-name="T1727">z</text:span>ory našli, takže musí být poblíž.</text:p>
      <text:p text:style-name="Standalone_20_Property"><text:span text:style-name="T335">Cryo</text:span><text:span text:style-name="T375">box</text:span> &gt; Muž v modré přiléhavé uniformě zmrazený za oválným sklem.</text:p>
      <text:p text:style-name="P287"><text:span text:style-name="T335">Ve stěně je červená skříňka</text:span> &gt; Obsahuje laserový blaster <text:s/>a opasek s maskovacím zařízením (baterie na 10 minut neviditelnosti).</text:p>
      <text:list xml:id="list2707994324" text:style-name="L101">
        <text:list-header>
          <text:p text:style-name="P522">Laserový blaster</text:p>
        </text:list-header>
      </text:list>
      <text:list xml:id="list2896379785" text:style-name="L102">
        <text:list-header>
          <text:p text:style-name="P451"><text:span text:style-name="T1728">Zranění 2, krátký dostřel, </text:span>baterie vydrží na 50 výstřelů.</text:p>
        </text:list-header>
      </text:list>
      <text:p text:style-name="P302"/>
      <text:p text:style-name="P181">18</text:p>
      <text:p text:style-name="Standalone_20_Property"><text:span text:style-name="T335">Šest goblinů</text:span> &gt; Kyje a oštěpy. Jeden z nich má zvětšenou hlavu s výraznými zelenými žilami. Je ozbrojen dudům podobným plamenometem a snaží se ostatní přesvědčit, aby přestali poslouchat Matku <text:span text:style-name="T1732">(mluví obecnou skřetí řečí)</text:span>.</text:p>
      <text:list xml:id="list2179454910" text:style-name="L103">
        <text:list-header>
          <text:p text:style-name="P765"><text:span text:style-name="T2">F</text:span><text:span text:style-name="T3">yzička </text:span><text:span text:style-name="T39">2</text:span><text:span text:style-name="T3">, Finesa </text:span><text:span text:style-name="T39">3</text:span><text:span text:style-name="T3">, Duše </text:span><text:span text:style-name="T39">1</text:span><text:span text:style-name="T858">, </text:span><text:span text:style-name="T859">Ž</text:span><text:span text:style-name="T856">ivot</text:span><text:span text:style-name="T859">y </text:span><text:span text:style-name="T894">7</text:span></text:p>
          <text:p text:style-name="P396"><text:span text:style-name="T54">Z</text:span><text:span text:style-name="T1">broj:</text:span><text:span text:style-name="T20"> 1 (lehká zbroj)</text:span></text:p>
          <text:p text:style-name="P765"><text:span text:style-name="T604">⚔ </text:span><text:span text:style-name="T712">Oštěp</text:span><text:span text:style-name="T681">:</text:span><text:span text:style-name="T614"> </text:span><text:span text:style-name="T621">3</text:span><text:span text:style-name="T620"> + k6, zranění </text:span><text:span text:style-name="T621">1</text:span></text:p>
          <text:p text:style-name="P765"><text:span text:style-name="T604">⚔ </text:span><text:span text:style-name="T712">Kyj</text:span><text:span text:style-name="T687">:</text:span><text:span text:style-name="T621"> </text:span><text:span text:style-name="T655">2</text:span><text:span text:style-name="T620"> + k6, zranění </text:span><text:span text:style-name="T621">1</text:span></text:p>
          <text:p text:style-name="P523"><text:soft-page-break/><text:span text:style-name="T732">Improvizovaný p</text:span><text:span text:style-name="T731">lamenomet</text:span></text:p>
          <text:p text:style-name="P766"><text:span text:style-name="T614">Fines + k6 proti Finese, zranění 3kz ohněm. Zasahuje vše v </text:span><text:span text:style-name="T681">kontaktní vzdálenosti</text:span><text:span text:style-name="T614"> před plamenometem.</text:span></text:p>
          <text:p text:style-name="P767"><text:span text:style-name="T614">Při každém zášlehu je šance 1 ze 6, </text:span><text:span text:style-name="T656">že</text:span><text:span text:style-name="T614"> místo útoku zraní za 3kz ohněm plamenometčíka a plamenomet </text:span><text:span text:style-name="T657">se</text:span><text:span text:style-name="T614"> zničí.</text:span></text:p>
        </text:list-header>
      </text:list>
      <text:p text:style-name="P283">Ohniště</text:p>
      <text:p text:style-name="P283">Podél stěn slamníky</text:p>
      <text:p text:style-name="P181">19</text:p>
      <text:p text:style-name="P283">Na hácích ze stropu zavěšená vykuchaná těla psů a důlníků</text:p>
      <text:p text:style-name="P280">Tajné kamenné dveře vedou do 22</text:p>
      <text:h text:style-name="P327" text:outline-level="4">20</text:h>
      <text:p text:style-name="Standalone_20_Property"><text:span text:style-name="T335">Organické stěny</text:span> &gt; Krvácejí z řezných ran. Pokud jim pomůžete (kouzlem, lektvarem, zašitím, vymytím apod.), místnost zrůžoví a začne vá<text:span text:style-name="T1729">m</text:span> po<text:span text:style-name="T1729">máhat</text:span>. Otevírat “dveře”, vypouštět léčivý nebo smrtelný plyn apod.</text:p>
      <text:p text:style-name="P181">21</text:p>
      <text:p text:style-name="P288"><text:span text:style-name="T335">Obrovská gobliní matrona</text:span> &gt; Morbidně obézní, tři páry prsů a rukou, čtyři nohy a ocas. Dokáže vychrchlat a plivnout kyselin<text:span text:style-name="T1730">u</text:span> až za propast.</text:p>
      <text:list xml:id="list1000777939" text:style-name="L104">
        <text:list-header>
          <text:p text:style-name="P555">Zmutovaná gobliní matrona</text:p>
          <text:p text:style-name="P768"><text:span text:style-name="T2">/</text:span><text:span text:style-name="T101">* </text:span><text:span text:style-name="T102">velikost 8 */</text:span></text:p>
          <text:p text:style-name="P768"><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58">, </text:span><text:span text:style-name="T859">Ž</text:span><text:span text:style-name="T856">ivot</text:span><text:span text:style-name="T859">y </text:span><text:span text:style-name="T988">13</text:span></text:p>
          <text:p text:style-name="P769"><text:soft-page-break/><text:span text:style-name="T832">R</text:span><text:span text:style-name="T788">ychlost:</text:span><text:span text:style-name="T855"> jako chůze<text:line-break/></text:span><text:span text:style-name="T792">Smysly:</text:span><text:span text:style-name="T864"> </text:span><text:span text:style-name="T909">čich a chuť </text:span><text:span text:style-name="T910">jako člověk, výborný sluch </text:span><text:span text:style-name="T909">a vidění v šeru</text:span></text:p>
          <text:p text:style-name="P452"><text:span text:style-name="T604">⚔ </text:span><text:span text:style-name="T713">Plivnutí kyseliny</text:span><text:span text:style-name="T686">:</text:span><text:span text:style-name="T620"> </text:span><text:span text:style-name="T659">5</text:span><text:span text:style-name="T620"> + k6, zranění </text:span><text:span text:style-name="T658">5 kz žíravinou</text:span></text:p>
          <text:list>
            <text:list-item>
              <text:p text:style-name="P452">1 kolo natahování slin</text:p>
            </text:list-item>
          </text:list>
          <text:p text:style-name="P453"><text:span text:style-name="T604">⚔ </text:span><text:span text:style-name="T714">Boj zblízka:</text:span><text:span text:style-name="T659"> 5 + k6, zranění 0</text:span></text:p>
        </text:list-header>
      </text:list>
      <text:p text:style-name="Standalone_20_Property"><text:span text:style-name="T335">Dva gobliní sluhové</text:span> &gt; Mají kýble a polévají matronu zářivě zelenou tekutinou.</text:p>
      <text:list xml:id="list174851833544555" text:continue-list="list510298249" text:style-name="L94">
        <text:list-header>
          <text:p text:style-name="P752"><text:span text:style-name="T2">F</text:span><text:span text:style-name="T3">yzička </text:span><text:span text:style-name="T39">2</text:span><text:span text:style-name="T3">, Finesa </text:span><text:span text:style-name="T99">2</text:span><text:span text:style-name="T3">, Duše </text:span><text:span text:style-name="T39">1</text:span><text:span text:style-name="T858">, </text:span><text:span text:style-name="T859">Ž</text:span><text:span text:style-name="T856">ivot</text:span><text:span text:style-name="T859">y </text:span><text:span text:style-name="T894">7</text:span></text:p>
        </text:list-header>
      </text:list>
      <text:p text:style-name="Standalone_20_Property"><text:span text:style-name="T335">Osm gobliních dětí</text:span> &gt; Pobíhají kolem jako zvířata.</text:p>
      <text:list xml:id="list174851724398740" text:continue-numbering="true" text:style-name="L94">
        <text:list-header>
          <text:p text:style-name="P753"><text:span text:style-name="T2">F</text:span><text:span text:style-name="T3">yzička </text:span><text:span text:style-name="T103">1</text:span><text:span text:style-name="T3">, Finesa </text:span><text:span text:style-name="T99">2</text:span><text:span text:style-name="T3">, Duše </text:span><text:span text:style-name="T39">1</text:span><text:span text:style-name="T858">, </text:span><text:span text:style-name="T859">Ž</text:span><text:span text:style-name="T856">ivot</text:span><text:span text:style-name="T859">y </text:span><text:span text:style-name="T989">4</text:span></text:p>
          <text:p text:style-name="P444"><text:span text:style-name="T604">⚔ </text:span><text:span text:style-name="T714">Boj zblízka</text:span><text:span text:style-name="T659">: </text:span><text:span text:style-name="T660">2 + k6, zranění 0</text:span></text:p>
        </text:list-header>
      </text:list>
      <text:p text:style-name="Standalone_20_Property"><text:span text:style-name="T335">Propast</text:span> &gt; Stěny pokryté neuvěřitelně bohatými stříbrnými žilami, dno v nedohlednu, lze překročit po vratkém dřevěném můstku.</text:p>
      <text:p text:style-name="P181">22</text:p>
      <text:p text:style-name="Standalone_20_Property"><text:span text:style-name="T335">Na dně dřevěného lavoru s vodou leží zářivě zelený chaotitový orb</text:span><text:span text:style-name="T383"> </text:span><text:span text:style-name="T400">(karta)</text:span> &gt; Všechna kouzla seslaná s pomocí orbu jsou výrazně silnejší. Každých sedm dní v jeho přítomnosti je šance na náhodnou mutaci. Orb by byl dostatečným zdrojem energie pro cestovatele v 17.</text:p>
      <text:h text:style-name="P315" text:outline-level="2"><text:soft-page-break/><text:span text:style-name="T1749">+</text:span>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231">Event:</text:span><text:span text:style-name="T1367"> V poledne bude soud.</text:span></text:p>
      <text:list xml:id="list3105477915" text:style-name="L105">
        <text:list-item>
          <text:p text:style-name="P770">Představení na návsi. Rybář obviňuje svého souseda, sběrače mechů, že mu ukradl loď <text:span text:style-name="T1364">(ukradl ji někdo jiný, kdo se chtěl dostat k ještěrcům)</text:span>.</text:p>
          <text:list>
            <text:list-item>
              <text:p text:style-name="P771">Rybář se pokouší předvádět loupež lodě.</text:p>
            </text:list-item>
            <text:list-item>
              <text:p text:style-name="P771">Sběrač mechů předvádí komedii (rybář chytil velrybu a svolá postupně celou vesnici, aby mu šla pomoct).</text:p>
            </text:list-item>
            <text:list-item>
              <text:p text:style-name="P771"><text:span text:style-name="T1365">Starosta dá rybáři pokutu (musí sběrači mechů po celej rok zdarma dávat ryby)</text:span>.</text:p>
            </text:list-item>
          </text:list>
        </text:list-item>
      </text:list>
      <text:p text:style-name="P90">Starosta <text:span text:style-name="T1366">Kuruk</text:span></text:p>
      <text:p text:style-name="P177">Kudůk, šedivé vlasy, výrazný zrzavý knír.</text:p>
      <text:list xml:id="list1556398155" text:style-name="L106">
        <text:list-item>
          <text:p text:style-name="P772"><text:span text:style-name="T1364">V bažině se mi ztrácí lidi. Nemám co bych nabídnul. Jsou tam nějaký ruiny, v mládí jsem se tam toulal. Pošlu s váma </text:span><text:span text:style-name="T1100">s</text:span><text:span text:style-name="T1101">yna</text:span><text:span text:style-name="T1364">, pokud se tam chcete vypravit.</text:span></text:p>
          <text:list>
            <text:list-item>
              <text:p text:style-name="P773">Průvodce ukáže jak ziggurat, tak měsíční oltář.</text:p>
            </text:list-item>
          </text:list>
        </text:list-item>
      </text:list>
      <text:p text:style-name="P91">Starostův syn Bekel</text:p>
      <text:p text:style-name="P176"><text:span text:style-name="T1707">Kudůk, zrzavé vlasy, řídké vousy.</text:span> <text:span text:style-name="T1363">Poseroutka.</text:span></text:p>
      <text:h text:style-name="Heading_20_2" text:outline-level="2"><text:soft-page-break/><text:span text:style-name="T1700">+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698">ějakým zádrhelem</text:span>. Kdo ji osvobod<text:span text:style-name="T1369">í</text:span> a odnesete do řeky, jezera či moře, spatří její proměnu ve zlatého draka a dostane se mu jednoho skutečného přání.</text:p>
      <text:h text:style-name="Heading_20_2" text:outline-level="2"><text:span text:style-name="T1506">+</text:span>Trehern</text:h>
      <text:p text:style-name="P58">Izolovaná vesnice bez jakéhokoli opevnění. Cizincům zákaz zbraní. Namísto <text:span text:style-name="T1500">Voroka</text:span> vzývají zdejší lidé místní bohyni Theiu. Jde o přesvědčivou, vychytralou a dobromyslnou čarodějku, která vesnici brání a pomáhá.</text:p>
      <text:p text:style-name="P92">Hobitka „Mamina“</text:p>
      <text:p text:style-name="P184">Je to matka docela velkého klanu: Má 7 dcer a 8 synů a ti mají zase svoje rodiny. Korpulentní, ale čiperná dáma s přívětivou tváří. Je strašně milá a ráda pomůže a poradí, neustále ale komanduje svoje děti a vnoučata:</text:p>
      <text:list xml:id="list2572832392" text:style-name="L107">
        <text:list-header>
          <text:p text:style-name="P774">„Kam to neseš? Postav to sem! Řekla jsem ti přece, že máš nejdřív vytřít podlahu!“</text:p>
        </text:list-header>
      </text:list>
      <text:p text:style-name="P141"><text:span text:style-name="T234">Drb</text:span><text:span text:style-name="T235">y</text:span><text:span text:style-name="T234">:</text:span></text:p>
      <text:list xml:id="list1786718376" text:style-name="L108">
        <text:list-item>
          <text:p text:style-name="P776">Pán Hardenské tvrze zešílel a snědl všechny své poddané. <text:span text:style-name="T1759">Zřejmě za tím je nějaké prokletí.</text:span></text:p>
        </text:list-item>
        <text:list-item>
          <text:p text:style-name="P775"><text:soft-page-break/><text:span text:style-name="T1506">Vesnici Sump ovládá b</text:span>láznivý starosta Kuruk <text:span text:style-name="T1506">pomocí obří gorily.</text:span> <text:span text:style-name="T1506">S</text:span>pory rozsuzuje podle kvality divadelního představení, které je žalobce i obžalovaný nucen odehrát na návesním pódiu.</text:p>
        </text:list-item>
      </text:list>
      <text:h text:style-name="Heading_20_5" text:outline-level="5">Thei<text:span text:style-name="T1502">a</text:span></text:h>
      <text:p text:style-name="P139">Mladá žena v prostých šatech s věncem z květů na hlavě.</text:p>
      <text:list xml:id="list1794039770" text:style-name="L109">
        <text:list-item>
          <text:p text:style-name="P777">Umí léčit (včetně lykantropie), lámat kletby a vyhánět démony.</text:p>
          <text:list>
            <text:list-item>
              <text:p text:style-name="P777">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78">Myšlenky číst neumí, to je fáma.</text:p>
        </text:list-item>
      </text:list>
      <text:h text:style-name="Heading_20_5" text:outline-level="5">Ag<text:span text:style-name="T1501">a</text:span>r<text:span text:style-name="T1501">i</text:span>a</text:h>
      <text:p text:style-name="P138">Vysoká <text:span text:style-name="T1503">štíhlá</text:span> žena s černou pletí a šátkem na hlavě.</text:p>
      <text:list xml:id="list2013862028" text:style-name="L110">
        <text:list-item>
          <text:p text:style-name="P779"><text:span text:style-name="T182">V</text:span><text:span text:style-name="T440">e skute</text:span><text:span text:style-name="T182">čnosti elfka, uši skrývá pod šátkem. </text:span><text:span text:style-name="T186">Kněžka starých elfských bohů.</text:span><text:span text:style-name="T182"> V</text:span><text:span text:style-name="T440">elmi star</text:span><text:span text:style-name="T182">á. </text:span><text:span text:style-name="T184">V Trehernu se jí bojí, vyhání ji </text:span><text:span text:style-name="T185">(kamenováním)</text:span><text:span text:style-name="T184">.</text:span></text:p>
        </text:list-item>
        <text:list-item>
          <text:p text:style-name="P728"><text:span text:style-name="T131">Prozradí tajemství měsíčního oltáře </text:span><text:span text:style-name="T186">(</text:span><text:span text:style-name="T187">chce</text:span><text:span text:style-name="T186">, aby někdo obětoval starým bohům)</text:span><text:span text:style-name="T131">:</text:span></text:p>
          <text:p text:style-name="P728"><text:span text:style-name="T189">„Na měsíčním oltáři dávní bojovníci obětovali bohům a získávali od nich nezranitelnost. I vy </text:span><text:span text:style-name="T192">ji</text:span><text:span text:style-name="T189"> můžete </text:span><text:span text:style-name="T192">získat</text:span><text:span text:style-name="T189">, stačí oltář </text:span><text:span text:style-name="T191">za svitu měsíce</text:span><text:span text:style-name="T189"> potřísnit krví nevinného.“</text:span></text:p>
        </text:list-item>
      </text:list>
      <text:h text:style-name="P318" text:outline-level="2"><text:bookmark-start text:name="__RefHeading___Toc13849_1990953305"/><text:soft-page-break/><text:span text:style-name="T1493">+</text:span>Tross <text:span text:style-name="T1604">(město)</text:span><text:bookmark-end text:name="__RefHeading___Toc13849_1990953305"/></text:h>
      <text:p text:style-name="P173"><text:span text:style-name="Emphasis"><text:span text:style-name="T527">H</text:span></text:span><text:span text:style-name="Emphasis"><text:span text:style-name="T526">l</text:span></text:span><text:span text:style-name="Emphasis"><text:span text:style-name="T527">avní</text:span></text:span><text:span text:style-name="Emphasis"><text:span text:style-name="T526"> město </text:span></text:span><text:span text:style-name="Emphasis"><text:span text:style-name="T527">Trosského údolí a sídlo</text:span></text:span><text:span text:style-name="Emphasis"><text:span text:style-name="T504"> </text:span></text:span><text:span text:style-name="Emphasis"><text:span text:style-name="T523">vládce</text:span></text:span><text:span text:style-name="Emphasis"><text:span text:style-name="T504"> Brakvila. </text:span></text:span><text:span text:style-name="Emphasis"><text:span text:style-name="T527">Kraj</text:span></text:span><text:span text:style-name="Emphasis"><text:span text:style-name="T504"> po vyschnutí stříbrných dolů chudne, ale </text:span></text:span><text:span text:style-name="Emphasis"><text:span text:style-name="T527">vl</text:span></text:span><text:span text:style-name="Emphasis"><text:span text:style-name="T556">a</text:span></text:span><text:span text:style-name="Emphasis"><text:span text:style-name="T527">d</text:span></text:span><text:span text:style-name="Emphasis"><text:span text:style-name="T528">ař</text:span></text:span><text:span text:style-name="Emphasis"><text:span text:style-name="T504"> si nic nepřipouští. </text:span></text:span><text:span text:style-name="Emphasis"><text:span text:style-name="T525">D</text:span></text:span><text:span text:style-name="Emphasis"><text:span text:style-name="T589">omy</text:span></text:span><text:span text:style-name="Emphasis"><text:span text:style-name="T504"> jsou nově omítnuté a ulice jsou poseté stánky a kejklíři. Obchod se nesmí zastavit.</text:span></text:span></text:p>
      <text:h text:style-name="P321" text:outline-level="3"><text:span text:style-name="T1749">+</text:span>Počasí</text:h>
      <text:p text:style-name="P172"><text:span text:style-name="Emphasis"><text:span text:style-name="T557">Viz Trosské pláně.</text:span></text:span></text:p>
      <text:h text:style-name="Heading_20_3" text:outline-level="3"><text:span text:style-name="T1471">+Město ve dne (k12</text:span><text:span text:style-name="T140">)</text:span></text:h>
      <text:list xml:id="list2230887002" text:style-name="L111">
        <text:list-item>
          <text:p text:style-name="P780">Postavy jsou svědky krádeže. Nechají zloděje uniknout bez povšimnutí? (má kontakt ke Stínu)</text:p>
        </text:list-item>
      </text:list>
      <text:list xml:id="list325715568" text:style-name="L112">
        <text:list-item>
          <text:p text:style-name="P781">Zloděj je <text:span text:style-name="T1416">kudrnatý</text:span> kudůk <text:span text:style-name="T1417">s křivým usměvem</text:span> jménem Křivák.</text:p>
        </text:list-item>
      </text:list>
      <text:list xml:id="list174850814704257" text:continue-list="list2230887002" text:style-name="L111">
        <text:list-item>
          <text:p text:style-name="P780">Nahá dívka jen v potrhaném plášti a se strachem v očích proběhne přes ulici do dvora. Ve dvoře na zachránce čeká připravená skupina zlodějů.</text:p>
        </text:list-item>
        <text:list-item>
          <text:p text:style-name="P780">Několik vandalů há<text:span text:style-name="T1395">zí</text:span> kameny na dům starého pána. Děda jim <text:span text:style-name="T1395">naservíroval</text:span> otrávenou polívku a okradl je. Chlapci se bojí jeho jedů, ale chtějí si to s ním vyříkat.</text:p>
        </text:list-item>
      </text:list>
      <text:list xml:id="list3905232112" text:style-name="L113">
        <text:list-item>
          <text:p text:style-name="P624">Pověstná družina dobrodruhů se chce dát dohromady s hráčskou skupinou pro společnou výpravu do některého z dungeonů. Jsou hajzlové a klidně nechají hráče jít jako první s namířenou kuší do zad.</text:p>
        </text:list-item>
        <text:list-item>
          <text:p text:style-name="P625"><text:soft-page-break/>Bard zpívá o jednom z hráčů a milence kapitána stráží. Nevinná zábava nebo po hráčích někdo jde?</text:p>
        </text:list-item>
      </text:list>
      <text:h text:style-name="Heading_20_3" text:outline-level="3"><text:span text:style-name="T1471">+Město v</text:span> noci (d8)</text:h>
      <text:list xml:id="list3304477603" text:style-name="L114">
        <text:list-item>
          <text:p text:style-name="P782">Z obou stran se k vám přibližují hladoví psi s pěnou u huby.</text:p>
        </text:list-item>
        <text:list-item>
          <text:p text:style-name="P782">Slizký žebrák masturbujíc nakukuje do úzké uličky odkud se ozývá ženský křik. Žena tam ve špíně rodí.</text:p>
        </text:list-item>
        <text:list-item>
          <text:p text:style-name="P782">Vyvolávač láká všechny pány na exotické elfky do vyhlášeného nevěstince. Banda hrdlořezů přestane kopat do žebráka a se siláckými řečmi se tam vydává.</text:p>
        </text:list-item>
        <text:list-item>
          <text:p text:style-name="P782">Z ulice vpravo se ozývá praskání a čvachtavé zvuky. Kdysodlak tam požírá starou paní. Při prvním zranění se promění v malého chlapce, který netuší, co se s ním stalo, kde je, a proč je pokrytý krví <text:span text:style-name="T1504">(je nakažený lykantropií)</text:span>.</text:p>
        </text:list-item>
        <text:list-item>
          <text:p text:style-name="P782"><text:span text:style-name="Emphasis"><text:span text:style-name="T504">Hrozivě vyhlížející </text:span></text:span><text:span text:style-name="Emphasis"><text:span text:style-name="T531">kroll</text:span></text:span><text:span text:style-name="Emphasis"><text:span text:style-name="T504"> táhne po ulici cukající se pytel. Vleče v něm </text:span></text:span><text:span text:style-name="Emphasis"><text:span text:style-name="T524">dítě.</text:span></text:span></text:p>
        </text:list-item>
      </text:list>
      <text:list xml:id="list2354909700" text:style-name="L115">
        <text:list-item>
          <text:list>
            <text:list-header>
              <text:p text:style-name="P783"><text:span text:style-name="Emphasis"><text:span text:style-name="T532">Fyzička 4, Finesa 2, Duše 1, Životy 11</text:span></text:span></text:p>
            </text:list-header>
            <text:list-item>
              <text:p text:style-name="P784"><text:span text:style-name="Emphasis"><text:span text:style-name="T529">Vleče ho do vily Filomény Karské, </text:span></text:span><text:span text:style-name="Emphasis"><text:span text:style-name="T530">kde ho dvorní čaroděj Bareus Karsavar použije k provedení omlazovacího rituálu (viz událost </text:span></text:span><text:span text:style-name="Emphasis"><text:span text:style-name="T565">Zombie incident </text:span></text:span><text:span text:style-name="Emphasis"><text:span text:style-name="T590"><text:s/>v</text:span></text:span><text:span text:style-name="Emphasis"><text:span text:style-name="T591">e vile Filomény Karské</text:span></text:span><text:span text:style-name="Emphasis"><text:span text:style-name="T530">)</text:span></text:span><text:span text:style-name="Emphasis"><text:span text:style-name="T529">.</text:span></text:span></text:p>
            </text:list-item>
          </text:list>
        </text:list-item>
      </text:list>
      <text:h text:style-name="Heading_20_3" text:outline-level="3"><text:span text:style-name="T1472">+</text:span>Pevnost</text:h>
      <text:p text:style-name="P83">Nádvoří dominuje vladařův <text:span text:style-name="T463">palác</text:span> a vysoká <text:span text:style-name="T463">hlavní věž</text:span>. Trochu <text:s/>bokem jsou <text:span text:style-name="T463">kasárna</text:span>.</text:p>
      <text:h text:style-name="Heading_20_4" text:outline-level="4"><text:soft-page-break/><text:span text:style-name="T1472">+</text:span>Palác</text:h>
      <text:p text:style-name="Text_20_body"><text:span text:style-name="T1396">Palác zvenku vypadá velkolepě, ale uvnitř je překvapivě strohý.</text:span> <text:span text:style-name="T1396">Na chodbách jsou stráže.</text:span></text:p>
      <text:h text:style-name="Heading_20_5" text:outline-level="5">Marak Brakvil</text:h>
      <text:p text:style-name="P70">Hubený, vysoký aristokrat s prošedivělými vlasy.</text:p>
      <text:p text:style-name="P64">Vládce Trossu.</text:p>
      <text:list xml:id="list3545507827" text:style-name="L116">
        <text:list-item>
          <text:p text:style-name="P786"><text:span text:style-name="T1102">A</text:span><text:span text:style-name="T1088">rogantní</text:span></text:p>
        </text:list-item>
        <text:list-item>
          <text:p text:style-name="P466">Nemá rád změny</text:p>
        </text:list-item>
        <text:list-item>
          <text:p text:style-name="P466">Strnulý výraz</text:p>
        </text:list-item>
        <text:list-item>
          <text:p text:style-name="P466">Nikdy neopouští tvrz</text:p>
        </text:list-item>
        <text:list-item>
          <text:p text:style-name="P467">Jeho syn <text:span text:style-name="T1716">Dalvar</text:span> je pro něj trpkým zklamáním</text:p>
        </text:list-item>
        <text:list-item>
          <text:p text:style-name="P787"><text:span text:style-name="T1088">Od dětství se přátelí s velmožem </text:span><text:span text:style-name="Emphasis"><text:span text:style-name="T1103">Bali</text:span></text:span><text:span text:style-name="Emphasis"><text:span text:style-name="T1088">em</text:span></text:span><text:span text:style-name="Emphasis"><text:span text:style-name="T1104"> Valen</text:span></text:span><text:span text:style-name="Emphasis"><text:span text:style-name="T1088">em (viz Krvavá vila)</text:span></text:span></text:p>
        </text:list-item>
        <text:list-item>
          <text:p text:style-name="P788"><text:span text:style-name="Emphasis"><text:span text:style-name="T1202">Audienci rozhodně neudělí trhanům (alespoň jedna z postav by měla mít měšťanský nebo lepší oděv)</text:span></text:span></text:p>
        </text:list-item>
        <text:list-item>
          <text:p text:style-name="P785"><text:span text:style-name="Emphasis"><text:span text:style-name="T1200">Pokud mu postavy nabídnou, že vyčistí stříbrný důl, slíbí jim za to 25</text:span></text:span><text:span text:style-name="T1125"> zl (nemá vcelku moc ztratit, platí </text:span><text:span text:style-name="T1200">ale</text:span><text:span text:style-name="T1125"> až za vyčištěný důl) </text:span><text:span text:style-name="T1200">a nechá jim vystavit glejt s pověřením.</text:span></text:p>
          <text:list>
            <text:list-item>
              <text:p text:style-name="P789"><text:span text:style-name="Emphasis"><text:span text:style-name="T1200">Po</text:span></text:span><text:span text:style-name="Emphasis"><text:span text:style-name="T1124">k</text:span></text:span><text:span text:style-name="Emphasis"><text:span text:style-name="T1200">ud u toho bude j</text:span></text:span><text:span text:style-name="Emphasis"><text:span text:style-name="T1124">eho</text:span></text:span><text:span text:style-name="Emphasis"><text:span text:style-name="T1094"> syn </text:span></text:span><text:span text:style-name="Emphasis"><text:span text:style-name="T1200">Dalvar,</text:span></text:span><text:span text:style-name="Emphasis"><text:span text:style-name="T1094"> b</text:span></text:span><text:span text:style-name="Emphasis"><text:span text:style-name="T1092">ude</text:span></text:span><text:span text:style-name="Emphasis"><text:span text:style-name="T1094"> trvat na tom, že se k výpravě přidá. </text:span></text:span><text:span text:style-name="Emphasis"><text:span text:style-name="T1124">Vezme s sebou tři další urozené mladíky</text:span></text:span><text:span text:style-name="Emphasis"><text:span text:style-name="T1094"> </text:span></text:span><text:span text:style-name="Emphasis"><text:span text:style-name="T1092">(ať už se přidá k postavám nebo ne) </text:span></text:span><text:span text:style-name="Emphasis"><text:span text:style-name="T1200">a pokud je ve městě </text:span></text:span><text:span text:style-name="Emphasis"><text:span text:style-name="T1201">vládce sousedního kraje (viz Události), k výpravě se přidá také jeho dcera Sofia (přemluví Dalvara, aby jí vzal ssebou)</text:span></text:span><text:span text:style-name="Emphasis"><text:span text:style-name="T1094">.</text:span></text:span></text:p>
            </text:list-item>
          </text:list>
        </text:list-item>
      </text:list>
      <text:h text:style-name="Heading_20_5" text:outline-level="5"><text:soft-page-break/>Dalvar Brakvil</text:h>
      <text:p text:style-name="P86">Štíhlý mladík <text:s/>v drahých šatech s pohrdavým výrazem.</text:p>
      <text:p text:style-name="P64">Syn vládce Trossu</text:p>
      <text:list xml:id="list2926449239" text:style-name="L117">
        <text:list-item>
          <text:p text:style-name="P468">Chce získat slávu</text:p>
        </text:list-item>
        <text:list-item>
          <text:p text:style-name="P468">Obyčejní lidé jsou pro něj podřadní</text:p>
        </text:list-item>
        <text:list-item>
          <text:p text:style-name="P468">Podniká riskantní dobrodružné výprav<text:span text:style-name="T1397">y</text:span></text:p>
        </text:list-item>
        <text:list-item>
          <text:p text:style-name="P468">Mluví o sobě ve třetí osobě, vždy se tituje „urozený“, <text:span text:style-name="T1397">n</text:span>apř.: „Urozený Dalvar s tím nesouhlasí“</text:p>
        </text:list-item>
      </text:list>
      <text:h text:style-name="Heading_20_4" text:outline-level="4"><text:span text:style-name="T1472">+Hlavní v</text:span>ěž pevnosti</text:h>
      <text:p text:style-name="P80">Před věží jsou dva muži na stráži. Uvnitř je pět pater spojených točitým schodištěm.</text:p>
      <text:p text:style-name="P25">1. patro</text:p>
      <text:p text:style-name="P78"><text:span text:style-name="T335">Stoly pokryté desítkami svitků, </text:span><text:span text:style-name="T341">police plné knih</text:span><text:span text:style-name="T1375"> </text:span><text:span text:style-name="T430">&gt; k</text:span><text:span text:style-name="T141">roniky a cestopisy z celého světa, spousta deníků </text:span><text:span text:style-name="T143">s</text:span><text:span text:style-name="T141"> poznámkami z výzkumu.</text:span></text:p>
      <text:p text:style-name="P25"><text:span text:style-name="T1374">2</text:span>. patro</text:p>
      <text:p text:style-name="P81"><text:span text:style-name="T342">Stoly s</text:span><text:span text:style-name="T335"> křivulemi </text:span><text:span text:style-name="T343">a </text:span><text:span text:style-name="T335">baňkami, ze kterých se neustále kouří. </text:span><text:span text:style-name="T344">Police plné nádob různých tvarů a velikostí</text:span><text:span text:style-name="T1377"> </text:span><text:span text:style-name="T431">&gt; </text:span><text:span text:style-name="T144">vybavená aclhymistická laboratoř. A</text:span><text:span text:style-name="T431">lchymista by si </text:span><text:span text:style-name="T144">odtud</text:span><text:span text:style-name="T431"> mohl odn</text:span><text:span text:style-name="T144">ést 50 magů surovin, </text:span><text:span text:style-name="T145">pán věže na to ale asi bude mít jiný názor.</text:span></text:p>
      <text:p text:style-name="P25">3. patro</text:p>
      <text:p text:style-name="P79"><text:span text:style-name="T1374">Stoly s n</text:span>ádobami s naloženými mozky a jinými orgány, <text:span text:style-name="T1375">v policích klícky se živými myšmi a ptáky. </text:span>Pod <text:span text:style-name="T1378">s</text:span>trop<text:span text:style-name="T1378">em</text:span> visí vycpaný krokodýl obtočený obřím hadem.</text:p>
      <text:p text:style-name="P25"><text:soft-page-break/>4. patro</text:p>
      <text:p text:style-name="P84"><text:span text:style-name="T1376">C</text:span>elou podlahu pokrývá velký rituální kruh se spoustou svic a magických symbolů. <text:span text:style-name="T1375">U stěn jsou police plné kouzelných fetišů a dalších magických pomůcek.</text:span></text:p>
      <text:list xml:id="list1622397631" text:style-name="L118">
        <text:list-item>
          <text:p text:style-name="P790">V regál<text:span text:style-name="T1398">ech </text:span>jsou svitky <text:span text:style-name="T1398">s přivolávacími rituály (různé druhy </text:span>démonů – <text:span text:style-name="T1398">vyvolávač dopředu neví, co přivolá)</text:span>. <text:span text:style-name="T1400">Provedením rituálu pozpátku je možné démona odeslat zpět, odkud přišel (posednutá osoba musí být přítomna).</text:span></text:p>
        </text:list-item>
      </text:list>
      <text:list xml:id="list1099909040" text:style-name="L119">
        <text:list-item>
          <text:p text:style-name="P791"><text:span text:style-name="T227">Démon zla</text:span> (panenská krev, vlasy starého může, čerstvé kopřivy)</text:p>
        </text:list-item>
        <text:list-item>
          <text:p text:style-name="P791"><text:span text:style-name="T227">Démon alkoholu</text:span> (silný alkohol, dřevěné uhlí, čerstvý chléb)</text:p>
        </text:list-item>
        <text:list-item>
          <text:p text:style-name="P791"><text:span text:style-name="T227">Démon touhy po moci</text:span> (drahokamy v hodnotě nejméně 5 zl, <text:span text:style-name="T1399">zlato v hodnotě 5 zl</text:span>)</text:p>
        </text:list-item>
        <text:list-item>
          <text:p text:style-name="P792"><text:span text:style-name="T227">Démon nadlidské síly</text:span> <text:span text:style-name="T1399">(krev z černého kohouta,</text:span> <text:span text:style-name="T1399">srdce z čerstvě zabitého býka)</text:span></text:p>
        </text:list-item>
      </text:list>
      <text:list xml:id="list3370348035" text:style-name="L120">
        <text:list-item>
          <text:list>
            <text:list-item>
              <text:p text:style-name="P793"><text:span text:style-name="T1400">K</text:span>aždé kolo <text:span text:style-name="T1399">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2">Obytné patro – jídelní stůl se čtyřmi židlemi, postel se závoji z černého sametu.</text:p>
      <text:h text:style-name="Heading_20_5" text:outline-level="5"><text:soft-page-break/>Bareus Karsavar</text:h>
      <text:p text:style-name="P185"><text:span text:style-name="T1229">Štíhlý muž ve středních letech </text:span><text:span text:style-name="T1230">s </text:span><text:span text:style-name="T1231">bradkou</text:span><text:span text:style-name="T1229"> oděný do černé róby. Vždy nosí kápi, takže mu není moc dobře vidět do tváře </text:span><text:span text:style-name="T1320">&gt; </text:span><text:span text:style-name="T1203">Na tváři (a ostatně i po celém těle) má jizvy pulsující nepřirozeným modrým svitem.</text:span></text:p>
      <text:p text:style-name="P66"><text:span text:style-name="T1371">D</text:span>vorní čaroděj, <text:span text:style-name="T1373">zabral si pro sebe celou hlavní věž pevnosti.</text:span></text:p>
      <text:list xml:id="list91279004" text:style-name="L121">
        <text:list-item>
          <text:p text:style-name="P469">Kouzelník u něj může postoupit na vyšší úroveň.</text:p>
          <text:list>
            <text:list-item>
              <text:p text:style-name="P471">Kouzelníkovi nabídne možnost přivýdělku (<text:span text:style-name="T1497">nabízí </text:span>10 zl <text:span text:style-name="T1497">nebo prominutí poplatků za výcvik</text:span>):</text:p>
              <text:p text:style-name="P471">„Mezi dračími kostmi na sever od Trossu uchop tuto dýku, prones slova na tomto svitku a obojí mi přines zpět.“</text:p>
            </text:list-item>
            <text:list-item>
              <text:p text:style-name="P794"><text:span text:style-name="T1151">K nabídce patří </text:span><text:span text:style-name="T1150">karta </text:span><text:span text:style-name="T1216">rituální dýka</text:span><text:span text:style-name="T1150"> a text s krátkým textem ve starém jazyce </text:span><text:span text:style-name="T1199">(text XY)</text:span><text:span text:style-name="T1150">.</text:span></text:p>
              <text:p text:style-name="P794"><text:span text:style-name="T1150">„</text:span><text:span text:style-name="T1198">Šelak nefeš hajah šmi, šelak koah hajah šmi. Karah!“</text:span></text:p>
              <text:p text:style-name="P794"><text:span text:style-name="T1199">(Text je ve staré řeči a znamená: </text:span><text:span text:style-name="T1697">„Tvá duše je má, tvá síla je má. Tak ať se staň!“)</text:span></text:p>
            </text:list-item>
          </text:list>
        </text:list-item>
        <text:list-item>
          <text:p text:style-name="P472">Mluví rychle, úsečně.</text:p>
        </text:list-item>
      </text:list>
      <text:list xml:id="list1747582788" text:style-name="L122">
        <text:list-item>
          <text:p text:style-name="P473"><text:span text:style-name="T1372">Je p</text:span>osedlý <text:span text:style-name="T1372">magickou</text:span> mocí.</text:p>
        </text:list-item>
        <text:list-item>
          <text:p text:style-name="P605"><text:span text:style-name="T1276">Přivolává démony a p</text:span><text:span text:style-name="T1247">rovozuje riska</text:span><text:span text:style-name="T1277">n</text:span><text:span text:style-name="T1247">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74851413583654" text:continue-numbering="true" text:style-name="L122">
        <text:list-item>
          <text:p text:style-name="P795"><text:soft-page-break/><text:span text:style-name="T1149">Kouzla: </text:span><text:span text:style-name="T160">B</text:span><text:span text:style-name="T159">eranidlo </text:span><text:span text:style-name="T167">*Zelokvah*</text:span><text:span text:style-name="T159">, </text:span><text:span text:style-name="T160">O</text:span><text:span text:style-name="T159">hnivý oblouk *</text:span><text:span text:style-name="T167">Eš kešet*</text:span><text:span text:style-name="T159">, </text:span><text:span text:style-name="T160">M</text:span><text:span text:style-name="T159">agický štít </text:span><text:span text:style-name="T167">*Kasum magen*</text:span><text:span text:style-name="T159">, </text:span><text:span text:style-name="T160">M</text:span><text:span text:style-name="T159">odrý blesk *</text:span><text:span text:style-name="T167">Artak bárak*</text:span><text:span text:style-name="T159">, </text:span><text:span text:style-name="T160">Z</text:span><text:span text:style-name="T159">elený blesk </text:span><text:span text:style-name="T167">*Járak bárak*</text:span><text:span text:style-name="T159">, </text:span><text:span text:style-name="T160">N</text:span><text:span text:style-name="T159">eviditelná zbroj </text:span><text:span text:style-name="T168">*Ij ryjut širion*</text:span><text:span text:style-name="T159">, </text:span><text:span text:style-name="T160">O</text:span><text:span text:style-name="T159">chrana před projektily </text:span><text:span text:style-name="T167">*Haganah týl*</text:span><text:span text:style-name="T159">, Ledová tříšť </text:span><text:span text:style-name="T167">*Kerach ketim*</text:span><text:span text:style-name="T159">, Levitace </text:span><text:span text:style-name="T167">*Rišef*</text:span><text:span text:style-name="T159">, Návrat </text:span><text:span text:style-name="T167">*Hašavah*</text:span><text:span text:style-name="T159">, Zlom kouzlo </text:span><text:span text:style-name="T167">*Šavar kišuf*</text:span><text:span text:style-name="T159">, Fialový blesk </text:span><text:span text:style-name="T167">*Sagol bárak*</text:span><text:span text:style-name="T159">, Žlutý blesk </text:span><text:span text:style-name="T167">*Cahov bárak*</text:span><text:span text:style-name="T159">, Ohnivá koule </text:span><text:span text:style-name="T167">*Eš nešef*</text:span><text:span text:style-name="T159">, Ohnivá střela </text:span><text:span text:style-name="T167">*Eš týl*</text:span><text:span text:style-name="T159">, Ledová dýka </text:span><text:span text:style-name="T167">*Kerach pygion*</text:span><text:span text:style-name="T159">, Ohnivý had </text:span><text:span text:style-name="T167">*Eš nachaš*</text:span><text:span text:style-name="T159">, Duševní úder </text:span><text:span text:style-name="T167">*Nefeš nagaf*</text:span><text:span text:style-name="T159">, Mrak smrti </text:span><text:span text:style-name="T167">*Mavet anan*</text:span><text:span text:style-name="T159">, Neviditelnost</text:span><text:span text:style-name="T161"> </text:span><text:span text:style-name="T168">*Ij ryjut*</text:span><text:span text:style-name="T161">, Hyperprostor </text:span><text:span text:style-name="T168">*Hávarah chalal*</text:span><text:span text:style-name="T161">, Ohnivý déšť </text:span><text:span text:style-name="T168">*</text:span><text:span text:style-name="T167">Eš gešem</text:span><text:span text:style-name="T168">*</text:span><text:span text:style-name="T161">, Rudý blesk </text:span><text:span text:style-name="T168">*Adom bárak*</text:span><text:span text:style-name="T161">, Černý blesk </text:span><text:span text:style-name="T168">*Kedar bárak*</text:span></text:p>
        </text:list-item>
      </text:list>
      <text:h text:style-name="Heading_20_4" text:outline-level="4"><text:span text:style-name="T1472">+</text:span>Kasárna</text:h>
      <text:p text:style-name="P85">Na dvoře trénující vojáci, uvnitř <text:span text:style-name="T1406">jsou</text:span> ubikace vojáků a kanceláře velitelů.</text:p>
      <text:h text:style-name="Heading_20_5" text:outline-level="5">Kapitán stráže Moriak Har</text:h>
      <text:p text:style-name="P86"><text:span text:style-name="T1405">Velký, holohlavý muž s</text:span> jizv<text:span text:style-name="T1405">ou</text:span> na tváři, <text:span text:style-name="T1408">rukou na hlavici meče</text:span> <text:span text:style-name="T1405">a</text:span> přísn<text:span text:style-name="T1405">ým</text:span> pohled<text:span text:style-name="T1405">em. Na sobě má</text:span> uniform<text:span text:style-name="T1405">u</text:span> a kapitánsk<text:span text:style-name="T1405">é</text:span> frčky.</text:p>
      <text:p text:style-name="P244"><text:span text:style-name="T873">F</text:span><text:span text:style-name="T858">yzička </text:span><text:span text:style-name="T900">5</text:span><text:span text:style-name="T858">, Finesa </text:span><text:span text:style-name="T900">4</text:span><text:span text:style-name="T858">, Duše </text:span><text:span text:style-name="T900">2</text:span><text:span text:style-name="T858">, </text:span><text:span text:style-name="T859">Ž</text:span><text:span text:style-name="T856">ivot</text:span><text:span text:style-name="T859">y </text:span><text:span text:style-name="T900">11</text:span></text:p>
      <text:list xml:id="list1823528547" text:style-name="L123">
        <text:list-item>
          <text:p text:style-name="P797"><text:span text:style-name="T1089">V</text:span><text:span text:style-name="T1088">álečník u něj může postoupit na vyšší úroveň.</text:span></text:p>
        </text:list-item>
        <text:list-item>
          <text:p text:style-name="P796"><text:span text:style-name="T1089">N</text:span><text:span text:style-name="T1118">abídne odměnu za dopadení Stína – 10 zl (není to na vývěsce, protože stráž nechce přiznat, že tu dlouho řádí zloděj, kterého nedokáže dopadnout).</text:span></text:p>
          <text:list>
            <text:list-item>
              <text:p text:style-name="P796"><text:span text:style-name="T1090">„Ž</text:span><text:span text:style-name="T1118">ivej nebo mrtvej, </text:span><text:span text:style-name="T1090">ale doporučuju živej, protože kdybyste zabili špatnou osobu, tak vás pověsím.“</text:span></text:p>
            </text:list-item>
            <text:list-item>
              <text:p text:style-name="P798"><text:soft-page-break/>„Lup samozřejmě <text:span text:style-name="T1472">musíte</text:span> vrátit, podle toho se pozná, že jste dostali správnou osobu.“</text:p>
            </text:list-item>
          </text:list>
        </text:list-item>
        <text:list-item>
          <text:p text:style-name="P799">Jeho zatajená dcera slouží v kostele, umožnil to velekněz Mankar, <text:span text:style-name="T1410">Har mu za to toleruje sexuální výstřelky</text:span>.</text:p>
        </text:list-item>
      </text:list>
      <text:h text:style-name="P322" text:outline-level="3"><text:span text:style-name="T1472">+</text:span>Vorokův chrám</text:h>
      <text:p text:style-name="P96">Chrám s majestátní kupolí, uvnitř bohatě vybavený – zlaté sošky, stříbrné obřadní nádoby, oltář vykládaný polodr<text:span text:style-name="T1420">a</text:span>hokamy. Vzduch je prosycený vůní kadidla.</text:p>
      <text:h text:style-name="P330" text:outline-level="5">Velekněz Mankar</text:h>
      <text:p text:style-name="P96">Tlustý postarší muž <text:span text:style-name="T1407">v honosném obřadním rouchu.</text:span> <text:span text:style-name="T1407">R</text:span>ostoucí lysinu se snaží zakrýt příčeskem.</text:p>
      <text:list xml:id="list1986868558" text:style-name="L124">
        <text:list-item>
          <text:p text:style-name="P801">Bohatý, vlivný, dobrý řečník. Pořád něco jí.</text:p>
        </text:list-item>
        <text:list-item>
          <text:p text:style-name="P801">Sexuálně zneužívá mladé dívky <text:span text:style-name="T1421">(hlavně novicky v chrámu)</text:span>.</text:p>
        </text:list-item>
        <text:list-item>
          <text:p text:style-name="P800">Nechává v chrámu sloužit zatajenou dceru kapitána stráže Moriaka Hara – <text:span text:style-name="T1409">ten mu na oplátku toleruje jeho výstřelky</text:span>.</text:p>
        </text:list-item>
        <text:list-item>
          <text:p text:style-name="P802">Má pro postavy delikátní práci: Zlikvidovat bohyni v Trehernu (nabízí 20 zl). Špehové mu donesli, že to je lidská žena, která se za bohyni vydává – takovou herezi je třeba potrestat. Ale diskrétně, samozřejmě.</text:p>
          <text:list>
            <text:list-item>
              <text:p text:style-name="P803">Když se toho postavy dlouho neujmou, job vezmou trpasličtí žoldnéři (viz Trosské pláně, náhodná setkání na cestě).</text:p>
            </text:list-item>
          </text:list>
        </text:list-item>
      </text:list>
      <text:h text:style-name="Heading_20_5" text:outline-level="5"><text:soft-page-break/>Kněz Marius</text:h>
      <text:p text:style-name="P97">Starý kněz v prosté róbě. Na tváři má nucený úsměv.</text:p>
      <text:list xml:id="list704792744" text:style-name="L125">
        <text:list-item>
          <text:p text:style-name="P804">Bývalý voják.</text:p>
        </text:list-item>
        <text:list-item>
          <text:p text:style-name="P805">Moc toho nenamluví – stručné, jednoduché věty.</text:p>
        </text:list-item>
        <text:list-item>
          <text:p text:style-name="P805">„<text:span text:style-name="T1412">Vorok vás opatruj.“</text:span></text:p>
        </text:list-item>
        <text:list-item>
          <text:p text:style-name="P806">Sympatizuje s havíři, přimlouvá se za ně u vládce města <text:span text:style-name="T1422">(marně)</text:span>.</text:p>
        </text:list-item>
        <text:list-item>
          <text:p text:style-name="P807">Ví o kultu ještěrců. Pošle <text:span text:style-name="T1411">postavy</text:span> po něm pátrat, nabídne 10 zl, <text:span text:style-name="T1411">když kult zlikvidují, nebo když mu pomohou přesvědčit vládce Brakvila, že je potřeba zasáhnout.</text:span></text:p>
        </text:list-item>
      </text:list>
      <text:h text:style-name="P323" text:outline-level="3"><text:span text:style-name="T1485">+</text:span>Bohatá čtvrť</text:h>
      <text:h text:style-name="Heading_20_4" text:outline-level="4"><text:span text:style-name="T1472">+</text:span>Malířský ateliér</text:h>
      <text:p text:style-name="P65"><text:span text:style-name="T1370">V</text:span> podkroví <text:span text:style-name="T1401">jednoho z výstavních domů. Nepořádek, všude rozpracovaná plátna, skvrny od barev.</text:span></text:p>
      <text:h text:style-name="Heading_20_5" text:outline-level="5">Malířka Ariana <text:span text:style-name="T1418">Arra</text:span></text:h>
      <text:p text:style-name="P93">Mladá černovláska se zasněným výrazem.</text:p>
      <text:list xml:id="list1860450464" text:style-name="L126">
        <text:list-item>
          <text:p text:style-name="P808">Sestra Filipy Arry <text:span text:style-name="T131">(Stín, viz Smaragdové divadlo).</text:span></text:p>
        </text:list-item>
        <text:list-item>
          <text:p text:style-name="P809">Krásná, křehká a mentálně nestabilní.</text:p>
        </text:list-item>
        <text:list-item>
          <text:p text:style-name="P809">Její obrazy jsou samostatné dimenze.</text:p>
        </text:list-item>
      </text:list>
      <text:h text:style-name="P328" text:outline-level="4"><text:soft-page-break/><text:span text:style-name="T1485">+</text:span>Vila Filomény Karské</text:h>
      <text:p text:style-name="P131"><text:span text:style-name="T1482">Dvoumetrová k</text:span>amenná zeď skrývá j<text:span text:style-name="T1481">ednopatrov</text:span>ou<text:span text:style-name="T1481"> vil</text:span>u<text:span text:style-name="T1481"> s átriem </text:span>uprostřed malé<text:span text:style-name="T1481">, ale perfektně udržovan</text:span>é<text:span text:style-name="T1481"> zahrad</text:span>y<text:span text:style-name="T1481">. Dovnitř vede dřevěná hlavní brána a menší boční branka pro služebnictvo.</text:span></text:p>
      <text:list xml:id="list285459719" text:style-name="L127">
        <text:list-item>
          <text:p text:style-name="P81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32" text:outline-level="6">Filoména Karská</text:h>
      <text:p text:style-name="P87">Bohatá žena, která <text:span text:style-name="T1402">vypadá na 20, ale </text:span>mluví <text:span text:style-name="T1402">a chová se</text:span>, jako kdyby jí bylo 40.</text:p>
      <text:list xml:id="list2319872857" text:style-name="L128">
        <text:list-item>
          <text:p text:style-name="P811">Baví se krátkými ale vášnivými vztahy s mladými muži, většinou vlivnými a bohatými, ale zabavit se zvládne klidně i <text:span text:style-name="T1423">s</text:span> nějakým prosťáčkem.</text:p>
        </text:list-item>
        <text:list-item>
          <text:p text:style-name="P812"><text:span text:style-name="T1424">Pokud se postavy s Filoménou setkají a je mezi nimi pohledný mladík, </text:span>vybere <text:span text:style-name="T1424">si ho</text:span> za svého příštího milence <text:span text:style-name="T1425">(pošle mu darem drahé oblečení a pozve ho do své vily, nebo třeba do Smaragdového divadla)</text:span>.</text:p>
        </text:list-item>
      </text:list>
      <text:h text:style-name="P332" text:outline-level="6">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566">Hrozivě vyhlížející </text:span></text:span><text:span text:style-name="Emphasis"><text:span text:style-name="T567">kroll</text:span></text:span><text:span text:style-name="Emphasis"><text:span text:style-name="T566"> táhne po ulici cukající se pytel</text:span></text:span>).</text:p>
      <text:p text:style-name="P89"><text:soft-page-break/>Entry</text:p>
      <text:p text:style-name="P122">2 <text:span text:style-name="T1483">mramorové</text:span> sochy <text:span text:style-name="T1483">mořských panen v životní velikosti</text:span> <text:s/>(prodej <text:span text:style-name="T1484">1</text:span>5 zl za každou) a <text:span text:style-name="T1483">3</text:span> obrazy <text:span text:style-name="T1483">s různými námořními výjevy – loď v bouři, loď obtočená krakenem, loď stahovaná do obřího mořského víru</text:span> (prodej 4 zl za každý)</text:p>
      <text:p text:style-name="P89">Great room</text:p>
      <text:p text:style-name="P115"><text:span text:style-name="T335">Pohovky, na zemi drahé koberce</text:span> <text:span text:style-name="T434">&gt; </text:span>4 kusy, 5 zl každý.</text:p>
      <text:p text:style-name="P129"><text:span text:style-name="T335">Mísy s ovocem, </text:span><text:span text:style-name="T345">poloprázdné láhve s vínem</text:span><text:span text:style-name="T335"> a zbytky nedojedeného jídla</text:span></text:p>
      <text:p text:style-name="P116"><text:span text:style-name="T335">Sexuální orgie</text:span> <text:span text:style-name="T426">&gt;</text:span> 5 mužů, 5 žen.</text:p>
      <text:p text:style-name="P89">Dining</text:p>
      <text:p text:style-name="P120">Jídelní tabule pro 8 osob.</text:p>
      <text:p text:style-name="P89">Country kit</text:p>
      <text:p text:style-name="P132">Plně vybavená kuchyně. V polici 5 lahví drahého vína (1 zl každá).</text:p>
      <text:p text:style-name="P126"><text:span text:style-name="T426">&gt;</text:span> <text:span text:style-name="T439">h</text:span>obití kuchař</text:p>
      <text:p text:style-name="P89">Pantry</text:p>
      <text:p text:style-name="P121">Vybavená spižírna (lze doplnit zásoby).</text:p>
      <text:p text:style-name="P89">Master suite</text:p>
      <text:p text:style-name="P117">Zde žije Filoména Karská.</text:p>
      <text:p text:style-name="P107">Postel s nebesy, okrasn<text:span text:style-name="T131">á rostlina, stolek a dvě křesla</text:span><text:span text:style-name="T151"> </text:span><text:span text:style-name="T388">&gt; Povle</text:span><text:span text:style-name="T152">čení, přehozy a podobně jdou prodat celkem za 10 zl.</text:span></text:p>
      <text:p text:style-name="P106"><text:span text:style-name="T148">Šatník</text:span><text:span text:style-name="T131"> </text:span>&gt;<text:span text:style-name="T131"> </text:span><text:span text:style-name="T177">několikery </text:span><text:span text:style-name="T131">luxusní dámské šaty </text:span>(prodej celkem 120 zl)</text:p>
      <text:p text:style-name="P89"><text:soft-page-break/>Master bath</text:p>
      <text:p text:style-name="P118">Dvě umývadla, <text:span text:style-name="T1477">velká vana zapuštěná do </text:span><text:span text:style-name="T1430">dlážděného </text:span><text:span text:style-name="T464">podstavce</text:span><text:span text:style-name="T1477">, toaleta.</text:span></text:p>
      <text:p text:style-name="P124"><text:span text:style-name="T436">&gt; </text:span><text:span text:style-name="T389">Jedna z dlaždic na </text:span><text:span text:style-name="T466">podstavci</text:span><text:span text:style-name="T389"> pod vanou</text:span><text:span text:style-name="T131"> jde odklopit. Za ní je pokladnice: </text:span><text:span text:style-name="T172">42</text:span><text:span text:style-name="T131"> zl a 63 st v mincích, </text:span><text:span text:style-name="T156">š</text:span><text:span text:style-name="T131">perky v hodnotě </text:span><text:span text:style-name="T172">30</text:span><text:span text:style-name="T131"> zl, </text:span><text:span text:style-name="T157">lektvar charism</text:span><text:span text:style-name="T158">atu</text:span><text:span text:style-name="T164"> (karta, </text:span><text:span text:style-name="T165">5 zl</text:span><text:span text:style-name="T164">)</text:span></text:p>
      <text:p text:style-name="P89"><text:span text:style-name="T212">C</text:span><text:span text:style-name="T131">overed arbor</text:span></text:p>
      <text:p text:style-name="P119"><text:span text:style-name="T131">Stolek, křesílka a pohovka jsou odsunuté stranou. Na podlaze je </text:span><text:span text:style-name="T176">magický rituální</text:span><text:span text:style-name="T131"> kruh.</text:span></text:p>
      <text:p text:style-name="P108">&gt; Tady dvorn<text:span text:style-name="T131">í čaroděj Bareus Karsavar provádí riskantní kouzla, kterými uržuje Filoménu mladou.</text:span></text:p>
      <text:p text:style-name="P109">&gt; Po incidentu tady bude <text:span text:style-name="T131">spousta krve a kusy dětských těl.</text:span></text:p>
      <text:p text:style-name="P89">Guest suite</text:p>
      <text:p text:style-name="P125">Skřipec, zkrvavený stůl, stolek s mučícími nástroji (kleště, pila, kladivo, hřebíky, několik nožů) a okovy. Na stěnách jsou kruhy s řetězy.</text:p>
      <text:p text:style-name="P110">&gt; <text:span text:style-name="T1478">Dv</text:span><text:span text:style-name="T173">ě nahé dívky v maskách tu mučí nahého barbara.</text:span></text:p>
      <text:p text:style-name="P89"><text:span text:style-name="T1479">Severní b</text:span>edroom</text:p>
      <text:p text:style-name="P9">Souložící mladý pár. <text:span text:style-name="T1480">Na zemi jsou mužské a ženské šaty.</text:span></text:p>
      <text:p text:style-name="P111">&gt; <text:span text:style-name="T131">V mužských šatech je měšec s 3 zl a 5 st, vedle ženských je hromádka stříbrných šperků (celkem 6 zl).</text:span></text:p>
      <text:p text:style-name="P89">Jižní bedroom</text:p>
      <text:p text:style-name="P128"><text:span text:style-name="Emphasis"><text:span text:style-name="T474">♨<text:tab/></text:span></text:span><text:span text:style-name="T174">Z</text:span><text:span text:style-name="T131">ápach potu, </text:span><text:span text:style-name="T175">moči</text:span><text:span text:style-name="T131"> a výkalů.</text:span></text:p>
      <text:p text:style-name="P127"><text:soft-page-break/><text:span text:style-name="T174">P</text:span><text:span text:style-name="T131">řed incidentem 5 vyhublých lidských dětí, </text:span><text:span text:style-name="T178">po něm prázdno.</text:span></text:p>
      <text:p text:style-name="P89">Living</text:p>
      <text:p text:style-name="P130"><text:span text:style-name="T426">Poházené</text:span> oblečení osazenstva great roomu – 5x mužské, 5x ženské <text:span text:style-name="T426">&gt; celkem </text:span><text:span text:style-name="T131">9</text:span><text:span text:style-name="T426"> zl v minc</text:span><text:span text:style-name="T131">ích a šperky v hodnotě 13 zl.</text:span></text:p>
      <text:h text:style-name="Heading_20_4" text:outline-level="4"><text:span text:style-name="T1473">+</text:span>Smaragdové divadlo</text:h>
      <text:p text:style-name="P101">Luxusní hostinec <text:span text:style-name="T1445">ve třípatrovém domě v bohaté čtvrti.</text:span></text:p>
      <text:list xml:id="list14907917" text:style-name="L129">
        <text:list-item>
          <text:p text:style-name="P813">Boční dveře pro služebnictvo (zamčené) vedou na chodbu se schodištěm do sklepa (zamčené dveře) a do horních pater.</text:p>
        </text:list-item>
      </text:list>
      <text:list xml:id="list322590718" text:style-name="L130">
        <text:list-item>
          <text:p text:style-name="P814">V přízemí je velká společenská místnost a zázemí (kuchyně, sklady).</text:p>
        </text:list-item>
        <text:list-item>
          <text:p text:style-name="P814">Ve sklepě je sklad kulis a propriet (rozložené pódium) a kobky, kde jsou drženy oběti.</text:p>
        </text:list-item>
        <text:list-item>
          <text:p text:style-name="P814">V prvním patře jsou soukromé salónky.</text:p>
        </text:list-item>
        <text:list-item>
          <text:p text:style-name="P814">Ve druhém a třetím patře jsou pokoje pro stálé hosty.</text:p>
        </text:list-item>
      </text:list>
      <text:p text:style-name="P71">Drby (obsluha nebo hosti):</text:p>
      <text:list xml:id="list1393623403" text:style-name="L131">
        <text:list-item>
          <text:p text:style-name="P474">Z opuštěné Haydenské tvrze vychází kouř. Někdo tam žije. Jak dlouho potrvá, než tam <text:span text:style-name="T1656">vladař</text:span> pošle muže na průzkum?</text:p>
        </text:list-item>
        <text:list-item>
          <text:p text:style-name="P815"><text:span text:style-name="T1126">Bohatý kupec</text:span><text:span text:style-name="T1117"> tvrdí, že </text:span><text:span text:style-name="T1126">velmož</text:span><text:span text:style-name="T1117"> </text:span><text:span text:style-name="T1126">Va</text:span><text:span text:style-name="T1117">len shání žoldnéře jako jste vy. Udájně na delikátní práci.</text:span></text:p>
        </text:list-item>
      </text:list>
      <text:list xml:id="list1015646232" text:style-name="L132">
        <text:list-item>
          <text:p text:style-name="P475"><text:span text:style-name="T1450">D</text:span>vorního čaroděj Karsavar <text:span text:style-name="T1450">si z</text:span>ahrává si s temnými silami, <text:span text:style-name="T1450">z toho určitě budou potíže.</text:span></text:p>
        </text:list-item>
        <text:list-item>
          <text:p text:style-name="P475"><text:soft-page-break/>Alchymistka Kragg má nový recept. Přines jí kapesník nasáklý dívčími slzami a ona ti za <text:span text:style-name="T1450">5</text:span> zlatých připraví lektvar lásky.</text:p>
        </text:list-item>
      </text:list>
      <text:p text:style-name="P77"><text:span text:style-name="T1445">K</text:span>aždý měsíc <text:span text:style-name="T1446">se zde ve společenské místnosti koná</text:span> uzavřené představení, kde se vše hraje naživo; tzn. na pódiu jsou skutečná znásilnění a vraždy, a příbuzní (<text:span text:style-name="T1445">většinou ne</text:span>dobrovolných) obětí jsou vyplácen<text:span text:style-name="T1362">i</text:span> ve smaragdech.</text:p>
      <text:list xml:id="list2956892556" text:style-name="L133">
        <text:list-item>
          <text:p text:style-name="P817">Hosti (chodí sem v maskách):</text:p>
          <text:list>
            <text:list-item>
              <text:p text:style-name="P818">Dalvar Brakvil (syn vládce města)</text:p>
            </text:list-item>
            <text:list-item>
              <text:p text:style-name="P819">Worochův velekněz Mankar</text:p>
            </text:list-item>
            <text:list-item>
              <text:p text:style-name="P820">Šlechtična Filoména Karská</text:p>
            </text:list-item>
            <text:list-item>
              <text:p text:style-name="P820">Dvorní čaroděj Bareus Karsavar</text:p>
            </text:list-item>
            <text:list-item>
              <text:p text:style-name="P816"><text:span text:style-name="T1448">Kuzal‘</text:span><text:span text:style-name="T433">k’tak, </text:span><text:span text:style-name="T147">obchodník s exotiky</text:span></text:p>
            </text:list-item>
          </text:list>
        </text:list-item>
      </text:list>
      <text:h text:style-name="Heading_20_5" text:outline-level="5">Filipa Arra <text:span text:style-name="T1418">(Stín)</text:span></text:h>
      <text:p text:style-name="P152">Filipa je jedním ze stálých hostů. <text:span text:style-name="T1095">Baví se tím, že dělá </text:span><text:span text:style-name="T1096">tajemnou </text:span><text:span text:style-name="T1095">společnici bohatým mladým mužům (ať už místním nebo cizincům). <text:s/></text:span><text:span text:style-name="T1096">Je to taky</text:span><text:span text:style-name="T1095"> dobr</text:span><text:span text:style-name="T1096">ý</text:span><text:span text:style-name="T1095"> z</text:span><text:span text:style-name="T1096">působ</text:span><text:span text:style-name="T1095">, jak si otypovat případné cíle.</text:span> V noci se z ní stává tajemný, nepolatitelný zloděj <text:s/>Stín.</text:p>
      <text:p text:style-name="P243"><text:span text:style-name="T873">F</text:span><text:span text:style-name="T858">yzička </text:span><text:span text:style-name="T899">3</text:span><text:span text:style-name="T858">, Finesa </text:span><text:span text:style-name="T898">5</text:span><text:span text:style-name="T858">, Duše </text:span><text:span text:style-name="T899">2</text:span><text:span text:style-name="T858">, </text:span><text:span text:style-name="T859">Ž</text:span><text:span text:style-name="T856">ivot</text:span><text:span text:style-name="T859">y </text:span><text:span text:style-name="T899">9</text:span></text:p>
      <text:list xml:id="list242143666" text:style-name="L134">
        <text:list-item>
          <text:p text:style-name="P821"><text:span text:style-name="T1095">N</text:span><text:span text:style-name="T112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77"><text:soft-page-break/>V tajné schránce ve svém pokoji má naloupené šperky. Patří různým šlechtičnám z města a okolí.</text:p>
          <text:list>
            <text:list-item>
              <text:p text:style-name="P821"><text:span text:style-name="T1090">Celková cena: 75 zl, ale je to hodně horký zboží. </text:span><text:span text:style-name="T1121">Při pokusu o prodej tady v Trossu dá obchodník echo stráži.</text:span></text:p>
            </text:list-item>
          </text:list>
        </text:list-item>
      </text:list>
      <text:list xml:id="list1083733349" text:style-name="L135">
        <text:list-item>
          <text:p text:style-name="P822"><text:span text:style-name="T1122">Zloděj</text:span><text:span text:style-name="T1088"> u </text:span><text:span text:style-name="T1122">Stína</text:span><text:span text:style-name="T1088"> může postoupit na vyšší úroveň </text:span><text:span text:style-name="T1123">(zkontaktovat ho může přes místní podsvětí, setkání a výcvik proběhne v noci na střechách)</text:span><text:span text:style-name="T1088">.</text:span></text:p>
        </text:list-item>
      </text:list>
      <text:h text:style-name="Heading_20_5" text:outline-level="5">Ar<text:span text:style-name="T1535">d</text:span>us</text:h>
      <text:p text:style-name="P103">Vysoký elf s šedými vlasy a vystouplými l<text:span text:style-name="T1447">í</text:span>cními kostmi.</text:p>
      <text:list xml:id="list1815381982" text:style-name="L136">
        <text:list-item>
          <text:p text:style-name="P823">Majitel Smaragdového divadla.</text:p>
        </text:list-item>
      </text:list>
      <text:h text:style-name="P331" text:outline-level="5"><text:span text:style-name="T1472">Portýr </text:span>Janus</text:h>
      <text:p text:style-name="P104">Perfektně upravený oholený <text:span text:style-name="T1449">elf</text:span> v drahém oblečení.</text:p>
      <text:list xml:id="list3020579960" text:style-name="L137">
        <text:list-item>
          <text:p text:style-name="P824">Zdvořilý, ale neústupný.</text:p>
        </text:list-item>
        <text:list-item>
          <text:p text:style-name="P824">Pokud postavy nebudou vhodně oblečené, nepustí je dovnitř.</text:p>
        </text:list-item>
      </text:list>
      <text:h text:style-name="Heading_20_3" text:outline-level="3"><text:span text:style-name="T1492">+</text:span>Chudinská čtvrť</text:h>
      <text:h text:style-name="Heading_20_4" text:outline-level="4"><text:span text:style-name="T1474">+</text:span>Alchymistický krámek</text:h>
      <text:p text:style-name="P94">Malý, dřevěný domek, <text:span text:style-name="T1403">uvnitř jedna velká, perfektně uklizená místnost – řady dokonale vyrovnaných baněk a kádinek, čerstvě vycíděná destilační aparatura, všechno má čitelně popsanou etiketu.</text:span> Strop je pro trpaslíky, vyšší rasy se musí krčit.</text:p>
      <text:p text:style-name="P266"><text:soft-page-break/>Léčivý lektvar<text:tab/><text:tab/>2 zl</text:p>
      <text:p text:style-name="P266">Vyprošťovák<text:tab/><text:tab/>2 zl</text:p>
      <text:p text:style-name="P266">Magické leštidlo<text:tab/>2 zl</text:p>
      <text:p text:style-name="P266">Cibulový extrakt<text:tab/>2 zl</text:p>
      <text:p text:style-name="P266">Tinktura proti bolesti<text:tab/>2 zl</text:p>
      <text:p text:style-name="P266">Éterický olej<text:tab/><text:tab/>2 zl</text:p>
      <text:p text:style-name="P266">Lektvar zmenšování<text:tab/>2 zl</text:p>
      <text:h text:style-name="Heading_20_5" text:outline-level="5">Trpasličí alchymistka Malika Kragg</text:h>
      <text:p text:style-name="P153">Robustní, prsatá <text:span text:style-name="T1536">trpaslice s</text:span> kožen<text:span text:style-name="T1536">ou</text:span> zástěr<text:span text:style-name="T1536">ou</text:span> se skvrnami od žíraviny.</text:p>
      <text:p text:style-name="P245"><text:span text:style-name="T873">F</text:span><text:span text:style-name="T858">yzička </text:span><text:span text:style-name="T897">2</text:span><text:span text:style-name="T858">, Finesa </text:span><text:span text:style-name="T901">5</text:span><text:span text:style-name="T858">, Duše </text:span><text:span text:style-name="T901">3</text:span><text:span text:style-name="T858">, </text:span><text:span text:style-name="T859">Ž</text:span><text:span text:style-name="T856">ivot</text:span><text:span text:style-name="T859">y </text:span><text:span text:style-name="T897">8</text:span></text:p>
      <text:list xml:id="list1671980286" text:style-name="L138">
        <text:list-item>
          <text:p text:style-name="P825">Puntíčkářka – „Musí tam být přesně tři kapky kyseliny, ani o jednu víc!“</text:p>
        </text:list-item>
        <text:list-item>
          <text:p text:style-name="P470"><text:span text:style-name="T1428">Alchymista</text:span> u n<text:span text:style-name="T1428">í</text:span> může postoupit na vyšší úroveň.</text:p>
        </text:list-item>
        <text:list-item>
          <text:p text:style-name="P478">Když jí někdo přinese slzy, za 5 zl z nich vyrobí <text:span text:style-name="T227">lektvar lásky</text:span>. Recept neprozradí.</text:p>
        </text:list-item>
      </text:list>
      <text:h text:style-name="Heading_20_4" text:outline-level="4"><text:span text:style-name="T1474">+</text:span>Obchod s exotiky</text:h>
      <text:p text:style-name="P95">Velká místnost plná všemožného haraburdí – vycpaní pap<text:span text:style-name="T1426">o</text:span>ušci, živé opičky v kleci, všelijaké balzámy a talismany, lahvičky s kořením, <text:span text:style-name="T1426">cizokrajné zbraně.</text:span></text:p>
      <text:list xml:id="list2250086399" text:style-name="L139">
        <text:list-item>
          <text:p text:style-name="P826"><text:span text:style-name="T1404">Na stěně je </text:span><text:span text:style-name="T232">nabídka magických předmětů</text:span><text:span text:style-name="T1404">.</text:span></text:p>
        </text:list-item>
      </text:list>
      <text:h text:style-name="Heading_20_5" text:outline-level="5"><text:soft-page-break/><text:span text:style-name="T142">Kuzal‘</text:span><text:span text:style-name="T432">k’tak</text:span></text:h>
      <text:p text:style-name="P10"><text:span text:style-name="T1322">Vysoký hubený muž ve středních letech s</text:span><text:span text:style-name="T1325">e zrzavým</text:span><text:span text:style-name="T1322"> plnovousem.</text:span></text:p>
      <text:p text:style-name="P250"><text:span text:style-name="T1037">F</text:span><text:span text:style-name="T1038">yzička </text:span><text:span text:style-name="T1041">3</text:span><text:span text:style-name="T1038">, Finesa </text:span><text:span text:style-name="T1041">5</text:span><text:span text:style-name="T1038">, Duše </text:span><text:span text:style-name="T1041">3</text:span><text:span text:style-name="T1038">, </text:span><text:span text:style-name="T1039">Ž</text:span><text:span text:style-name="T1040">ivot</text:span><text:span text:style-name="T1039">y </text:span><text:span text:style-name="T1041">9</text:span></text:p>
      <text:list xml:id="list174850970248808" text:continue-list="list1083733349" text:style-name="L135">
        <text:list-item>
          <text:p text:style-name="P652"><text:span text:style-name="T1324">Je to j</text:span><text:span text:style-name="T1323">eštěrec v magickém převleku, vyslovuje protáhlé S a Z.</text:span></text:p>
        </text:list-item>
        <text:list-item>
          <text:p text:style-name="P653"><text:span text:style-name="T1323">V mládí býval hraničářem – část nabízeného zboží pochází z jeho vlastních výprav</text:span><text:span text:style-name="T1322">.</text:span></text:p>
        </text:list-item>
        <text:list-item>
          <text:p text:style-name="P479">Hraničář u něj může postoupit na vyšší úroveň.</text:p>
          <text:list>
            <text:list-item>
              <text:p text:style-name="P480">Při tréninku mu nabídne konverzi k ještěřímu kultu: „<text:span text:style-name="T1464">Získáš schopnosti, o kterých se ti nikdy nesnilo.“</text:span></text:p>
              <text:p text:style-name="P481">Je k tomu potřeba zhruba týdenní výprava do bažin (do Zigguratu).</text:p>
            </text:list-item>
          </text:list>
        </text:list-item>
      </text:list>
      <text:list xml:id="list1807343641" text:style-name="L140">
        <text:list-item>
          <text:p text:style-name="P827"><text:span text:style-name="T1317">Chce</text:span><text:span text:style-name="T1119"> </text:span><text:span text:style-name="T1317">odstranit kn</text:span><text:span text:style-name="T1119">ěze Mariuse. Nabízí 20 zl.</text:span></text:p>
        </text:list-item>
        <text:list-item>
          <text:p text:style-name="P828"><text:span text:style-name="T1119">S</text:span><text:span text:style-name="T1088">naží se zkonvertovat Vorokova velekněze Mankara.</text:span></text:p>
        </text:list-item>
      </text:list>
      <text:h text:style-name="Heading_20_4" text:outline-level="4">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1427">dalšího</text:span> členové městské stráže, kteří zrovna nemají službu.</text:p>
      <text:h text:style-name="Heading_20_5" text:outline-level="5">Stůl s horníky</text:h>
      <text:p text:style-name="P100">Horníci nadávají na vládce města, že jim zavřel zdroj obživy. <text:span text:style-name="T1443">Sedí s nimi bojovnice Raegan. Moc toho nenamluví, prostě jen neměla s kým chlastat.</text:span></text:p>
      <text:list xml:id="list306906864" text:style-name="L141">
        <text:list-item>
          <text:p text:style-name="P829"><text:soft-page-break/>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4265983032" text:style-name="L142">
        <text:list-item>
          <text:p text:style-name="P482">Předák havířů ze stříbrného dolu.</text:p>
        </text:list-item>
      </text:list>
      <text:list xml:id="list2912375769" text:style-name="L143">
        <text:list-item>
          <text:p text:style-name="P483">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440">š</text:span>el do města a <text:span text:style-name="T1439">o</text:span>hlásil to stráži. Kapitán mrmlal, že prej má málo lidí, ale nakonec se mnou poslal četu vojáků a ti nám dělali doprovod. Tou dobou <text:span text:style-name="T1441">jsme </text:span>začali v dole slyšet bubny. A pak se ztratila další skupina horníků i s <text:span text:style-name="T1442">ozbrojenym</text:span> doprovodem. Nevím přesně, co se dělo dál, ale řekl bych, že tam zakukalo docela dost vojáků – ti, se kterejma jsem mluvil, z toho byli pěkně vyjukaný. A nakonec dal vládce důl zavřít.“</text:p>
          <text:p text:style-name="P483">„<text:span text:style-name="T143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30"><text:span text:style-name="T1091">C</text:span><text:span text:style-name="T1092">hce po postavách, aby důl vyčistil</text:span><text:span text:style-name="T1141">y</text:span><text:span text:style-name="T1091">. </text:span><text:span text:style-name="T1093">Sám jim za to nemá co nabídnout </text:span><text:span text:style-name="T1092">(</text:span><text:span text:style-name="T1124">horníci společně </text:span><text:span text:style-name="T1092">vysyp</text:span><text:span text:style-name="T1124">ou</text:span><text:span text:style-name="T1092"> na stůl hromádku měďáků a stříbrňáků, celkem 23 st).</text:span><text:span text:style-name="T1093"> </text:span><text:span text:style-name="T1141">D</text:span><text:span text:style-name="T1093">oporuč</text:span><text:span text:style-name="T1092">í</text:span><text:span text:style-name="T1093">, ať si za to </text:span><text:span text:style-name="T1092">postavy</text:span><text:span text:style-name="T1093"> zkusej říct o odměnu </text:span><text:span text:style-name="T1124">vládci města</text:span><text:span text:style-name="T1093">, </text:span><text:span text:style-name="T1092">protože znovuotevření dolu je určitě v jeho zájmu </text:span><text:span text:style-name="T1200">(dále viz vládce Marak Brakvil v paláci pevnosti v Trossu)</text:span><text:span text:style-name="T1092">.</text:span></text:p>
        </text:list-item>
      </text:list>
      <text:h text:style-name="Heading_20_6" text:outline-level="6"><text:soft-page-break/><text:span text:style-name="T1492">+</text:span>Bojovnice Ra<text:span text:style-name="T1486">e</text:span>gan</text:h>
      <text:p text:style-name="P69">Vysoká, šlachovitá mladá žena se špinavě žlutými vlasy v těžké zbroji. U pasu má dýku a šavli, na zádech kulatý štít.</text:p>
      <text:p text:style-name="P133"><text:span text:style-name="T1318">&gt; </text:span><text:span text:style-name="T1088">Utekla z boje v Ha</text:span><text:span text:style-name="T1127">rdenské</text:span><text:span text:style-name="T1088"> tvrzi, kde zemřela její družina. Ničí ji svědomí.</text:span></text:p>
      <text:list xml:id="list3908938834" text:style-name="L144">
        <text:list-header>
          <text:p text:style-name="P484">"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31"><text:span text:style-name="T1143">"Celá tvrz byla zlověstně tichá. Na nádvovří byla spousta kostí. Holý lebky na nás upíraly prázdný oční důlky a pohrdavě se smály. Zněly jako </text:span><text:span text:style-name="T1144">dětský</text:span><text:span text:style-name="T1143"> chrastítka, ale nebylo to ani trochu legrační. Pak se ty kosti začaly hejbat. Odevšad na nás lítaly šípy, nebylo za co se krejt. Poga chytla bojová zuřivost, přestal velet a </text:span><text:span text:style-name="T1145">začal</text:span><text:span text:style-name="T1143"> mlátil všechno kolem sebe. Naše řada se rozpadla a tu chvíli se začala spouštět brána. Proskočila jsem </text:span><text:span text:style-name="T1146">pod ní</text:span><text:span text:style-name="T1143">, vůbec jsem nad tím nepřemejšlela. Myslela jsem, že je všem jasný, že se musíme stáhnout, dokud to ještě jde. Pak jsem už slyšela jen </text:span><text:span text:style-name="T1147">smrtelnej</text:span><text:span text:style-name="T1143"> řev mejch parťáků. Nemohla jsem jim </text:span><text:span text:style-name="T1148">nijak</text:span><text:span text:style-name="T1143"> pomoct, nedokázala jsem ale ani utéct. Vlastně ani nevim, jak jsem se dostala zpátky do Trossu."</text:span></text:p>
        </text:list-header>
      </text:list>
      <text:h text:style-name="Heading_20_5" text:outline-level="5"><text:span text:style-name="T1487">+</text:span>Stůl <text:span text:style-name="T1453">městské stráže</text:span></text:h>
      <text:p text:style-name="P67">Chlastají tu stráže, které zrovna nemají službu.</text:p>
      <text:list xml:id="list1412264339" text:style-name="L145">
        <text:list-item>
          <text:p text:style-name="P486">„Kdo nechce trpět prací nebo riskovat život v nesmysln<text:span text:style-name="T1455">y</text:span>m dobrodruhování, ať se nechá naverbovat do Tros<text:span text:style-name="T1469">s</text:span>k<text:span text:style-name="T1455">ý</text:span> stráže v Brakku a stane se pořádným profesionálním válečníkem.“</text:p>
        </text:list-item>
      </text:list>
      <text:list xml:id="list305779687" text:style-name="L146">
        <text:list-item>
          <text:p text:style-name="P832"><text:soft-page-break/><text:span text:style-name="T1128">„Kapitán Har pro vás má delikátní prácičku. </text:span><text:span text:style-name="T1140">Najdete ho v kasárnách v pevnosti.</text:span><text:span text:style-name="T1128">“ </text:span><text:span text:style-name="T1129">(lov na Stín)</text:span></text:p>
        </text:list-item>
        <text:list-item>
          <text:p text:style-name="P476"><text:span text:style-name="T1088">„Alchymistka Kragg má nov</text:span><text:span text:style-name="T1454">ej</text:span><text:span text:style-name="T1088"> recept. Přines jí kapesník nasáklý dívčím</text:span><text:span text:style-name="T1454">a</text:span><text:span text:style-name="T1088"> slzam</text:span><text:span text:style-name="T1454">a</text:span><text:span text:style-name="T1088"> a ona ti za </text:span><text:span text:style-name="T1450">5</text:span><text:span text:style-name="T1088"> zlatých </text:span><text:span text:style-name="T1454">udělá</text:span><text:span text:style-name="T1088"> lektvar lásky.“</text:span></text:p>
        </text:list-item>
      </text:list>
      <text:h text:style-name="Heading_20_3" text:outline-level="3"><text:span text:style-name="T1491">+</text:span>Tržiště <text:span text:style-name="T1456">(náměstí)</text:span></text:h>
      <text:list xml:id="list608909569" text:style-name="L147">
        <text:list-item>
          <text:p text:style-name="P833">Z kopce se řítí maringotka se zaseklou brzdou a míří přímo na tržiště!</text:p>
        </text:list-item>
        <text:list-item>
          <text:p text:style-name="P834">Do města dorazilo obludárium.</text:p>
          <text:p text:style-name="P834"><text:span text:style-name="T1466">Neuvěřitelně ohebná elfka, kudůk s hlavou velkou jako kroll, párek liliputů, cizokrajní hadi (krajta, anakonda), puma v kleci, velký varan (jako komodský). </text:span>Hlavní atrakce - mantikora - je nejen skutečná, ale i rozzuřená <text:span text:style-name="T1465">a prolomí mříže své klece</text:span>.</text:p>
          <text:p text:style-name="P454"><text:span text:style-name="T873">F</text:span><text:span text:style-name="T858">yzička </text:span><text:span text:style-name="T874">5</text:span><text:span text:style-name="T858">, Finesa </text:span><text:span text:style-name="T875">2</text:span><text:span text:style-name="T858">, Duše -, </text:span><text:span text:style-name="T859">Ž</text:span><text:span text:style-name="T856">ivot</text:span><text:span text:style-name="T859">y </text:span><text:span text:style-name="T856">1</text:span><text:span text:style-name="T874">3</text:span></text:p>
          <text:p text:style-name="P372"><text:span text:style-name="T791">Rychlost:</text:span><text:span text:style-name="T861"> </text:span><text:span text:style-name="T876">jako kůň</text:span></text:p>
          <text:p text:style-name="P372"><text:span text:style-name="T792">Smysly:</text:span><text:span text:style-name="T864"> </text:span><text:span text:style-name="T877">dobrý čich, výborný zrak a sluch, vidění v šeru</text:span></text:p>
          <text:p text:style-name="P454"><text:span text:style-name="T604">⚔<text:tab/></text:span><text:span text:style-name="T790">Z</text:span><text:span text:style-name="T800">uby </text:span><text:span text:style-name="T799">nebo drápy</text:span><text:span text:style-name="T10">:</text:span><text:span text:style-name="T11"> </text:span><text:span text:style-name="T21">5</text:span><text:span text:style-name="T22"> + k6</text:span><text:span text:style-name="T29">, zranění </text:span><text:span text:style-name="T30">2</text:span></text:p>
          <text:p text:style-name="P341"><text:span text:style-name="T604">⚔<text:tab/></text:span><text:span text:style-name="T80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82"><text:span text:style-name="T1457">6</text:span> dáv<text:span text:style-name="T1457">ek</text:span> <text:span text:style-name="T1458">jed</text:span><text:span text:style-name="T1459">u</text:span><text:span text:style-name="T1461">: </text:span><text:span text:style-name="T1132">1</text:span><text:span text:style-name="T1133">4</text:span><text:span text:style-name="T1134"> </text:span><text:span text:style-name="T1135">+ k6 </text:span><text:span text:style-name="T1136">proti Fyzičce</text:span></text:p>
                  <text:p text:style-name="P382"><text:span text:style-name="T1214">L</text:span><text:span text:style-name="T1215">atence:</text:span><text:span text:style-name="T1137"> </text:span><text:span text:style-name="T1138">1</text:span><text:span text:style-name="T1137">5 m</text:span><text:span text:style-name="T1139">inut</text:span></text:p>
                  <text:p text:style-name="P382"><text:span text:style-name="T802">P</text:span><text:span text:style-name="T803">říznaky:</text:span><text:span text:style-name="T878"> </text:span><text:span text:style-name="T879">Bolest v nadbřišku, svírání, suchost a škrábání v hrdle, odkašlávání, </text:span><text:span text:style-name="T880">slinění,</text:span><text:span text:style-name="T879"> poruchy řeči, neklid, úzkost, podrážděnost. </text:span><text:span text:style-name="T881">Později</text:span><text:span text:style-name="T879"> </text:span><text:span text:style-name="T881">pocení, svalové záškuby, lapavé nádechy a křeče</text:span><text:span text:style-name="T882">.</text:span></text:p>
                </text:list-header>
              </text:list>
            </text:list-item>
          </text:list>
          <text:p text:style-name="P454"><text:soft-page-break/><text:span text:style-name="T799">Vzhled:</text:span><text:span text:style-name="T682"> </text:span><text:span text:style-name="T617">Tvor s tělem lva,</text:span><text:span text:style-name="T618"> </text:span><text:span text:style-name="T617">štířím ocasem a blanitými netopýřími křídly.</text:span></text:p>
          <text:p text:style-name="P454"><text:span text:style-name="T683">D</text:span><text:span text:style-name="T684">ovednosti:</text:span><text:span text:style-name="T619"> </text:span><text:span text:style-name="T617">Mantikora </text:span><text:span text:style-name="T619">se umí plížit, jako kdyby měl</text:span><text:span text:style-name="T617">a</text:span><text:span text:style-name="T619"> pokročilé </text:span><text:span text:style-name="T684">plížení</text:span><text:span text:style-name="T619">.</text:span></text:p>
        </text:list-item>
        <text:list-item>
          <text:p text:style-name="P833">Probíhá protest za práva havířů. Stříbrný důl byl uzavřen a důlníci chtějí přidělit pole. Vede je Dim Tratas.</text:p>
        </text:list-item>
        <text:list-item>
          <text:p text:style-name="P556">Na náměstí se připravuje soutěž v tanci. Sabotování konkurentů, podplácení poroty, vlivní lidé v publiku a hlavně příležitost u roleplaye vstát od stolu.</text:p>
        </text:list-item>
        <text:list-item>
          <text:p text:style-name="P557">Nic zvláštního.</text:p>
        </text:list-item>
        <text:list-item>
          <text:p text:style-name="P557">Nic zvláštního.</text:p>
        </text:list-item>
      </text:list>
      <text:p text:style-name="P269">Stánky (pár příkladů)</text:p>
      <text:list xml:id="list2712022001" text:style-name="L148">
        <text:list-item>
          <text:p text:style-name="P487">Dělníci staví stránek pro trpaslickou karavanu <text:span text:style-name="T1463">(viz událost Trpaslická karavana)</text:span>.</text:p>
          <text:p text:style-name="P488">„<text:span text:style-name="T1467">Přijedou zejtra. </text:span>Prej jsou to ohněstrůjci, těším se na to jak malej!“</text:p>
        </text:list-item>
        <text:list-item>
          <text:p text:style-name="P487">Na jednom místě chybí stánek. Místo něj <text:span text:style-name="T1463">na zemi kudůk kouří šíšu.</text:span></text:p>
          <text:p text:style-name="P487">„<text:span text:style-name="T1463">Přisedni si, kámo, ochutnávka je zdarma.</text:span>“</text:p>
          <text:p text:style-name="P489">„Nejlepší <text:span text:style-name="T1463">matroš</text:span> koupíš u Kuzal’k’taka. U vchodu řekni, že tě posílám já.“</text:p>
        </text:list-item>
        <text:list-item>
          <text:p text:style-name="P490"><text:span text:style-name="T1488">Stánek s drobným</text:span> cizokrajn<text:span text:style-name="T1488">ým</text:span> zvířectv<text:span text:style-name="T1488">em</text:span> – papoušci, opičky.</text:p>
          <text:p text:style-name="P490">„Jsou milé a přítulné!“</text:p>
        </text:list-item>
        <text:list-item>
          <text:p text:style-name="P491"><text:soft-page-break/>Mladý kovář <text:span text:style-name="T1467">předvádí své řemeslo.</text:span> <text:span text:style-name="T1467">C</text:span>hvástá <text:span text:style-name="T1467">se</text:span>, že <text:span text:style-name="T1468">(za 20 zl)</text:span> umí vyrobit magickou zbraň.</text:p>
          <text:p text:style-name="P491">Ví, kde v horách najít <text:span text:style-name="T1462">prastarou</text:span> <text:span text:style-name="T1462">t</text:span>rpasli<text:span text:style-name="T1462">ckou</text:span> hrobku s magickou kovadlinou.</text:p>
        </text:list-item>
      </text:list>
      <text:p text:style-name="P268">Drby:</text:p>
      <text:list xml:id="list174852523954065" text:continue-numbering="true" text:style-name="L148">
        <text:list-item>
          <text:p text:style-name="P492">Stříbrné doly byly uzavřeny, když se v nich začali ztrácet důlníci. Risk začal převažovat zisk.</text:p>
        </text:list-item>
        <text:list-item>
          <text:p text:style-name="P493">Z opuštěné Ha<text:span text:style-name="T1490">r</text:span>denské tvrze vychází kouř. Někdo tam žije. Jak dlouho potrvá, než tam <text:span text:style-name="T1489">vládce</text:span> pošle muže na průzkum?</text:p>
        </text:list-item>
        <text:list-item>
          <text:p text:style-name="P835"><text:span text:style-name="T1131">V Trehernu </text:span><text:span text:style-name="T1142">uctívají bohyni</text:span><text:span text:style-name="T1131">, </text:span><text:span text:style-name="T1142">která</text:span><text:span text:style-name="T1131"> vyléčí každou nemoc a </text:span><text:span text:style-name="T1130">č</text:span><text:span text:style-name="T1131">te myšlenky. </text:span><text:span text:style-name="T1142">Vorok</text:span><text:span text:style-name="T1131"> je mrtvý bůh, to vám povídám.</text:span></text:p>
        </text:list-item>
      </text:list>
      <text:h text:style-name="Heading_20_4" text:outline-level="4"><text:span text:style-name="T1491">+</text:span>Vývěska na náměstí</text:h>
      <text:p text:style-name="P105">Na vývěsce na náměstí je:</text:p>
      <text:list xml:id="list3210223410" text:style-name="L149">
        <text:list-item>
          <text:p text:style-name="P485"><text:span text:style-name="T1452">P</text:span>ergamen s <text:span text:style-name="T1656">vladařovou</text:span> pečetí:</text:p>
          <text:p text:style-name="P465">Městská stráž vyplatí JEDEN ZLATÝ za každ<text:span text:style-name="T1657">ý</text:span> předložen<text:span text:style-name="T1657">ý pár GOBLINÍCH UŠÍ</text:span>.</text:p>
        </text:list-item>
        <text:list-item>
          <text:p text:style-name="P836"><text:span text:style-name="T1452">H</text:span>rubý papír:</text:p>
          <text:p text:style-name="P539">Najímáme žoldnéře na ochranu rybářů a houbových farem. Hlaste se u <text:span text:style-name="T1656">Kuruka</text:span> v Su<text:span text:style-name="T1656">mp</text:span>u. Zbraně si přineste vlastní.</text:p>
          <text:p text:style-name="P494">Po straně je na něm načmáráno krví:</text:p>
          <text:p text:style-name="P485">BOJUJU ZA PRACHY. JSEM U REZAV<text:span text:style-name="T1451">Ý</text:span>HO MEČE.<text:tab/><text:tab/><text:tab/><text:tab/><text:tab/><text:tab/>RA<text:span text:style-name="T1452">E</text:span>GAN.</text:p>
        </text:list-item>
      </text:list>
      <text:h text:style-name="Heading_20_2" text:outline-level="2"><text:soft-page-break/>Trpasli<text:span text:style-name="T1369">cká</text:span> hrobka</text:h>
      <text:p text:style-name="P72">Místo odpočinku trpasličích bratří Dragina a Blarina Baragora, jenž se proslavili jako lovci démonů. Lidé mluví o bráně vysekané přímo do štítu šedých hor.</text:p>
      <text:p text:style-name="P76">TODO: Kteří lidé o tom mluví? Dát někam hint.</text:p>
      <text:p text:style-name="P76">- <text:span text:style-name="T1704">jeden je u Medvěda v Bloselech.</text:span></text:p>
      <text:p text:style-name="P183"><text:bookmark text:name="docs-internal-guid-435a182a-7fff-9591-8b7e-f4dfea2c7119"/>1</text:p>
      <text:p text:style-name="Text_20_body">Šedé gabrové stěny, vysoký strop s nízkou křížovou klenbou, známky trpasličí architektury.</text:p>
      <text:p text:style-name="Standalone_20_Property"><text:span text:style-name="T335">Obr z kopců</text:span> &gt; Tlustý, smradlavý a hloupý. Bojí se magie.</text:p>
      <text:p text:style-name="Standalone_20_Property"><text:span text:style-name="T335">Zbytky a mršiny</text:span> &gt; Ohlodané kosti goblinů a čehosi s blanitými křídly.</text:p>
      <text:p text:style-name="Standalone_20_Property"><text:span text:style-name="T335">Vytesaný nápis</text:span> &gt; Trpasličími runami “Zde leží bratři Bralin a Dragin, poslední bojovníci klanu Baragor.”</text:p>
      <text:p text:style-name="Standalone_20_Property"><text:span text:style-name="T335">Reliéf trpasličí tváře</text:span> &gt; Při dotyku ožije a promluví. Je to mělký otisk charakteru veselejšího z bratrů. Věděl, že dříve či pozd<text:span text:style-name="T1618">ě</text:span>ji si pro jeho bohats<text:span text:style-name="T1618">t</text:span>ví nějaký vykradač hrobek přijde a rozhodl se dát ho jen tomu, kdo si jej zaslouží. Otočí se (je na otočných dveřích), když uhodnete tři hádanky.</text:p>
      <text:list xml:id="list1139510550" text:style-name="L150">
        <text:list-item>
          <text:p text:style-name="P837">Kdo to dělá, nechce to, kdo to koupí, nepotřebuje to, kdo to potřebuje, neví o tom (Rakev).</text:p>
        </text:list-item>
        <text:list-item>
          <text:p text:style-name="P837">Když se temný elf narodí má černé tělo, černé ruce, černé nohy, černou hlavu a jaké má zuby? (Žádné)</text:p>
        </text:list-item>
        <text:list-item>
          <text:p text:style-name="P837"><text:soft-page-break/>Které slovo se v obecné řeči vždy píše nesprávně? (nesprávně)</text:p>
        </text:list-item>
      </text:list>
      <text:p text:style-name="P183">2</text:p>
      <text:p text:style-name="Standalone_20_Property"><text:span text:style-name="T33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35">Šachovnice s osmi sochami korunovaných trpaslic</text:span> &gt; Pokud je hráči dokáží rozestavět, tak aby se mezi sebou neohrožoval<text:span text:style-name="T1611">y</text:span>, otevřou se dveře do 3</text:p>
      <text:p text:style-name="P183">3</text:p>
      <text:p text:style-name="Standalone_20_Property"><text:span text:style-name="T335">Kamenný sarkofág</text:span> &gt; “Pod horou hluboce sní Bralin Baragor”, uvnitř trpasličí kostra v pestrobarevných šatech.</text:p>
      <text:p text:style-name="Standalone_20_Property"><text:span text:style-name="T335">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35">Tři truhlice</text:span> &gt; <text:span text:style-name="T1619">2</text:span>5 zlatých, <text:span text:style-name="T1619">4</text:span>5 stříbrných, 123 měděných, dlouhá mírová dýmka, krabička tabáku (5 použití, evokuje důvěřivost a přátelskou atmosféru), <text:span text:style-name="T252">lektvar regenerace</text:span><text:span text:style-name="T1640"> (karta)</text:span> a mnoho bezcenných memorabilií.</text:p>
      <text:p text:style-name="P183">4</text:p>
      <text:p text:style-name="Standalone_20_Property"><text:span text:style-name="T335">Podél stěn stojící sarkofágy</text:span> &gt; Spolubojovníci, panoši a služebnictvo. Ve dvou z nich se schovávají netopýří bestie. Kdyby došlo k boji, tak viz 6.</text:p>
      <text:p text:style-name="Standalone_20_Property"><text:soft-page-break/><text:span text:style-name="T335">Hromada bílého trusu</text:span> &gt; Hraničář by v tom netopýří bestie poznal.</text:p>
      <text:h text:style-name="P324" text:outline-level="3">5</text:h>
      <text:p text:style-name="Standalone_20_Property"><text:span text:style-name="T335">Runová kovadlina</text:span> &gt; Pokud tu bude kovat zbraň skutečný kovář, vstoupí do ní jedna z trpasličích duší v (4.)</text:p>
      <text:list xml:id="list173018503" text:style-name="L151">
        <text:list-item>
          <text:p text:style-name="P838">Hrot zbraně se vždy stáčí k největšímu množství zlata v okolí</text:p>
        </text:list-item>
        <text:list-item>
          <text:p text:style-name="P838">Zbraň zraňuje elfy více než ostatní a září v jejich přítomnosti</text:p>
        </text:list-item>
        <text:list-item>
          <text:p text:style-name="P838">Zbraň zraňuje gobliny více než ostatní a září v jejich přítomnosti</text:p>
        </text:list-item>
        <text:list-item>
          <text:p text:style-name="P838">Údery této zbraně jsou nadpřirozeně silné</text:p>
        </text:list-item>
        <text:list-item>
          <text:p text:style-name="P838">Zbraň zradí kohokoli, kdo se o ni nebude dobře starat, a házej znovu</text:p>
        </text:list-item>
        <text:list-item>
          <text:p text:style-name="P838">Zbraň každý den absorbuje od svého majitele jeden zlaťák a házej znovu</text:p>
        </text:list-item>
      </text:list>
      <text:p text:style-name="P283">Kovářská výheň a nádrž na schlazování</text:p>
      <text:p text:style-name="Standalone_20_Property"><text:span text:style-name="T335">Nízký stůl s nářadím</text:span> &gt; Kladiva, kleště, kovářský nůž, svěrák, ocelové pruty</text:p>
      <text:p text:style-name="Standalone_20_Property"><text:span text:style-name="T335">Kulatý poklop na ventilaci</text:span> &gt; Sahá vysoko do skal. Průvan při otevření sfoukne všechny otevřené ohně, krom pořádně rozpálené výhně.</text:p>
      <text:p text:style-name="P183">6</text:p>
      <text:p text:style-name="Standalone_20_Property"><text:soft-page-break/><text:span text:style-name="T335">Trojice netopýřích bestií</text:span> &gt; V případě odhalení jejich druhů v 4, nebo když se někdo přiblíží na dohled, otevřou ventilaci, aby zhasli všechny pochodně, a s paralyzujícím křikem se vrhnou do boje.</text:p>
      <text:p text:style-name="P283">Stůl s policí na balzamovací pomůcky</text:p>
      <text:p text:style-name="Standalone_20_Property"><text:span text:style-name="T335">Hromada kostí</text:span> &gt; Gobliny a různá horská zvířata</text:p>
      <text:p text:style-name="Standalone_20_Property"><text:span text:style-name="T335">Kulatý poklop na ventilaci</text:span> &gt; Sahá vysoko do skal. Průvan při otevření sfoukne všechny otevřené ohně.</text:p>
      <text:p text:style-name="P183">7</text:p>
      <text:p text:style-name="P283">Neopracovaný blok kamene</text:p>
      <text:p text:style-name="P283">Zpola dokončená socha trpaslíka</text:p>
      <text:p text:style-name="P283">Kladivo a sada majzlíků</text:p>
      <text:p text:style-name="P183">8</text:p>
      <text:p text:style-name="P72">Odsud dál jsou šedé stěny protkané černými žilami.</text:p>
      <text:p text:style-name="Standalone_20_Property"><text:span text:style-name="T335">Polovina chodby oddělená dveřmi s nápisem</text:span> &gt; “Pod horou bdí Dragin Baragor, stře<text:span text:style-name="T1620">z</text:span> se jeho bezesného odhodlání.”</text:p>
      <text:p text:style-name="Standalone_20_Property"><text:span text:style-name="T335">Rozleptaná mrtvola netopýří bestie</text:span> &gt; Na podlaze přesně ve středu křižovatky je nášlapné tlačítko; při zmáčknutí se otevře jedna z dlaždic ve slepé uličce a vypustí do chodby mlžný kužel ž<text:span text:style-name="T1612">í</text:span>raviny.</text:p>
      <text:p text:style-name="P183">9</text:p>
      <text:p text:style-name="P283">Stěny obložené štíty, kyrysy a zbraněmi všemožných tvarů a původů</text:p>
      <text:p text:style-name="Standalone_20_Property"><text:soft-page-break/><text:span text:style-name="T335">Na piedestalu leží kniha zášti</text:span> &gt; Do takových knih se zapisují křivdy, aby se na ně nikdy nezapom<text:span text:style-name="T1620">n</text:span>ělo. Tahle má všechny jména přeškrtnutá. Zbylo jen Zalezar.</text:p>
      <text:h text:style-name="P324" text:outline-level="3">10</text:h>
      <text:p text:style-name="Standalone_20_Property"><text:span text:style-name="T335">Tři metry hluboká díra plná zombií</text:span> &gt; Všechno oběti z knihy zášti.</text:p>
      <text:p text:style-name="Standalone_20_Property"><text:span text:style-name="T335">Na stěně lze nahmatat tenká spára a vydloubnout blok kamene</text:span> &gt; Za ním se schovává řet<text:span text:style-name="T1621">ě</text:span>z, jímž lze spustit ze stropu tajný, vratký most.</text:p>
      <text:p text:style-name="P183">11</text:p>
      <text:p text:style-name="P283">Socha plačící trpaslice</text:p>
      <text:p text:style-name="Standalone_20_Property"><text:span text:style-name="T335">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3">12</text:p>
      <text:p text:style-name="Standalone_20_Property"><text:span text:style-name="T335">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35">Utajené propadliště</text:span> &gt; Přesně před trpaslíkem. Vede do tunelu, který se táhne až do díry v (10.)</text:p>
      <text:p text:style-name="Standalone_20_Property"><text:soft-page-break/><text:span text:style-name="T335">4 kanopy</text:span> &gt; Překrásné, porcelánové, dekorované zlatem a drahokamy (cena 4x50 zlaťáků<text:span text:style-name="T588">)</text:span></text:p>
      <text:h text:style-name="Heading_20_2" text:outline-level="2"><text:span text:style-name="T1523">+</text:span>Wedel</text:h>
      <text:p text:style-name="P58">Vysoká palisáda skrývá krásné roubené měst<text:span text:style-name="T136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515">Amara</text:span></text:h>
      <text:p text:style-name="P142">Pohledná mladá žena s havraními vlasy a exotickou vizáží.</text:p>
      <text:p text:style-name="P142">Věštby pro hráčské postavy:</text:p>
      <text:list xml:id="list2340504215" text:style-name="L152">
        <text:list-item>
          <text:p text:style-name="P839">"Ne vše, co zabiješ, bude skutečně mrtvé."</text:p>
        </text:list-item>
        <text:list-item>
          <text:p text:style-name="P839">"V bazénu plném krve na tebe číhá smrt."</text:p>
        </text:list-item>
        <text:list-item>
          <text:p text:style-name="P840"><text:span text:style-name="T600">„</text:span><text:span text:style-name="T601">Hlas v lese není, co se zdá.“</text:span></text:p>
        </text:list-item>
        <text:list-item>
          <text:p text:style-name="P841"><text:span text:style-name="T601">„</text:span><text:span text:style-name="T602">Po návštěvě skalní chrámu vysoko v horách se ti </text:span><text:span text:style-name="T603">stane</text:span><text:span text:style-name="T602"> to, po čem nejvíce toužíš, i to, čeho se nejvíc obáváš.“</text:span></text:p>
        </text:list-item>
      </text:list>
      <text:h text:style-name="Heading_20_5" text:outline-level="5">Starosta <text:span text:style-name="T1514">Vikuk</text:span></text:h>
      <text:list xml:id="list1303090572" text:style-name="L153">
        <text:list-item>
          <text:p text:style-name="P843">Hubený hobit ve středních letech s jizvou na čele.</text:p>
        </text:list-item>
        <text:list-item>
          <text:p text:style-name="P844">Nabízí odměnu (<text:span text:style-name="T1520">1</text:span>5 zl) za likvidaci lesní nestvůry (obří mluvící pavouk).</text:p>
          <text:p text:style-name="P842"><text:span text:style-name="T1699">„Buďte ale opatrní – už jsem tam poslal dvě skupiny a </text:span><text:span text:style-name="T1267">a</text:span><text:span text:style-name="T1268">ni jedna</text:span><text:span text:style-name="T1699"> se nevrátila.“</text:span></text:p>
        </text:list-item>
      </text:list>
      <text:h text:style-name="Heading_20_2" text:outline-level="2"><text:soft-page-break/><text:span text:style-name="T1592">+</text:span>Zbojnický tábor</text:h>
      <text:p text:style-name="P58"><text:span text:style-name="T1516">Chudí</text:span> havíři bez domova, více pytláci než zbojníci. Postavili si několik skromných stavení v korunách stromů a živí se lovem, kradením a při výpravách do města i žebráním. Když mohou, tak podporují Dima Trata.</text:p>
      <text:list xml:id="list174851513376474" text:continue-list="list174851132672829" text:style-name="L19">
        <text:list-header>
          <text:p text:style-name="P496">Havíř</text:p>
          <text:p text:style-name="P413"><text:span text:style-name="T2">F</text:span><text:span text:style-name="T3">yzička </text:span><text:span text:style-name="T40">3</text:span><text:span text:style-name="T3">, Finesa </text:span><text:span text:style-name="T40">2</text:span><text:span text:style-name="T3">, Duše </text:span><text:span text:style-name="T39">1</text:span><text:span text:style-name="T858">, </text:span><text:span text:style-name="T859">Ž</text:span><text:span text:style-name="T856">ivot</text:span><text:span text:style-name="T859">y </text:span><text:span text:style-name="T895">9</text:span></text:p>
          <text:p text:style-name="P413"><text:span text:style-name="T604">⚔ </text:span><text:span text:style-name="T239">K</text:span><text:span text:style-name="T238">rumpáč:</text:span><text:span text:style-name="T1527"> <text:s/>3 + k6, zranění 2</text:span></text:p>
          <text:p text:style-name="P413"><text:span text:style-name="T604">⚔ </text:span><text:span text:style-name="T239">Motyka</text:span><text:span text:style-name="T238">:</text:span><text:span text:style-name="T306"> <text:s/>3 + k6, zranění 2</text:span></text:p>
        </text:list-header>
      </text:list>
      <text:list xml:id="list1451383217" text:style-name="L154">
        <text:list-item>
          <text:p text:style-name="P602">Při prvních ztrátách se pokusí utéct nebo vzdát.</text:p>
        </text:list-item>
      </text:list>
      <text:h text:style-name="P315" text:outline-level="2">Ziggurat</text:h>
      <text:p text:style-name="P77"><text:span text:style-name="Emphasis"><text:span text:style-name="T504">Zdroj moci dračího kultu. Ještěrci před pyramidou táboří celé dny, jen aby mohli spatřit velekněze a dračí dceru. Právě sem v posledních měsících mizí unesení Sumpští rybáři.</text:span></text:span></text:p>
      <text:h text:style-name="P325" text:outline-level="3">Ještěrec jako hratelná rasa</text:h>
      <text:p text:style-name="P73">Humanoid s protáhlou plazí tváří, pevnou zelenou nebo hnědou kůží a mohutným ještěřím ocasem. Při tvorbě postavy vyber dvě schopnosti:</text:p>
      <text:list xml:id="list1665581121" text:style-name="L155">
        <text:list-item>
          <text:p text:style-name="P845"><text:span text:style-name="T335">Regenerace</text:span><text:line-break/>Na rozdíl od lidí ti mohou plně dorůst i ztracené orgány a končetiny.</text:p>
        </text:list-item>
        <text:list-item>
          <text:p text:style-name="P845"><text:soft-page-break/><text:span text:style-name="T335">Šupiny</text:span><text:line-break/>Tělo je pokryté silnou ochranou vrstvou.</text:p>
        </text:list-item>
        <text:list-item>
          <text:p text:style-name="P845"><text:span text:style-name="T335">Čich</text:span><text:line-break/>Díky citlivému hadímu jazyku rozpoznáš bytosti i substance na velkou vzdálenost.</text:p>
        </text:list-item>
        <text:list-item>
          <text:p text:style-name="P845"><text:span text:style-name="T335">Obojživelník</text:span><text:line-break/>Dokážeš libovolně dlouho dýchat pod vodou.</text:p>
        </text:list-item>
        <text:list-item>
          <text:p text:style-name="P845"><text:span text:style-name="T335">Jed</text:span><text:line-break/>Namísto normálních zubů máš dva hadí a dokážeš kousnutím otrávit.</text:p>
        </text:list-item>
        <text:list-item>
          <text:p text:style-name="P845"><text:span text:style-name="T335">Bodce</text:span><text:line-break/>Máš rohatou hlavu a ocas zakončený nebezpečnými ostny.</text:p>
        </text:list-item>
        <text:list-item>
          <text:p text:style-name="P845"><text:span text:style-name="T335">Chameleon</text:span><text:line-break/>Můžeš během několika okamžiků změnit barvu.</text:p>
        </text:list-item>
        <text:list-item>
          <text:p text:style-name="P845"><text:span text:style-name="Emphasis"><text:span text:style-name="T566">Přísavky</text:span></text:span><text:span text:style-name="Emphasis"><text:span text:style-name="T504"><text:line-break/>Prsty zespodu pokryté lamelami a přísavkami. Šplhání je pro tebe stejně přirozené jako chůze. Po stěně potřebuješ tři volné končetiny, po stropě čtyři.</text:span></text:span></text:p>
        </text:list-item>
      </text:list>
      <text:p text:style-name="P183"><text:bookmark text:name="docs-internal-guid-2bb5f697-7fff-d078-2922-b0900fed6a27"/>1</text:p>
      <text:p text:style-name="Standalone_20_Property"><text:span text:style-name="T335">Kamenné stěny</text:span> &gt; Při bližším prozkoumání je vi<text:span text:style-name="T1622">dět,</text:span> že v několika místech ve sp<text:span text:style-name="T1622">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pan text:style-name="T335">Kamenná dlažba</text:span> &gt; Několik dlaždic jsou nášlapné spoušti pro kopí.</text:p>
      <text:p text:style-name="Text_20_body"><text:soft-page-break/>/<text:span text:style-name="T1623">* Tohle být telegrafované nemusí */</text:span></text:p>
      <text:p text:style-name="Standalone_20_Property"><text:span text:style-name="T335">Krvavá stopa</text:span> &gt; Jen u jižního vchodu, vede do místnosti 3.</text:p>
      <text:p text:style-name="P183">2</text:p>
      <text:p text:style-name="Text_20_body">Pokud postavy způsobí jakýkoli hluk, začne se ze dveří do místnosti 10 ozývat škrábaní a tlumený nářek.</text:p>
      <text:p text:style-name="P283">Na stěnách jsou vypálené fleky a stopy <text:span text:style-name="T1623">od</text:span> sazí</text:p>
      <text:p text:style-name="Standalone_20_Property"><text:span text:style-name="T335">Hliněný golem </text:span><text:span text:style-name="T373">se zčernalým otvorem namísto úst</text:span> &gt; Obchází chodbu pomalým krokem a jakékoli vetřelce sežehne plamenem z otvoru, jenž má namísto tváře.</text:p>
      <text:p text:style-name="P183">3</text:p>
      <text:p text:style-name="Standalone_20_Property"><text:span text:style-name="T335">Ještěrec</text:span> &gt; Dřevěná zbroj, dva zahnuté nože. Má klíč ke dveřím do 17 a 18.</text:p>
      <text:p text:style-name="Standalone_20_Property"><text:span text:style-name="T335">Vykuchaný panter zavěšený na hácích</text:span> &gt; <text:span text:style-name="T1624">B</text:span>yl zabit mnoha kopími. </text:p>
      <text:p text:style-name="P283">Kožený vak s vnitřnostmi a měděný tác s masem</text:p>
      <text:p text:style-name="P280">Několik bloků na východní stěně je spojených v tajné odsunutelné dveře</text:p>
      <text:p text:style-name="Standalone_20_Property"><text:span text:style-name="T335">Spací pytel</text:span> &gt; Lidská výroba</text:p>
      <text:p text:style-name="P183">4</text:p>
      <text:p text:style-name="Standalone_20_Property"><text:span text:style-name="T335">Vaky a sudy s lidským vybavením a cen</text:span><text:span text:style-name="T372">n</text:span><text:span text:style-name="T335">ostmi</text:span> &gt; Meče, nože, šípy, kuše, helmice, štíty, rybářské vybavení, sekyry, klenoty a cetky (cca 1<text:span text:style-name="T1625">4</text:span> zl), 4 zl, 12 st, 34 m<text:span text:style-name="T1625">k</text:span></text:p>
      <text:h text:style-name="P326" text:outline-level="3"><text:soft-page-break/>5</text:h>
      <text:p text:style-name="Standalone_20_Property"><text:span text:style-name="T335">Poloprůhledné metrové vejce</text:span> &gt; Již prasklé a práz<text:span text:style-name="T1622">d</text:span>né. Vzdělanec s bestiářem by mohl určit, že se jedná o příliš brzy vylíhnutého zeleného draka.</text:p>
      <text:p text:style-name="P283">Podlaha je pokrytá zaschlým slizem</text:p>
      <text:p text:style-name="P183">6</text:p>
      <text:p text:style-name="Standalone_20_Property"><text:span text:style-name="T335">Klínové písmo po stěnách</text:span> &gt; Vyžaduje znalost ještěřího jazyka. Vypráví o koruně, co v dávných dobách ovlivnila běh světa. Může ji nosit pouze vyvolený a propůjčuje schopnost  vycítit místa moci na velkou vzdálenost.</text:p>
      <text:p text:style-name="P183">7</text:p>
      <text:p text:style-name="Standalone_20_Property"><text:span text:style-name="T335">Průsvitný, nehmotný a nehybný válečník s mosazným klíčem v břiše</text:span> &gt; Socha se při dotyku zhmotní a zaútočí. Nikdy ovšem nevykročí z místnosti, jen se vrátí do středu, ztuhne a zprůsvitní.</text:p>
      <text:p text:style-name="P283">Měděná louče v detailně zdobeném trnitém držáku</text:p>
      <text:p text:style-name="Standalone_20_Property"><text:span text:style-name="T335">Dveře do další místnosti jsou zamčené a klíčovou dírkou mají přesně ve středu pouze namalovanou</text:span> &gt; Otevřou se, když na klíčovou dírku dopadne stín vržený klíčem z válečníka.</text:p>
      <text:p text:style-name="P183">8</text:p>
      <text:p text:style-name="Standalone_20_Property"><text:span text:style-name="T335">Rudá trnitá koruna na kamen</text:span><text:span text:style-name="T372">n</text:span><text:span text:style-name="T335">ém </text:span><text:span text:style-name="T372">podstavci</text:span> &gt; Při nasazení ukáže cestu k nejbližšímu silnému místu moci. Není-li nositelem vyvolený, koruna způsobí trvalé fyzické následky.</text:p>
      <text:p text:style-name="P183">9</text:p>
      <text:p text:style-name="Standalone_20_Property"><text:soft-page-break/><text:span text:style-name="T335">Dvě hromádky vyschlých skarabů</text:span> &gt; Černí po zapálení vydrží hořet silným žárem několik dní. Bílí po kontaktu s vodou absorbují teplo a pomalu mrazí, čeho se dotknou.</text:p>
      <text:h text:style-name="P326" text:outline-level="3">10</text:h>
      <text:p text:style-name="Standalone_20_Property"><text:span text:style-name="T335">Hladoví nemrtví</text:span> &gt; 5 lidských rybářů a 7 ještěrců, posekaní, zkrvavení</text:p>
      <text:p text:style-name="P183">11</text:p>
      <text:p text:style-name="Standalone_20_Property"><text:span text:style-name="T335">Pod hromadou dalších mr</text:span><text:span text:style-name="T372">t</text:span><text:span text:style-name="T335">vol leží tělo templáře v plátové zbroji</text:span> &gt; Hlava leží opodál. Zbroj je prakticky nepoškozená a mistrovsky kovaný meč stále svírá v dlani. <text:span text:style-name="T1626">6</text:span> zlaťáků v měšci, svatý symbol a kovový mandlový štít.</text:p>
      <text:p text:style-name="P183">12</text:p>
      <text:p text:style-name="Standalone_20_Property">Dveře vyžadují rybí klíč z 1. náhodného setkání v bažině </text:p>
      <text:p text:style-name="Standalone_20_Property"><text:span text:style-name="T335">Nízké stolky s různými měšci</text:span> &gt; Zuby, prsty, uši, vlasy, cetky, 30 <text:span text:style-name="T1626">st</text:span>.</text:p>
      <text:p text:style-name="Standalone_20_Property"><text:span text:style-name="T335">Na stěnách všemožné trofeje</text:span> &gt; Nejvzácnější jsou trollí srdce a zejména roh jednorožce, který má pro svůj magický potenciál obrovskou hodnotu mezi alchymisty.</text:p>
      <text:p text:style-name="P183">13</text:p>
      <text:p text:style-name="Standalone_20_Property"><text:span text:style-name="T335">Kruhový kamenný stůl</text:span> &gt; <text:span text:style-name="T1627">Z</text:span>bytky jídla, smotaný řet<text:span text:style-name="T1627">ě</text:span>z a bič.</text:p>
      <text:p text:style-name="Standalone_20_Property"><text:span text:style-name="T335">Retardovaný ještěrec</text:span> &gt; Bederní rouška z listí, krátký oštěp, neschopnost ře<text:span text:style-name="T1622">č</text:span>i, jen šílený smích. Na krku řet<text:span text:style-name="T1628">ě</text:span>z s klíči k 10, 14 a 15.</text:p>
      <text:p text:style-name="P183"><text:soft-page-break/>14</text:p>
      <text:p text:style-name="P77">Prázdná cela</text:p>
      <text:h text:style-name="P326" text:outline-level="3">15</text:h>
      <text:p text:style-name="Standalone_20_Property"><text:span text:style-name="T335">Pomalu se roztékající dlažba v rohu</text:span> &gt; Při úplné tichosti lze zaslechnout hmyzí cvakání. Pod povrchem je obří mravenec (velký jako osel) a postup<text:span text:style-name="T1622">n</text:span>ě kyselinou rozpouští podlahu.</text:p>
      <text:p text:style-name="Standalone_20_Property"><text:span text:style-name="T335">Tři vězni schoulení v rohu místnosti</text:span> &gt; Starší sběrač hub, jeho dcera a mladík z Trossu, který neustále blábolí o změně člověka v ještěra.</text:p>
      <text:p text:style-name="P183">16</text:p>
      <text:p text:style-name="P283">6 obřích mravenců</text:p>
      <text:p text:style-name="Standalone_20_Property"><text:span text:style-name="T335">Královna obřích mravenců</text:span> &gt; Přišla o své impérium a chce získat korunu z 8, aby našla místo k uhnízd<text:span text:style-name="T1622">ě</text:span>ní. Umí telepaticky komunikovat (robotí hlas).</text:p>
      <text:p text:style-name="P183">17</text:p>
      <text:p text:style-name="Standalone_20_Property"><text:span text:style-name="T335">Tunel vedoucí na jih od ještěřího tábora do blat</text:span> &gt; Prvních a posledních 20 metrů je zatopených</text:p>
      <text:p text:style-name="P183">18</text:p>
      <text:p text:style-name="Standalone_20_Property"><text:span text:style-name="T335">Tunel vedoucí do díry přímo ve středu ještěřího tábora</text:span> &gt; Vyhazují tam výkaly, popel, kosti a další </text:p>
      <text:p text:style-name="P183">19</text:p>
      <text:p text:style-name="P283"><text:soft-page-break/><text:span text:style-name="T1629">K</text:span>nihy rozmáčené v mísách s vodou</text:p>
      <text:p text:style-name="P283">Z papírové kaše uplácaný srpek měsíce</text:p>
      <text:h text:style-name="P326" text:outline-level="3">20</text:h>
      <text:p text:style-name="Standalone_20_Property"><text:span text:style-name="T335">Bazén krve</text:span> &gt; Pod hladinou spí gigantická anakonda ve službách dračího kultu</text:p>
      <text:p text:style-name="P283">Otvor ve stropě přímo nad bazénem </text:p>
      <text:p text:style-name="P183">21</text:p>
      <text:p text:style-name="Standalone_20_Property">Dveře vyžadují k otevření klíče obou strážců (ze 3 a 13)</text:p>
      <text:p text:style-name="P183">22</text:p>
      <text:p text:style-name="P283">U stěny uvázaní tři lidé</text:p>
      <text:p text:style-name="Standalone_20_Property"><text:span text:style-name="T335">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3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35">Ještěří kněz</text:span> &gt; Odebírá dračí dívce krev a nutí ji pít lidským vězňům. Někteří se změní v ještěrce a jsou vítáni. Ostatní jsou shozeni k anakondě.</text:p>
      <text:p text:style-name="Standalone_20_Property"><text:span text:style-name="T33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4">V tabulce jsou výkupní ceny. Když by tu samou věc chtěly postavy koupit od obchodníka, zaplatí dvojnásobek.<text:line-break/><text:tab/><text:span text:style-name="T783">Klíče samy o⁠ sobě nemají prakticky žádnou cenu. Zámek má cenu i bez klíče, ale jen pro zámečníka.<text:line-break/><text:tab/></text:span><text:span text:style-name="T133">Když</text:span><text:span text:style-name="T427"> budou cht</text:span><text:span text:style-name="T132">ít </text:span><text:span text:style-name="T131">postavy</text:span><text:span text:style-name="T132"> prodat něco, co není na seznamu, cenu odhadni.</text:span></text:p>
      <text:p text:style-name="P226"/>
      <table:table table:name="Tabulka1" table:style-name="Tabulka1">
        <table:table-column table:style-name="Tabulka1.A"/>
        <table:table-column table:style-name="Tabulka1.B"/>
        <table:table-row>
          <table:table-cell table:style-name="Tabulka1.A1" table:number-columns-spanned="2" office:value-type="string">
            <text:p text:style-name="P23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34">4 st</text:p>
          </table:table-cell>
        </table:table-row>
        <table:table-row>
          <table:table-cell table:style-name="Tabulka1.A2" office:value-type="string">
            <text:p text:style-name="Table_20_Contents">krumpáč</text:p>
          </table:table-cell>
          <table:table-cell table:style-name="Tabulka1.A2" office:value-type="string">
            <text:p text:style-name="P234">5 st</text:p>
          </table:table-cell>
        </table:table-row>
        <table:table-row>
          <table:table-cell table:style-name="Tabulka1.A2" office:value-type="string">
            <text:p text:style-name="Table_20_Contents">motyka</text:p>
          </table:table-cell>
          <table:table-cell table:style-name="Tabulka1.A2" office:value-type="string">
            <text:p text:style-name="P234">4 st</text:p>
          </table:table-cell>
        </table:table-row>
        <table:table-row>
          <table:table-cell table:style-name="Tabulka1.A2" office:value-type="string">
            <text:p text:style-name="Table_20_Contents">velký kotel</text:p>
          </table:table-cell>
          <table:table-cell table:style-name="Tabulka1.A2" office:value-type="string">
            <text:p text:style-name="P234">2 zl</text:p>
          </table:table-cell>
        </table:table-row>
        <table:table-row>
          <table:table-cell table:style-name="Tabulka1.A2" office:value-type="string">
            <text:p text:style-name="Table_20_Contents">hliněná láhev</text:p>
          </table:table-cell>
          <table:table-cell table:style-name="Tabulka1.A2" office:value-type="string">
            <text:p text:style-name="P237">2 mk</text:p>
          </table:table-cell>
        </table:table-row>
        <table:table-row>
          <table:table-cell table:style-name="Tabulka1.A2" office:value-type="string">
            <text:p text:style-name="Table_20_Contents">dřevěný kýbl</text:p>
          </table:table-cell>
          <table:table-cell table:style-name="Tabulka1.A2" office:value-type="string">
            <text:p text:style-name="P237">4 mk</text:p>
          </table:table-cell>
        </table:table-row>
        <table:table-row>
          <table:table-cell table:style-name="Tabulka1.A2" office:value-type="string">
            <text:p text:style-name="Table_20_Contents">vědro na vodu</text:p>
          </table:table-cell>
          <table:table-cell table:style-name="Tabulka1.A2" office:value-type="string">
            <text:p text:style-name="P237">4 mk</text:p>
          </table:table-cell>
        </table:table-row>
        <table:table-row>
          <table:table-cell table:style-name="Tabulka1.A2" office:value-type="string">
            <text:p text:style-name="Table_20_Contents">sekera</text:p>
          </table:table-cell>
          <table:table-cell table:style-name="Tabulka1.A2" office:value-type="string">
            <text:p text:style-name="P234">5 st</text:p>
          </table:table-cell>
        </table:table-row>
        <table:table-row>
          <table:table-cell table:style-name="Tabulka1.A2" office:value-type="string">
            <text:p text:style-name="Table_20_Contents">dláto</text:p>
          </table:table-cell>
          <table:table-cell table:style-name="Tabulka1.A2" office:value-type="string">
            <text:p text:style-name="P229">3 st</text:p>
          </table:table-cell>
        </table:table-row>
        <table:table-row>
          <table:table-cell table:style-name="Tabulka1.A2" office:value-type="string">
            <text:p text:style-name="Table_20_Contents">pila</text:p>
          </table:table-cell>
          <table:table-cell table:style-name="Tabulka1.A2" office:value-type="string">
            <text:p text:style-name="P229">4 st</text:p>
          </table:table-cell>
        </table:table-row>
        <table:table-row>
          <table:table-cell table:style-name="Tabulka1.A2" office:value-type="string">
            <text:p text:style-name="Table_20_Contents">kladivo</text:p>
          </table:table-cell>
          <table:table-cell table:style-name="Tabulka1.A2" office:value-type="string">
            <text:p text:style-name="P229">5 st</text:p>
          </table:table-cell>
        </table:table-row>
        <table:table-row>
          <table:table-cell table:style-name="Tabulka1.A2" office:value-type="string">
            <text:p text:style-name="Table_20_Contents">zednická lžíce</text:p>
          </table:table-cell>
          <table:table-cell table:style-name="Tabulka1.A2" office:value-type="string">
            <text:p text:style-name="P229">2 st</text:p>
          </table:table-cell>
        </table:table-row>
        <table:table-row>
          <table:table-cell table:style-name="Tabulka1.A2" office:value-type="string">
            <text:p text:style-name="Table_20_Contents">kleště</text:p>
          </table:table-cell>
          <table:table-cell table:style-name="Tabulka1.A2" office:value-type="string">
            <text:p text:style-name="P229">4 st</text:p>
          </table:table-cell>
        </table:table-row>
        <table:table-row>
          <table:table-cell table:style-name="Tabulka1.A2" office:value-type="string">
            <text:p text:style-name="Table_20_Contents">průbojník</text:p>
          </table:table-cell>
          <table:table-cell table:style-name="Tabulka1.A2" office:value-type="string">
            <text:p text:style-name="P229">2 st</text:p>
          </table:table-cell>
        </table:table-row>
        <table:table-row>
          <table:table-cell table:style-name="Tabulka1.A2" office:value-type="string">
            <text:p text:style-name="Table_20_Contents">pilník</text:p>
          </table:table-cell>
          <table:table-cell table:style-name="Tabulka1.A2" office:value-type="string">
            <text:p text:style-name="P229">3 st</text:p>
          </table:table-cell>
        </table:table-row>
        <table:table-row>
          <table:table-cell table:style-name="Tabulka1.A2" office:value-type="string">
            <text:p text:style-name="Table_20_Contents">sekáč</text:p>
          </table:table-cell>
          <table:table-cell table:style-name="Tabulka1.A2" office:value-type="string">
            <text:p text:style-name="P229">2 st</text:p>
          </table:table-cell>
        </table:table-row>
        <table:table-row>
          <table:table-cell table:style-name="Tabulka1.A2" office:value-type="string">
            <text:p text:style-name="Table_20_Contents">raznice</text:p>
          </table:table-cell>
          <table:table-cell table:style-name="Tabulka1.A2" office:value-type="string">
            <text:p text:style-name="P229">2 st</text:p>
          </table:table-cell>
        </table:table-row>
        <table:table-row>
          <table:table-cell table:style-name="Tabulka1.A2" office:value-type="string">
            <text:p text:style-name="Table_20_Contents">kovadlina</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29">1 st</text:p>
          </table:table-cell>
        </table:table-row>
        <text:soft-page-break/>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29">1 zl</text:p>
          </table:table-cell>
        </table:table-row>
        <table:table-row>
          <table:table-cell table:style-name="Tabulka1.A2" office:value-type="string">
            <text:p text:style-name="Table_20_Contents">zlobří kladivo</text:p>
          </table:table-cell>
          <table:table-cell table:style-name="Tabulka1.A2" office:value-type="string">
            <text:p text:style-name="P229">8 st</text:p>
          </table:table-cell>
        </table:table-row>
        <table:table-row>
          <table:table-cell table:style-name="Tabulka1.A2" office:value-type="string">
            <text:p text:style-name="Table_20_Contents">ochočený had</text:p>
          </table:table-cell>
          <table:table-cell table:style-name="Tabulka1.A2" office:value-type="string">
            <text:p text:style-name="P22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29">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785">železná </text:span>truhlice s vnitřním zámkem (z B16)</text:p>
          </table:table-cell>
          <table:table-cell table:style-name="Tabulka1.A2" office:value-type="string">
            <text:p text:style-name="P22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27"><text:s/><text:span text:style-name="T78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2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29">5 zl</text:p>
          </table:table-cell>
        </table:table-row>
        <table:table-row>
          <table:table-cell table:style-name="Tabulka1.A2" office:value-type="string">
            <text:p text:style-name="Table_20_Contents">masivní železný hák</text:p>
          </table:table-cell>
          <table:table-cell table:style-name="Tabulka1.A2" office:value-type="string">
            <text:p text:style-name="P229">3 st</text:p>
          </table:table-cell>
        </table:table-row>
        <table:table-row>
          <table:table-cell table:style-name="Tabulka1.A2" office:value-type="string">
            <text:p text:style-name="Table_20_Contents">železný hák</text:p>
          </table:table-cell>
          <table:table-cell table:style-name="Tabulka1.A2" office:value-type="string">
            <text:p text:style-name="P229">1 st</text:p>
          </table:table-cell>
        </table:table-row>
        <table:table-row>
          <table:table-cell table:style-name="Tabulka1.A2" office:value-type="string">
            <text:p text:style-name="Table_20_Contents">trpaslický kahan</text:p>
          </table:table-cell>
          <table:table-cell table:style-name="Tabulka1.A2" office:value-type="string">
            <text:p text:style-name="P22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29">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30">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29">7 zl</text:p>
          </table:table-cell>
        </table:table-row>
        <text:soft-page-break/>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29">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28">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28">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36"><text:span text:style-name="T784">5</text:span> <text:span text:style-name="T784">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3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35">8 zl</text:p>
          </table:table-cell>
        </table:table-row>
      </table:table>
      <text:p text:style-name="P232"/>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5</text:page-number></text:p>
      </style:header>
      <style:header-left>
        <text:p text:style-name="MP2"><text:page-number text:select-page="current">13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12T17:48:49.542000000</dc:date>
    <meta:editing-cycles>17124</meta:editing-cycles>
    <meta:editing-duration>P52DT18H16M44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6" meta:paragraph-count="1846" meta:word-count="21353" meta:character-count="123603" meta:non-whitespace-character-count="104568"/>
  </office:meta>
</office:document-meta>
</file>